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3</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德国驻美大使:  德美关系必须适应当下现实</text:span>
</text:h>
      <text:p text:style-name="P4">
Author: None (Language: zh)</text:p>
      <text:p text:style-name="P4">
Publisher: None</text:p>
      <text:p text:style-name="P4">
Time: 2023-07-02T-14:55:00Z</text:p>
      <text:p text:style-name="P4">
Description: 即将卸任的德国驻美国大使哈伯（Emily Haber）告诉德国之声，俄罗斯在乌克兰的战争以及德国和美国对此的反应，将决定华盛顿和柏林之间的未来关系。</text:p>
      <text:p text:style-name="P4">
Videos: []</text:p>
      <text:p text:style-name="P4">
Images: []</text:p>
      <text:p text:style-name="P4">
Subject: 时政风云</text:p>
      <text:p text:style-name="P4">
Subjects: []</text:p>
      <text:p text:style-name="P4">
Keywords: ['德中关系', '奥巴马', '欧债危机', '欧盟', '德国', '留学德国', '留学德国', '德国联邦大选', '美国', '默克尔']</text:p>
      <text:p text:style-name="P4">
ID: 66069373</text:p>
      <!--METADATA-->
      <text:p text:style-name="P4">
<text:a xlink:type="simple" xlink:href="https://www.dw.com/zh/overlay/image/article/66069373/66050319" text:style-name="Internet_20_link" text:visited-style-name="Visited_20_Internet_20_Link">
 </text:a>
</text:p>
      <text:p text:style-name="P4">
哈伯（Emily Haber ）即将退休，她自2018年起担任德国驻美国大使</text:p>
      <text:p text:style-name="P4">
（德国之声中文网）在德国驻美国大使哈伯（Emily Haber）准备从其外交生涯退休之际，她与德国之声华盛顿办公室负责人Ines Pohl进行了交谈。</text:p>
      <text:p text:style-name="P4">
哈伯自2018年以来一直担任德国驻美国大使，在华盛顿经历了一系列挑战，包括特朗普的总统任期、新冠疫情以及目前仍在进行的俄罗斯入侵乌克兰战争。</text:p>
      <text:p text:style-name="P4">
在接受德国之声采访时，哈伯谈及广泛的话题，包括 <text:a xlink:type="simple" xlink:href="https://www.dw.com/zh/zh/肖尔茨德美伙伴关系状态甚佳/a-64885611" text:style-name="Internet_20_link" text:visited-style-name="Visited_20_Internet_20_Link">
 德美关系</text:a>
的未来、俄罗斯在乌克兰的战争、她对美国的个人印象等等。</text:p>
      <text:h text:style-name="P12" text:outline-level="3">
<text:span text:style-name="T4">
重新构建跨大西洋关系</text:span>
</text:h>
      <text:p text:style-name="P4">
哈伯说，几十年来，德国人和美国人拥有共同的记忆：从德国“空中桥梁”（即柏林空运），到肯尼迪的柏林演讲，柏林墙的倒塌，再到马丁·路德·金在柏林的经历。</text:p>
      <ul>
        <li>
</li>
      </ul>
      <h5>
75年前的“空中桥梁”</h5>
      <text:h text:style-name="P12" text:outline-level="3">
<text:span text:style-name="T4">
冷战时期的柏林封锁</text:span>
</text:h>
      <text:p text:style-name="P4">
第二次世界大战结束后，4个战胜国将德国分成占领区。柏林也被四分，并像一座孤岛一样，处于苏联占领区内。1948年6月24日，苏联封锁了所有通往西德的水、陆交通，供电亦被切断。西方盟军迅即作出反应。</text:p>
      <ul>
        <li>
</li>
      </ul>
      <h5>
75年前的“空中桥梁”</h5>
      <text:h text:style-name="P12" text:outline-level="3">
<text:span text:style-name="T4">
开向世界的大门</text:span>
</text:h>
      <text:p text:style-name="P4">
1948年6月25日，美国驻德军事长官克莱（Lucius D.Clay）下令搭建柏林空中桥梁。一天后，首架美军运输机就降落在了柏林滕佩尔霍夫机场（Tempelhof）。位于美国占领区内的这一机场成了空中桥梁的最重要枢纽。今天，人们依然可以在解说员的引导下参观这个在柏林被封锁期间成为神话、现被废弃的机场。</text:p>
      <ul>
        <li>
</li>
      </ul>
      <h5>
75年前的“空中桥梁”</h5>
      <text:h text:style-name="P12" text:outline-level="3">
<text:span text:style-name="T4">
飞机升降以分钟计算</text:span>
</text:h>
      <text:p text:style-name="P4">
整整14个月，220万西柏林人依靠空运生存。盟军设计出一个运作极精密有效的系统：3条空中走廊开辟为单行道，2条用于起飞，一条用于降落。最繁忙时，同时有5架飞机起降！巨大业绩：在14个月的时间里，共有27.8万批次运输，货物总量230万吨。</text:p>
      <ul>
        <li>
</li>
      </ul>
      <h5>
75年前的“空中桥梁”</h5>
      <text:h text:style-name="P12" text:outline-level="3">
<text:span text:style-name="T4">
加托夫机场里的空军博物馆</text:span>
</text:h>
      <text:p text:style-name="P4">
柏林封锁时期第二个最重要机场是在英占区内的加托夫（Gatow）。英国人在那里实施了空中桥梁42%的降落行动。运输的物资中有用于西柏林人的液体燃料和食品。病人和儿童也从那里被运出。今天，在机场停机坪设有介绍德国军事航空史的展览。</text:p>
      <ul>
        <li>
</li>
      </ul>
      <h5>
75年前的“空中桥梁”</h5>
      <text:h text:style-name="P12" text:outline-level="3">
<text:span text:style-name="T4">
空中桥梁之子</text:span>
</text:h>
      <text:p text:style-name="P4">
如今，来柏林的观光客大多经由泰格尔（Tegel）机场飞抵这个德国首都。很多人不知道，该机场同样与空中桥梁密不可分。泰格尔机场是空中桥梁中来自法国的贡献。1948年秋，法国盟军仅用了3个月时间铺就了2,5公里长的当时欧洲最长跑道。当年11月5日，柏林的第3个空中桥梁机场投入运行。</text:p>
      <ul>
        <li>
</li>
      </ul>
      <h5>
75年前的“空中桥梁”</h5>
      <text:h text:style-name="P12" text:outline-level="3">
<text:span text:style-name="T4">
“葡萄干炮弹”！</text:span>
</text:h>
      <text:p text:style-name="P4">
柏林人把盟军运输机称为“葡萄干轰炸机”。因为，降落前，美国飞行员们会用自制降落伞投下小小的援助包裹，给等在那里的孩子们送上一份欢乐。包裹里多为巧克力、橡皮糖，有时也有葡萄干。</text:p>
      <ul>
        <li>
</li>
      </ul>
      <h5>
75年前的“空中桥梁”</h5>
      <text:h text:style-name="P12" text:outline-level="3">
<text:span text:style-name="T4">
来自天上的礼物</text:span>
</text:h>
      <text:p text:style-name="P4">
罐头、干果、奶粉、咖啡—今天，“关怀包裹”是博物馆里的展品。当时，它们可是很多柏林人的最后一线生存希望。“关怀”（Care）这一美国私人救援组织当时自己租用飞机，每天向柏林送来多达1000个的“关怀包裹”。价值15美元的该包裹可供一家人生活一个月。</text:p>
      <ul>
        <li>
</li>
      </ul>
      <h5>
75年前的“空中桥梁”</h5>
      <text:h text:style-name="P12" text:outline-level="3">
<text:span text:style-name="T4">
空运绿植</text:span>
</text:h>
      <text:p text:style-name="P4">
大蒂尔加藤公园（Tiergarten）重新造林的首批树木甚至也是经由空中桥梁运至。随着1948年冬天的过去，位于市中心的这个公园几乎光秃一片，为度过严冬，柏林居民将树木用作了燃料。1949年3月17日，重新造林工程启动。</text:p>
      <ul>
        <li>
</li>
      </ul>
      <h5>
75年前的“空中桥梁”</h5>
      <text:h text:style-name="P12" text:outline-level="3">
<text:span text:style-name="T4">
帝国国会大厦前的演说</text:span>
</text:h>
      <text:p text:style-name="P4">
“世界各国人民，你们看看这个城市！”1948年9月9日，柏林市长罗伊特（ErnstReuter）在毁损的帝国国会大厦前发表的演说中呼吁全世界，不要使这个城市的命运掌握在苏联手里。他同时呼吁柏林人坚持到底。1949年12月5日，实施322天后，苏联取消了对西柏林的封锁。</text:p>
      <ul>
        <li>
</li>
      </ul>
      <h5>
75年前的“空中桥梁”</h5>
      <text:h text:style-name="P12" text:outline-level="3">
<text:span text:style-name="T4">
“空中桥梁”的纪念碑</text:span>
</text:h>
      <text:p text:style-name="P4">
在降落柏林过程中，共有78名飞行员殉职。1951年，在空中桥梁广场上竖起了这座碑，以致纪念。上面的3个长镖象征着3个空中走廊，柏林人称它们为“饿爪”（Hungerkralle）。在美因河畔法兰克福和策勒（Celle）各有一座该纪念碑的复制品。当时，飞机是从这两座城市升空飞向柏林的。</text:p>
      <ul>
        <li>
</li>
      </ul>
      <h5>
75年前的“空中桥梁”</h5>
      <text:h text:style-name="P12" text:outline-level="3">
<text:span text:style-name="T4">
市政厅里的自由钟</text:span>
</text:h>
      <text:p text:style-name="P4">
美国人向西柏林赠送了这座作为民主、自由、抵抗共产主义象征的自由之钟。1950年10月24日，“空中桥梁之父”克莱将军为钟剪彩。至今，她都在每天12时响起，以纪念柏林封锁的终结。</text:p>
      <ul>
        <li>
</li>
      </ul>
      <h5>
75年前的“空中桥梁”</h5>
      <text:h text:style-name="P12" text:outline-level="3">
<text:span text:style-name="T4">
史无前例救助行动的象征</text:span>
</text:h>
      <text:p text:style-name="P4">
在位于克罗伊茨贝格区（Kreuzberg）的柏林技术博物馆前，一架美制C-47运输机作昂首起飞状，依旧十分醒目。这座运输机成为柏林历史上的一个戏剧性篇章和史无前例的救助行动的象征。</text:p>
      <text:p text:style-name="P4">
作者: Frederike Müller, Kerstin Schmid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你看，我现在提到的所有这些重大事件现在都已经成为往昔风云。”哈伯大使说，“我们需要习惯的是，我们必须重新构建跨大西洋关系，并且必须适应我们这个时代的现实。”</text:p>
      <text:p text:style-name="P4">
哈伯认为，俄罗斯对乌克兰的侵略——“以及我们应对这种侵略的能力、决心和毅力”——将成为决定未来跨大西洋关系的引擎。</text:p>
      <text:h text:style-name="P12" text:outline-level="3">
<text:span text:style-name="T4">
乌克兰战争是最大的挑战</text:span>
</text:h>
      <text:p text:style-name="P4">
哈伯表示，因此，应对 <text:a xlink:type="simple" xlink:href="https://www.dw.com/zh/zh/美国防长乌克兰有足够的反攻能力/a-65942860" text:style-name="Internet_20_link" text:visited-style-name="Visited_20_Internet_20_Link">
 俄罗斯对乌克兰的战争 </text:a>
仍将是未来几个月和几年内的最大挑战。她说：“这场战争的结果将在很大程度上定义和塑造国际地缘政治和地缘经济格局。”</text:p>
      <text:p text:style-name="P4">
这位外交官警告说，世界上许多国家将密切关注德国、美国及其盟友是否有能力对乌克兰提供持续的支持。</text:p>
      <text:p text:style-name="P4">
“这非常重要。它将定义我们的信誉，将定义我们所作所为的合法性，即捍卫国际法和《联合国宪章》的基本原则”，哈伯说。</text:p>
      <text:h text:style-name="P12" text:outline-level="3">
<text:span text:style-name="T4">
美国志愿者 奔赴乌克兰</text:span>
</text:h>
      <text:h text:style-name="P12" text:outline-level="3">
<text:span text:style-name="T4">
美国人的纯善、开放和好客</text:span>
</text:h>
      <text:p text:style-name="P4">
哈伯回忆起与美国前总统特朗普的会面，称他是“一个掌控整个房间的人”。</text:p>
      <text:p text:style-name="P4">
她还表示，至少在过去五年里，在与美国的关系中， <text:a xlink:type="simple" xlink:href="https://www.dw.com/zh/zh/评论-拜登可能是最后一位跨大西洋派白宫主人/a-60986099" text:style-name="Internet_20_link" text:visited-style-name="Visited_20_Internet_20_Link">
 人们一直非常关注领袖个人 </text:a>
 。 “但跨大西洋关系远远不止于此”，哈伯说。</text:p>
      <text:p text:style-name="P4">
在她与美国人打交道的过程中，这位大使强调，她一直深深尊重“美国各地人的纯善、开放和好客”。</text:p>
      <text:p text:style-name="P4">
哈伯说：“我想，美国让我最敬佩和最怀念的事情，是这里的人们让世界变得更美好或者只是让世界发生改变的个人责任感。”</text:p>
      <text:p text:style-name="P4">
Source: <text:a xlink:type="simple" xlink:href="https://www.dw.com/zh/德国驻美大使-德美关系必须适应当下现实/a-66069373" text:style-name="Internet_20_link" text:visited-style-name="Visited_20_Internet_20_Link">
https://www.dw.com/zh/德国驻美大使-德美关系必须适应当下现实/a-66069373?maca=chi-rss-chi-all-1127-rdf</text:a>
</text:p>
      <!--NEWS-->
      <text:h text:style-name="P10" text:outline-level="1">
<text:span text:style-name="T4">
他们为什么从香港来到德国?</text:span>
</text:h>
      <text:p text:style-name="P4">
Author: None (Language: zh)</text:p>
      <text:p text:style-name="P4">
Publisher: None</text:p>
      <text:p text:style-name="P4">
Time: 2023-07-02T-16:55:00Z</text:p>
      <text:p text:style-name="P4">
Description: 国安法实施后香港的移民潮中，许多人选择去英语国家。来到德国的不多。德国之声采访到的两位港人，他们因自己生活中的契机而选择德国，但香港政治环境的因素有重要的推动作用。</text:p>
      <text:p text:style-name="P4">
Videos: []</text:p>
      <text:p text:style-name="P4">
Images: []</text:p>
      <text:p text:style-name="P4">
Subject: 时政风云</text:p>
      <text:p text:style-name="P4">
Subjects: ['德中关系', '欧债危机', '欧盟', '谷歌', '香港', '德国', '雨伞革命', '香港政改', '留学德国', '专题报道：香港“反送中”抗议']</text:p>
      <text:p text:style-name="P4">
Keywords: ['香港', '香港主权移交26周年', '主权移交', '国安法实施三周年', '国安法', '在德港人', '在德香港人', '港人', '德国']</text:p>
      <text:p text:style-name="P4">
ID: 66083993</text:p>
      <!--METADATA-->
      <text:p text:style-name="P4">
<text:a xlink:type="simple" xlink:href="https://www.dw.com/zh/overlay/image/article/66083993/60704597" text:style-name="Internet_20_link" text:visited-style-name="Visited_20_Internet_20_Link">
 </text:a>
</text:p>
      <text:p text:style-name="P4">
（德国之声中文网）林女士说，她是土生土长的香港人。"我在香港读书，到大学的时候最后一年我去了英国读书。然后就在香港工作，是在会计师事务所。结婚生子，很地道的香港人。"</text:p>
      <text:p text:style-name="P4">
2021年，林女士申请在德国读硕士课程，后来通过这一签证与丈夫和儿子一起来到德国。她讲述说，来德国有一半的原因是因为孩子。她的儿子在香港读的是华德福教育，因为之前在主流学校，孩子读语言--中文、英文的时候有障碍，心理压力很大。"他求老师给他少一点功课，但求也不行。"带孩子看了心理医生之后，她担心，再这样下去，孩子可能要"吃药读书"，她觉得对小小孩这"不合理"。于是她带孩子离开主流学校，去香港一个华德福系统下的共学中心（co-learningcenter）就学，而在那里孩子很开心，也可以成长，完全回到孩子本来的状态。然而，2019年秋天起，她在香港无法找到具有这样资质的老师继续对孩子进行所谓"另类教育"。当2021年初她看到德国有提供教育学这个方向的硕士课程时，自己产生兴趣就读，便申请并被录取了。"我问是否可以带孩子留学，答案是可以。""我也想看看为什么华德福教育可以帮我的孩子，我的孩子在学习语言的方面有障碍，但是他在华德福里面可以成长，可以学的好，他成绩不一定很好，但他很爱读书，他读书的量比我还要多。"</text:p>
      <text:p text:style-name="P4">
在德国毕业后，林女士虽然因德语原因未从事教师工作，但是却在本行会计行业找到一份工作，从而与家人继续留在德国。</text:p>
      <text:p text:style-name="P4">
林女士表示，对自己的丈夫来说，作出 <text:a xlink:type="simple" xlink:href="https://www.dw.com/zh/zh/香港移民潮為何親中藍絲也撤離/a-61475091" text:style-name="Internet_20_link" text:visited-style-name="Visited_20_Internet_20_Link">
 移民 </text:a>
德国的决定很难。"因为他不想离开香港。他其实很爱香港。他觉得不应该离开香港。我们在2019年的时候没有出来游行啊，发表什么东西，完全没有。但是我们也很爱香港。我们所有的家庭成员都在香港。"</text:p>
      <text:p text:style-name="P4">
而来德国的另一半原因则与政治有关。"政治也不是指言论自由啊，什么的，"林女士说道。她说，香港近十几年实施TSA考试制度，导致学校从小学一年级就开始对孩子进行应试操练，以便能取得好的分数。"他们就从这个方向去操练孩子，他的功课和考试也向这个方向。老师们也不顾孩子的能力。我说我的孩子在学语言的时候能力有限。他那时候每天有十多份功课，他做作业到凌晨12点、1点，第二天六点就要起床。"2015年，政府在社会批评之下举办了有关TSA考试制度的公听会。林女士参加了公听会并且反馈了自己孩子的情况。然而最终的结果是，"他们继续让孩子考TSA。我那时候心都冷了。为什么教育可以办成这样子，不顾孩子的生死。那时候我觉得对这个政府没有信心。我看到的是，他们办教育，但他们不理孩子，只要成绩。"</text:p>
      <text:h text:style-name="P12" text:outline-level="3">
<text:span text:style-name="T4">
一人選舉：港人眼中的李家超</text:span>
</text:h>
      <text:p text:style-name="P4">
除此之外，林女士也观察到，政府逐渐走向加大管控的方向。"Control（管控）多了，对我的孩子也有影响嘛。你想读什么议题的书，不允许嘛。就是一些不敏感的东西，如果政府觉得对他的大人物有影响的话，你也不许去读嘛。"此外，考虑到内地特权阶层以及社会不公正的问题，林女士也担心孩子未来在受教育等方面也会遇到机会不均等。</text:p>
      <text:p text:style-name="P4">
如今，两年多过去，林女士觉得离开香港的决定是正确的。"现在我的孩子在这里生活非常的开心。"林女士说，孩子可以自由地学习他想学的东西。"比如说他很喜欢第二次世界大战的历史，他可以读。那个对我来讲是很惊讶的，因为他的老师容许他去研究。"而反观香港，林女士说，她离开的时候已经说香港的自由程度会下降，也的确如此。无论是疫情期间"安心出行"应用软件的使用，还是港人提前提取强制性公积金的困难，都反映了这一点。</text:p>
      <text:h text:style-name="P12" text:outline-level="3">
<text:span text:style-name="T4">
港府推“安心出行”APP 港人为何不安心</text:span>
</text:h>
      <text:p text:style-name="P4">
林女士说："还有就是，如果我的孩子继续在香港成长的话，他最少要给香港的政府五万块去完成'明日大屿'--就是开发北部一个很大的地方。因为所有的东西 <text:a xlink:type="simple" xlink:href="https://www.dw.com/zh/zh/媒体看只有爱国者参选的香港立法会选举/a-60194472" text:style-name="Internet_20_link" text:visited-style-name="Visited_20_Internet_20_Link">
已经不用再去议会去讨论了 </text:a>
嘛。所以不论你说多少钱，10亿、100亿、1000亿、1万亿，没问题，3秒之内就可以通过。所以，如果我们继续留在香港的话，我们交的税会很多，我孩子交的税会很多。就是跟内地一样，孩子会躺平，因为他如何努力，他也没有办法成为他想要做的那个人，他想要的工作。他赚的越多，生活品质越差。"</text:p>
      <text:h text:style-name="P12" text:outline-level="3">
<text:span text:style-name="T4">
"现在只有单方面的声音"</text:span>
</text:h>
      <text:p text:style-name="P4">
黎先生与家人来到德国，则是因为工作上的一个机会。去年4月，黎先生在香港就职的公司在德国的母公司有一个职位空缺，他申请并得到了。"你也知道当时香港的情况是比较混乱，政府的情况又不太好，比前年、大前年比较差一点。尤其小孩子的教育那方面的情况。看到有个机会到德国这边做工，就决定来这边。"</text:p>
      <text:p text:style-name="P4">
黎先生说，在公民运动之后，他发现"香港政府为什么会这样做呢？好像对我们的自由啊都不管了"，港府要怎样做就怎样做。他感觉以前通常都会比较公平一点点，"正反的声音都要在一起嘛，但现在好像是没有了，只有单方面的声音。就算另外一方努力地去说，去解释，直到最后（对方）都没有办法去接受，然后就是按我的方案去做就好了。我觉得这样的情况不太好。"</text:p>
      <text:p text:style-name="P4">
黎先生说，不知道什么时候才能回到十年前或是二十年前的那个香港的状态，"就是我想说什么都可以，去游行也可以，或者是我做什么事情都可以，当然是不要违反法律。现在香港的情况是比较危险的。你也可以看到有些报道就是说，我在街上说了什么什么，在当天说了，他当天没有抓你，但是往后我立一个法律，能追溯到之前你做的东西，你做了什么什么坏事，又把你抓了。我觉得不太好。"</text:p>
      <text:p text:style-name="P4">
而在孩子的教育方面，他在香港时也发现一些问题。"我最不喜欢的是，他尝试把历史去改变。我们学的历史就是这样子，但现在他们教育给下一代的历史是他改了。原来不是这样子的，但你就编一个大话，说不是你爸爸妈妈告诉你的状况。我觉得这个是好奇怪啊。""因为我们以前发生过的事情就是发生过，不能说我们现在就把它删除，只说美好的一面，不说不良的一面。"黎先生说："他是一点点一点点去改。因为有时候我会跟小孩子做功课，就会发现，现在的历史怎么会这样写的？我才知道，现在的教科书上都已经有改过的地方。"</text:p>
      <text:h text:style-name="P12" text:outline-level="3">
<text:span text:style-name="T4">
开启新生活？不少港人移民英国后遭遇艰辛</text:span>
</text:h>
      <text:p text:style-name="P4">
黎先生说，如果没有德国的这个工作机会的话，离开香港其实是比较难，因为要放弃的东西比较多。"我知道有很多香港人去了英国。因为去英国的方法是比较方便一点。但是去了英国以后你要怎么呢？如果没有工作的话，你要再想。所以这个部分也需要考量。单单是出来，但是过了几年还是搞不定，还要回香港的话，那就没意义嘛。"</text:p>
      <text:p text:style-name="P4">
如今在德国一年多，黎先生说，家人都很喜欢这边的生活。当然，"香港和德国的对比也蛮大的"，香港是一个大都会，而在德国，他们生活在一个小村镇。"但是整体来说，我们在这边的生活都是愉快的。孩子学习的时候也没有多大的困难。"黎先生联系了香港人在德国协会（Hongkongerin Deutschlande.V.），“因为德国需要用德文，我来的时候当然不懂，不能说德文。很多东西都要其他人帮忙。所以想要在德国找一些香港人，最少我们能听懂说什么，互相帮忙一下”，还有就是可以说说自己的语言。</text:p>
      <text:h text:style-name="P12" text:outline-level="3">
<text:span text:style-name="T4">
香港外資專才撤離潮：什麼令他們非走不可？</text:span>
</text:h>
      <text:p text:style-name="P4">
身在德国，黎先生一直留意香港的新闻，他的感觉是，香港的经济情况和安全都不断下降。"我不知道什么时候它才会恢复到我以前在香港的时候那个情况。我估计在未来的五年八年都不一定有这个机会，也不一定能够回到之前的水平。因为除非是在中国或香港政府有一个很大的变动。但我现在没有看到这个机会吧。"</text:p>
      <text:p text:style-name="P4">
黎先生表示，目前没有打算返回香港。"有稍稍想过，但看情况没有机会回去。尤其它有什么 <text:a xlink:type="simple" xlink:href="https://www.dw.com/zh/zh/李家超希望最迟明年完成基本法23条立法/a-64434862" text:style-name="Internet_20_link" text:visited-style-name="Visited_20_Internet_20_Link">
 23条</text:a>
 啊、 <text:a xlink:type="simple" xlink:href="https://www.dw.com/zh/zh/客座評論國安法3年的香港故事/a-66077700" text:style-name="Internet_20_link" text:visited-style-name="Visited_20_Internet_20_Link">
 国安法</text:a>
，这两个对我们来说有比较大的影响。因为它的规条不太清楚，比如说 <text:a xlink:type="simple" xlink:href="https://www.dw.com/zh/zh/港府申請禁播願榮光歸香港-以免誤認國歌/a-65834428" text:style-name="Internet_20_link" text:visited-style-name="Visited_20_Internet_20_Link">
 它还要禁</text:a>
 那个 <text:a xlink:type="simple" xlink:href="https://www.dw.com/zh/zh/願榮光歸香港禁案延后-全球港人串連合唱/a-65888826" text:style-name="Internet_20_link" text:visited-style-name="Visited_20_Internet_20_Link">
 荣光归香港的歌曲</text:a>
。它的立法很不清楚，它怎么去进行这个立法，怎么执行这个条例，也不清楚。"</text:p>
      <text:p text:style-name="P4">
Source: <text:a xlink:type="simple" xlink:href="https://www.dw.com/zh/他们为什么从香港来到德国/a-66083993" text:style-name="Internet_20_link" text:visited-style-name="Visited_20_Internet_20_Link">
https://www.dw.com/zh/他们为什么从香港来到德国/a-66083993?maca=chi-rss-chi-all-1127-rdf</text:a>
</text:p>
      <!--NEWS-->
      <text:h text:style-name="P10" text:outline-level="1">
<text:span text:style-name="T4">
塔利班夺权后 阿富汗平民遇害数字明显下降</text:span>
</text:h>
      <text:p text:style-name="P4">
Author: None (Language: zh)</text:p>
      <text:p text:style-name="P4">
Publisher: None</text:p>
      <text:p text:style-name="P4">
Time: 2023-07-02T-19:54:00Z</text:p>
      <text:p text:style-name="P4">
Description: 联合国的一份报告称，自塔利班接管政权以来，有1000多名阿富汗平民在爆炸和其他暴力事件中丧生。与塔利班夺权之前相比，死亡人数大幅下降。该报告也指出，阿富汗获得的捐助资金急剧下降，袭击受害者难以获得“医疗、经济和心理支持”。</text:p>
      <text:p text:style-name="P4">
Videos: []</text:p>
      <text:p text:style-name="P4">
Images: []</text:p>
      <text:p text:style-name="P4">
Subject: 新闻广角</text:p>
      <text:p text:style-name="P4">
Subjects: ['塔利班', '阿富汗']</text:p>
      <text:p text:style-name="P4">
Keywords: ['塔利班', '平民', '阿富汗', '安全', '袭击', '恐怖活动', '妇女权利']</text:p>
      <text:p text:style-name="P4">
ID: 66053068</text:p>
      <!--METADATA-->
      <text:p text:style-name="P4">
<text:a xlink:type="simple" xlink:href="https://www.dw.com/zh/overlay/image/article/66053068/63298495" text:style-name="Internet_20_link" text:visited-style-name="Visited_20_Internet_20_Link">
 </text:a>
</text:p>
      <text:p text:style-name="P4">
塔利班于2021年8月夺取阿富汗政权，当时北约军队经历此地二十年战争后从该国撤军</text:p>
      <text:p text:style-name="P4">
（德国之声中文网）联合国阿富汗援助团（UNAMA）在6月27日发布的一份报告中表示，自塔利班2021年掌权以来，共有 3774名平民伤亡——其中包括死亡人数和受伤人数。</text:p>
      <text:p text:style-name="P4">
这份报告称，2021年8月中旬至2023年5月期间，阿富汗共有1095名平民死亡。死者中有92名妇女和287名儿童。</text:p>
      <text:p text:style-name="P4">
与塔利班夺权之前相比，死亡人数大幅下降——据联合国估计，仅 2020年就有超过3035名平民被杀。</text:p>
      <text:h text:style-name="P12" text:outline-level="3">
<text:span text:style-name="T4">
联合国担忧致命袭击</text:span>
</text:h>
      <text:p text:style-name="P4">
联合国这份新出台的报告指出，大部分死亡是由安装在“人口稠密地区，包括礼拜场所、学校和市场”的简易爆炸装置造成的。</text:p>
      <ul>
        <li>
</li>
      </ul>
      <h5>
一年前，阿富汗战争结束塔利班重返政权</h5>
      <text:h text:style-name="P12" text:outline-level="3">
<text:span text:style-name="T4">
喀布尔机场发生血腥袭击事件</text:span>
</text:h>
      <text:p text:style-name="P4">
8月26日，阿富汗喀布尔机场外发生两起自杀式炸弹袭击事件。爆炸造成170名阿富汗平民丧生，13名美军士兵在袭击中遇难。这是十年来美军在阿富汗伤亡最严重的事件。爆炸事件后，“伊斯兰国”（IS）的一个分支组织声称对这次袭击负责。</text:p>
      <ul>
        <li>
</li>
      </ul>
      <h5>
一年前，阿富汗战争结束塔利班重返政权</h5>
      <text:h text:style-name="P12" text:outline-level="3">
<text:span text:style-name="T4">
“伊斯兰国呼罗珊分支”</text:span>
</text:h>
      <text:p text:style-name="P4">
宣布对袭击事件负责的是IS在中亚地区的分支“伊斯兰国呼罗珊”（Islamic StateKhorasan）。该组织此前也曾发动致命袭击，认为塔利班过于温和。“伊斯兰国”属于伊斯兰教的萨拉菲主义运动；而塔利班主要是德奧班迪教派。一段时间以来，塔利班与“伊斯兰国呼罗珊”多次交火。塔利班方面表示，至少28名塔利班成员在周四的爆炸事件中丧生。在这次爆炸事件前，据通讯社援引军方消息，塔利班曾在检查站拦截并杀死了几名IS刺客。</text:p>
      <ul>
        <li>
</li>
      </ul>
      <h5>
一年前，阿富汗战争结束塔利班重返政权</h5>
      <text:h text:style-name="P12" text:outline-level="3">
<text:span text:style-name="T4">
他们在战争的最后一刻阵亡</text:span>
</text:h>
      <text:p text:style-name="P4">
13名在炸弹袭击中身亡的美国士兵遗骸被运回故乡。这场战争开始时塔利班在台上，结束时塔利班回到台上，人们不禁发问，这场战争的意义何在？</text:p>
      <ul>
        <li>
</li>
      </ul>
      <h5>
一年前，阿富汗战争结束塔利班重返政权</h5>
      <text:h text:style-name="P12" text:outline-level="3">
<text:span text:style-name="T4">
“我们会让你们付出代价”</text:span>
</text:h>
      <text:p text:style-name="P4">
拜登在8月26日晚的电视演说中表示，“我们不会原谅，也不会忘记。我们将追捕你们，让你们付出代价。”他表示美国的疏散行动将继续进行，维持在8月31日前撤离的目标。五角大楼也对喀布尔可能发生新的恐怖袭击保持高度警惕。在塔利班接管后，美国及其盟国紧急撤离其在阿富汗的公民、当地员工。截至8月26日，德国已经结束了相关救援撤离行动，比8月31日的最后期限提前了5天。</text:p>
      <ul>
        <li>
</li>
      </ul>
      <h5>
一年前，阿富汗战争结束塔利班重返政权</h5>
      <text:h text:style-name="P12" text:outline-level="3">
<text:span text:style-name="T4">
塔利班接管了总统府</text:span>
</text:h>
      <text:p text:style-name="P4">
国际驻阿部队开始撤军后还不到三个月，极端伊斯兰主义的塔利班就已经接管了全国大部分地区。8月15日，塔利班武装占领了位于首都喀布尔的总统府。</text:p>
      <ul>
        <li>
</li>
      </ul>
      <h5>
一年前，阿富汗战争结束塔利班重返政权</h5>
      <text:h text:style-name="P12" text:outline-level="3">
<text:span text:style-name="T4">
极端伊斯兰主义者宣称要“解决问题”</text:span>
</text:h>
      <text:p text:style-name="P4">
塔利班发言人纳伊姆（Mohammad Naeem）说：”阿富汗战争已经结束。我们恳请各国和国际机构和我们坐下来开展对话，以便解决所有尚存的问题。”他表示，阿富汗很快就会建立新政府。</text:p>
      <ul>
        <li>
</li>
      </ul>
      <h5>
一年前，阿富汗战争结束塔利班重返政权</h5>
      <text:h text:style-name="P12" text:outline-level="3">
<text:span text:style-name="T4">
塔利班旗帜几乎插满全境</text:span>
</text:h>
      <text:p text:style-name="P4">
阿富汗全境很多地方已经插上了塔利班的旗帜，这是昆都士市中心的场景。8月初，塔利班几乎不费吹灰之力轻取这一东北重镇，曾令西方国家震惊和不解。德国联邦军曾长期在这里驻防。</text:p>
      <ul>
        <li>
</li>
      </ul>
      <h5>
一年前，阿富汗战争结束塔利班重返政权</h5>
      <text:h text:style-name="P12" text:outline-level="3">
<text:span text:style-name="T4">
警车成了塔利班的战利品</text:span>
</text:h>
      <text:p text:style-name="P4">
过去20年里，美国斥资无数，为阿富汗政府军和警察力量提供培训和装备。大批政府军官兵缴械投降后，这些先进装备就成了塔利班的战利品。图为喀布尔机场附近，塔利班武装人员驾驶缴获的警车正在巡逻。</text:p>
      <ul>
        <li>
</li>
      </ul>
      <h5>
一年前，阿富汗战争结束塔利班重返政权</h5>
      <text:h text:style-name="P12" text:outline-level="3">
<text:span text:style-name="T4">
阿富汗总统加尼已逃亡境外</text:span>
</text:h>
      <text:p text:style-name="P4">
8月14日阿富汗总统加尼在电视上发表安民告示的画面，而一天之后，据半岛电视台援引总统保镖的消息报道称，加尼总统已经逃往乌兹别克斯坦首都。</text:p>
      <ul>
        <li>
</li>
      </ul>
      <h5>
一年前，阿富汗战争结束塔利班重返政权</h5>
      <text:h text:style-name="P12" text:outline-level="3">
<text:span text:style-name="T4">
西式广告隐身</text:span>
</text:h>
      <text:p text:style-name="P4">
听说塔利班已攻入喀布尔，当地一家美容院急忙遮盖橱窗上有性感画面的广告。民众意识到，在推崇伊斯兰极端主义的塔利班管制下，此类图像可能引来麻烦。喀布尔街头几乎已看不到女性的身影。</text:p>
      <ul>
        <li>
</li>
      </ul>
      <h5>
一年前，阿富汗战争结束塔利班重返政权</h5>
      <text:h text:style-name="P12" text:outline-level="3">
<text:span text:style-name="T4">
大逃亡</text:span>
</text:h>
      <text:p text:style-name="P4">
总统逃亡，政府离散，许多阿富汗人心中只剩下一个念想：逃吧！成千上百的他们涌向喀布尔机场，希望能搭乘西方国家的撤侨专机离开。其中有很多人曾为西方驻军、国际机构和发展援助项目工作，担心因此遭到塔利班的报复。</text:p>
      <ul>
        <li>
</li>
      </ul>
      <h5>
一年前，阿富汗战争结束塔利班重返政权</h5>
      <text:h text:style-name="P12" text:outline-level="3">
<text:span text:style-name="T4">
悲剧性一幕</text:span>
</text:h>
      <text:p text:style-name="P4">
8月16日，令人难以置信的画面震惊全球：一家美军飞机启动后，很多绝望的阿富汗人在跑道上追跑，甚至爬到飞机底部，最后造成7人死亡。</text:p>
      <ul>
        <li>
</li>
      </ul>
      <h5>
一年前，阿富汗战争结束塔利班重返政权</h5>
      <text:h text:style-name="P12" text:outline-level="3">
<text:span text:style-name="T4">
撤离：争分夺秒</text:span>
</text:h>
      <text:p text:style-name="P4">
西方国家加快撤离侨民、机构和需要保护的阿富汗人。美国与塔利班达成的撤离最后期限是8月31日，后者拒绝延长。一旦没有美军的安全保障，其他国家的人员也无法继续留在当地。法国宣布于26日结束撤离行动，德国预计27日起不再执行撤离飞行。</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尽管自塔利班上台以来自杀式袭击的数量有所下降，但 <text:a xlink:type="simple" xlink:href="https://www.dw.com/zh/zh/阿富汗塔利班重返暴力统治/a-64123172" text:style-name="Internet_20_link" text:visited-style-name="Visited_20_Internet_20_Link">
 联合国报告对袭击事件的“致命性”表示担忧。</text:a>
</text:p>
      <text:p text:style-name="P4">
由于所谓“伊斯兰国”极端组织的持续威胁，安全挑战仍然特别严峻。联合国阿富汗援助团表示，“伊斯兰国”对阿富汗的大部分袭击事件负责。</text:p>
      <text:p text:style-name="P4">
报告补充说，这些暴力事件发生的同时，阿富汗正遭受全国性的经济困境和金融危机。</text:p>
      <text:p text:style-name="P4">
报告还表示，自塔利班接管政权以来， <text:a xlink:type="simple" xlink:href="https://www.dw.com/zh/zh/塔利班禁雇佣女性-三国际组织暂停在阿运作/a-64212761" text:style-name="Internet_20_link" text:visited-style-name="Visited_20_Internet_20_Link">
 阿富汗获得的捐助资金急剧下降 </text:a>
 ，袭击受害者难以获得“医疗、经济和心理支持”。</text:p>
      <text:h text:style-name="P12" text:outline-level="3">
<text:span text:style-name="T4">
塔利班称全国各地安全已得到保障</text:span>
</text:h>
      <text:p text:style-name="P4">
塔利班政府的外交部在回应这份联合国报告时表示，“全国各地的安全都得到了保障”。他们认为礼拜场所的安全是其优先事项。</text:p>
      <text:p text:style-name="P4">
塔利班政府说，他们对“伊斯兰国”组织进行了多次突袭，重点是确保“及时采取行动，根除恐怖分子的避难所”。</text:p>
      <text:p text:style-name="P4">
联合国机构要求塔利班政府对人民的安全负责。</text:p>
      <ul>
        <li>
</li>
      </ul>
      <h5>
阿富汗一落千丈</h5>
      <text:h text:style-name="P12" text:outline-level="3">
<text:span text:style-name="T4">
食品匮乏</text:span>
</text:h>
      <text:p text:style-name="P4">
根据联合国世界粮食计划署（WFP）的分析，阿富汗人口中几乎有一半，即1970万人，目前受严重饥饿威胁，就像此图上的喀布尔，依靠食品救援。当局一发言人称：“全国各地饥馑现象持续，其规模前所未见。”</text:p>
      <ul>
        <li>
</li>
      </ul>
      <h5>
阿富汗一落千丈</h5>
      <text:h text:style-name="P12" text:outline-level="3">
<text:span text:style-name="T4">
干旱和经济危机</text:span>
</text:h>
      <text:p text:style-name="P4">
图是坎大哈附近地区农人收割小麦情景。阿富汗全境长期干旱、经济危机严重。根据世界粮食计划署提供的数字，作为世界上最大的粮食援助计划的一部分，仅今年，该国就有2200万人依赖品救助。为此，联合国需筹款14亿美元以继续实施其阿富汗计划。</text:p>
      <ul>
        <li>
</li>
      </ul>
      <h5>
阿富汗一落千丈</h5>
      <text:h text:style-name="P12" text:outline-level="3">
<text:span text:style-name="T4">
女性权利越来越受限</text:span>
</text:h>
      <text:p text:style-name="P4">
这里是喀布尔一检查站。尽管塔利班最初称，会比1996年至2001年第一次执政期间克制些，但尤其是妇女和女孩子的权利受到越来越多限制。她们被剥夺接受中等教育的机会，不再被允许单独出行，在公共场合必须完全遮面。</text:p>
      <ul>
        <li>
</li>
      </ul>
      <h5>
阿富汗一落千丈</h5>
      <text:h text:style-name="P12" text:outline-level="3">
<text:span text:style-name="T4">
抗议新法规</text:span>
</text:h>
      <text:p text:style-name="P4">
在首都喀布尔，发生反对新法规的抗议活动。一名抗议者说：“我们要求被承认是生命体，是人，不是被关在房子一角的奴隶。”</text:p>
      <ul>
        <li>
</li>
      </ul>
      <h5>
阿富汗一落千丈</h5>
      <text:h text:style-name="P12" text:outline-level="3">
<text:span text:style-name="T4">
15美元一件的罩袍</text:span>
</text:h>
      <text:p text:style-name="P4">
喀布尔一罩袍经销商说，宣布新的着装规定后数天，罩袍价格涨了30%。目前，价格回落正常水平，原因是，商家发现，对罩袍的需求根本没增加。他表示，塔利班青睐罩袍，但对妇女来说，它往往是最后选项。</text:p>
      <ul>
        <li>
</li>
      </ul>
      <h5>
阿富汗一落千丈</h5>
      <text:h text:style-name="P12" text:outline-level="3">
<text:span text:style-name="T4">
禁止男女同进餐馆</text:span>
</text:h>
      <text:p text:style-name="P4">
赫拉特（ Herat）市一摊位。在这个位于阿富汗西部的被认为相对自由的城市，男女不再被允许一起外出吃饭。一餐馆老板证实，尽管这对餐馆业务有很大负面影响，他也必须遵循这一指令，否则，他很可能马上就得裁员。</text:p>
      <ul>
        <li>
</li>
      </ul>
      <h5>
阿富汗一落千丈</h5>
      <text:h text:style-name="P12" text:outline-level="3">
<text:span text:style-name="T4">
国际社会反应</text:span>
</text:h>
      <text:p text:style-name="P4">
塔利班的新规定——此图显示其创始人穆罕默德-奥马尔毛拉逝世周年纪念活动——正引起国际社会关注。新近召开的七国集团外长会议发表声明，谴责塔利班当局实施越来越多的限制性措施。声明强调：必须采取紧急步骤，“解除对妇女和女孩的限制"。</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塔利班于2021年8月夺取阿富汗政权，当时北约军队经历此地二十年战争后正在从该国撤军，距离完全撤离仅剩几周时间。</text:p>
      <text:p text:style-name="P4">
塔利班领导层坚称，他们在阿富汗“濒临崩溃”时接管了政权，并“成功地将国家和政府从危机中拯救出来”。</text:p>
      <text:p text:style-name="P4">
尽管塔利班最初承诺建立温和的政府，但在取得政权后却实施了严厉的管制。小学六年级之后，女孩不再被允许上学，阿富汗妇女被禁止参与公共生活和大多数工作。</text:p>
      <text:p text:style-name="P4">
（美联社、路透社）</text:p>
      <text:p text:style-name="P4">
Source: <text:a xlink:type="simple" xlink:href="https://www.dw.com/zh/塔利班夺权后-阿富汗平民遇害数字明显下降/a-66053068" text:style-name="Internet_20_link" text:visited-style-name="Visited_20_Internet_20_Link">
https://www.dw.com/zh/塔利班夺权后-阿富汗平民遇害数字明显下降/a-66053068?maca=chi-rss-chi-all-1127-rdf</text:a>
</text:p>
      <!--NEWS-->
      <text:h text:style-name="P10" text:outline-level="1">
<text:span text:style-name="T4">
罗马尼亚驱逐40名俄罗斯外交人员</text:span>
</text:h>
      <text:p text:style-name="P4">
Author: 联合早报 (Person)</text:p>
      <text:p text:style-name="P4">
Publisher: 联合早报 (Organization)</text:p>
      <text:p text:style-name="P4">
Published Time: 2023-07-02T-36:27</text:p>
      <text:p text:style-name="P4">
Modified Time: 2023-07-02T08:02</text:p>
      <text:p text:style-name="P4">
Description: 在罗马尼亚政府的要求下，40名俄罗斯外交人员于星期六（7月1日）离开该国。法新社报道，罗马尼亚外交部星期六宣布，11名俄罗斯外交官、29名技术和行政人员及其家属，于当天搭乘俄罗斯航...</text:p>
      <text:p text:style-name="P4">
Videos: []</text:p>
      <text:p text:style-name="P4">
Audios: []</text:p>
      <text:p text:style-name="P4">
Images: []</text:p>
      <text:p text:style-name="P4">
Type: NewsArticle</text:p>
      <text:p text:style-name="P4">
Breadcrumbs: ['即时', '国际']</text:p>
      <text:p text:style-name="P4">
Keywords: ['外交', '罗马尼亚', '俄罗斯', '俄乌战争']</text:p>
      <!--METADATA-->
      <text:p text:style-name="P4">
在罗马尼亚政府的要求下，40名俄罗斯外交人员于星期六（7月1日）离开该国。</text:p>
      <text:p text:style-name="P4">
法新社报道，罗马尼亚外交部星期六宣布，11名俄罗斯外交官、29名技术和行政人员及其家属，于当天搭乘俄罗斯航空公司的民航飞机离开罗马尼亚。</text:p>
      <text:p text:style-name="P4">
罗马尼亚外交部说，驱逐俄外交人员的决定反映出俄罗斯对乌克兰发动侵略战争后，罗马尼亚与俄罗斯目前的双边关系水平。</text:p>
      <text:p text:style-name="P4">
罗马尼亚当局于6月8日提出驱逐俄外交人员的要求，并留给俄方30天时间遵守。</text:p>
      <text:p text:style-name="P4">
罗马尼亚之前也曾下令驱逐涉嫌参与间谍活动的俄方外交人员。官方称，截至目前，俄罗斯大使馆的工作人员数量已减少一半以上。</text:p>
      <text:p text:style-name="P4">
Source: <text:a xlink:type="simple" xlink:href="https://www.zaobao.com.sg/realtime/world/story20230702-1409792" text:style-name="Internet_20_link" text:visited-style-name="Visited_20_Internet_20_Link">
https://www.zaobao.com.sg/realtime/world/story20230702-1409792</text:a>
</text:p>
      <!--NEWS-->
      <text:h text:style-name="P10" text:outline-level="1">
<text:span text:style-name="T4">
韩国废除传统年龄算法  人人年轻一到两岁</text:span>
</text:h>
      <text:p text:style-name="P4">
Author: None (Language: zh)</text:p>
      <text:p text:style-name="P4">
Publisher: None</text:p>
      <text:p text:style-name="P4">
Time: 2023-07-02T06:54:00Z</text:p>
      <text:p text:style-name="P4">
Description: 一项新法律废除了韩国传统的虚岁年龄计算系统，这意味着每个韩国人都得以年轻一到两岁。与此同时，第三个计算系统仍将并存。</text:p>
      <text:p text:style-name="P4">
Videos: []</text:p>
      <text:p text:style-name="P4">
Images: []</text:p>
      <text:p text:style-name="P4">
Subject: 文化经纬</text:p>
      <text:p text:style-name="P4">
Subjects: ['韩国', '朝鲜']</text:p>
      <text:p text:style-name="P4">
Keywords: ['韩国', '传统', '年龄算法', '敬语', '年轻', '年龄']</text:p>
      <text:p text:style-name="P4">
ID: 66059244</text:p>
      <!--METADATA-->
      <text:p text:style-name="P4">
<text:a xlink:type="simple" xlink:href="https://www.dw.com/zh/overlay/image/article/66059244/66051120" text:style-name="Internet_20_link" text:visited-style-name="Visited_20_Internet_20_Link">
 </text:a>
</text:p>
      <text:p text:style-name="P4">
韩国人一下子“年轻了”一到两岁</text:p>
      <text:p text:style-name="P4">
（德国之声中文网）韩国人在周三（6月28日）早上醒来时，发现自己比周二年轻了一岁，有些人甚至年轻了两岁。</text:p>
      <text:p text:style-name="P4">
这种大规模“降龄”归因于一项新法律的生效，该法律废除了传统的年龄计算方法（虚岁），要求韩国人使用国际化的周岁计算方法。</text:p>
      <text:p text:style-name="P4">
韩国法制处处长李完揆（Lee Wan-kyu）在周一的新闻发布会上表示：“我们预计，因年龄计算而引发的法律纠纷、投诉和社会混乱将大大减少。”</text:p>
      <text:h text:style-name="P12" text:outline-level="3">
<text:span text:style-name="T4">
韩国人此前普遍使用虚岁</text:span>
</text:h>
      <text:p text:style-name="P4">
根据韩国计算年龄的传统方法，一个人出生时就已经一岁了。 大家的年龄都会在1月1日增加一岁，而不是在生日那天岁数才增加。</text:p>
      <text:p text:style-name="P4">
虽然国际年龄计算方法自 20 世纪 60 年代初以来就在韩国用于法律文件和医疗文件，但传统计算方法仍在日常生活中使用。</text:p>
      <text:p text:style-name="P4">
但去年12月通过的法律终结了这一传统制度。根据去年 9 月的一项政府民意调查，86% 的韩国人计划改用国际系统。</text:p>
      <text:p text:style-name="P4">
“明年我就要满30岁了。”首尔27岁的办公室职员崔贤智（Choi Hyun-ji）在谈到传统年龄算法时告诉路透社。“但现在我有了更多的时间，这好棒。”</text:p>
      <text:h text:style-name="P12" text:outline-level="3">
<text:span text:style-name="T4">
《鱿鱼游戏》揭露韩国社会问题</text:span>
</text:h>
      <text:h text:style-name="P12" text:outline-level="3">
<text:span text:style-name="T4">
为什么虚岁在韩国延续至今？</text:span>
</text:h>
      <text:p text:style-name="P4">
这种传统算法此前也曾在东亚地区的其他国家使用过， <text:a xlink:type="simple" xlink:href="https://www.dw.com/zh/zh/汉语拼音之父周有光的岁数/a-17370220" text:style-name="Internet_20_link" text:visited-style-name="Visited_20_Internet_20_Link">
 例如中国</text:a>
 、日本和朝鲜，但它们都在几十年前被废弃了。</text:p>
      <text:p text:style-name="P4">
它在韩国得以延续，部分原因是“年龄”对韩语的重要性，因为人们通常使用敬语，例如“unni”（姐姐）和“oppa”（哥哥），而不是个人的名字。</text:p>
      <text:p text:style-name="P4">
“年龄确实很重要。” 人类学家莫贤珠（Mo Hyun-joo）告诉法新社， “如果不知道人们的年龄，就很难与他们交流。”</text:p>
      <text:p text:style-name="P4">
在传统算法中，学校里一个年级中的每个人都被认为是相同的年龄，因此可以在没有语言等级的情况下进行交谈。</text:p>
      <text:p text:style-name="P4">
韩国还存在第三种年龄计算系统。它用于计算一个人的学年、何时参加义务兵役以及何时可以购买酒精饮料。</text:p>
      <text:p text:style-name="P4">
该系统与传统算法类似，但出生时从零岁算起。 该系统并未受到新法律的影响，并将继续存在。</text:p>
      <text:p text:style-name="P4">
（路透社、法新社）</text:p>
      <text:p text:style-name="P4">
Source: <text:a xlink:type="simple" xlink:href="https://www.dw.com/zh/韩国废除传统年龄算法-人人年轻一到两岁/a-66059244" text:style-name="Internet_20_link" text:visited-style-name="Visited_20_Internet_20_Link">
https://www.dw.com/zh/韩国废除传统年龄算法-人人年轻一到两岁/a-66059244?maca=chi-rss-chi-all-1127-rdf</text:a>
</text:p>
      <!--NEWS-->
      <text:h text:style-name="P10" text:outline-level="1">
<text:span text:style-name="T4">
法国骚乱：一名少数族裔少年被警察枪杀如何引发大规模持续危机</text:span>
</text:h>
      <text:p text:style-name="P4">
Author: https://www.facebook.com/bbcworldservice/</text:p>
      <text:p text:style-name="P4">
Publisher: BBC News 中文</text:p>
      <text:p text:style-name="P4">
Published Time: 2023-07-02T10:37:52.000Z</text:p>
      <text:p text:style-name="P4">
Modified Time: 2023-07-02T10:37:52.000Z</text:p>
      <text:p text:style-name="P4">
Description: 纳赫勒在驾车逃离警察时被近距离射杀。法国检察官认为，使用枪支在法律上是没有道理的。这名少年的死再次引发了人们对法国种族问题的不满。</text:p>
      <text:p text:style-name="P4">
Images: ["<text:a xlink:type="simple" xlink:href="https://ichef.bbci.co.uk/news/640/cpsprodpb/10261/production/_130254166_streetsign.jpg" text:style-name="Internet_20_link" text:visited-style-name="Visited_20_Internet_20_Link">
_130254166_st...</text:a>
"]</text:p>
      <text:p text:style-name="P4">
Videos: ["<text:a xlink:type="simple" xlink:href="https://www.bbc.com/ws/av-embeds/cps/zhongwen/simp/world-66080242/p0fy6354/zh-hans" text:style-name="Internet_20_link" text:visited-style-name="Visited_20_Internet_20_Link">
zh-hans</text:a>
"]</text:p>
      <text:p text:style-name="P4">
Tags: ['法国', '警务', '人权']</text:p>
      <text:p text:style-name="P4">
Type: Article</text:p>
      <!--METADATA-->
      <text:h text:style-name="P12" text:outline-level="3">
<text:span text:style-name="T4">
法国骚乱：一名少数族裔少年被警察枪杀如何引发大规模持续危机</text:span>
</text:h>
      <text:p text:style-name="P4">
2023年7月2日  <draw:frame draw:style-name="fr1" draw:name="Image38" text:anchor-type="as-char" svg:width="6.9236in" svg:height="3.894525in" draw:z-index="0">
<draw:image xlink:href="../Images/BBC Chinese/2023-07-02T10-37-52.000Z/_130254166_streetsign.jpg" xlink:type="simple" xlink:show="embed" xlink:actuate="onLoad" draw:mime-type="image/jpeg"/>
</draw:frame>
</text:p>
      <text:p text:style-name="P4">
图像来源，  Getty Images</text:p>
      <text:p text:style-name="P4">
图像加注文字，</text:p>
      <text:p text:style-name="P4">
巴黎郊区楠泰尔（Nanterre ）的骚乱尤其严重。</text:p>
      <text:p text:style-name="P4">
<text:span text:style-name="T4">
本周二，法国警察在巴黎郊区楠泰尔（Nanterre ）枪杀了一名17岁的阿尔及利亚裔男孩，他的名字叫纳赫勒(Nahel M)。</text:span>
</text:p>
      <text:p text:style-name="P4">
开枪的警察目前正在接受调查，罪名是故意杀人。纳赫勒在驾车逃离警察时被近距离射杀。法国检察官认为，使用枪支在法律上是没有道理的。</text:p>
      <text:p text:style-name="P4">
这名少年的死再次引发了人们对法国种族问题的不满。</text:p>
      <text:p text:style-name="P4">
<text:a xlink:type="simple" xlink:href="https://www.bbc.com/ws/av-embeds/cps/zhongwen/simp/world-66080242/p0fy6354/zh-hans" text:style-name="Internet_20_link" text:visited-style-name="Visited_20_Internet_20_Link">
 Video-1-Link：/ws/av-embeds/cps/zhongwen/simp/world-66080242/p0fy6354/zh-hans</text:a>
 <text:span text:style-name="T4">
你的器材不支持播放多媒体材料</text:span>
视频加注文字，</text:p>
      <text:p text:style-name="P4">
一名少年被警察枪杀后，法国经历第三个骚乱之夜</text:p>
      <text:p text:style-name="P4">
骚乱从周二开始，持续到周末。法国从南到北，从巴黎到马赛多个城市出现打砸抢烧事件，市政厅、学校和警察局被放火烧毁。</text:p>
      <text:p text:style-name="P4">
周四晚，法国内政部说，公共道路上发生了超过3880起火灾，而周三是2391起。</text:p>
      <text:p text:style-name="P4">
在巴黎郊区的拉伊莱罗斯，袭击者将一辆汽车撞向市长的房子，当他的妻子试图带着他们的两个孩子逃离时被撞伤。</text:p>
      <text:p text:style-name="P4">
在马赛，约30名年轻人闯入一家枪支店，至少偷走了四支猎枪。马赛市长呼吁国家政府立即增派军队。</text:p>
      <text:p text:style-name="P4">
里昂市长格雷戈里·杜塞(GrégoryDoucet)称该市发生“前所未有”的骚乱，呼吁警力增援，他在市政厅开完危机会议后表示，该市“被前所未有的烈度、堕落和暴力的骚乱所困扰”。</text:p>
      <text:p text:style-name="P4">
</text:p>
      <text:p text:style-name="P4">
图像来源，  AFP</text:p>
      <text:p text:style-name="P4">
法国内政部长热拉尔德·达尔马宁（Gérald Darmanin）透露，法国部署了4.5万名警察。从周二开始，每晚都有人被捕，少则三四百，多则上千人。</text:p>
      <text:p text:style-name="P4">
达尔马宁要求父母不要让他们的孩子参与骚乱，有些参与骚乱的孩子只有13岁。</text:p>
      <text:p text:style-name="P4">
政府还要求关闭通宵巴士和电车服务，并表示将使用装甲车来协助执法。</text:p>
      <text:h text:style-name="P12" text:outline-level="3">
<text:span text:style-name="T4">
警察、母亲、马克龙</text:span>
</text:h>
      <text:p text:style-name="P4">
周二，法国总统马克龙(Emmanuel Macron)说，枪杀纳赫勒的行为是“不可原谅的”。</text:p>
      <text:p text:style-name="P4">
但他的言论引起警察工会的愤怒，指责他急于评判涉案警察。警察工会呼吁，在发现有罪之前，应假定他们是无辜的。</text:p>
      <text:p text:style-name="P4">
另有法国警察团体发布了一条推文称，“向一个年轻罪犯开火”的警察“了不起”，并将少年的死亡归咎于他的父母，声称他们“无法教育他们的儿子。”</text:p>
      <text:p text:style-name="P4">
内政部长达尔马宁称该推文“卑鄙且不可接受”，并将采取法律行动。这条推文现已被删除。</text:p>
      <text:p text:style-name="P4">
纳赫勒的母亲莫妮亚（Mounia）在社交媒体上流传的视频中称，他们带走了她的孩子，并敦促人们参加游行，纪念她的儿子。</text:p>
      <text:p text:style-name="P4">
“他还是个孩子。他需要母亲，”她说。“他早上和我吻别，说：‘我爱你，妈妈’。”</text:p>
      <text:p text:style-name="P4">
“一小时后，我被告知有人向我儿子开枪。我应该怎么做？他是我的生命。他是我的一切。”</text:p>
      <text:p text:style-name="P4">
</text:p>
      <text:p text:style-name="P4">
图像来源，  EPA</text:p>
      <text:p text:style-name="P4">
马克龙总统在马赛对记者说：“没有什么能证明一个年轻人的死亡是合理的，”他呼吁，“保持冷静，以实现正义。”</text:p>
      <text:p text:style-name="P4">
“我想表达整个国家对所发生的事情和年轻的纳赫尔的死亡的感受，并告诉他的家人我们的声援和国家的情绪。”</text:p>
      <text:p text:style-name="P4">
“我们有一个少年被杀害了。”他说：“这是令人费解的，不可原谅的。”他补充说，该案件已被立即移交给法院，他希望司法将“迅速完成其工作”。</text:p>
      <text:h text:style-name="P12" text:outline-level="3">
<text:span text:style-name="T4">
2017年修法争议</text:span>
</text:h>
      <text:p text:style-name="P4">
纳赫勒是今年法国第二个在交通执法期间被警察开枪打死的人。去年，有13人以这种方式死亡，创下纪录。</text:p>
      <text:p text:style-name="P4">
</text:p>
      <text:p text:style-name="P4">
图像来源，  Reuters</text:p>
      <text:p text:style-name="P4">
图像加注文字，</text:p>
      <text:p text:style-name="P4">
枪击现场的截屏画面</text:p>
      <text:p text:style-name="P4">
人权组织批评了法国2017年修改的一项法律，扩大了警察用枪的范围，允许警察在司机无视停车命令的情况下开枪。官方统计数据显示，法律修改后，每年警察对行驶中的车辆开枪的数量一直在增加。</text:p>
      <text:p text:style-name="P4">
路透社称，自2017年以来，法国警察在交通拦截过程中的致命枪击事件中，大多数受害者是黑人或阿拉伯人。</text:p>
      <text:p text:style-name="P4">
当事警官说他开枪是因为觉得自己有生命危险。但网上发布并经法新社核实的录像显示，一名警察通过车窗用枪指向司机，并在他试图开车离开时似乎在近距离开枪。</text:p>
      <text:p text:style-name="P4">
法新社还报道，视频中可以听到一个人说“你将被射中头部”，但不清楚是谁说的。</text:p>
      <text:p text:style-name="P4">
枪击事件发生时，还有两人在车上。其中一人逃走了，而另一人也是未成年人，被警方逮捕并扣留。</text:p>
      <text:h text:style-name="P12" text:outline-level="3">
<text:span text:style-name="T4">
法国警察是种族主义者吗？</text:span>
</text:h>
      <text:p text:style-name="P4">
</text:p>
      <text:p text:style-name="P4">
图像来源，  EPA</text:p>
      <text:p text:style-name="P4">
图像加注文字，</text:p>
      <text:p text:style-name="P4">
香榭丽舍大街上的警察</text:p>
      <text:p text:style-name="P4">
这些抗议活动针对的核心问题是， 法国警察是种族主义者吗？</text:p>
      <text:p text:style-name="P4">
上街游行的骚乱者认为如此。BBC采访的许多来自巴黎的楠泰尔少数族裔社区的人都有同样的感觉。</text:p>
      <text:p text:style-name="P4">
起初是对警察杀害17岁纳赫勒的抗议，现在已经代表了对更深层次问题的关注。</text:p>
      <text:p text:style-name="P4">
周五，联合国安理会呼吁法国“认真解决执法中的种族主义和歧视的深层问题”。</text:p>
      <text:p text:style-name="P4">
作为回应，法国政府表示这些指控没有任何依据。</text:p>
      <text:p text:style-name="P4">
但对抗议者来说，这就是问题所在。</text:p>
      <text:p text:style-name="P4">
他们说，除非法国政府承认并开始就他们的关切进行对话，否则他们将继续走上街头。</text:p>
      <text:p text:style-name="P4">
然而，社区的企业主和居民们正在付出代价，他们的财产每天都遭到破坏，他们希望骚乱停止。</text:p>
      <text:p text:style-name="P4">
</text:p>
      <text:p text:style-name="P4">
图像来源，  Reuters</text:p>
      <text:p text:style-name="P4">
图像加注文字，</text:p>
      <text:p text:style-name="P4">
法国城市街道上一片狼藉。</text:p>
      <text:h text:style-name="P12" text:outline-level="3">
<text:span text:style-name="T4">
社交媒体短视频助长骚乱</text:span>
</text:h>
      <text:p text:style-name="P4">
许多评论说，过去几天的景象让人想起了2005年的班列骚乱。</text:p>
      <text:p text:style-name="P4">
那时，骚乱是由“局外人”拍摄的——大多数是在现场记录的摄影师或记者。</text:p>
      <text:p text:style-name="P4">
这一次，通过TikTok、Instagram和Snapchat的粗略观察，就能看到最新的骚乱的第一人称视角。</text:p>
      <text:p text:style-name="P4">
通过“Nahel”和“骚乱”等标签进行简单的搜索，可以看到数百个视频，显示青少年在法国城市中奔跑，闯入商店，放火烧毁汽车和垃圾桶。</text:p>
      <text:p text:style-name="P4">
在其中一个视频中，蒙面人拿着圆锯接近一台自动取款机，几十个人欢呼着。</text:p>
      <text:p text:style-name="P4">
在另一则新闻中，一位年长者无助地问正在拍摄的人：“你为什么要这样做？”</text:p>
      <text:p text:style-name="P4">
第三段视频显示，一个店面被一群人砸碎，还有许多人用手机拍摄。</text:p>
      <text:p text:style-name="P4">
许多视频都有幽默的语气，甚至还有几个视频以说唱来表现骚乱的场景。</text:p>
      <text:p text:style-name="P4">
马克龙总统指责社交媒体平台在煽动暴力和促进组织抗议活动方面发挥了作用。</text:p>
      <text:p text:style-name="P4">
Source: <text:a xlink:type="simple" xlink:href="https://www.bbc.com/zhongwen/simp/world-66080242" text:style-name="Internet_20_link" text:visited-style-name="Visited_20_Internet_20_Link">
https://www.bbc.com/zhongwen/simp/world-66080242</text:a>
</text:p>
      <!--NEWS-->
      <text:h text:style-name="P10" text:outline-level="1">
<text:span text:style-name="T4">
在中国，“绿色就业”走红 (Free Version)</text:span>
</text:h>
      <text:p text:style-name="P4">
Authors: ['姜梦楠']</text:p>
      <text:p text:style-name="P4">
Publisher: 英国《金融时报》</text:p>
      <text:p text:style-name="P4">
Time: 2023-07-02T14:45:40+00:00</text:p>
      <text:p text:style-name="P4">
Published Time: 2023-07-01T12:00:99+08:00</text:p>
      <text:p text:style-name="P4">
Modified Time: 2023-07-02T10:45:99+08:00</text:p>
      <text:p text:style-name="P4">
Description: 姜梦楠：“社会经济发展全面绿色转型”和“双碳”政策引发“绿色就业风潮”，预计到2025年，相关行业的从业者将会达到100万人。</text:p>
      <text:p text:style-name="P4">
Images: ["<text:a xlink:type="simple" xlink:href="https://thumbor.ftacademy.cn/unsafe/picture/0/000182560_piclink.jpg" text:style-name="Internet_20_link" text:visited-style-name="Visited_20_Internet_20_Link">
000182560_pic...</text:a>
"]</text:p>
      <text:p text:style-name="P4">
Themes: ['专栏', '中外对话', '关注']</text:p>
      <text:p text:style-name="P4">
Keywords: ['中外对话', '绿色经济', '就业', '环保']</text:p>
      <text:p text:style-name="P4">
Type: Article</text:p>
      <!--METADATA-->
      <text:p text:style-name="P4">
<draw:frame draw:style-name="fr1" draw:name="Image45" text:anchor-type="as-char" svg:width="6.9236in" svg:height="4.617987in" draw:z-index="0">
<draw:image xlink:href="../Images/FT Chinese Free Version/2023-07-02T14-45-40-00-00/000182560_piclink.jpg" xlink:type="simple" xlink:show="embed" xlink:actuate="onLoad" draw:mime-type="image/jpeg"/>
</draw:frame>
</text:p>
      <text:p text:style-name="P4">
全球各大科技与金融公司仍在经历裁员潮。根据数据平台Layoffs.fyi的数据，2022年，全球仅科技公司裁员人数就达到了16.4万，并在2023年第一季度再次削减了16.6万个职位。在中国，统计数据显示青年失业率进一步升高，于今年4月达到了20%。</text:p>
      <text:p text:style-name="P4">
而“绿色就业”却迎来了春天。在裁员潮最为汹涌的美国，自去年8月，半年内各公司已经发布了超过10万个绿色职位的招聘信息。而领英发布的一份报告显示，绿色人才在全球劳动力中的比例从2015年的9.6%提高到了2021年的13.3%，增长率高达38.5%。</text:p>
      <text:p text:style-name="P4">
Source: <text:a xlink:type="simple" xlink:href="http://www.ftchinese.com/story/001100128" text:style-name="Internet_20_link" text:visited-style-name="Visited_20_Internet_20_Link">
http://www.ftchinese.com/story/001100128</text:a>
</text:p>
      <!--NEWS-->
      <text:h text:style-name="P10" text:outline-level="1">
<text:span text:style-name="T4">
德国也卷入了芯片补贴竞赛？ (Free Version)</text:span>
</text:h>
      <text:p text:style-name="P4">
Authors: ['张冬方']</text:p>
      <text:p text:style-name="P4">
Publisher: 英国《金融时报》</text:p>
      <text:p text:style-name="P4">
Time: 2023-07-02T14:48:45+00:00</text:p>
      <text:p text:style-name="P4">
Published Time: 2023-07-01T12:00:99+08:00</text:p>
      <text:p text:style-name="P4">
Modified Time: 2023-07-02T10:48:99+08:00</text:p>
      <text:p text:style-name="P4">
Description: 张冬方：在英特尔一事上，投入与产出的争论点主要集中在两个方面：真的要重点扶持芯片制造吗？真的要发力芯片制造中的先进芯片制造吗？</text:p>
      <text:p text:style-name="P4">
Images: ["<text:a xlink:type="simple" xlink:href="https://thumbor.ftacademy.cn/unsafe/picture/7/000184007_piclink.jpg" text:style-name="Internet_20_link" text:visited-style-name="Visited_20_Internet_20_Link">
000184007_pic...</text:a>
"]</text:p>
      <text:p text:style-name="P4">
Themes: ['专栏', '产业政策', '关注']</text:p>
      <text:p text:style-name="P4">
Keywords: ['产业政策', '半导体', '芯片', '英特尔', '德国', '补贴']</text:p>
      <text:p text:style-name="P4">
Type: Article</text:p>
      <!--METADATA-->
      <text:p text:style-name="P4">
<draw:frame draw:style-name="fr1" draw:name="Image46" text:anchor-type="as-char" svg:width="6.9236in" svg:height="3.894525in" draw:z-index="0">
<draw:image xlink:href="../Images/FT Chinese Free Version/2023-07-02T14-48-45-00-00/000184007_piclink.jpg" xlink:type="simple" xlink:show="embed" xlink:actuate="onLoad" draw:mime-type="image/jpeg"/>
</draw:frame>
</text:p>
      <text:p text:style-name="P4">
在争取芯片制造商前来建厂上，各国各地区纷纷开始了撒钱行动。近百亿欧纳税人的钱、补贴金额史无前例，往窗外扔钱……这些描述字眼足以反映英特尔在德建厂获德国政府巨额补贴承诺所引发的争议有多大。</text:p>
      <text:p text:style-name="P4">
芯片制造商英特尔在德国的马格德堡投资建厂早在日程之上，而在过去的几个月，英特尔和德国政府一直就补贴力度在进行谈判。今年年初时，德国政府提到的补贴明明是68亿欧元，而今暂定在99亿欧元上，足见英特尔强大的议价能力，这还不包括未来可能的工业用电补贴。6月，德国联邦政府与英特尔签订了投资意向书。德国经济部长哈贝克称，这起投资说明德国作为高科技基地非常具有吸引力。显而易见，其实是这99亿欧元的补贴具有吸引力。</text:p>
      <text:p text:style-name="P4">
Source: <text:a xlink:type="simple" xlink:href="http://www.ftchinese.com/story/001100129" text:style-name="Internet_20_link" text:visited-style-name="Visited_20_Internet_20_Link">
http://www.ftchinese.com/story/001100129</text:a>
</text:p>
      <!--NEWS-->
      <text:h text:style-name="P10" text:outline-level="1">
<text:span text:style-name="T4">
中国大量购买天然气 为保能源安全</text:span>
</text:h>
      <text:p text:style-name="P4">
Author: None</text:p>
      <text:p text:style-name="P4">
Publisher: Radio Free Asia (Organization)</text:p>
      <text:p text:style-name="P4">
Published Time: 2023-07-02T16:31:00-04:00</text:p>
      <text:p text:style-name="P4">
Modified Time: 2023-07-03T09:43: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4.612011in" draw:z-index="0">
<draw:image xlink:href="../Images/rfamandarin/2023-07-02T16-31-00-04-00/000000.png" xlink:type="simple" xlink:show="embed" xlink:actuate="onLoad" draw:mime-type="image/png"/>
</draw:frame>
 中国大连液化天然气（LNG）储罐接收站 <text:a xlink:type="simple" xlink:href="https://www.rfa.org/mandarin/Xinwen/8-07022023162640.html/@@images/image" text:style-name="Internet_20_link" text:visited-style-name="Visited_20_Internet_20_Link">
</text:a>
路透社图片</text:p>
      <text:p text:style-name="P4">
据彭博社报道，虽然全球能源危机已经有所减轻，但中国仍大量从各国采购天然气。</text:p>
      <text:p text:style-name="P4">
有数据显示，今年迄今为止，33%的长期液化天然气交易量都流向了中国，中国有望在2023年成为全球最大的液化天然气进口国。并且中国公司已经连续第三年同意以长期基础购买更多天然气，其数量超过任何国家。</text:p>
      <text:p text:style-name="P4">
报道强调，中国的购买策略是在各个国家之间分散进口，以缓冲进一步的地缘政治干扰。在上个月，中国石油天然气集团与卡塔尔签署了一项为期27年的协议，并在该国的大型扩张项目中获得了股权，同时中国规模最大的民营能源企业之一新奥天然气股份有限公司与美国开发商CheniereEnergy Inc.签署了一份持续数十年的合同。</text:p>
      <text:p text:style-name="P4">
有了解政府战略的交易员透露，过去几年的停电和供应短缺改变了中国政策制定者的思维方式，他们现在更倾向于保障能源安全，而不是考虑可能供过于求的燃料进口商。</text:p>
      <text:p text:style-name="P4">
（责编：王允）</text:p>
      <text:p text:style-name="P4">
Source: <text:a xlink:type="simple" xlink:href="https://www.rfa.org/mandarin/Xinwen/8-07022023162640.html" text:style-name="Internet_20_link" text:visited-style-name="Visited_20_Internet_20_Link">
https://www.rfa.org/mandarin/Xinwen/8-07022023162640.html</text:a>
</text:p>
      <!--NEWS-->
      <text:h text:style-name="P10" text:outline-level="1">
<text:span text:style-name="T4">
法国第五晚发生骚乱 镇暴警察上阵 (Free Version)</text:span>
</text:h>
      <text:p text:style-name="P4">
Authors: ['莱拉•阿布德', '阿德里安娜•克拉萨']</text:p>
      <text:p text:style-name="P4">
Publisher: 英国《金融时报》</text:p>
      <text:p text:style-name="P4">
Time: 2023-07-02T23:12:24+00:00</text:p>
      <text:p text:style-name="P4">
Published Time: 2023-07-02T12:00:99+08:00</text:p>
      <text:p text:style-name="P4">
Modified Time: 2023-07-02T19:11:99+08:00</text:p>
      <text:p text:style-name="P4">
Description: 法国政府再次加派大量警力，试图平息自警察击毙一名北非裔少年以来连续五天爆发的骚乱。</text:p>
      <text:p text:style-name="P4">
Images: ["<text:a xlink:type="simple" xlink:href="https://thumbor.ftacademy.cn/unsafe/picture/8/000186228_piclink.jpg" text:style-name="Internet_20_link" text:visited-style-name="Visited_20_Internet_20_Link">
000186228_pic...</text:a>
"]</text:p>
      <text:p text:style-name="P4">
Themes: ['法国', '关注']</text:p>
      <text:p text:style-name="P4">
Keywords: ['法国', '法国政治', '法国社会', '移民', '种族平等']</text:p>
      <text:p text:style-name="P4">
Type: Article</text:p>
      <!--METADATA-->
      <text:p text:style-name="P4">
<draw:frame draw:style-name="fr1" draw:name="Image49" text:anchor-type="as-char" svg:width="6.9236in" svg:height="3.894525in" draw:z-index="0">
<draw:image xlink:href="../Images/FT Chinese Free Version/2023-07-02T23-12-24-00-00/000186228_piclink.jpg" xlink:type="simple" xlink:show="embed" xlink:actuate="onLoad" draw:mime-type="image/jpeg"/>
</draw:frame>
</text:p>
      <text:p text:style-name="P4">
法国政府表示，骚乱和抢劫活动已逐渐受到压制。政府在上周六晚再次加派大量警力，试图平息自警察击毙一名少年以来连续五天爆发的骚乱。</text:p>
      <text:p text:style-name="P4">
“感谢警方的果断行动，昨晚变得更加安静，”法国内政部长热拉尔德•达尔马宁(Gérald Darmanin)上周日早上在Twitter上写道。</text:p>
      <text:p text:style-name="P4">
Source: <text:a xlink:type="simple" xlink:href="http://www.ftchinese.com/story/001100131" text:style-name="Internet_20_link" text:visited-style-name="Visited_20_Internet_20_Link">
http://www.ftchinese.com/story/001100131</text:a>
</text:p>
      <!--NEWS-->
      <text:h text:style-name="P10" text:outline-level="1">
<text:span text:style-name="T4">
日股收高</text:span>
</text:h>
      <text:p text:style-name="P4">
Publisher: 法新社</text:p>
      <text:p text:style-name="P4">
Published Time: 2023-07-03T-14:12:08+00:00</text:p>
      <text:p text:style-name="P4">
Modified Time: 2023-07-03T07:35:02+00:00</text:p>
      <text:p text:style-name="P4">
Description: （法新社东京3日电） 东京股市今天追随华尔街涨势收高；日本大型制造商信心指数回温，也为股市提供了支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7-03T-14-12-08-00-00/000000.png" xlink:type="simple" xlink:show="embed" xlink:actuate="onLoad" draw:mime-type="image/png"/>
</draw:frame>
</text:p>
      <text:p text:style-name="P4">
日股日经225指数收涨564.29点或1.70%，来到33753.33点。东证股价指数收涨32.21点或1.41%，来到2320.81点。</text:p>
      <text:p text:style-name="P4">
Source: <text:a xlink:type="simple" xlink:href="https://www.rfi.fr/cn/%E8%B4%A2%E7%BB%8F%E5%BF%AB%E8%AE%AF/20230703-%E6%97%A5%E8%82%A1%E6%94%B6%E9%AB%98" text:style-name="Internet_20_link" text:visited-style-name="Visited_20_Internet_20_Link">
https://www.rfi.fr/cn/%E8%B4%A2%E7%BB%8F%E5%BF%AB%E8%AE%AF/20230703-%E6%97%A5%E8%82%A1%E6%94%B6%E9%AB%98</text:a>
</text:p>
      <!--NEWS-->
      <text:h text:style-name="P10" text:outline-level="1">
<text:span text:style-name="T4">
欧股开盘走高</text:span>
</text:h>
      <text:p text:style-name="P4">
Publisher: 法新社</text:p>
      <text:p text:style-name="P4">
Published Time: 2023-07-03T-16:12:08+00:00</text:p>
      <text:p text:style-name="P4">
Modified Time: 2023-07-03T07:50:01+00:00</text:p>
      <text:p text:style-name="P4">
Description: （法新社伦敦3日电） 欧洲主要股市今天开盘走高，跟进亚股涨势，主因投资人关注通膨压力放缓。</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617581in" draw:z-index="0">
<draw:image xlink:href="../Images/rficn/2023-07-03T-16-12-08-00-00/000000.png" xlink:type="simple" xlink:show="embed" xlink:actuate="onLoad" draw:mime-type="image/png"/>
</draw:frame>
</text:p>
      <text:p text:style-name="P4">
伦敦FTSE 100指数上涨0.1%，报7537.29点。</text:p>
      <text:p text:style-name="P4">
欧元区的部分，法兰克福DAX指数上扬0.3%，报16192.42点。巴黎CAC 40指数也上涨0.3%，报7419.74点。</text:p>
      <text:p text:style-name="P4">
Source: <text:a xlink:type="simple" xlink:href="https://www.rfi.fr/cn/%E8%B4%A2%E7%BB%8F%E5%BF%AB%E8%AE%AF/20230703-%E6%AC%A7%E8%82%A1%E5%BC%80%E7%9B%98%E8%B5%B0%E9%AB%98" text:style-name="Internet_20_link" text:visited-style-name="Visited_20_Internet_20_Link">
https://www.rfi.fr/cn/%E8%B4%A2%E7%BB%8F%E5%BF%AB%E8%AE%AF/20230703-%E6%AC%A7%E8%82%A1%E5%BC%80%E7%9B%98%E8%B5%B0%E9%AB%98</text:a>
</text:p>
      <!--NEWS-->
      <text:h text:style-name="P10" text:outline-level="1">
<text:span text:style-name="T4">
美最新通膨数据降温 亚股随美股劲扬</text:span>
</text:h>
      <text:p text:style-name="P4">
Publisher: 法新社</text:p>
      <text:p text:style-name="P4">
Published Time: 2023-07-03T-2:32:07+00:00</text:p>
      <text:p text:style-name="P4">
Modified Time: 2023-07-03T11:20:02+00:00</text:p>
      <text:p text:style-name="P4">
Description: （法新社香港3日电） 美国最新数据显示通货膨胀进一步降温，促使投资人更加看好各国中央银行可能即将结束其调高利率循环，亚洲股市今天追随美国股市上周结尾行情，收盘普遍劲扬。</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617581in" draw:z-index="0">
<draw:image xlink:href="../Images/rficn/2023-07-03T-2-32-07-00-00/000000.png" xlink:type="simple" xlink:show="embed" xlink:actuate="onLoad" draw:mime-type="image/png"/>
</draw:frame>
</text:p>
      <text:p text:style-name="P4">
美国先前公布一系列优于预期的数据，暗示经济力道依旧火热后，最新公布的美国联邦准备理事会（Fed）偏好通膨指标、5月个人消费支出物价指数（PCE）增幅明显缩小，令投资人些许松口气。</text:p>
      <text:p text:style-name="P4">
强健的经济成长数据及美国申请失业给付人数减少，一度令市场人士更加预期，联准会可能必须继续升息以控制物价涨势。</text:p>
      <text:p text:style-name="P4">
美股三大指数6月30日收盘全数显着上扬，iPhone制造商苹果（Apple）的市值更首度在收盘时站上3兆美元（约新台币93兆元），也是史上首家企业达到这个里程碑。</text:p>
      <text:p text:style-name="P4">
在科技股带动下，美股标普500指数和那斯达克指数30日终场劲扬。尽管经历联准会一系列升息及美国地方银行危机，这两项指数仍顺利在今年上半年写下亮丽涨势。</text:p>
      <text:p text:style-name="P4">
美股乐观行情今天蔓延到亚洲，科技股同样是大赢家。香港股市收盘劲扬2.1%，上海股市上涨1.3%，首尔和台北股市收盘涨幅至少1%，雪梨、新加坡、马尼拉、曼谷和雅加达股市都收高。</text:p>
      <text:p text:style-name="P4">
日本央行「日本银行」今天公布备受关注的企业短观调查报告，显示日本大型制造商信心出现7季以来首度增强。东京股市收盘应声上扬1.7%。</text:p>
      <text:p text:style-name="P4">
Source: <text:a xlink:type="simple" xlink:href="https://www.rfi.fr/cn/%E8%B4%A2%E7%BB%8F%E5%BF%AB%E8%AE%AF/20230703-%E7%BE%8E%E6%9C%80%E6%96%B0%E9%80%9A%E8%86%A8%E6%95%B0%E6%8D%AE%E9%99%8D%E6%B8%A9-%E4%BA%9A%E8%82%A1%E9%9A%8F%E7%BE%8E%E8%82%A1%E5%8A%B2%E6%89%AC" text:style-name="Internet_20_link" text:visited-style-name="Visited_20_Internet_20_Link">
https://www.rfi.fr/cn/%E8%B4%A2%E7%BB%8F%E5%BF%AB%E8%AE%AF/20230703-%E7%BE%8E%E6%9C%80%E6%96%B0%E9%80%9A%E8%86%A8%E6%95%B0%E6%8D%AE%E9%99%8D%E6%B8%A9-%E4%BA%9A%E8%82%A1%E9%9A%8F%E7%BE%8E%E8%82%A1%E5%8A%B2%E6%89%AC</text:a>
</text:p>
      <!--NEWS-->
      <text:h text:style-name="P10" text:outline-level="1">
<text:span text:style-name="T4">
俄称挫败暗杀克里米亚首长企图 逮1嫌</text:span>
</text:h>
      <text:p text:style-name="P4">
Publisher: 法新社</text:p>
      <text:p text:style-name="P4">
Published Time: 2023-07-03T-5:02:09+00:00</text:p>
      <text:p text:style-name="P4">
Modified Time: 2023-07-03T10:35:02+00:00</text:p>
      <text:p text:style-name="P4">
Description: （法新社莫斯科3日电） 俄罗斯国家通讯社塔斯社今天报导，俄罗斯联邦安全局阻止了一起针对俄国在克里米亚半岛指派的行政首长的袭击，并逮捕一名嫌疑人。俄罗斯于2014年并吞克里米亚半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3.617581in" draw:z-index="0">
<draw:image xlink:href="../Images/rficn/2023-07-03T-5-02-09-00-00/000000.png" xlink:type="simple" xlink:show="embed" xlink:actuate="onLoad" draw:mime-type="image/png"/>
</draw:frame>
</text:p>
      <text:p text:style-name="P4">
塔斯社（TASS）援引联邦安全局（FSB）声明报导：「由乌克兰特务部门计划、针对克里米亚（Crimea）行政首长阿克瑟诺夫（SergeiAksyonov）的暗杀企图被挫败。」</text:p>
      <text:p text:style-name="P4">
联邦安全局在声明中表示，被拘留的嫌疑人是「一名出生于1988年的俄罗斯公民，曾被乌克兰安全局（SBU）官员招募」。</text:p>
      <text:p text:style-name="P4">
法新社报导，联邦安全局提到，嫌疑人是在「从藏匿处取出爆炸装置」时被逮捕。</text:p>
      <text:p text:style-name="P4">
在2014年举行的公投后，莫斯科当局从乌克兰手中并吞克里米亚，基辅当局和西方国家称此公投为一场骗局。</text:p>
      <text:p text:style-name="P4">
近几个月来，克里米亚半岛经常遭遇空袭，俄国指派的官员也沦为袭击目标，莫斯科当局将其归咎于乌克兰。</text:p>
      <text:p text:style-name="P4">
Source: <text:a xlink:type="simple" xlink:href="https://www.rfi.fr/cn/%E5%9B%BD%E9%99%85%E6%8A%A5%E9%81%93/20230703-%E4%BF%84%E7%A7%B0%E6%8C%AB%E8%B4%A5%E6%9A%97%E6%9D%80%E5%85%8B%E9%87%8C%E7%B1%B3%E4%BA%9A%E9%A6%96%E9%95%BF%E4%BC%81%E5%9B%BE-%E9%80%AE1%E5%AB%8C" text:style-name="Internet_20_link" text:visited-style-name="Visited_20_Internet_20_Link">
https://www.rfi.fr/cn/%E5%9B%BD%E9%99%85%E6%8A%A5%E9%81%93/20230703-%E4%BF%84%E7%A7%B0%E6%8C%AB%E8%B4%A5%E6%9A%97%E6%9D%80%E5%85%8B%E9%87%8C%E7%B1%B3%E4%BA%9A%E9%A6%96%E9%95%BF%E4%BC%81%E5%9B%BE-%E9%80%AE1%E5%AB%8C</text:a>
</text:p>
      <!--NEWS-->
      <text:h text:style-name="P10" text:outline-level="1">
<text:span text:style-name="T4">
中国敦促发展中国家反对“航运排放税” (Free Version)</text:span>
</text:h>
      <text:p text:style-name="P4">
Authors: ['奥利弗•特林']</text:p>
      <text:p text:style-name="P4">
Publisher: 英国《金融时报》</text:p>
      <text:p text:style-name="P4">
Time: 2023-07-03T00:28:02+00:00</text:p>
      <text:p text:style-name="P4">
Published Time: 2023-07-02T12:00:99+08:00</text:p>
      <text:p text:style-name="P4">
Modified Time: 2023-07-02T20:27:99+08:00</text:p>
      <text:p text:style-name="P4">
Description: 中国向某些发展中国家发出外交照会，批评富裕国家设定“不切实际的”减排目标，“将导致海运成本大幅增加”。</text:p>
      <text:p text:style-name="P4">
Images: ["<text:a xlink:type="simple" xlink:href="https://thumbor.ftacademy.cn/unsafe/picture/5/000186225_piclink.jpg" text:style-name="Internet_20_link" text:visited-style-name="Visited_20_Internet_20_Link">
000186225_pic...</text:a>
"]</text:p>
      <text:p text:style-name="P4">
Themes: ['气候变化', '关注']</text:p>
      <text:p text:style-name="P4">
Keywords: ['气候变化', '航运', '新兴市场', '碳税', '发展中国家']</text:p>
      <text:p text:style-name="P4">
Type: Article</text:p>
      <!--METADATA-->
      <text:p text:style-name="P4">
<draw:frame draw:style-name="fr1" draw:name="Image54" text:anchor-type="as-char" svg:width="6.9236in" svg:height="3.894525in" draw:z-index="0">
<draw:image xlink:href="../Images/FT Chinese Free Version/2023-07-03T00-28-02-00-00/000186225_piclink.jpg" xlink:type="simple" xlink:show="embed" xlink:actuate="onLoad" draw:mime-type="image/jpeg"/>
</draw:frame>
</text:p>
      <text:p text:style-name="P4">
中国敦促较贫穷国家反对对航运排放征税，反对对世界上污染最严重的行业之一制定更严格的脱碳目标，批评富裕国家设定“不切实际的”目标，造成财务成本“大幅增加”。</text:p>
      <text:p text:style-name="P4">
据参加国际海事组织(IMO)相关讨论的四位人士透露，在发展中国家针对这一联合国组织定于7月举行的一次重要会议进行准备之际，北京向这些国家发出一份“外交照会”。中国采取这一游说努力的几天前，法国争取到22个盟国支持征收航运排放税。</text:p>
      <text:p text:style-name="P4">
Source: <text:a xlink:type="simple" xlink:href="http://www.ftchinese.com/story/001100132" text:style-name="Internet_20_link" text:visited-style-name="Visited_20_Internet_20_Link">
http://www.ftchinese.com/story/001100132</text:a>
</text:p>
      <!--NEWS-->
      <text:h text:style-name="P10" text:outline-level="1">
<text:span text:style-name="T4">
泰森将取消一些鸡肉产品的“绝不使用抗生素”标签 (Free Version)</text:span>
</text:h>
      <text:p text:style-name="P4">
Author: Patrick Thomas</text:p>
      <text:p text:style-name="P4">
Publisher: 华尔街日报中文网</text:p>
      <text:p text:style-name="P4">
Published Time: 2023-07-03T00:30:00.000Z</text:p>
      <text:p text:style-name="P4">
Modified Time: 2023-07-03T00:30:00.000Z</text:p>
      <text:p text:style-name="P4">
Created Time: 2023-07-02T23:10:00.000Z</text:p>
      <text:p text:style-name="P4">
Description: 泰森将在其鸡肉供应链中重新引入某些抗生素，并将在泰森品牌的一些鸡肉产品中取消“绝不使用抗生素”的宣传标签。</text:p>
      <text:p text:style-name="P4">
Images: []</text:p>
      <text:p text:style-name="P4">
Categories: ['商业']</text:p>
      <text:p text:style-name="P4">
Keywords: SYND</text:p>
      <text:p text:style-name="P4">
Type: Article</text:p>
      <!--METADATA-->
      <text:p text:style-name="P4">
泰森食品有限公司(Tyson Foods, TSN)将在其鸡肉供应链中重新引入某些抗生素，并将在泰森品牌的鸡肉产品中取消“绝不使用抗生素”的宣传标签。</text:p>
      <text:p text:style-name="P4">
Source: <text:a xlink:type="simple" xlink:href="https://cn.wsj.com/articles/%E6%B3%B0%E6%A3%AE%E5%B0%86%E5%9C%A8%E4%B8%80%E4%BA%9B%E9%B8%A1%E8%82%89%E4%BA%A7%E5%93%81%E4%B8%AD%E9%87%8D%E6%96%B0%E4%BD%BF%E7%94%A8%E6%8A%97%E7%94%9F%E7%B4%A0-8bd27633" text:style-name="Internet_20_link" text:visited-style-name="Visited_20_Internet_20_Link">
https://cn.wsj.com/articles/%E6%B3%B0%E6%A3%AE%E5%B0%86%E5%9C%A8%E4%B8%80%E4%BA%9B%E9%B8%A1%E8%82%89%E4%BA%A7%E5%93%81%E4%B8%AD%E9%87%8D%E6%96%B0%E4%BD%BF%E7%94%A8%E6%8A%97%E7%94%9F%E7%B4%A0-8bd27633</text:a>
</text:p>
      <!--NEWS-->
      <text:h text:style-name="P10" text:outline-level="1">
<text:span text:style-name="T4">
Twitter限制用户在其平台上阅读的帖子数量 (Free Version)</text:span>
</text:h>
      <text:p text:style-name="P4">
Author: Tim Higgins</text:p>
      <text:p text:style-name="P4">
Publisher: 华尔街日报中文网</text:p>
      <text:p text:style-name="P4">
Published Time: 2023-07-03T00:50:00.000Z</text:p>
      <text:p text:style-name="P4">
Modified Time: 2023-07-03T00:50:00.000Z</text:p>
      <text:p text:style-name="P4">
Created Time: 2023-07-02T23:41:00.000Z</text:p>
      <text:p text:style-name="P4">
Description: Twitter开始限制用户在其平台上阅读的帖子数量，这是一个不寻常的举动，正值拥有者马斯克表示他正对抗试图利用Twitter数据开发AI程序的公司。</text:p>
      <text:p text:style-name="P4">
Images: []</text:p>
      <text:p text:style-name="P4">
Categories: ['科技']</text:p>
      <text:p text:style-name="P4">
Keywords: SYND</text:p>
      <text:p text:style-name="P4">
Type: Article</text:p>
      <!--METADATA-->
      <text:p text:style-name="P4">
Twitter开始限制用户在其平台上阅读的帖子数量，这是一个不寻常的举动，正值拥有者马斯克(ElonMusk)表示他正对抗试图利用Twitter数据开发AI程序的公司。</text:p>
      <text:p text:style-name="P4">
Source: <text:a xlink:type="simple" xlink:href="https://cn.wsj.com/articles/twitter%E9%99%90%E5%88%B6%E7%94%A8%E6%88%B7%E5%9C%A8%E5%85%B6%E5%B9%B3%E5%8F%B0%E4%B8%8A%E9%98%85%E8%AF%BB%E7%9A%84%E5%B8%96%E5%AD%90%E6%95%B0%E9%87%8F-c44004d7" text:style-name="Internet_20_link" text:visited-style-name="Visited_20_Internet_20_Link">
https://cn.wsj.com/articles/twitter%E9%99%90%E5%88%B6%E7%94%A8%E6%88%B7%E5%9C%A8%E5%85%B6%E5%B9%B3%E5%8F%B0%E4%B8%8A%E9%98%85%E8%AF%BB%E7%9A%84%E5%B8%96%E5%AD%90%E6%95%B0%E9%87%8F-c44004d7</text:a>
</text:p>
      <!--NEWS-->
      <text:h text:style-name="P10" text:outline-level="1">
<text:span text:style-name="T4">
七一党庆旧文重刊 习近平担心共党垮台“故国不堪回首月明中”</text:span>
</text:h>
      <text:p text:style-name="P4">
Author: None</text:p>
      <text:p text:style-name="P4">
Publisher: Radio Free Asia (Organization)</text:p>
      <text:p text:style-name="P4">
Published Time: 2023-07-03T01:04:00-04:00</text:p>
      <text:p text:style-name="P4">
Modified Time: 2023-07-03T09:46: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4.612011in" draw:z-index="0">
<draw:image xlink:href="../Images/rfamandarin/2023-07-03T01-04-00-04-00/000000.png" xlink:type="simple" xlink:show="embed" xlink:actuate="onLoad" draw:mime-type="image/png"/>
</draw:frame>
七一党庆前，《求是》刊登去年习近平担心“亡党”的谈话。 <text:a xlink:type="simple" xlink:href="https://www.rfa.org/mandarin/Xinwen/st-07032023010402.html/@@images/image" text:style-name="Internet_20_link" text:visited-style-name="Visited_20_Internet_20_Link">
</text:a>
路透资料照。</text:p>
      <text:p text:style-name="P4">
7月1日是中共建党102周年，6月30日，中共中央机关刊物《求是》刊登“努力成长为对党和人民忠诚可靠、堪当时代重任的栋梁之才”文章，并注明这是去年3月1日习近平在中央党校青年干部培训班开课发表谈话全文。</text:p>
      <text:p text:style-name="P4">
习近平向青年干部强调，要筑牢理想信念根基，“如果我们培养出来的人都不信奉马克思主义、共产主义了，不举中国特色社会主义这面旗了，就会发生东欧剧变、苏共垮台、苏联解体那种‘故国不堪回首月明中’的悲剧！”</text:p>
      <text:p text:style-name="P4">
习近平说，中共十八大以来，从“东升西降”、“中治西乱”更加鲜明的对比中，党员干部强化了理想信念；但要引起重视的是，有的人从来就没有真正树立共产党人理想信念，世界观、人生观、价值观本就不正，进入党的队伍动机不纯。</text:p>
      <text:p text:style-name="P4">
“无数事实告诉我们，唯有以狭路相逢勇者胜的气概，敢于斗争、善于斗争，我们才能赢得尊严、赢得主动，切实维护国家主权、安全、发展利益。”习近平表示，“我们这支队伍里不能有胆小鬼，更不能有心怀异心、身在曹营心在汉、同床异梦的人。”</text:p>
      <text:p text:style-name="P4">
习近平谈到信访问题时表示，“对上访群众有什么好怕的？”他列举自己在河北正定、福建宁德任职时，公开接受上访的事例，解决了很多上访问题，也真实了解了民情民意，此后每到一个地方任职都坚持这样做，强调“信访是送上门来的群众工作，既可以消气，也可以通气”。</text:p>
      <text:p text:style-name="P4">
习近平痛批党内的贪腐败坏表示，有的（党员）讲求攀比，看到一些老板挥金如土、花天酒地，就心态失衡；有的贪图享乐，感叹人生苦短，不如及时行乐。更有人心存侥幸，认为被抓的都是“倒楣蛋”。习近平并借由“元史”记载理学家许衡自许“梨虽无主，我心有主”，指责违法乱纪的干部，就是缺乏这种修为和定力，以致从心里破防走向堕落。</text:p>
      <text:p text:style-name="P4">
习近平今年5月30日出席第20届中央国安委第一次会议时指出，当前中国面临“国家安全问题的复杂程度、艰钜程度明显加大”。他呼吁，要坚持底线思维和极限思维，准备“经受风高浪急甚至惊涛骇浪的重大考验”，并说当前中国面临“国家安全问题的复杂程度、艰钜程度明显加大”。</text:p>
      <text:p text:style-name="P4">
7月1日，大陆新修订的《反间谍法》和新制定的《对外关系法》实施，《反间谍法》扩大对间谍行为的定义和窃密对象范围，将网路攻击等明确列为间谍行为。</text:p>
      <text:p text:style-name="P4">
责编 许书婷</text:p>
      <text:p text:style-name="P4">
Source: <text:a xlink:type="simple" xlink:href="https://www.rfa.org/mandarin/Xinwen/st-07032023010402.html" text:style-name="Internet_20_link" text:visited-style-name="Visited_20_Internet_20_Link">
https://www.rfa.org/mandarin/Xinwen/st-07032023010402.html</text:a>
</text:p>
      <!--NEWS-->
      <text:h text:style-name="P10" text:outline-level="1">
<text:span text:style-name="T4">
日本经济：太阳回来了吗？ (Free Version)</text:span>
</text:h>
      <text:p text:style-name="P4">
Authors: ['徐瑾']</text:p>
      <text:p text:style-name="P4">
Publisher: 英国《金融时报》</text:p>
      <text:p text:style-name="P4">
Time: 2023-07-03T01:31:06+00:00</text:p>
      <text:p text:style-name="P4">
Published Time: 2023-07-01T12:00:99+08:00</text:p>
      <text:p text:style-name="P4">
Modified Time: 2023-07-02T11:39:99+08:00</text:p>
      <text:p text:style-name="P4">
Description: 徐瑾：在巴菲特加持下，日本经济似乎重新成为人们关注的重心，中国社交媒体也开始关注辜朝明的大衰退理论。关于日本“失去的二十年”，最大的误区与经验是什么？</text:p>
      <text:p text:style-name="P4">
Images: ["<text:a xlink:type="simple" xlink:href="https://thumbor.ftacademy.cn/unsafe/picture/7/000186237_piclink.jpg" text:style-name="Internet_20_link" text:visited-style-name="Visited_20_Internet_20_Link">
000186237_pic...</text:a>
"]</text:p>
      <text:p text:style-name="P4">
Themes: ['观点', '徐瑾经济人', '关注']</text:p>
      <text:p text:style-name="P4">
Keywords: ['徐瑾经济人', '日本经济', '经济衰退']</text:p>
      <text:p text:style-name="P4">
Type: Article</text:p>
      <!--METADATA-->
      <text:p text:style-name="P4">
<draw:frame draw:style-name="fr1" draw:name="Image57" text:anchor-type="as-char" svg:width="6.9236in" svg:height="3.901286in" draw:z-index="0">
<draw:image xlink:href="../Images/FT Chinese Free Version/2023-07-03T01-31-06-00-00/000186237_piclink.jpg" xlink:type="simple" xlink:show="embed" xlink:actuate="onLoad" draw:mime-type="image/jpeg"/>
</draw:frame>
</text:p>
      <text:p text:style-name="P4">
日本经济似乎重新回到世界关注中心。</text:p>
      <text:p text:style-name="P4">
过去谈到日本，不少第一印象是“失去的二十年”甚至三十年，以至于不少投行报告将亚洲作为新兴市场蓬勃增长的标杆之际，也往往将日本剔除出来。如今，股神巴菲特增持日本五家综合商社股份，日本已经成为其在美国之外的最大投资地，而日本股市近期也屡创新高，甚至有望成为今年以来全球表现最好的股市。一切都让世界重新审视，日本经济，真的回来了么？</text:p>
      <text:p text:style-name="P4">
Source: <text:a xlink:type="simple" xlink:href="http://www.ftchinese.com/story/001100130" text:style-name="Internet_20_link" text:visited-style-name="Visited_20_Internet_20_Link">
http://www.ftchinese.com/story/001100130</text:a>
</text:p>
      <!--NEWS-->
      <text:h text:style-name="P10" text:outline-level="1">
<text:span text:style-name="T4">
特斯拉Q2交车量近翻倍 年产180万辆目标进展顺利</text:span>
</text:h>
      <text:p text:style-name="P4">
Publisher: 法新社</text:p>
      <text:p text:style-name="P4">
Published Time: 2023-07-03T01:32:08+00:00</text:p>
      <text:p text:style-name="P4">
Modified Time: 2023-07-03T01:20:04+00:00</text:p>
      <text:p text:style-name="P4">
Description: （法新社纽约2日电） 美国汽车制造商特斯拉（Tesla）今天公布的财报显示，尽管市场困难，第2季交车46万6140辆，超出了分析师预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7-03T01-32-08-00-00/000000.png" xlink:type="simple" xlink:show="embed" xlink:actuate="onLoad" draw:mime-type="image/png"/>
</draw:frame>
</text:p>
      <text:p text:style-name="P4">
特斯拉近50万辆的交车量比去年同期成长83%，较上一季度增加10%。而分析师先前预计特斯拉交车量将低于45万辆。</text:p>
      <text:p text:style-name="P4">
从4月到6月，总部位于德州的特斯拉计生产47万9700辆汽车，与2022年第2季度相比成长85%。</text:p>
      <text:p text:style-name="P4">
这让特斯拉今年年中的总产量达到92万508辆，顺利朝2023年生产180万辆的目标迈进，并超出了行业观察人士的预期。</text:p>
      <text:p text:style-name="P4">
韦德布希证券公司（WedbushSecurities）分析师在给客户的一份报告中写道：「2023年初实施的降价优惠，为马斯克与公司带来了巨大红利，因为需求似乎仍然非常强劲，而且特斯拉的生产效率允许大规模交车。」</text:p>
      <text:p text:style-name="P4">
随着电动车领域竞争加剧，特斯拉在美国、欧洲和亚洲已多次降价。这也让特斯拉能经得起中国市场需求下降的考验。 （译者：纪锦玲）</text:p>
      <text:p text:style-name="P4">
Source: <text:a xlink:type="simple" xlink:href="https://www.rfi.fr/cn/%E8%B4%A2%E7%BB%8F%E5%BF%AB%E8%AE%AF/20230703-%E7%89%B9%E6%96%AF%E6%8B%89q2%E4%BA%A4%E8%BD%A6%E9%87%8F%E8%BF%91%E7%BF%BB%E5%80%8D-%E5%B9%B4%E4%BA%A7180%E4%B8%87%E8%BE%86%E7%9B%AE%E6%A0%87%E8%BF%9B%E5%B1%95%E9%A1%BA%E5%88%A9" text:style-name="Internet_20_link" text:visited-style-name="Visited_20_Internet_20_Link">
https://www.rfi.fr/cn/%E8%B4%A2%E7%BB%8F%E5%BF%AB%E8%AE%AF/20230703-%E7%89%B9%E6%96%AF%E6%8B%89q2%E4%BA%A4%E8%BD%A6%E9%87%8F%E8%BF%91%E7%BF%BB%E5%80%8D-%E5%B9%B4%E4%BA%A7180%E4%B8%87%E8%BE%86%E7%9B%AE%E6%A0%87%E8%BF%9B%E5%B1%95%E9%A1%BA%E5%88%A9</text:a>
</text:p>
      <!--NEWS-->
      <text:h text:style-name="P10" text:outline-level="1">
<text:span text:style-name="T4">
反對李家超參加APEC 人權團體籲拜登表態</text:span>
</text:h>
      <text:p text:style-name="P4">
Author: None (Language: zh)</text:p>
      <text:p text:style-name="P4">
Publisher: None</text:p>
      <text:p text:style-name="P4">
Time: 2023-07-03T01:38:00Z</text:p>
      <text:p text:style-name="P4">
Description: 全球超過50個與港人相關的人權團體聯合致函拜登，要求美國應明確表態不會讓香港特首李家超到美國參加APEC峰會，否則「將設下令人憂慮的先例」。此前，美國兩黨議員亦曾表示反對李家超赴美。</text:p>
      <text:p text:style-name="P4">
Videos: []</text:p>
      <text:p text:style-name="P4">
Images: []</text:p>
      <text:p text:style-name="P4">
Subject: 时政风云</text:p>
      <text:p text:style-name="P4">
Subjects: ['奥巴马', '谷歌', '香港', 'APEC', '雨伞革命', '香港政改', '专题报道：香港“反送中”抗议', '美国']</text:p>
      <text:p text:style-name="P4">
Keywords: ['香港', '香港民主', 'APEC', '李家超', '香港国安法', '美国', '制裁']</text:p>
      <text:p text:style-name="P4">
ID: 66096895</text:p>
      <!--METADATA-->
      <text:p text:style-name="P4">
<text:a xlink:type="simple" xlink:href="https://www.dw.com/zh/overlay/image/article/66096895/66089593" text:style-name="Internet_20_link" text:visited-style-name="Visited_20_Internet_20_Link">
 </text:a>
</text:p>
      <text:p text:style-name="P4">
圖為香港特首李家超7月1日參加香港主權移交26週年的活動。</text:p>
      <text:p text:style-name="P4">
（德國之聲中文網）亞太經濟合作組織（APEC）峰會今年11月將於美國舊金山登場，超過50個港人相關團體上週五（6月30日）聯合致信美國總統拜登，要求他明確表示不會允許香港特首李家超入境美國、參加APEC峰會。</text:p>
      <text:p text:style-name="P4">
「任何情況下，李家超這個 <text:a xlink:type="simple" xlink:href="https://www.dw.com/zh/zh/美警告香港勿庇护受制裁个人-港特首只遵守联合国制裁/a-63399758" text:style-name="Internet_20_link" text:visited-style-name="Visited_20_Internet_20_Link">
 遭受制裁的人權侵犯者 </text:a>
，都不該被允許踏上美國國土。」公開信上寫道，若美國解除或豁免對李家超的制裁，將破壞外界對美國的信心，質疑美國對香港自由與人權的承諾。</text:p>
      <text:p text:style-name="P4">
2020年 <text:a xlink:type="simple" xlink:href="https://www.dw.com/zh/zh/国安法永久地改变了香港吗/a-66089541" text:style-name="Internet_20_link" text:visited-style-name="Visited_20_Internet_20_Link">
 《國安法》在香港實施之後 </text:a>
，美國財政部以「損害香港自治、 <text:a xlink:type="simple" xlink:href="https://www.dw.com/zh/zh/六四临近-香港人如何悄悄纪念/a-65815259" text:style-name="Internet_20_link" text:visited-style-name="Visited_20_Internet_20_Link">
 限制港人言論與集會自由 </text:a>
」為由，對11人祭出制裁，其中包含當時的香港特首林鄭月娥，以及時任保安局長的李家超；後者被指「威逼、逮捕、居留、關押港人」，且參與研擬與實施《國安法》。</text:p>
      <text:p text:style-name="P4">
港人團體的公開信上稱李家超是 <text:a xlink:type="simple" xlink:href="https://www.dw.com/zh/zh/英外相批香港自由遭侵蝕-中使館干涉內政/a-64374241" text:style-name="Internet_20_link" text:visited-style-name="Visited_20_Internet_20_Link">
 打擊香港自由 </text:a>
的關鍵人物，直指他濫用警力鎮壓2019年的民主運動、濫捕超過1萬名港人，且自他2022年成為特首以來，「系統性的打壓仍在持續」，因此若暫時甚至永久解除對他的制裁，「將設下令人憂慮的先例」。</text:p>
      <text:p text:style-name="P4">
信上還指出，在 <text:a xlink:type="simple" xlink:href="https://www.dw.com/zh/zh/apec峰會登場-習近平亞太不是任何人的後花園/a-63805296" text:style-name="Internet_20_link" text:visited-style-name="Visited_20_Internet_20_Link">
 過去的APEC峰會 </text:a>
，並不是所有領袖都有參與，例如台灣總統便沒有受邀；而在中國政府將與會的狀況下，由中國統治的香港更沒有理由參加。</text:p>
      <ul>
        <li>
</li>
      </ul>
      <h5>
港警称「涉破坏安宁」带走六四点灯、持花者</h5>
      <text:h text:style-name="P12" text:outline-level="3">
<text:span text:style-name="T4">
手举鲜花的「王婆婆」</text:span>
</text:h>
      <text:p text:style-name="P4">
又称「王婆婆」的香港社运人士王凤瑶在6月4日下午5点多到了警方封锁范围附近。她拿着一束鲜花，双手比出「五一」手势，接着便被一群警察包围并带上警车。今年67岁的王凤瑶因在2019年反修例游行中经常举着英国国旗而引人注目，曾数次被香港和中国大陆警方拘留。</text:p>
      <ul>
        <li>
</li>
      </ul>
      <h5>
港警称「涉破坏安宁」带走六四点灯、持花者</h5>
      <text:h text:style-name="P12" text:outline-level="3">
<text:span text:style-name="T4">
前记协主席遭扣留后获释</text:span>
</text:h>
      <text:p text:style-name="P4">
香港记者协会前主席麦燕庭（图右上二）在傍晚6点多现身铜锣湾，在一家商场外遭到警方盘查，几分钟后被警察带走。香港记协6月5日透过公开声明表示，记协前主席兼法广特约记者麦燕庭在湾仔警署被扣留至晚上11时始获释，但未获告知被控任何罪行。</text:p>
      <ul>
        <li>
</li>
      </ul>
      <h5>
港警称「涉破坏安宁」带走六四点灯、持花者</h5>
      <text:h text:style-name="P12" text:outline-level="3">
<text:span text:style-name="T4">
社民连主席的纸花和电子蜡烛</text:span>
</text:h>
      <text:p text:style-name="P4">
社运人士、社民连主席陈宝莹（左二）在晚上7点多到了维园附近的纪利佐治街，手持黄色纸花和电子蜡烛，在被警方问话之后便被带上警车。社民连在当天稍晚表示，陈宝莹被带到被带到湾仔警署后，于晚上9时15分获准离开，未被要求任何担保。</text:p>
      <ul>
        <li>
</li>
      </ul>
      <h5>
港警称「涉破坏安宁」带走六四点灯、持花者</h5>
      <text:h text:style-name="P12" text:outline-level="3">
<text:span text:style-name="T4">
邓建华、徐汉光也被带走</text:span>
</text:h>
      <text:p text:style-name="P4">
晚间8点左右，身穿印有《文汇报》六四报导图案上衣的香港职工盟前副主席邓建华（图中）被警方拦下盘查，接着被带上警车，他随后于Facebook上表示正于湾仔「协助调查」。大约也在8点多，手持电子蜡烛的前支联会常委徐汉光也于铜锣湾地铁站附近被一群警察带上警车离开。</text:p>
      <ul>
        <li>
</li>
      </ul>
      <h5>
港警称「涉破坏安宁」带走六四点灯、持花者</h5>
      <text:h text:style-name="P12" text:outline-level="3">
<text:span text:style-name="T4">
《5月35日》剧本</text:span>
</text:h>
      <text:p text:style-name="P4">
一名身穿黑衣、戴口罩的男子向在场记者展示香港剧作家庄梅岩的六四舞台剧本《5月35日》；也有人用手机播放六四相关歌曲，在街上喊「我们要自由」、「香港人不要怕」，最终也被带离开。</text:p>
      <ul>
        <li>
</li>
      </ul>
      <h5>
港警称「涉破坏安宁」带走六四点灯、持花者</h5>
      <text:h text:style-name="P12" text:outline-level="3">
<text:span text:style-name="T4">
手机点灯破坏社会安宁？</text:span>
</text:h>
      <text:p text:style-name="P4">
多名员警将一名开着手机闪光灯的男子带离维园附近。香港警方晚上表示，6月4日当天有11男12女，合共23人涉嫌「破坏社会安宁」被警方拘捕或带走调查；有1人因「涉嫌妨碍警务人员执行职务」遭到拘捕。</text:p>
      <ul>
        <li>
</li>
      </ul>
      <h5>
港警称「涉破坏安宁」带走六四点灯、持花者</h5>
      <text:h text:style-name="P12" text:outline-level="3">
<text:span text:style-name="T4">
「不要忘記六四」</text:span>
</text:h>
      <text:p text:style-name="P4">
6月3日，艺名「三木」的陈式森（图中）在六四前一天于铜锣湾的某条街上唱着「不要忘记六四！不要忘记六四！香港人，不要怕他们」。随后他被警员带走时，还沿途高喊着「勿忘六四」、「打倒暴政」、「香港人不要怕」。</text:p>
      <ul>
        <li>
</li>
      </ul>
      <h5>
港警称「涉破坏安宁」带走六四点灯、持花者</h5>
      <text:h text:style-name="P12" text:outline-level="3">
<text:span text:style-name="T4">
禁食89643.4秒</text:span>
</text:h>
      <text:p text:style-name="P4">
前支联会义工关振邦（左）、香港天安门母亲成员刘家仪也在6月3日前往维园喷水池，计划在6点04分起在维园禁食。他们手中举着「禁食89643.4秒」、「哀悼六四死难者，向天安门母亲致敬」的标语，身穿印有「896420」和「真相」字样的上衣。两人在喷水池前停留数分钟后便被香港警方带走，同时警告两人涉「作出具意图煽动的作为」。刘家仪在6月5日于Facebook上表示「已在48小时内保释，同时亦完成个人悼念的禁食，暂时平安」。</text:p>
      <ul>
        <li>
</li>
      </ul>
      <h5>
港警称「涉破坏安宁」带走六四点灯、持花者</h5>
      <text:h text:style-name="P12" text:outline-level="3">
<text:span text:style-name="T4">
过去几年六四的维园</text:span>
</text:h>
      <text:p text:style-name="P4">
自1990年以来，每年6月4日由香港支联会举办的六四烛光晚会都会吸引上万人齐聚香港维多利亚公园，一同悼念六四事件死难者。但此活动自2019年新冠疫情爆发后，香港当局以防疫为由两度禁止集会。接下来，2020年通过的《国安法》将纪念活动视为违法，2021年又遭遇了支联会解散，此后六四纪念晚会不复存在。图为2020年6月4日香港民众自发地至维园以烛光纪念六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美國兩黨議員皆反對</text:span>
</text:h>
      <text:p text:style-name="P4">
據路透社今年6月初報導，美國共和黨參議員魯比奧（Marco Rubio）、民主黨參議員默克利（JeffMerkley）等人亦曾致函美國國務院，形容邀請李家超之舉，對被中國政府迫害的人而言是一種「侮辱」。</text:p>
      <text:p text:style-name="P4">
此前，美國副國務卿謝爾曼（WendySherman）曾於2月在回覆國會的信件中透露，國務院有意邀請李家超參加APEC。6月13日，美國國務院稱2月的說法是「錯誤版本」，並 <text:a xlink:type="simple" xlink:href="https://www.dw.com/zh/zh/美國務院改口未決定是否邀李家超出席apec/a-65857895" text:style-name="Internet_20_link" text:visited-style-name="Visited_20_Internet_20_Link">
改口表示尚未決定是否邀請李家超 </text:a>
 。</text:p>
      <text:p text:style-name="P4">
對此，李家超回應，APEC不屬於任何一個國家和經濟體，而香港身為成員，會按照APEC的規則及常規出席會議。中國外交部發言人汪文斌則稱，「東道主有責任確保各成員代表順利參會」，「相信美方會履行承諾，確保包括中國香港在內的APEC所有成員代表順利參會」。</text:p>
      <text:p text:style-name="P4">
</text:p>
      <text:p text:style-name="P4">
圖為中國國家主席習近平去年11月在泰國曼谷參加APEC峰會。</text:p>
      <text:p text:style-name="P4">
（綜合報導）</text:p>
      <text:p text:style-name="P4">
Source: <text:a xlink:type="simple" xlink:href="https://www.dw.com/zh/反對李家超參加apec-人權團體籲拜登表態/a-66096895" text:style-name="Internet_20_link" text:visited-style-name="Visited_20_Internet_20_Link">
https://www.dw.com/zh/反對李家超參加apec-人權團體籲拜登表態/a-66096895?maca=chi-rss-chi-all-1127-rdf</text:a>
</text:p>
      <!--NEWS-->
      <text:h text:style-name="P10" text:outline-level="1">
<text:span text:style-name="T4">
预计潘功胜将被任命为中国央行行长 (Free Version)</text:span>
</text:h>
      <text:p text:style-name="P4">
Authors: ['Leng', '白艾德']</text:p>
      <text:p text:style-name="P4">
Publisher: 英国《金融时报》</text:p>
      <text:p text:style-name="P4">
Time: 2023-07-03T01:43:00+00:00</text:p>
      <text:p text:style-name="P4">
Published Time: 2023-07-02T12:00:99+08:00</text:p>
      <text:p text:style-name="P4">
Modified Time: 2023-07-02T21:35:99+08:00</text:p>
      <text:p text:style-name="P4">
Description: 潘功胜已被任命为中国央行党委书记。预计这位“金融风险消防员”也将被宣布为下一任央行行长，接替任职已超过五年的易纲。</text:p>
      <text:p text:style-name="P4">
Images: ["<text:a xlink:type="simple" xlink:href="https://thumbor.ftacademy.cn/unsafe/picture/2/000186222_piclink.jpg" text:style-name="Internet_20_link" text:visited-style-name="Visited_20_Internet_20_Link">
000186222_pic...</text:a>
"]</text:p>
      <text:p text:style-name="P4">
Themes: ['中国经济', '关注']</text:p>
      <text:p text:style-name="P4">
Keywords: ['中国央行', '潘功胜', '中国经济', '高端专享']</text:p>
      <text:p text:style-name="P4">
Type: Article</text:p>
      <!--METADATA-->
      <text:p text:style-name="P4">
<draw:frame draw:style-name="fr1" draw:name="Image70" text:anchor-type="as-char" svg:width="6.9236in" svg:height="3.894525in" draw:z-index="0">
<draw:image xlink:href="../Images/FT Chinese Free Version/2023-07-03T01-43-00-00-00/000186222_piclink.jpg" xlink:type="simple" xlink:show="embed" xlink:actuate="onLoad" draw:mime-type="image/jpeg"/>
</draw:frame>
</text:p>
      <text:p text:style-name="P4">
中国任命一名受过西方培训的“金融风险消防员”执掌央行，在习近平全面改革金融业监管之际，预计此举将提供一定的市场确定性。</text:p>
      <text:p text:style-name="P4">
中国央行(PBoC)上周六宣布，任命潘功胜担任党委书记，接替郭树清。</text:p>
      <text:p text:style-name="P4">
Source: <text:a xlink:type="simple" xlink:href="http://www.ftchinese.com/story/001100133" text:style-name="Internet_20_link" text:visited-style-name="Visited_20_Internet_20_Link">
http://www.ftchinese.com/story/001100133</text:a>
</text:p>
      <!--NEWS-->
      <text:h text:style-name="P10" text:outline-level="1">
<text:span text:style-name="T4">
大谷翔平获选美联DH与投手 连3年投打入选明星赛</text:span>
</text:h>
      <text:p text:style-name="P4">
Publisher: 法新社</text:p>
      <text:p text:style-name="P4">
Published Time: 2023-07-03T02:02:08+00:00</text:p>
      <text:p text:style-name="P4">
Modified Time: 2023-07-03T01:35:01+00:00</text:p>
      <text:p text:style-name="P4">
Description: （法新社纽约2日电） 美国职棒大联盟MLB洛杉矶天使二刀流好手大谷翔平，在被球迷票选为美联先发指定打击后，今天再被球员推选为美联投手群一员，连3年同时以投打两种身分入选明星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3.617581in" draw:z-index="0">
<draw:image xlink:href="../Images/rficn/2023-07-03T02-02-08-00-00/000000.png" xlink:type="simple" xlink:show="embed" xlink:actuate="onLoad" draw:mime-type="image/png"/>
</draw:frame>
</text:p>
      <text:p text:style-name="P4">
MLB明星赛7月11日将在西雅图登场，先发野手由球迷票选产生，投手群和替补野手由球员票选决定，至于先发投手则由美国联盟（AL）、国家联盟（NL）两队的总教练圈选。</text:p>
      <text:p text:style-name="P4">
在今天之前已缴出30轰，暂居全大联盟全垒打王的大谷，毫无意外在球迷票选中脱颖而出，成为明星赛美联先发指定打击。</text:p>
      <text:p text:style-name="P4">
28岁的大谷接着也因为全大联盟最低的1成80被打击率，获选为明星赛美联投手群的一员，且很有可能担纲先发的角色。</text:p>
      <text:p text:style-name="P4">
大谷是大联盟史上首位同时以投打两种身分入选明星赛的球员，且他已连3届明星赛都是同时以投手、野手两种身分参加明星赛。</text:p>
      <text:p text:style-name="P4">
亚特兰大勇士这次共8名球员能够参加明星赛，是2012年以来单队最多球员获选的纪录。</text:p>
      <text:p text:style-name="P4">
勇士这次可打明星赛的选手，包括将为国联先发的捕手墨菲（Sean Murphy）、游击手艾西亚（Orlando Arcia）、外野手阿库尼亚（RonaldAcuna Jr.），替补的有以28轰暂居国联全垒打王、68分打点暂居大联盟打点王的的欧尔森（Matt Olson）和阿比斯（OzzieAlbies）、莱里（Austin Riley），以及投手斯特里德（Spencer Strider）、爱德（Bryce Elder）。</text:p>
      <text:p text:style-name="P4">
至于地主水手，仅有投手卡斯蒂约（Luis Castillo）一人获选参加。</text:p>
      <text:p text:style-name="P4">
Source: <text:a xlink:type="simple" xlink:href="https://www.rfi.fr/cn/%E8%BF%90%E5%8A%A8%E5%A4%A9%E5%9C%B0/20230703-%E5%A4%A7%E8%B0%B7%E7%BF%94%E5%B9%B3%E8%8E%B7%E9%80%89%E7%BE%8E%E8%81%94dh%E4%B8%8E%E6%8A%95%E6%89%8B-%E8%BF%9E3%E5%B9%B4%E6%8A%95%E6%89%93%E5%85%A5%E9%80%89%E6%98%8E%E6%98%9F%E8%B5%9B" text:style-name="Internet_20_link" text:visited-style-name="Visited_20_Internet_20_Link">
https://www.rfi.fr/cn/%E8%BF%90%E5%8A%A8%E5%A4%A9%E5%9C%B0/20230703-%E5%A4%A7%E8%B0%B7%E7%BF%94%E5%B9%B3%E8%8E%B7%E9%80%89%E7%BE%8E%E8%81%94dh%E4%B8%8E%E6%8A%95%E6%89%8B-%E8%BF%9E3%E5%B9%B4%E6%8A%95%E6%89%93%E5%85%A5%E9%80%89%E6%98%8E%E6%98%9F%E8%B5%9B</text:a>
</text:p>
      <!--NEWS-->
      <text:h text:style-name="P10" text:outline-level="1">
<text:span text:style-name="T4">
汇丰被指配合港府限制移民港人提取养老金 (Free Version)</text:span>
</text:h>
      <text:p text:style-name="P4">
Authors: ['Ho-him', '凯•威金斯']</text:p>
      <text:p text:style-name="P4">
Publisher: 英国《金融时报》</text:p>
      <text:p text:style-name="P4">
Time: 2023-07-03T02:53:09+00:00</text:p>
      <text:p text:style-name="P4">
Published Time: 2023-07-02T12:00:99+08:00</text:p>
      <text:p text:style-name="P4">
Modified Time: 2023-07-02T22:46:99+08:00</text:p>
      <text:p text:style-name="P4">
Description: 美英鹰派议员致函汇丰行政总裁祈耀年，对该行禁止某些想要移居海外的香港人提前提取强积金表示“深切关注”。</text:p>
      <text:p text:style-name="P4">
Images: ["<text:a xlink:type="simple" xlink:href="https://thumbor.ftacademy.cn/unsafe/picture/3/000186223_piclink.jpg" text:style-name="Internet_20_link" text:visited-style-name="Visited_20_Internet_20_Link">
000186223_pic...</text:a>
"]</text:p>
      <text:p text:style-name="P4">
Themes: ['汇丰', '关注']</text:p>
      <text:p text:style-name="P4">
Keywords: ['汇丰', '香港政治', '香港国安法', '养老金', '国家安全', '强积金', '高端专享']</text:p>
      <text:p text:style-name="P4">
Type: Article</text:p>
      <!--METADATA-->
      <text:p text:style-name="P4">
<draw:frame draw:style-name="fr1" draw:name="Image72" text:anchor-type="as-char" svg:width="6.9236in" svg:height="3.894525in" draw:z-index="0">
<draw:image xlink:href="../Images/FT Chinese Free Version/2023-07-03T02-53-09-00-00/000186223_piclink.jpg" xlink:type="simple" xlink:show="embed" xlink:actuate="onLoad" draw:mime-type="image/jpeg"/>
</draw:frame>
</text:p>
      <text:p text:style-name="P4">
美国国会和英国议会中两位有影响力的对华鹰派人士指责汇丰(HSBC)压制某些想要移民海外的香港人的养老金权益。这件事表明该行兼顾西方和亚洲市场的战略面临压力。</text:p>
      <text:p text:style-name="P4">
美国共和党众议员、众议院中国事务委员会主席迈克•加拉格尔(MikeGallagher)和英国下议院外交事务特别委员会主席、保守党议员艾丽西亚•卡恩斯(AliciaKearns)上周五致函汇丰，对该行禁止某些想要移居海外的香港人提前提取养老金表示“深切关注”。</text:p>
      <text:p text:style-name="P4">
Source: <text:a xlink:type="simple" xlink:href="http://www.ftchinese.com/story/001100136" text:style-name="Internet_20_link" text:visited-style-name="Visited_20_Internet_20_Link">
http://www.ftchinese.com/story/001100136</text:a>
</text:p>
      <!--NEWS-->
      <text:h text:style-name="P10" text:outline-level="1">
<text:span text:style-name="T4">
泽连斯基排除莫斯科控制黑海的可能性，俄罗斯谈乌克兰第二阶段反攻开始</text:span>
</text:h>
      <text:p text:style-name="P4">
Author: 半岛电视台＋通讯社</text:p>
      <text:p text:style-name="P4">
Publisher: Al Jazeera</text:p>
      <text:p text:style-name="P4">
Published Time: 2023-07-03T02:59:07</text:p>
      <text:p text:style-name="P4">
Modified Time: 2023-07-03T02:59:07</text:p>
      <text:p text:style-name="P4">
Description: 乌克兰总统泽连斯基表示，俄罗斯不会控制黑海，而且由于乌克兰海军的行动，它不得不害怕接近克里米亚海岸。</text:p>
      <text:p text:style-name="P4">
Images: ["<text:a xlink:type="simple" xlink:href="https://chinese.aljazeera.net/wp-content/uploads/2023/07/1-1688350798.jpg" text:style-name="Internet_20_link" text:visited-style-name="Visited_20_Internet_20_Link">
1-1688350798.jpg</text:a>
", "<text:a xlink:type="simple" xlink:href="https://chinese.aljazeera.net/wp-content/uploads/2023/07/2-1688350809.jpg" text:style-name="Internet_20_link" text:visited-style-name="Visited_20_Internet_20_Link">
2-1688350809.jpg</text:a>
", "<text:a xlink:type="simple" xlink:href="https://chinese.aljazeera.net/wp-content/uploads/2023/07/3-1688350817.jpg" text:style-name="Internet_20_link" text:visited-style-name="Visited_20_Internet_20_Link">
3-1688350817.jpg</text:a>
", "<text:a xlink:type="simple" xlink:href="https://chinese.aljazeera.net/wp-content/uploads/2023/07/4-1688350825.jpg" text:style-name="Internet_20_link" text:visited-style-name="Visited_20_Internet_20_Link">
4-1688350825.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73" text:anchor-type="as-char" svg:width="6.9236in" svg:height="3.888597in" draw:z-index="0">
<draw:image xlink:href="../Images/Aljazeera Chinese/2023-07-03T02-59-07/1-1688350798.jpg" xlink:type="simple" xlink:show="embed" xlink:actuate="onLoad" draw:mime-type="image/jpeg"/>
</draw:frame>
 亚速海和克里米亚沿岸均处于俄罗斯军队的控制之下</text:p>
      <text:p text:style-name="P4">
乌克兰总统泽连斯基表示，俄罗斯不会控制黑海，而且由于乌克兰海军的行动，它不得不害怕接近克里米亚海岸。</text:p>
      <text:p text:style-name="P4">
至于位于该国南部扎波罗热的俄罗斯军事和民政管理局，它则表示，乌克兰军队正准备启动第二阶段反攻，试图进行侦察行动，并向该地区派遣更多增援部队。</text:p>
      <text:p text:style-name="P4">
泽连斯基在敖德萨会见乌克兰海军司令，他在视频中补充道，“敌人肯定不会在黑海发号施令，占领者将不敢从乌克兰的克里米亚和我们的亚速海沿岸接近克里米亚。”</text:p>
      <text:p text:style-name="P4">
亚速海和克里米亚沿岸均处于俄罗斯军队的控制之下。</text:p>
      <text:p text:style-name="P4">
<draw:frame draw:style-name="fr1" draw:name="Image74" text:anchor-type="as-char" svg:width="6.9236in" svg:height="3.894525in" draw:z-index="0">
<draw:image xlink:href="../Images/Aljazeera Chinese/2023-07-03T02-59-07/2-1688350809.jpg" xlink:type="simple" xlink:show="embed" xlink:actuate="onLoad" draw:mime-type="image/jpeg"/>
</draw:frame>
 扎波罗热</text:p>
      <text:h text:style-name="P13" text:outline-level="4">
<text:span text:style-name="T4">
远程武器</text:span>
</text:h>
      <text:p text:style-name="P4">
另一方面，德国总理奥拉夫·朔尔茨证实，他的国家不会向乌克兰提供远程武器，基辅可能会利用这些武器对俄罗斯领土发动袭击。</text:p>
      <text:p text:style-name="P4">
朔尔茨在接受德国“ARD”电台采访时表示，德国此前曾向基辅提供坦克。他强调，柏林将继续向基辅运送武器，特别是防空系统，并训练乌克兰军队。但根据一项明确的原则，所有武器将不包括能够瞄准俄罗斯领土的远程武器。</text:p>
      <text:h text:style-name="P13" text:outline-level="4">
<text:span text:style-name="T4">
俄罗斯的挑衅</text:span>
</text:h>
      <text:p text:style-name="P4">
乌克兰总统办公室顾问米哈伊洛·波多利亚克呼吁世界警告俄罗斯不要对扎波罗热核电站发动恐怖袭击，并指出这无异于使用战术核武器。</text:p>
      <text:p text:style-name="P4">
波多利亚克通过他的推特账户发推文称，“俄罗斯对扎波罗热核电站的任何挑衅都将立即等同于使用战术核武器，并产生相应的切实后果。”</text:p>
      <text:p text:style-name="P4">
他补充道，尽管乌克兰发出了所有警告，但他的国家“除了世界上震耳欲聋的沉默之外什么也听不到”。</text:p>
      <text:p text:style-name="P4">
乌克兰官员发表上述声明之前，乌克兰空军宣布首都基辅约两周来首次遭受俄罗斯袭击。它表示，该市的防空系统成功摧毁了所有导弹，但坠落的碎片造成一人受伤，房屋受损。它还击落了8架无人机和3枚巡航导弹。</text:p>
      <text:p text:style-name="P4">
西班牙首相佩德罗·桑切斯访问基辅一天后，基辅遭到袭击。他承诺向乌克兰提供数百万美元的新援助，并承诺只要有需要，欧洲将继续支持乌克兰。</text:p>
      <text:p text:style-name="P4">
桑切斯在马德里担任欧盟轮值主席国的第一天访问基辅。</text:p>
      <text:h text:style-name="P13" text:outline-level="4">
<text:span text:style-name="T4">
前线面临困难</text:span>
</text:h>
      <text:p text:style-name="P4">
乌克兰总统办公室主任安德烈·叶尔马克也表示，前线的行动面临着以地雷和俄罗斯军队的空中优势为代表的许多困难。</text:p>
      <text:p text:style-name="P4">
叶尔马克认为，乌克兰军队尽管面临重重障碍，仍在继续前进。他呼吁那些想要看到快速反击行动的人了解这些事实，以及乌克兰士兵生命的重要性。</text:p>
      <text:p text:style-name="P4">
与此同时，他还再次提出了获得F-16战机和远程导弹的要求，表明正在尽最大努力加快反攻速度。</text:p>
      <text:p text:style-name="P4">
<draw:frame draw:style-name="fr1" draw:name="Image75" text:anchor-type="as-char" svg:width="6.9236in" svg:height="3.894525in" draw:z-index="0">
<draw:image xlink:href="../Images/Aljazeera Chinese/2023-07-03T02-59-07/3-1688350817.jpg" xlink:type="simple" xlink:show="embed" xlink:actuate="onLoad" draw:mime-type="image/jpeg"/>
</draw:frame>
乌克兰总统办公室主任叶尔马克也表示，前线的行动面临着许多困难</text:p>
      <text:h text:style-name="P13" text:outline-level="4">
<text:span text:style-name="T4">
巴赫穆特的进展</text:span>
</text:h>
      <text:p text:style-name="P4">
其他战场事态发展中，乌克兰军队宣布在巴赫穆特前线取得进展，而俄罗斯军队则表示已挫败乌克兰在该国南部顿涅茨克的11次袭击。</text:p>
      <text:p text:style-name="P4">
俄罗斯“Redovka”网站还宣布，俄罗斯和乌克兰军队在扎波罗热州以南的Arikhov轴线上发生了激烈的战斗。</text:p>
      <text:p text:style-name="P4">
该网站补充道，乌克兰军队能够稍微向普里尤特诺耶镇和顿涅茨克武赫莱达尔以西的诺顿涅茨科耶镇附近推进。</text:p>
      <text:p text:style-name="P4">
同时，亲俄军队宣布在与乌克兰军队的战斗中控制了位于武赫莱达尔轴线上的法国“IMX”坦克。</text:p>
      <text:p text:style-name="P4">
乌克兰东南部塔夫里亚作战地区的乌克兰军队发言人表示，俄罗斯军队集中力量阻止乌克兰进攻部队向梅利托波尔地区推进。与此同时，它发起反攻，并坚守在扎波罗热以南别尔江斯克的阵地。</text:p>
      <text:p text:style-name="P4">
<draw:frame draw:style-name="fr1" draw:name="Image76" text:anchor-type="as-char" svg:width="6.9236in" svg:height="3.894525in" draw:z-index="0">
<draw:image xlink:href="../Images/Aljazeera Chinese/2023-07-03T02-59-07/4-1688350825.jpg" xlink:type="simple" xlink:show="embed" xlink:actuate="onLoad" draw:mime-type="image/jpeg"/>
</draw:frame>
亲俄军队宣布控制了位于武赫莱达尔轴线上的法国“IMX”坦克</text:p>
      <text:p text:style-name="P4">
乌克兰国防部副部长安娜·马利亚尔表示，“各地战斗激烈，形势复杂。”她指出，乌克兰军队正在该国东部的一个地区和南部的两个地区推进。</text:p>
      <text:p text:style-name="P4">
她解释称，“敌人正在阿夫迪伊夫卡、马林卡和利曼地区推进。同时也在斯瓦托夫地区推进。”</text:p>
      <text:p text:style-name="P4">
至于乌克兰军队，根据马利亚尔的说法，他们通过向巴赫穆特南翼以及该国南部别尔江斯克和梅利托波尔附近的推进，取得了“部分成功”。</text:p>
      <text:p text:style-name="P4">
国防部副部长指出，在该国南部，面对“敌人的强大抵抗”，乌克兰军队正在“逐步”取得进展。</text:p>
      <text:h text:style-name="P13" text:outline-level="4">
<text:span text:style-name="T4">
俄罗斯发生爆炸</text:span>
</text:h>
      <text:p text:style-name="P4">
俄罗斯媒体报道称，俄罗斯西南部克拉斯诺达尔边疆区滨海阿赫塔尔斯克地区一处军用机场附近发生强烈爆炸。</text:p>
      <text:p text:style-name="P4">
社交媒体上流传的一些照片显示，该地区出现滚滚浓烟和一个大火山口。</text:p>
      <text:p text:style-name="P4">
克拉斯诺达尔边疆区州长本杰明·康德拉季耶夫表示，当局正在努力确定事故情况，强调没有造成物质或人员损失。</text:p>
      <text:p text:style-name="P4">
Source: <text:a xlink:type="simple" xlink:href="https://chinese.aljazeera.net/news/war-in-ukraine/2023/7/3/%e6%b3%bd%e8%bf%9e%e6%96%af%e5%9f%ba%e6%8e%92%e9%99%a4%e8%8e%ab%e6%96%af%e7%a7%91%e6%8e%a7%e5%88%b6%e9%bb%91%e6%b5%b7%e7%9a%84%e5%8f%af%e8%83%bd%e6%80%a7%e4%bf%84%e7%bd%97%e6%96%af%e8%b0%88%e4%b9%8c" text:style-name="Internet_20_link" text:visited-style-name="Visited_20_Internet_20_Link">
https://chinese.aljazeera.net/news/war-in-ukraine/2023/7/3/%e6%b3%bd%e8%bf%9e%e6%96%af%e5%9f%ba%e6%8e%92%e9%99%a4%e8%8e%ab%e6%96%af%e7%a7%91%e6%8e%a7%e5%88%b6%e9%bb%91%e6%b5%b7%e7%9a%84%e5%8f%af%e8%83%bd%e6%80%a7%e4%bf%84%e7%bd%97%e6%96%af%e8%b0%88%e4%b9%8c</text:a>
</text:p>
      <!--NEWS-->
      <text:h text:style-name="P10" text:outline-level="1">
<text:span text:style-name="T4">
瓦格纳兵变 俄喉舌：普里格津获钜资后行为脱轨</text:span>
</text:h>
      <text:p text:style-name="P4">
Publisher: 法新社</text:p>
      <text:p text:style-name="P4">
Published Time: 2023-07-03T03:02:08+00:00</text:p>
      <text:p text:style-name="P4">
Modified Time: 2023-07-03T02:50:02+00:00</text:p>
      <text:p text:style-name="P4">
Description: （法新社莫斯科2日电） 俄罗斯一名高级宣传人员今天指控佣兵集团瓦格纳（Wagner）首脑普里格津在接受钜额公共资金后「行为脱轨」。瓦格纳短暂兵变后，莫斯科正在发展新的故事情节。</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7-03T03-02-08-00-00/000000.png" xlink:type="simple" xlink:show="embed" xlink:actuate="onLoad" draw:mime-type="image/png"/>
</draw:frame>
</text:p>
      <text:p text:style-name="P4">
瓦格纳首脑普里格津（Yevgeny Prigozhin）上周末率领部队，对俄罗斯高阶军事领袖发动一场短暂兵变，让克里姆林宫颜面尽失。</text:p>
      <text:p text:style-name="P4">
法新社报导，俄罗斯宣传机器重要人物之一、俄国国家电视台主持人基榭廖夫（DmitryKiselev）今天在他每周播出一次的电视节目中表示，「普里格津因为大笔金钱而行为脱轨」。</text:p>
      <text:p text:style-name="P4">
「他认为自己可以挑战国防部、俄罗斯和总统个人。」</text:p>
      <text:p text:style-name="P4">
基榭廖夫说，瓦格纳在叙利亚和非洲的行动，让普里格津认为自己可以不受惩罚，而当他的杂牌军于乌克兰东部战场取得胜利后，进一步强化了这种感觉。</text:p>
      <text:p text:style-name="P4">
基榭廖夫在没有提出任何证据的情况下表示，瓦格纳收受超过8580亿卢布（约新台币3046亿元）的国家资金。</text:p>
      <text:p text:style-name="P4">
俄罗斯总统蒲亭（Vladimir Putin）本周稍早首度承认，俄罗斯当局「全额」资助这支准军事部队，震惊各界。</text:p>
      <text:p text:style-name="P4">
蒲亭表示，自2022年5月至2023年5月期间，瓦格纳从俄罗斯政府手中获得逾860亿卢布的资金。</text:p>
      <text:p text:style-name="P4">
俄罗斯法律禁止私人佣兵团体。</text:p>
      <text:p text:style-name="P4">
「华尔街日报」今天报导，俄罗斯联邦安全局（Federal Security Services, FSB）突击搜查瓦格纳位于圣彼得堡（St.Petersburg）的总部，以寻找对普里格津不利的证据。</text:p>
      <text:p text:style-name="P4">
由于受到华府和欧盟制裁，普里格津多年来一直在暗处运作，但自蒲亭2022年2月出兵乌克兰以来，普里格津突然成为众所瞩目的焦点。</text:p>
      <text:p text:style-name="P4">
普里格津上个月放弃进攻莫斯科，并与克里姆林宫达成协议，接受流亡邻国白俄罗斯。</text:p>
      <text:p text:style-name="P4">
许多政治观察家认为，普里格津的兵变企图显示蒲亭对权力的掌控正在减弱。 （译者：纪锦玲）</text:p>
      <text:p text:style-name="P4">
Source: <text:a xlink:type="simple" xlink:href="https://www.rfi.fr/cn/%E5%9B%BD%E9%99%85%E6%8A%A5%E9%81%93/20230703-%E7%93%A6%E6%A0%BC%E7%BA%B3%E5%85%B5%E5%8F%98-%E4%BF%84%E5%96%89%E8%88%8C-%E6%99%AE%E9%87%8C%E6%A0%BC%E6%B4%A5%E8%8E%B7%E9%92%9C%E8%B5%84%E5%90%8E%E8%A1%8C%E4%B8%BA%E8%84%B1%E8%BD%A8" text:style-name="Internet_20_link" text:visited-style-name="Visited_20_Internet_20_Link">
https://www.rfi.fr/cn/%E5%9B%BD%E9%99%85%E6%8A%A5%E9%81%93/20230703-%E7%93%A6%E6%A0%BC%E7%BA%B3%E5%85%B5%E5%8F%98-%E4%BF%84%E5%96%89%E8%88%8C-%E6%99%AE%E9%87%8C%E6%A0%BC%E6%B4%A5%E8%8E%B7%E9%92%9C%E8%B5%84%E5%90%8E%E8%A1%8C%E4%B8%BA%E8%84%B1%E8%BD%A8</text:a>
</text:p>
      <!--NEWS-->
      <text:h text:style-name="P10" text:outline-level="1">
<text:span text:style-name="T4">
法国骚乱全记录：警察枪杀非裔少年引发全国暴力抗议</text:span>
</text:h>
      <text:p text:style-name="P4">
Creator: JENNY GROSS,SARAH KERR,ADAM DEAN</text:p>
      <text:p text:style-name="P4">
Publisher: https://www.facebook.com/nytimeschinese</text:p>
      <text:p text:style-name="P4">
Published Time: 2023-07-03T03:04:06+08:00</text:p>
      <text:p text:style-name="P4">
Description: 一名有阿尔及利亚和摩洛哥血统的少年遭警察枪杀引发席卷全国的暴力抗议。抗议者与当局发生冲突，烧毁汽车，破坏建筑物等。骚乱已持续数日，本文总结了事件的时间表。 Zakaria Abdelkafi/Agence France-Presse — Getty Images 周四，法国南泰尔的抗议者。</text:p>
      <text:p text:style-name="P4">
Images: ["<text:a xlink:type="simple" xlink:href="https://static01.nyt.com/images/2023/06/30/multimedia/30france-protest-visual-06-qhgf/30france-protest-visual-06-qhgf-master1050.jpg" text:style-name="Internet_20_link" text:visited-style-name="Visited_20_Internet_20_Link">
30france-prot...</text:a>
", "<text:a xlink:type="simple" xlink:href="https://static01.nyt.com/images/2023/07/27/world/europe/27vid-police-teenager-shooting-cover/27vid-police-teenager-shooting-cover-master1050.jpg" text:style-name="Internet_20_link" text:visited-style-name="Visited_20_Internet_20_Link">
27vid-police-...</text:a>
", "<text:a xlink:type="simple" xlink:href="https://static01.nyt.com/images/2023/06/29/29vid-France-Carousels-38698-cover/29vid-France-Carousels-38698-cover-master1050.jpg" text:style-name="Internet_20_link" text:visited-style-name="Visited_20_Internet_20_Link">
29vid-France-...</text:a>
", "<text:a xlink:type="simple" xlink:href="https://static01.nyt.com/images/2023/06/29/29vid-France-Carousels-87024-cover/29vid-France-Carousels-87024-cover-master1050.jpg" text:style-name="Internet_20_link" text:visited-style-name="Visited_20_Internet_20_Link">
29vid-France-...</text:a>
", "<text:a xlink:type="simple" xlink:href="https://static01.nyt.com/images/2023/06/30/multimedia/30france-protest-visual-03-qhgf/30france-protest-visual-03-qhgf-master1050.jpg" text:style-name="Internet_20_link" text:visited-style-name="Visited_20_Internet_20_Link">
30france-prot...</text:a>
", "<text:a xlink:type="simple" xlink:href="https://static01.nyt.com/images/2023/06/30/multimedia/30france-protest-visual-01-qhgf/30france-protest-visual-01-qhgf-master1050.jpg" text:style-name="Internet_20_link" text:visited-style-name="Visited_20_Internet_20_Link">
30france-prot...</text:a>
"]</text:p>
      <text:p text:style-name="P4">
Category: 国际</text:p>
      <text:p text:style-name="P4">
Type: Article</text:p>
      <!--METADATA-->
      <text:p text:style-name="P4">
<draw:frame draw:style-name="fr1" draw:name="Image78" text:anchor-type="as-char" svg:width="6.9236in" svg:height="4.615733in" draw:z-index="0">
<draw:image xlink:href="../Images/cnnytimes/2023-07-03T03-04-06-08-00/30france-protest-visual-06-qhgf-master1050.jpg" xlink:type="simple" xlink:show="embed" xlink:actuate="onLoad" draw:mime-type="image/jpeg"/>
</draw:frame>
</text:p>
      <text:p text:style-name="P4">
一名拥有阿尔及利亚和摩洛哥血统的法国少年被警察枪杀，引发了震撼全法的暴力抗议活动。</text:p>
      <text:p text:style-name="P4">
从这名少年被枪杀的巴黎郊外工人阶级社区南泰尔，到北部城市里尔和地中海城市马赛，示威者连续三晚与当局发生冲突，烧毁汽车、破坏建筑物和公交候车亭。</text:p>
      <text:p text:style-name="P4">
事情的缘起和发展是这样的。</text:p>
      <text:p text:style-name="P4">
<text:span text:style-name="T4">
周二早间</text:span>
</text:p>
      <text:p text:style-name="P4">
<text:span text:style-name="T4">
致命枪击</text:span>
</text:p>
      <text:p text:style-name="P4">
6月27日，在一名法国警察开枪打死一名手无寸铁的少年后，法国媒体最初援引匿名警方消息源报道，称这名少年驾驶一辆黄色奔驰车冲向警察，导致其中一人开枪。</text:p>
      <text:p text:style-name="P4">
<draw:frame draw:style-name="fr1" draw:name="Image79" text:anchor-type="as-char" svg:width="6.9236in" svg:height="3.896998in" draw:z-index="0">
<draw:image xlink:href="../Images/cnnytimes/2023-07-03T03-04-06-08-00/27vid-police-teenager-shooting-cover-master1050.jpg" xlink:type="simple" xlink:show="embed" xlink:actuate="onLoad" draw:mime-type="image/jpeg"/>
</draw:frame>
</text:p>
      <text:p text:style-name="P4">
但Twitter上很快出现了一段视频，似乎与警方的说法相矛盾。视频显示，该名少年被两名警察拦住，其中一人拔出枪来。当少年驾车离开，只听一声巨响，警察似乎就在光天化日之下近距离开枪。</text:p>
      <text:p text:style-name="P4">
开枪的警察后来告诉调查人员，他当时试图阻止司机逃离，并担心如果司机逃跑，他或他的同事会受到伤害。</text:p>
      <text:p text:style-name="P4">
<text:span text:style-name="T4">
周三晚间</text:span>
</text:p>
      <text:p text:style-name="P4">
<text:span text:style-name="T4">
与警方发生暴力冲突</text:span>
</text:p>
      <text:p text:style-name="P4">
抗议者表示，这名17岁少年（他被公开的名字只有纳赫尔·M）被枪杀象征着法国执法机构里根深蒂固的种族主义，以及过度针对黑人和阿拉伯裔移民的歧视历史，特别是在法国贫困的城市郊区。</text:p>
      <text:p text:style-name="P4">
周三晚间至周四凌晨，也就是暴力抗议活动的第二晚，年轻人在枪击事件发生地南泰尔与警察发生冲突，他们点燃汽车、焚烧垃圾、投掷烟火。</text:p>
      <text:p text:style-name="P4">
<draw:frame draw:style-name="fr1" draw:name="Image80" text:anchor-type="as-char" svg:width="6.9236in" svg:height="4.615733in" draw:z-index="0">
<draw:image xlink:href="../Images/cnnytimes/2023-07-03T03-04-06-08-00/29vid-France-Carousels-38698-cover-master1050.jpg" xlink:type="simple" xlink:show="embed" xlink:actuate="onLoad" draw:mime-type="image/jpeg"/>
</draw:frame>
</text:p>
      <text:p text:style-name="P4">
美联社记者Clement Lanot拍摄。  Clement Lanot via Associated Press</text:p>
      <text:p text:style-name="P4">
近200人被捕，170名警察受伤，内政部长热拉尔德·达尔马宁宣布在全国部署四万名警察，以确保不会再出现针对市政厅、学校和警察局等“共和国象征物不可容忍的暴力之夜”。</text:p>
      <text:p text:style-name="P4">
<text:span text:style-name="T4">
周四</text:span>
</text:p>
      <text:p text:style-name="P4">
<text:span text:style-name="T4">
积蓄声势</text:span>
</text:p>
      <text:p text:style-name="P4">
南泰尔地方检察官办公室表示，那名警官没有开枪的法律依据，并以故意杀人罪将其拘留。迅速行动并未能平息规模已经扩大的示威活动。</text:p>
      <text:p text:style-name="P4">
<draw:frame draw:style-name="fr1" draw:name="Image81" text:anchor-type="as-char" svg:width="6.9236in" svg:height="4.615733in" draw:z-index="0">
<draw:image xlink:href="../Images/cnnytimes/2023-07-03T03-04-06-08-00/29vid-France-Carousels-87024-cover-master1050.jpg" xlink:type="simple" xlink:show="embed" xlink:actuate="onLoad" draw:mime-type="image/jpeg"/>
</draw:frame>
</text:p>
      <text:p text:style-name="P4">
Associated Press</text:p>
      <text:p text:style-name="P4">
周四，警方向南泰尔纳尔逊·曼德拉广场枪击现场附近的抗议者发射催泪弹，从巴黎市中心乘坐通勤火车到这个工薪阶层郊区需要15分钟。一名代表该少年家人的律师在法国电视节目《CàVous》上表示，该少年没有犯罪记录。但南泰尔首席检察官帕斯卡尔·普拉什表示，警方已知该少年曾有不配合临检的记录，他在去年9月也因此类事件遭到少年法庭的传唤。</text:p>
      <text:p text:style-name="P4">
“这个国家将继续燃烧，直到正义得以伸张，”33岁的索尼娅·本永说道，她与当地的一群母亲走上街头，她们都认识纳赫尔。</text:p>
      <text:p text:style-name="P4">
<text:span text:style-name="T4">
愤怒高涨，破坏加剧</text:span>
</text:p>
      <text:p text:style-name="P4">
<draw:frame draw:style-name="fr1" draw:name="Image82" text:anchor-type="as-char" svg:width="6.9236in" svg:height="4.615733in" draw:z-index="0">
<draw:image xlink:href="../Images/cnnytimes/2023-07-03T03-04-06-08-00/30france-protest-visual-03-qhgf-master1050.jpg" xlink:type="simple" xlink:show="embed" xlink:actuate="onLoad" draw:mime-type="image/jpeg"/>
</draw:frame>
</text:p>
      <text:p text:style-name="P4">
周四，在法国东部的希尔蒂盖姆，一家百货商店停车场里被烧毁的汽车。  Patrick Hertzog/Agence France-Presse — GettyImages</text:p>
      <text:p text:style-name="P4">
尽管马克龙总统采取了平息骚乱的措施，但纳赫尔·M枪击案所引发的民愤愈演愈烈。周四晚间，法国数十座城市的抗议者烧毁了2000辆汽车，毁坏了近500座建筑物。</text:p>
      <text:p text:style-name="P4">
<text:span text:style-name="T4">
为纳赫尔·M守夜</text:span>
</text:p>
      <text:p text:style-name="P4">
<draw:frame draw:style-name="fr1" draw:name="Image83" text:anchor-type="as-char" svg:width="6.9236in" svg:height="4.615733in" draw:z-index="0">
<draw:image xlink:href="../Images/cnnytimes/2023-07-03T03-04-06-08-00/30france-protest-visual-01-qhgf-master1050.jpg" xlink:type="simple" xlink:show="embed" xlink:actuate="onLoad" draw:mime-type="image/jpeg"/>
</draw:frame>
</text:p>
      <text:p text:style-name="P4">
周四，在南泰尔举行的悼念游行。  Abdulmonam Eassa/Getty Images</text:p>
      <text:p text:style-name="P4">
周四，纳赫尔·M的母亲穆尼娅·M在一辆平板卡车上引领游行队伍，她身穿白色T恤，上面写着“为纳赫尔讨回公道”以及独子的死亡日期。当游行队伍抵达南泰尔法院，她举起红光信号，人群高呼纳赫尔的名字。</text:p>
      <text:p text:style-name="P4">
她在接受 <text:a xlink:type="simple" xlink:href="https://twitter.com/cavousf5/status/1674472319295578112" text:style-name="Internet_20_link" text:visited-style-name="Visited_20_Internet_20_Link">
 法国电视五台采访 </text:a>
时表示，她去了儿子被送往的医院才得知他的死讯。“我尖叫着瘫倒在地，”她含泪说道。</text:p>
      <text:p text:style-name="P4">
广告</text:p>
      <text:p text:style-name="P4">
<text:span text:style-name="T4">
周五早间</text:span>
</text:p>
      <text:p text:style-name="P4">
<text:span text:style-name="T4">
巴黎</text:span>
 <text:span text:style-name="T4">
发生</text:span>
 <text:span text:style-name="T4">
劫掠</text:span>
</text:p>
      <text:p text:style-name="P4">
</text:p>
      <text:p text:style-name="P4">
周五，巴黎一家购物中心里的耐克店。  Lucien Libert/Reuters</text:p>
      <text:p text:style-name="P4">
最严重的一些暴力事件就发生在巴黎地区，但直到周四，巴黎市中心基本未受影响。</text:p>
      <text:p text:style-name="P4">
但在周四抗议活动进入第三晚，随着抗议者与警方发生冲突，巴黎的多家商店——包括一家耐克专卖店——遭到破坏和洗劫。当局周五表示， <text:a xlink:type="simple" xlink:href="https://www.nytimes.com/2023/06/30/world/europe/france-police-shooting-unrest.html" text:style-name="Internet_20_link" text:visited-style-name="Visited_20_Internet_20_Link">
 法国已有800多人被捕</text:a>
 ，近250名警察受伤，不过伤势都不严重。</text:p>
      <text:p text:style-name="P4">
马克龙提前结束布鲁塞尔的欧盟峰会行程返回法国，他在周五表示，许多抗议者都是未成年人，并呼吁家长让孩子不要出门。他称暴力行为是“不正当的”，“没有任何合法性”，并表示政府将部署新的安全措施，应对周五晚间将出现的抗议活动。</text:p>
      <text:p text:style-name="P4">
<text:span text:style-name="T4">
周五晚间</text:span>
</text:p>
      <text:p text:style-name="P4">
<text:span text:style-name="T4">
又有大批抗议者被捕</text:span>
</text:p>
      <text:p text:style-name="P4">
</text:p>
      <text:p text:style-name="P4">
在南泰尔的一场夜间抗议中，一辆公交车被点燃，消防人员正在灭火。  Mohammed Badra/EPA, via Shutterstock</text:p>
      <text:p text:style-name="P4">
周五，许多年轻抗议者再次走上街头，其中1300人被捕。为了处理这场危机，马克龙 <text:a xlink:type="simple" xlink:href="https://www.nytimes.com/2023/07/01/world/europe/macron-france-unrest-police-shooting.html" text:style-name="Internet_20_link" text:visited-style-name="Visited_20_Internet_20_Link">
 推迟了原定前往德国的国事访问</text:a>
 ，当局称已部署警力超4.5万人。全国各地的许多活动均被取消，包括 <text:a xlink:type="simple" xlink:href="https://twitter.com/Pride_Marseille/status/1674857517740875784" text:style-name="Internet_20_link" text:visited-style-name="Visited_20_Internet_20_Link">
 马赛的骄傲月庆典</text:a>
、巴黎郊外的一场音乐会和里昂的一个节日活动。</text:p>
      <text:p text:style-name="P4">
<text:span text:style-name="T4">
纳赫尔·M的葬礼</text:span>
</text:p>
      <text:p text:style-name="P4">
</text:p>
      <text:p text:style-name="P4">
周六，在纳赫尔·M死亡地点悼念的民众。  Sam Tarling/Getty Images</text:p>
      <text:p text:style-name="P4">
周六，成百上千的民众聚集在南泰尔的伊本·巴迪斯清真寺及其外围， <text:a xlink:type="simple" xlink:href="https://www.nytimes.com/2023/07/01/world/europe/nahel-funeral-france-protests.html" text:style-name="Internet_20_link" text:visited-style-name="Visited_20_Internet_20_Link">
 参加纳赫尔·M的葬礼</text:a>
 <text:a xlink:type="simple" xlink:href="https://www.nytimes.com/2023/07/01/world/europe/nahel-funeral-france-protests.html" text:style-name="Internet_20_link" text:visited-style-name="Visited_20_Internet_20_Link">
 以 </text:a>
 <text:a xlink:type="simple" xlink:href="https://www.nytimes.com/2023/07/01/world/europe/nahel-funeral-france-protests.html" text:style-name="Internet_20_link" text:visited-style-name="Visited_20_Internet_20_Link">
 示哀悼</text:a>
 。现场基本没有警察。</text:p>
      <text:p text:style-name="P4">
警察杀害纳赫尔·M所引发的民愤又被法国较贫穷郊区居民长久以来的不满所激化。许多移民及其后代就生活在这些地区，他们说感觉自己被警察针对，受到歧视，且缺乏机会。</text:p>
      <text:p text:style-name="P4">
广告</text:p>
      <text:p text:style-name="P4">
<text:span text:style-name="T4">
周六晚间</text:span>
</text:p>
      <text:p text:style-name="P4">
<text:span text:style-name="T4">
骚乱仍在继续</text:span>
</text:p>
      <text:p text:style-name="P4">
</text:p>
      <text:p text:style-name="P4">
周六，巴黎香榭丽舍大街上的警察与抗议者发生冲突。  Nacho Doce/Reuters</text:p>
      <text:p text:style-name="P4">
周六晚较之此前几晚平静，但仍有报道称， <text:a xlink:type="simple" xlink:href="https://www.nytimes.com/2023/07/02/world/europe/france-unrest-arrest.html" text:style-name="Internet_20_link" text:visited-style-name="Visited_20_Internet_20_Link">
 多座城市爆发了冲突</text:a>
。内政部表示，当晚有超过700人被捕，45名警察受伤。巴黎南部拉伊莱罗斯市的市长 <text:a xlink:type="simple" xlink:href="https://twitter.com/VincentJeanbrun/status/1675365374550736899/photo/1" text:style-name="Internet_20_link" text:visited-style-name="Visited_20_Internet_20_Link">
 在Twitter表示</text:a>
，一辆汽车在周日凌晨冲入他的住所，随后车辆被点燃，导致他的妻子和一个孩子受伤。</text:p>
      <text:p text:style-name="P4">
Source: <text:a xlink:type="simple" xlink:href="https://cn.nytimes.com/world/20230703/france-protests-police-shooting-timeline/" text:style-name="Internet_20_link" text:visited-style-name="Visited_20_Internet_20_Link">
https://cn.nytimes.com/world/20230703/france-protests-police-shooting-timeline/</text:a>
</text:p>
      <!--NEWS-->
      <text:h text:style-name="P10" text:outline-level="1">
<text:span text:style-name="T4">
携程拟发奖金鼓励员工生育 (Free Version)</text:span>
</text:h>
      <text:p text:style-name="P4">
Authors: ['瑞安•麦克莫罗']</text:p>
      <text:p text:style-name="P4">
Publisher: 英国《金融时报》</text:p>
      <text:p text:style-name="P4">
Time: 2023-07-03T03:57:42+00:00</text:p>
      <text:p text:style-name="P4">
Published Time: 2023-07-02T12:00:99+08:00</text:p>
      <text:p text:style-name="P4">
Modified Time: 2023-07-02T23:49:99+08:00</text:p>
      <text:p text:style-name="P4">
Description: 中国企业奖励员工生孩子的趋势开始加速之际，这家旅游集团宣布员工每新生育1个孩子，将获得每年1万元人民币的现金补贴，直到孩子满5岁。</text:p>
      <text:p text:style-name="P4">
Images: ["<text:a xlink:type="simple" xlink:href="https://thumbor.ftacademy.cn/unsafe/picture/4/000186224_piclink.jpg" text:style-name="Internet_20_link" text:visited-style-name="Visited_20_Internet_20_Link">
000186224_pic...</text:a>
"]</text:p>
      <text:p text:style-name="P4">
Themes: ['中国人口', '关注']</text:p>
      <text:p text:style-name="P4">
Keywords: ['中国人口', '人口', '携程', '梁建章']</text:p>
      <text:p text:style-name="P4">
Type: Article</text:p>
      <!--METADATA-->
      <text:p text:style-name="P4">
<draw:frame draw:style-name="fr1" draw:name="Image88" text:anchor-type="as-char" svg:width="6.9236in" svg:height="3.894525in" draw:z-index="0">
<draw:image xlink:href="../Images/FT Chinese Free Version/2023-07-03T03-57-42-00-00/000186224_piclink.jpg" xlink:type="simple" xlink:show="embed" xlink:actuate="onLoad" draw:mime-type="image/jpeg"/>
</draw:frame>
</text:p>
      <text:p text:style-name="P4">
中国在线旅行服务公司携程集团(Trip.com)准备提供10亿元人民币（合1.4亿美元）的现金补贴，以鼓励员工多生孩子。这是国内科技公司致力于扭转中国出生率下降趋势的首批事例之一。</text:p>
      <text:p text:style-name="P4">
旗下拥有携程(Ctrip)、天巡(Skyscanner)和去哪儿(Qunar)等订票、订房网站的这家旅游集团称，员工每新生育1个孩子，将获得每年1万元人民币的现金补贴，直到孩子满5岁。</text:p>
      <text:p text:style-name="P4">
Source: <text:a xlink:type="simple" xlink:href="http://www.ftchinese.com/story/001100138" text:style-name="Internet_20_link" text:visited-style-name="Visited_20_Internet_20_Link">
http://www.ftchinese.com/story/001100138</text:a>
</text:p>
      <!--NEWS-->
      <text:h text:style-name="P10" text:outline-level="1">
<text:span text:style-name="T4">
香港警务处《国安法》通缉八海外港人　悬赏每人100万港币</text:span>
</text:h>
      <text:p text:style-name="P4">
Author: None</text:p>
      <text:p text:style-name="P4">
Publisher: Radio Free Asia (Organization)</text:p>
      <text:p text:style-name="P4">
Published Time: 2023-07-03T04:09:00-04:00</text:p>
      <text:p text:style-name="P4">
Modified Time: 2023-07-03T10:27: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3.80798in" draw:z-index="0">
<draw:image xlink:href="../Images/rfamandarin/2023-07-03T04-09-00-04-00/000000.png" xlink:type="simple" xlink:show="embed" xlink:actuate="onLoad" draw:mime-type="image/png"/>
</draw:frame>
香港警察处国安处召开新闻发布会，宣布悬赏八名海外港人。 <text:a xlink:type="simple" xlink:href="https://www.rfa.org/mandarin/Xinwen/ec-07032023040940.html/@@images/image" text:style-name="Internet_20_link" text:visited-style-name="Visited_20_Internet_20_Link">
</text:a>
香港警务处直播截图</text:p>
      <text:p text:style-name="P4">
香港国安处周一宣布通缉8名在海外的港人，包括任建峰、袁弓夷、郭凤仪、郭荣铿、许智峯、蒙兆达、刘祖廸及罗冠聪，悬赏每人100万港元，追究在境外违反《国安法》人士。他们分别被指涉及香港《国安法》下，颠覆国家政权、勾结境外和外国势力危害国家安全等。</text:p>
      <text:p text:style-name="P4">
国安处总警司李桂华形容，被通缉人士为“反中乱港分子“，逃往海外后，继续进行危害国家安全的行为，强调《香港国安法》有域外执法权，虽然国安警只能在被通缉者返港，才会进行拘捕行动，但不等于国安警会放弃会缉捕和搜证的工作，国安警会继续追究，有机会一定会把相关人士送上法庭。</text:p>
      <text:p text:style-name="P4">
他又说，《香港国安法》实施3年，至今拘捕260人，年龄介乎15至90岁。</text:p>
      <text:p text:style-name="P4">
记者 陈子非 责编 许书婷</text:p>
      <text:p text:style-name="P4">
Source: <text:a xlink:type="simple" xlink:href="https://www.rfa.org/mandarin/Xinwen/ec-07032023040940.html" text:style-name="Internet_20_link" text:visited-style-name="Visited_20_Internet_20_Link">
https://www.rfa.org/mandarin/Xinwen/ec-07032023040940.html</text:a>
</text:p>
      <!--NEWS-->
      <text:h text:style-name="P10" text:outline-level="1">
<text:span text:style-name="T4">
马斯克和扎克伯格“约架”到底有多“真”</text:span>
</text:h>
      <text:p text:style-name="P4">
Creator: RYAN MAC,MIKE ISAAC</text:p>
      <text:p text:style-name="P4">
Publisher: https://www.facebook.com/nytimeschinese</text:p>
      <text:p text:style-name="P4">
Published Time: 2023-07-03T04:23:00+08:00</text:p>
      <text:p text:style-name="P4">
Description: 虽然许多人认为这只是噱头，但一位格斗比赛组织者表示，他和双方进行了商讨，赛事的大致轮廓正在形成。据信这将是一场有慈善性质的表演赛，首选地点是拉斯维加斯。 Nick Little</text:p>
      <text:p text:style-name="P4">
Images: ["<text:a xlink:type="simple" xlink:href="https://static01.nyt.com/images/2023/07/01/business/00zuck-musk/00zuck-musk-master1050.png" text:style-name="Internet_20_link" text:visited-style-name="Visited_20_Internet_20_Link">
00zuck-musk-m...</text:a>
"]</text:p>
      <text:p text:style-name="P4">
Category: 科技</text:p>
      <text:p text:style-name="P4">
Type: Article</text:p>
      <!--METADATA-->
      <text:p text:style-name="P4">
<draw:frame draw:style-name="fr1" draw:name="Image91" text:anchor-type="as-char" svg:width="6.9236in" svg:height="6.9236in" draw:z-index="0">
<draw:image xlink:href="../Images/cnnytimes/2023-07-03T04-23-00-08-00/00zuck-musk-master1050.png" xlink:type="simple" xlink:show="embed" xlink:actuate="onLoad" draw:mime-type="image/png"/>
</draw:frame>
</text:p>
      <text:p text:style-name="P4">
上个月， <text:a xlink:type="simple" xlink:href="https://www.nytimes.com/2022/05/03/technology/elon-musk-twitter-plan.html" text:style-name="Internet_20_link" text:visited-style-name="Visited_20_Internet_20_Link">
 埃隆·马斯克 </text:a>
 在社交媒体上向 <text:a xlink:type="simple" xlink:href="https://www.nytimes.com/2023/06/08/technology/mark-zuckerberg-meta.html" text:style-name="Internet_20_link" text:visited-style-name="Visited_20_Internet_20_Link">
 马克·扎克伯格</text:a>
 发起“<text:a xlink:type="simple" xlink:href="https://www.nytimes.com/2023/06/22/business/musk-zuckerberg-cage-match.html" text:style-name="Internet_20_link" text:visited-style-name="Visited_20_Internet_20_Link">
 铁笼格斗 </text:a>
 ”挑战。第二天，终极格斗锦标赛（Ultimate FightingChampionship，简称UFC）主席达纳·怀特收到一条短信。</text:p>
      <text:p text:style-name="P4">
短信来自扎克伯格，Meta的首席执行官。他问怀特，马斯克是否真的想与他比赛。怀特是世界一流综合格斗比赛的负责人，这些比赛是在笼子一般的擂台上进行的。</text:p>
      <text:p text:style-name="P4">
马斯克运营特斯拉、Twitter和SpaceX。怀特给他打电话，确认他愿意比赛。怀特随后将这一消息转告扎克伯格。扎克伯格在Instagram上发帖回应：“发我地址。”这句话引用的是UFC获奖最多的运动员之一<text:a xlink:type="simple" xlink:href="https://www.nytimes.com/live/2020/10/24/sports/khabib-gaethje-live" text:style-name="Internet_20_link" text:visited-style-name="Visited_20_Internet_20_Link">
 哈比卜·努尔马戈梅多夫 </text:a>
 的名言。</text:p>
      <text:p text:style-name="P4">
怀特说，为了组织这场比赛，从那时起，他每天晚上都会分别与这两位科技亿万富翁交谈。他周二说，他“一直在和那两个人通电话，直到凌晨0点45分”。他还说，“他们两个都想这样做。”</text:p>
      <text:p text:style-name="P4">
广告</text:p>
      <text:p text:style-name="P4">
如果你认为世界上两位最富有的人之间的笼斗只是社交媒体上不靠谱的噱头，那你就大错特错了。</text:p>
      <text:p text:style-name="P4">
怀特表示，在过去10天里，他、马斯克和扎克伯格——在顾问的帮助下——进行了幕后商讨，距离实际格斗越来越近。怀特和三名知情人士表示，虽然不能保证比赛一定会举行，但赛事的大致轮廓正在形成。</text:p>
      <text:p text:style-name="P4">
</text:p>
      <text:p text:style-name="P4">
去年，Meta首席执行官马克·扎克伯格和终极格斗锦标赛主席达纳·怀特在拉斯维加斯。  Jeff Bottari/Zuffa LLC</text:p>
      <text:p text:style-name="P4">
怀特表示，这将是一场表演赛，在UFC官方管辖权和转播权范围之外，不过他将帮助组织这场赛事。怀特和一位熟悉谈判情况的人士表示，两位科技界领袖一致认为赛事应包含慈善，具体细节仍在制定中。首选地点是拉斯维加斯，这需要获得内华达体育委员会的批准。周四，马斯克<text:a xlink:type="simple" xlink:href="https://twitter.com/elonmusk/status/1674635153061330946" text:style-name="Internet_20_link" text:visited-style-name="Visited_20_Internet_20_Link">
 在Twitter上表示</text:a>
 ，比赛也可以在罗马斗兽场举行。</text:p>
      <text:p text:style-name="P4">
两名与扎克伯格关系密切的人士表示，扎克伯格的朋友和顾问总体上支持这场比赛，其他人则表示，这场格斗会分散他的注意力，是在浪费他的时间。一位与马斯克关系密切的人士表示，虽然马斯克讨厌运动，而且似乎没有定期规律训练，但不能排除任何可能性。</text:p>
      <text:p text:style-name="P4">
如果52岁的马斯克和39岁的扎克伯格之间的对决如约而至，即使在吹牛人士遍地的科技行业，这也将是一场罕见的奇观。虽然史蒂夫·乔布斯和比尔·盖茨过去常常互相攻击，但在此之前，科技界与这一次最接近的真实体育对决是甲骨文公司的拉里·埃里森和SAP的哈索·普拉特纳等<text:a xlink:type="simple" xlink:href="https://www.sailingworld.com/racing/i-never-ever-mooned-larry-ellison/" text:style-name="Internet_20_link" text:visited-style-name="Visited_20_Internet_20_Link">
 亿万富翁参加的帆船比赛 </text:a>
 。</text:p>
      <text:p text:style-name="P4">
但是，两个富可敌国的科技巨头在拉斯维加斯或罗马的竞技场上格斗角力、拳打脚踢？做梦也没人想得到。</text:p>
      <text:p text:style-name="P4">
广告</text:p>
      <text:p text:style-name="P4">
Meta公司拒绝置评。马斯克没有回应置评请求。</text:p>
      <text:p text:style-name="P4">
扎克伯格和马斯克的关系长期以来一直在竞争对手、亦敌亦友和彻底的敌人之间摇摆不定。多年来，两人一直互相批评，包括针对马斯克的SpaceX火箭、Meta的 <text:a xlink:type="simple" xlink:href="https://www.theverge.com/2018/3/23/17156402/elon-musk-deleted-tesla-and-spacex-facebook-pages-twitter-challenge" text:style-name="Internet_20_link" text:visited-style-name="Visited_20_Internet_20_Link">
数据隐私丑闻 </text:a>
 等等。最近，扎克伯格在Meta组建了一个团队，来打造 <text:a xlink:type="simple" xlink:href="https://www.nytimes.com/2022/12/07/technology/twitter-rivals-alternative-platforms.html" text:style-name="Internet_20_link" text:visited-style-name="Visited_20_Internet_20_Link">
与马斯克的Twitter竞争的产品 </text:a>
 ，代号为Project 92。</text:p>
      <text:p text:style-name="P4">
如果二人已经超越了相互嘲讽，将竞争带到赛场上，UFC的怀特表示，他对这两位亿万富翁之间的身体差距感到担忧。除了年龄相差13岁之外，据说马斯克比扎克伯格至少重30公斤。在正式的综合格斗比赛中，运动员通常按重量级别分组比赛。</text:p>
      <text:p text:style-name="P4">
“这两个人从未参加过职业拳击比赛，他们处于两个完全不同的体重级别，”怀特说。不过，他表示，“这将是格斗运动史上最重大的一场比赛。”</text:p>
      <text:p text:style-name="P4">
</text:p>
      <text:p text:style-name="P4">
Twitter和SpaceX的所有者、特斯拉首席执行官埃隆·马斯克本周在Twitter上表示，比赛也可以在罗马斗兽场举行行。  JoelSaget/Agence France-Presse — Getty Images</text:p>
      <text:p text:style-name="P4">
扎克伯格对UFC世界格外熟悉。在过去的18个月里，他开始了个人 <text:a xlink:type="simple" xlink:href="https://www.nytimes.com/2023/06/02/style/mark-zuckerberg-workout.html" text:style-name="Internet_20_link" text:visited-style-name="Visited_20_Internet_20_Link">
 增肌之旅</text:a>
，并深入研究巴西柔术，这是一种UFC比赛中会使用的格斗武术，旨在制服对手。</text:p>
      <text:p text:style-name="P4">
扎克伯格从2021年开始进行业余训练，大部分时间是在他的车库里，与一群一起训练的朋友在那里建立了他所谓的“迷你学院”。他表示，他很欣赏巴西柔术需要“百分百专注”和战略思维来击败对手，而不是蛮力。</text:p>
      <text:p text:style-name="P4">
广告</text:p>
      <text:p text:style-name="P4">
扎克伯格曾请教过武术专家，包括戴夫·卡马里奥、詹姆斯·特里和吴仲凯。5月，他在加利福尼亚州雷德伍德城 <text:a xlink:type="simple" xlink:href="https://www.nytimes.com/2023/06/02/style/mark-zuckerberg-workout.html" text:style-name="Internet_20_link" text:visited-style-name="Visited_20_Internet_20_Link">
 参加了他的第一次公开武术锦标赛</text:a>
，他隐藏了身份，直到上场前摘下帽子和墨镜。他在挑战赛中获得了金牌和银牌。</text:p>
      <text:p text:style-name="P4">
去年，Meta还宣布与UFC合作，将混合武术格斗带入其虚拟现实应用“地平线世界”。</text:p>
      <text:p text:style-name="P4">
怀特表示，扎克伯格全心全意地投入到这项运动中。</text:p>
      <text:p text:style-name="P4">
“我和扎克伯格交谈了可能快两年了，”他说。“从来没有玩笑，我们也不会说笑。”他说，Meta首席执行官“一直非常认真”。</text:p>
      <text:p text:style-name="P4">
扎克伯格的身体素质可能适合格斗。两位与他关系密切的人士表示，他一直遵循严格的锻炼计划，进行跑步训练，并向朋友和同事发起挑战以打破自己的成绩。上个月，他发布了<text:a xlink:type="simple" xlink:href="https://www.instagram.com/p/Cs1pltwPx1a/" text:style-name="Internet_20_link" text:visited-style-name="Visited_20_Internet_20_Link">
 完成“墨菲”挑战的个人记录 </text:a>
，该挑战需要完成一系列引体向上、俯卧撑、跑步数英里和进行数百次深蹲，在进行所有这些项目的同时还必须穿着负重的军用级防弹衣。</text:p>
      <text:p text:style-name="P4">
“我认为，进行基本上需要全神贯注的运动，对我的心理健康以及在任何事情上都保持专注非常重要，”他在最近的一期 <text:a xlink:type="simple" xlink:href="https://www.youtube.com/watch" text:style-name="Internet_20_link" text:visited-style-name="Visited_20_Internet_20_Link">
 播客节目</text:a>
 中说道。</text:p>
      <text:p text:style-name="P4">
广告</text:p>
      <text:p text:style-name="P4">
另一边，马斯克 <text:a xlink:type="simple" xlink:href="https://twitter.com/elonmusk/status/1671699387620237312" text:style-name="Internet_20_link" text:visited-style-name="Visited_20_Internet_20_Link">
 在Twitter上表示</text:a>
，他“几乎从不”锻炼，有一次在与相扑选手一起参加表演赛后 <text:a xlink:type="simple" xlink:href="https://twitter.com/elonmusk/status/1505789670776610817" text:style-name="Internet_20_link" text:visited-style-name="Visited_20_Internet_20_Link">
 背部受伤</text:a>
 而需要手术。上个月，他 <text:a xlink:type="simple" xlink:href="https://twitter.com/elonmusk/status/1672410133832298500" text:style-name="Internet_20_link" text:visited-style-name="Visited_20_Internet_20_Link">
 说</text:a>
他接受了两种日本武术——“柔道、极真空手道（全接触格斗）”——和“无规则街头格斗”的训练。</text:p>
      <text:p text:style-name="P4">
“他明确表示：‘我不会减重，’”怀特在谈到马斯克对这场潜在对决的态度时说道。怀特表示，马斯克说：“‘我们要打还是不打？’”</text:p>
      <text:p text:style-name="P4">
本周，播客主播莱克斯·弗里德曼发布了自己与马斯克一起训练柔道的照片。弗里德曼还与扎克伯格一起训练过柔术，他没有回应置评请求。</text:p>
      <text:p text:style-name="P4">
至少有一个人似乎不喜欢打斗：马斯克的母亲梅耶·马斯克。</text:p>
      <text:p text:style-name="P4">
“不要怂恿这场比赛！”她最近发了一条 <text:a xlink:type="simple" xlink:href="https://twitter.com/mayemusk/status/1672006874751807490" text:style-name="Internet_20_link" text:visited-style-name="Visited_20_Internet_20_Link">
 推文</text:a>
 ，并附上了两个皱眉的表情符号。</text:p>
      <text:p text:style-name="P4">
Source: <text:a xlink:type="simple" xlink:href="https://cn.nytimes.com/technology/20230703/elon-musk-mark-zuckerberg-cage-match/" text:style-name="Internet_20_link" text:visited-style-name="Visited_20_Internet_20_Link">
https://cn.nytimes.com/technology/20230703/elon-musk-mark-zuckerberg-cage-match/</text:a>
</text:p>
      <!--NEWS-->
      <text:h text:style-name="P10" text:outline-level="1">
<text:span text:style-name="T4">
一周世界舆论聚焦：解读中国《对外关系法》 (Free Version)</text:span>
</text:h>
      <text:p text:style-name="P4">
Authors: ['为FT中文网撰稿']</text:p>
      <text:p text:style-name="P4">
Publisher: 英国《金融时报》</text:p>
      <text:p text:style-name="P4">
Time: 2023-07-03T04:28:49+00:00</text:p>
      <text:p text:style-name="P4">
Published Time: 2023-07-02T12:00:99+08:00</text:p>
      <text:p text:style-name="P4">
Modified Time: 2023-07-02T23:00:99+08:00</text:p>
      <text:p text:style-name="P4">
Description: 曹辛：中国外交往往更多考虑政策而非法律，或者说政策重于法律。该法可能对西方构成预防性遏制和威慑，一定时期内中外关系可能会更加紧张。</text:p>
      <text:p text:style-name="P4">
Images: ["<text:a xlink:type="simple" xlink:href="https://thumbor.ftacademy.cn/unsafe/picture/2/000124252_piclink.jpg" text:style-name="Internet_20_link" text:visited-style-name="Visited_20_Internet_20_Link">
000124252_pic...</text:a>
"]</text:p>
      <text:p text:style-name="P4">
Themes: ['中国外交', '关注']</text:p>
      <text:p text:style-name="P4">
Keywords: ['中国外交', '中外关系']</text:p>
      <text:p text:style-name="P4">
Type: Article</text:p>
      <!--METADATA-->
      <text:p text:style-name="P4">
<draw:frame draw:style-name="fr1" draw:name="Image94" text:anchor-type="as-char" svg:width="6.9236in" svg:height="3.894525in" draw:z-index="0">
<draw:image xlink:href="../Images/FT Chinese Free Version/2023-07-03T04-28-49-00-00/00012425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6月28日，中国全国人大通过了宏观上规范和指导中国外交工作的《中华人民共和国对外关系法》，并于7月1日全面实施，这成为上周国际媒体关注的焦点。国际媒体关注的是这部法律的对抗性，即中国以这部法律为依据，针对西方国家的对华制裁和威胁行为采取“反制”和“限制”行动；同时还关注到这部法律写入了中国领导人关于全球安全、全球发展和全球文明的几项标志性外交政策倡议，并重申中国反对“霸权主义和强权政治”的立场。</text:p>
      <text:p text:style-name="P4">
笔者认为，中国外交往往更多的是考虑政策而非法律，或者说政策重于法律。而政策和法律的显著不同是：法律严格强调法条而不讲妥协；政策则具备灵活性，但一旦作出决定，则往往只重结果而不关心法条乃至程序。因此，这部《对外关系法》可能会对西方构成预防性遏制和威慑，但在一定时期内，中外关系也可能会更加紧张。这两种后果将可能同时存在。</text:p>
      <text:p text:style-name="P4">
<text:span text:style-name="T4">
主要是姿态和象征</text:span>
</text:p>
      <text:p text:style-name="P4">
笔者认为，中国全国人大上周通过的《对外关系法》基本上是政策而非法律，甚至更像是一部中国外交的宪法性文件，尤其是同2021年中国全国人大通过的《反外国制裁法》相比，上周通过的《对外关系法》里，具体的“反制”和“限制”西方国家行为的条文细则和规定较少，主要是一种姿态和象征性立场。</text:p>
      <text:p text:style-name="P4">
之所以如此是因为，中国的政策常常是用姿态和象征性言辞表现出来的，这一特点可以从上周通过的法律内容上看得很清楚。</text:p>
      <text:p text:style-name="P4">
一是该法主要阐述中国外交的政策原则，而具体的法律条文，尤其是“反制”和“限制”西方行为的条文细则很少，所以该法看上去更像是一部中国外交的宪法。</text:p>
      <text:p text:style-name="P4">
二是该法特别将中国领导人近三年提出的全球发展倡议、全球安全倡议、全球文明倡议，推进全方位、多层次、宽领域、立体化的对外工作布局的外交思想列入，这使得该部法律的政治指导性色彩特别强烈。</text:p>
      <text:p text:style-name="P4">
此外，该法还专门强调了中国共产党对中国外交工作的“集中统一领导”。这同样表现出该法强烈的政治性色彩。</text:p>
      <text:p text:style-name="P4">
同时，在这部法律通过次日的6月29日，中共中央政治局委员、中央外事工作委员会办公室主任王毅在中共中央机关报《人民日报》发表的诠释性文章，也体现了这部法律强烈的政策性特征。该文指出：当前中国发展进入战略机遇和风险挑战并存、不确定、难预料因素增多的时期，必须迎难而上，“敢于斗争、善于斗争”，包括善用法治武器，不断丰富和完善对外斗争的法律“工具箱”。王毅文章还说：这部新法为中国依法行使反制裁、反干涉的正当权利提供法律依据，“有利于以法治方式手段坚定有效维护国家利益，也有利于更好维护国际公平正义”。王毅文章的这些内容，无疑都是政策指导性的说明。</text:p>
      <text:p text:style-name="P4">
不过还有另外一种解读，即这部新的法律是在为未来中国制定新的相关法律条文提供主干和框架。新加坡学者李明江就认为：《对外关系法》可能带来的实质性影响，是为中国在未来一段时间，在各个领域出台具体法规细则做指引。</text:p>
      <text:p text:style-name="P4">
不过无论如何，这是未来的事情了，但它恰恰证明了笔者的观点，即《对外关系法》发挥的恰恰是政策的指引作用，它可望成为未来中国外交的宪法。</text:p>
      <text:p text:style-name="P4">
<text:span text:style-name="T4">
中外关系将更紧张？</text:span>
</text:p>
      <text:p text:style-name="P4">
既然《对外关系法》以政策性和象征性为该法的主要特征，那这种往往重结果而轻程序和条文特质的法律，在当前中外关系高度敏感之时，对中外关系将产生什么样的影响？显然，至少在一段时间内，中外关系将增加不少紧张的因素和氛围，从西方舆论的感受来看就是如此。</text:p>
      <text:p text:style-name="P4">
美国有线电视新闻网网站6月29日的报道说，中国公布了一部全面的对外关系法，规定其有权对其认为构成威胁的行为采取“反制”措施。这是北京在与西方关系紧张之际采取的最新举措。</text:p>
      <text:p text:style-name="P4">
该新闻报道说：这部新法强调中国有权对违反国际法和国际关系基本准则，危害中国主权、安全、发展利益的行为采取相应反制和限制措施。</text:p>
      <text:p text:style-name="P4">
美国彭博新闻社网站同日在一篇题为《中国制定矛头对准西方霸权的对外关系法》的报道中称：中国把对海外行为主体采取报复措施的权利写入了一部新的对外关系法律，（中国）国家媒体称这一法律为反击制裁和“西方霸权”提供了法律依据。</text:p>
      <text:p text:style-name="P4">
报道认为，尽管中国已经有对外实施报复性制裁的举措，但这部法律将为此类措施提供更多的法律支持。对外关系法还要求国家机构加强跨部门协调与合作以实施报复措施。</text:p>
      <text:p text:style-name="P4">
甚至香港《南华早报》网站6月29日的报道也是如此，该报道说：北京28日通过了监督中国外交政策的新立法，这是北京扩大“法律工具箱”以对抗制裁和其他西方敌对行动的最新努力。</text:p>
      <text:p text:style-name="P4">
笔者认为：紧张是预防性遏制和威慑的必要前提，但如果以法律手段切入，则适用范围不宜太广，只能针对极少数关键性的议题和领域，例如对中国的台湾问题等。</text:p>
      <text:p text:style-name="P4">
<text:span text:style-name="T5">
（注：作者是政策研究者。本文仅代表作者个人观点。责编邮箱bo.liu@ftchinese.com）</text:span>
</text:p>
      <text:p text:style-name="P4">
Source: <text:a xlink:type="simple" xlink:href="http://www.ftchinese.com/story/001100137" text:style-name="Internet_20_link" text:visited-style-name="Visited_20_Internet_20_Link">
http://www.ftchinese.com/story/001100137</text:a>
</text:p>
      <!--NEWS-->
      <text:h text:style-name="P10" text:outline-level="1">
<text:span text:style-name="T4">
西方官员称俄罗斯总统普京已经开始控制瓦格纳集团</text:span>
</text:h>
      <text:p text:style-name="P4">
Author: 半岛电视台, 华尔街日报</text:p>
      <text:p text:style-name="P4">
Publisher: Al Jazeera</text:p>
      <text:p text:style-name="P4">
Published Time: 2023-07-03T04:48:04</text:p>
      <text:p text:style-name="P4">
Modified Time: 2023-07-03T13:04:14</text:p>
      <text:p text:style-name="P4">
Description: 《华尔街日报》援引西方官员的话报道称，在瓦格纳集团在近一周前发动的叛乱失败之后，俄罗斯总统普京目前已经开始控制该集团。</text:p>
      <text:p text:style-name="P4">
Images: ["<text:a xlink:type="simple" xlink:href="https://chinese.aljazeera.net/wp-content/uploads/2023/07/RC2DS1AJEV6K-1688331171.jpg" text:style-name="Internet_20_link" text:visited-style-name="Visited_20_Internet_20_Link">
RC2DS1AJEV6K-...</text:a>
", "<text:a xlink:type="simple" xlink:href="https://chinese.aljazeera.net/wp-content/uploads/2023/07/image-2-1688356546.jpg" text:style-name="Internet_20_link" text:visited-style-name="Visited_20_Internet_20_Link">
image-2-16883...</text:a>
"]</text:p>
      <text:p text:style-name="P4">
Topics: ['军事', '政治', '新闻', '新闻幕后']</text:p>
      <text:p text:style-name="P4">
Keywords: ['军事', '政治', '新闻', '新闻幕后', '世界', '俄罗斯']</text:p>
      <text:p text:style-name="P4">
Type: Article</text:p>
      <!--METADATA-->
      <text:p text:style-name="P4">
<draw:frame draw:style-name="fr1" draw:name="Image95" text:anchor-type="as-char" svg:width="6.9236in" svg:height="3.788198in" draw:z-index="0">
<draw:image xlink:href="../Images/Aljazeera Chinese/2023-07-03T04-48-04/RC2DS1AJEV6K-1688331171.jpg" xlink:type="simple" xlink:show="embed" xlink:actuate="onLoad" draw:mime-type="image/jpeg"/>
</draw:frame>
 瓦格纳集团领导人普里戈任(路透社)</text:p>
      <text:p text:style-name="P4">
《华尔街日报》援引西方官员的话报道称，在瓦格纳集团在近一周前发动的叛乱失败之后，俄罗斯总统普京目前已经开始控制该集团。</text:p>
      <text:p text:style-name="P4">
该报援引这些官员的话称，普京正致力于控制瓦格纳集团旗下的100余家公司，而且俄罗斯安全部门还已经突击搜查了该集团的附属机构。</text:p>
      <text:p text:style-name="P4">
该媒体补充称，瓦格纳集团指挥官叶夫根尼·普里戈任在叛乱的几周之前将其部分财产转移给了他的工作人员，而这可能会使克里姆林宫面临的问题更加复杂。</text:p>
      <text:p text:style-name="P4">
该报援引西方官员的话报道称，普里戈任建立了最复杂、最不被问责的公司架构之一。</text:p>
      <text:p text:style-name="P4">
根据接受该报采访的西方官员的说法，瓦格纳集团与非洲多国政府达成的许多交易都是非官方的，并且依赖于走私。</text:p>
      <text:p text:style-name="P4">
随着有关俄罗斯瓦格纳军事集团的未来及其在世界不同地区活动的讨论的不断升级，俄罗斯外交部曾在早些时候表示，非洲国家领导人应当自行决定是否要继续与瓦格纳军事集团合作，</text:p>
      <text:p text:style-name="P4">
俄罗斯克里姆林宫发言人德米特里·佩斯科夫表示，俄罗斯国家与瓦格纳集团在非洲国家的活动“没有关系”。</text:p>
      <text:p text:style-name="P4">
他还补充称，瓦格纳集团“在非洲进行的是与俄罗斯国家无关的独立活动”，尽管俄罗斯总统普京在上周二透露瓦格纳集团的资金全部来自俄罗斯。</text:p>
      <text:p text:style-name="P4">
普京还明确表示，瓦格纳集团在一年内收接了862.62亿卢布（超过10亿美元）的资金，并称俄罗斯曾“全额”资助瓦格纳集团。</text:p>
      <text:p text:style-name="P4">
俄罗斯外交部长拉夫罗夫在另一份单独的声明中指出，瓦格纳集团“将继续其在中非共和国和马里开展工作，尽管该组织领导人叶夫根尼·普里戈任曾发动叛乱”。</text:p>
      <text:p text:style-name="P4">
<draw:frame draw:style-name="fr1" draw:name="Image96" text:anchor-type="as-char" svg:width="6.9236in" svg:height="3.894525in" draw:z-index="0">
<draw:image xlink:href="../Images/Aljazeera Chinese/2023-07-03T04-48-04/image-2-1688356546.jpg" xlink:type="simple" xlink:show="embed" xlink:actuate="onLoad" draw:mime-type="image/jpeg"/>
</draw:frame>
 瓦格纳集团领导人普里戈任 (通讯社)</text:p>
      <text:h text:style-name="P13" text:outline-level="4">
<text:span text:style-name="T4">
瓦格纳集团在中东的作用</text:span>
</text:h>
      <text:p text:style-name="P4">
路透社曾在早些时候援引美国官员的话报道称，华盛顿正在研究瓦格纳集团的叛乱对该组织在中东和非洲业务造成影响的可能性。</text:p>
      <text:p text:style-name="P4">
另一方面，《华尔街日报》援引外交和情报消息人士的话称，克里姆林宫正在采取行动以控制瓦格纳集团在全球的所有业务。</text:p>
      <text:p text:style-name="P4">
《华尔街日报》还援引未公开消息来源称，莫斯科已经通知叙利亚总统巴沙尔·阿萨德，驻叙利亚的瓦格纳部队将不再在当地独立开展行动，并补充称，驻叙利亚的瓦格纳武装人员已遵守命令前往俄罗斯在拉塔基亚的军事基地。</text:p>
      <text:p text:style-name="P4">
自2017年以来，中非共和国部署了多支瓦格纳部队，负责守卫钻石和金矿，其存在分布于马达加斯加和莫桑比克之间。此外，该集团还受政府邀请前往马里，以便为该国提供安全保障，并打击武装团体。</text:p>
      <text:p text:style-name="P4">
在2020年，美国财政部认定瓦格纳集团在非洲的存在，是为普里戈任旗下矿业公司设置的掩护。</text:p>
      <text:p text:style-name="P4">
此外，瓦格纳集团的活动还在2019年初扩大至南美洲，并在那里实施干预，以帮助委内瑞拉总统尼古拉斯·马杜罗提供安全保障。需要指出的是，委内瑞拉拥有世界上已知最大的石油储量。</text:p>
      <text:p text:style-name="P4">
该组织首次出现是在2014年俄罗斯吞并克里米亚半岛期间，当时，该组织在乌克兰发动袭击，当时的克里姆林宫需要有人代替它来参战，以缓解国际社会对其施加的压力。</text:p>
      <text:p text:style-name="P4">
瓦格纳集团参与了非洲、亚洲和拉丁美洲的各个冲突地区的战斗行动，除了在中非共和国实施强奸和抢劫之外，它还被指控在其所在地区犯下侵犯人权的罪行和战争罪行。</text:p>
      <text:p text:style-name="P4">
Source: <text:a xlink:type="simple" xlink:href="https://chinese.aljazeera.net/behind-the-news/2023/7/3/%e8%a5%bf%e6%96%b9%e5%ae%98%e5%91%98%e7%a7%b0%e4%bf%84%e7%bd%97%e6%96%af%e6%80%bb%e7%bb%9f%e6%99%ae%e4%ba%ac%e5%b7%b2%e7%bb%8f%e5%bc%80%e5%a7%8b%e6%8e%a7%e5%88%b6%e7%93%a6%e6%a0%bc%e7%ba%b3%e9%9b%86" text:style-name="Internet_20_link" text:visited-style-name="Visited_20_Internet_20_Link">
https://chinese.aljazeera.net/behind-the-news/2023/7/3/%e8%a5%bf%e6%96%b9%e5%ae%98%e5%91%98%e7%a7%b0%e4%bf%84%e7%bd%97%e6%96%af%e6%80%bb%e7%bb%9f%e6%99%ae%e4%ba%ac%e5%b7%b2%e7%bb%8f%e5%bc%80%e5%a7%8b%e6%8e%a7%e5%88%b6%e7%93%a6%e6%a0%bc%e7%ba%b3%e9%9b%86</text:a>
</text:p>
      <!--NEWS-->
      <text:h text:style-name="P10" text:outline-level="1">
<text:span text:style-name="T4">
法国抗议活动已进入第六天：内政部维持安全动员，马克龙与政府成员评估局势</text:span>
</text:h>
      <text:p text:style-name="P4">
Author: 半岛电视台＋通讯社</text:p>
      <text:p text:style-name="P4">
Publisher: Al Jazeera</text:p>
      <text:p text:style-name="P4">
Published Time: 2023-07-03T04:50:06</text:p>
      <text:p text:style-name="P4">
Modified Time: 2023-07-03T04:50:06</text:p>
      <text:p text:style-name="P4">
Description: 抗议和骚乱已连续进入第六晚，以谴责首都巴黎郊区一名交警杀害一名男孩的事件。而此时总统埃马纽埃尔·马克龙与总理和政府成员举行会议讨论这一情况。</text:p>
      <text:p text:style-name="P4">
Images: ["<text:a xlink:type="simple" xlink:href="https://chinese.aljazeera.net/wp-content/uploads/2023/07/1-1688357289.jpg" text:style-name="Internet_20_link" text:visited-style-name="Visited_20_Internet_20_Link">
1-1688357289.jpg</text:a>
", "<text:a xlink:type="simple" xlink:href="https://chinese.aljazeera.net/wp-content/uploads/2023/07/2-1688357297.jpg" text:style-name="Internet_20_link" text:visited-style-name="Visited_20_Internet_20_Link">
2-1688357297.jpg</text:a>
", "<text:a xlink:type="simple" xlink:href="https://chinese.aljazeera.net/wp-content/uploads/2023/07/3-1688357307.jpg" text:style-name="Internet_20_link" text:visited-style-name="Visited_20_Internet_20_Link">
3-1688357307.jpg</text:a>
", "<text:a xlink:type="simple" xlink:href="https://chinese.aljazeera.net/wp-content/uploads/2023/07/4-1688357313.jpg" text:style-name="Internet_20_link" text:visited-style-name="Visited_20_Internet_20_Link">
4-1688357313.jpg</text:a>
"]</text:p>
      <text:p text:style-name="P4">
Topics: ['政治', '新闻']</text:p>
      <text:p text:style-name="P4">
Keywords: ['政治', '新闻', '法国']</text:p>
      <text:p text:style-name="P4">
Type: Article</text:p>
      <!--METADATA-->
      <text:p text:style-name="P4">
<draw:frame draw:style-name="fr1" draw:name="Image97" text:anchor-type="as-char" svg:width="6.9236in" svg:height="3.888597in" draw:z-index="0">
<draw:image xlink:href="../Images/Aljazeera Chinese/2023-07-03T04-50-06/1-1688357289.jpg" xlink:type="simple" xlink:show="embed" xlink:actuate="onLoad" draw:mime-type="image/jpeg"/>
</draw:frame>
 法国总统埃马纽埃尔·马克龙出席政府紧急会议 (路透)</text:p>
      <text:p text:style-name="P4">
抗议和骚乱已连续进入第六晚，以谴责首都巴黎郊区一名交警杀害一名男孩的事件。在此背景下，法国内政部宣布45名安全人员受伤、719人被捕。而此时总统埃马纽埃尔·马克龙与总理和政府成员举行会议讨论这一情况。</text:p>
      <text:p text:style-name="P4">
法国媒体称，马克龙会见了总理、内政部长和其他6名政府成员，历时90分钟，讨论遏制暴力浪潮的坚决措施。</text:p>
      <text:p text:style-name="P4">
法国总统曾表示，这次会议旨在评估形势以做出适当的决定。</text:p>
      <text:p text:style-name="P4">
在2日周日下午主持的一次安全会议上，法国内政部长维持了今晚在法国各地部署的安全部队数量，估计为45000人。</text:p>
      <text:p text:style-name="P4">
会上，这位部长要求坚决、毫不犹豫地进行新的逮捕，如果可能的话，严格重复他的指示。</text:p>
      <text:p text:style-name="P4">
这是内政部连续第二晚动员45000名警察和宪兵，其中包括巴黎及其周边地区的7000人，以及马赛、里昂和其他在过去几晚遭受骚乱、抢劫和破坏的地区等城市的安全增援。</text:p>
      <text:p text:style-name="P4">
<draw:frame draw:style-name="fr1" draw:name="Image98" text:anchor-type="as-char" svg:width="6.9236in" svg:height="3.894525in" draw:z-index="0">
<draw:image xlink:href="../Images/Aljazeera Chinese/2023-07-03T04-50-06/2-1688357297.jpg" xlink:type="simple" xlink:show="embed" xlink:actuate="onLoad" draw:mime-type="image/jpeg"/>
</draw:frame>
 消防人员正在处理一辆汽车的起火</text:p>
      <text:p text:style-name="P4">
在遏制该事件的安全措施框架内，颁布了一项法令，允许巴黎警方自6月起在巴黎西郊上塞纳的多个市镇和巴黎北郊圣但尼所有城市使用无人机进行拍摄晚上到早上六点（法国当地时间）。</text:p>
      <text:p text:style-name="P4">
据法国内政部统计，2日晚（抗议活动第五晚），法国多个城市有74座建筑被烧毁，还有577辆汽车被烧毁，公共道路上爆发了871起火灾。</text:p>
      <text:p text:style-name="P4">
而前一天晚上，被捕人数突破1300人，创下周二骚乱爆发以来的纪录。</text:p>
      <text:p text:style-name="P4">
被警察枪杀的17岁男孩纳赫尔的葬礼结束几小时后，尽管发生了汽车闯入市长官邸等独立事件，并导致数百人被捕，但周日晚法国的骚乱事件相对有所减少。内政部长热拉尔德·达尔马宁在推文中写道：“由于安全部队的坚决行动，夜晚变得更加平静。”</text:p>
      <text:p text:style-name="P4">
另一方面，法国司法工会在一份声明中呼吁冻结允许安全部队在被拘留者不遵守的情况下开枪的法律，并呼吁建立一个独立的调查部门来监督安全部队的道德。</text:p>
      <text:p text:style-name="P4">
该工会的声明谴责司法部门介入男孩纳赫尔被谋杀案，并称司法部门绝不能镇压所谓的起义，也不能在否认存在安全暴力或警察歧视的政治言论面前仍然不作为。</text:p>
      <text:p text:style-name="P4">
<draw:frame draw:style-name="fr1" draw:name="Image99" text:anchor-type="as-char" svg:width="6.9236in" svg:height="3.894525in" draw:z-index="0">
<draw:image xlink:href="../Images/Aljazeera Chinese/2023-07-03T04-50-06/3-1688357307.jpg" xlink:type="simple" xlink:show="embed" xlink:actuate="onLoad" draw:mime-type="image/jpeg"/>
</draw:frame>
 一辆被烧毁的汽车</text:p>
      <text:h text:style-name="P13" text:outline-level="4">
<text:span text:style-name="T4">
纳赫尔的祖母呼吁保持冷静</text:span>
</text:h>
      <text:p text:style-name="P4">
与此同时，被杀害男孩纳赫尔的祖母呼吁停止暴力。祖母纳迪亚在接受当地BFMTV频道的电话采访时表示：“我要对那些破坏的人说，停止你们的行动。不要破坏商店、公共汽车和学校。我们希望恢复平静。”</text:p>
      <text:p text:style-name="P4">
纳赫尔的祖母补充道，部分示威者将纳赫尔视为分裂和暴力的手段。</text:p>
      <text:p text:style-name="P4">
法国检察官办公室报告称，周二早些时候，男孩纳赫尔驾驶一辆租来的汽车，被巡逻警察拦住。</text:p>
      <text:p text:style-name="P4">
社交媒体上流传的一段视频显示，两名警察试图拦住汽车，其中一名警察在司机试图开车逃跑时从车窗开枪射击，杀死了男孩。</text:p>
      <text:p text:style-name="P4">
这名警察因“蓄意谋杀”正面临官方调查，已被初步逮捕。</text:p>
      <text:p text:style-name="P4">
对此，看到男孩纳赫尔被杀视频的楠泰尔市市长帕特里克·贾里要求该市居民响应小纳赫尔的祖母的呼吁，结束暴力行为。</text:p>
      <text:p text:style-name="P4">
巴黎西部城市市长再次发表声明，再次呼吁结束暴力。</text:p>
      <text:p text:style-name="P4">
<draw:frame draw:style-name="fr1" draw:name="Image100" text:anchor-type="as-char" svg:width="6.9236in" svg:height="3.894525in" draw:z-index="0">
<draw:image xlink:href="../Images/Aljazeera Chinese/2023-07-03T04-50-06/4-1688357313.jpg" xlink:type="simple" xlink:show="embed" xlink:actuate="onLoad" draw:mime-type="image/jpeg"/>
</draw:frame>
 消防人员正在救火</text:p>
      <text:h text:style-name="P13" text:outline-level="4">
<text:span text:style-name="T4">
暗杀企图</text:span>
</text:h>
      <text:p text:style-name="P4">
周日上午，巴黎南部拉伊莱罗斯市市长文森特·让布兰表示，黎明时分，暴徒开着汽车闯入他的房子，当时他的妻子和两个孩子也在场，然后放火烧毁了这栋房子。</text:p>
      <text:p text:style-name="P4">
他在推特上解释称，所发生的事情是一次“难以形容的懦弱的暗杀企图”，当时他在该镇居住，该镇约有3万居民。</text:p>
      <text:p text:style-name="P4">
与这位属于共和党（右翼反对派）的官员关系密切的人士告诉法新社，他的妻子膝盖受伤，他的一个孩子受轻伤。</text:p>
      <text:p text:style-name="P4">
法国司法机构正面临大量针对涉嫌滋事者的刑事诉讼，使主要城市法院面临压力。</text:p>
      <text:h text:style-name="P13" text:outline-level="4">
<text:span text:style-name="T4">
两名警察中弹</text:span>
</text:h>
      <text:p text:style-name="P4">
周日晚间，法国新闻广播电台援引私人消息称，巴黎第13区两名警察遭枪伤，巴黎检察官以蓄意谋杀未遂罪名展开调查。</text:p>
      <text:p text:style-name="P4">
其中一名警察背部中弹，另一名警察下腹中弹，但防弹背心挡住了第一颗子弹，第二名警察的盾牌挡住了另一颗子弹。</text:p>
      <text:h text:style-name="P13" text:outline-level="4">
<text:span text:style-name="T4">
阿尔及利亚关注国外社区情况</text:span>
</text:h>
      <text:p text:style-name="P4">
另一方面，阿尔及利亚总统办公室表示，周日召开的部长会议听取了外交部长关于阿尔及利亚社区“情况”的介绍。</text:p>
      <text:p text:style-name="P4">
该声明并未提及该介绍是否具体包括在阿尔及利亚裔男孩纳赫尔被杀后法国所发生的事件背景下的法国社区的情况。</text:p>
      <text:p text:style-name="P4">
不过，声明援引阿尔及利亚总统阿卜杜勒-马吉德·特本的话称，“阿尔及利亚国家高度重视始终倾听并照顾我们社区的关切”，并通过声明所述框架内的外交渠道，“总统承诺致力于改善阿尔及利亚社区在各个文化和社会领域的条件并促进人才回流。”</text:p>
      <text:p text:style-name="P4">
Source: <text:a xlink:type="simple" xlink:href="https://chinese.aljazeera.net/news/political/2023/7/3/%e6%b3%95%e5%9b%bd%e6%8a%97%e8%ae%ae%e6%b4%bb%e5%8a%a8%e5%b7%b2%e8%bf%9b%e5%85%a5%e7%ac%ac%e5%85%ad%e5%a4%a9%e5%86%85%e6%94%bf%e9%83%a8%e7%bb%b4%e6%8c%81%e5%ae%89%e5%85%a8%e5%8a%a8%e5%91%98%e9%a9%ac" text:style-name="Internet_20_link" text:visited-style-name="Visited_20_Internet_20_Link">
https://chinese.aljazeera.net/news/political/2023/7/3/%e6%b3%95%e5%9b%bd%e6%8a%97%e8%ae%ae%e6%b4%bb%e5%8a%a8%e5%b7%b2%e8%bf%9b%e5%85%a5%e7%ac%ac%e5%85%ad%e5%a4%a9%e5%86%85%e6%94%bf%e9%83%a8%e7%bb%b4%e6%8c%81%e5%ae%89%e5%85%a8%e5%8a%a8%e5%91%98%e9%a9%ac</text:a>
</text:p>
      <!--NEWS-->
      <text:h text:style-name="P10" text:outline-level="1">
<text:span text:style-name="T4">
河南菜贩售不合格蔬菜遭罚11万元　但遭法院否决</text:span>
</text:h>
      <text:p text:style-name="P4">
Author: None</text:p>
      <text:p text:style-name="P4">
Publisher: Radio Free Asia (Organization)</text:p>
      <text:p text:style-name="P4">
Published Time: 2023-07-03T05:05:00-04:00</text:p>
      <text:p text:style-name="P4">
Modified Time: 2023-07-03T11:13:09-04:00</text:p>
      <text:p text:style-name="P4">
Description: None</text:p>
      <text:p text:style-name="P4">
Videos: []</text:p>
      <text:p text:style-name="P4">
Audios: ["<text:a xlink:type="simple" xlink:href="https://www.rfa.org/mandarin/yataibaodao/jingmao/gf-070320230505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4.612011in" draw:z-index="0">
<draw:image xlink:href="../Images/rfamandarin/2023-07-03T05-05-00-04-00/000000.png" xlink:type="simple" xlink:show="embed" xlink:actuate="onLoad" draw:mime-type="image/png"/>
</draw:frame>
河南洛阳一名菜贩因销售不合格蔬菜被罚款11万元人民币。引发议论。图为上海某传统市场。 <text:a xlink:type="simple" xlink:href="https://www.rfa.org/mandarin/yataibaodao/jingmao/gf-07032023050500.html/@@images/image" text:style-name="Internet_20_link" text:visited-style-name="Visited_20_Internet_20_Link">
</text:a>
路透资料照。  <text:a xlink:type="simple" xlink:href="https://www.rfa.org/mandarin/yataibaodao/jingmao/gf-07032023050500.html/@@stream" text:style-name="Internet_20_link" text:visited-style-name="Visited_20_Internet_20_Link">
Audio-1-Link：https://www.rfa.org/mandarin/yataibaodao/jingmao/gf-07032023050500.html/@@stream</text:a>
</text:p>
      <text:p text:style-name="P4">
河南洛阳一名菜贩因销售不合格蔬菜被罚款11万元人民币。行政机关向法院申请强制执行，但法院裁定不批准。观察人士认为，虽然中国国务院加强监督，但未能有效遏制部分地方政府罚款创收的歪风。</text:p>
      <ul>
        <li>
<text:span text:style-name="T4">
<text:a xlink:type="simple" xlink:href="https://www.rfa.org/mandarin/yataibaodao/renquanfazhi/gf-08292022080819.html" text:style-name="Internet_20_link" text:visited-style-name="Visited_20_Internet_20_Link">
 陕西菜贩因五斤芹菜被罚六万，政府通过罚款创收？ </text:a>
 </text:span>
  * <text:span text:style-name="T4">
<text:a xlink:type="simple" xlink:href="https://www.rfa.org/mandarin/zhuanlan/jingmaorediansaomiao/econ-06302023093102.html" text:style-name="Internet_20_link" text:visited-style-name="Visited_20_Internet_20_Link">
 罚没经济加速小企业倒闭 </text:a>
 </text:span>
</li>
      </ul>
      <text:p text:style-name="P4">
姓姜的涉事菜贩近日售卖一批从河南洛阳某大型批发市场购入的姜、菠菜、青椒等蔬菜，经行政机关抽验为农药残留超标。有问题的蔬菜涉及的金额不到200元，菜贩从中获利约21元人民币，却遭当局罚款11万元。</text:p>
      <text:p text:style-name="P4">
 （微博截图）  <text:a xlink:type="simple" xlink:href="https://www.rfa.org/mandarin/yataibaodao/jingmao/gf-07032023050500.html/capture.jpg" text:style-name="Internet_20_link" text:visited-style-name="Visited_20_Internet_20_Link">
</text:a>
</text:p>
      <text:p text:style-name="P4">
洛阳西工区法院审查后认为，该名菜贩有理由相信从批发市场买入的产品符合食品安全标准。案中行政机关没有考虑到当事人初次违法，并非主观故意。法院认为对当事人处罚过重，有违过罚相当原则，最终裁定不准予强制执行。行政机关随后提出覆议申请，但遭法院驳回。</text:p>
      <text:p text:style-name="P4">
关注事件的异议人士林生亮认为，事件中菜贩显然不应当被追责。</text:p>
      <text:p text:style-name="P4">
林生亮：“应该是从源头上追究责任。追究批发市场的责任，甚至相关部门的监管失责。给社会最底层的卖菜大爷开出天价罚单，一方面是明显的选择性执法，另一方面是暴露相关部门执法的简单粗暴。”</text:p>
      <text:p text:style-name="P4">
异议人士林生亮谴责河南当局对底层菜贩选择性执法。（林生亮独家提供，拍摄日期不详）  <text:a xlink:type="simple" xlink:href="https://www.rfa.org/mandarin/yataibaodao/jingmao/gf-07032023050500.html/m0703gf-1.jpg" text:style-name="Internet_20_link" text:visited-style-name="Visited_20_Internet_20_Link">
</text:a>
</text:p>
      <text:p text:style-name="P4">
<text:span text:style-name="T4">
陕西菜贩曾因五斤芹菜被罚六万</text:span>
</text:p>
      <text:p text:style-name="P4">
2021年，陕西榆林有菜贩卖出五斤芹菜后，因为抽检不合格，遭当局罚款逾六万元人民币，其后引起中国国务院督查组的关注。林生亮认为，最新的事件反映了部分地方政府仍然存在罚款创收的歪风。</text:p>
      <text:p text:style-name="P4">
林生亮：“地方政府热衷于重罚基层民众的深层次原因是，完成罚款任务的普遍焦虑，即使（中国）国务院曾在全国展开大督查，也遏制不住乱罚款的歪风邪气，更有可能是堵住上级领导的咀。”</text:p>
      <text:p text:style-name="P4">
浙江温州城市大学退休法学副教授蔡钒同样对中国部分地方政府在财政困难下透过罚款增加收入，表示关注。</text:p>
      <text:p text:style-name="P4">
蔡钒：“处罚这么不公正的话，肯定是有跟利益挂钩的。地方政府的财政一旦出现问题，（不排除）会作出一些指令。像汽车违停这些有时会罚得很频繁。”</text:p>
      <text:p text:style-name="P4">
退休法学蔡钒认为，河南当局重罚涉事菜贩违反了中国行政法的原则。（蔡钒独家提供，拍摄日期不详）  <text:a xlink:type="simple" xlink:href="https://www.rfa.org/mandarin/yataibaodao/jingmao/gf-07032023050500.html/m0703gf-2.jpg" text:style-name="Internet_20_link" text:visited-style-name="Visited_20_Internet_20_Link">
</text:a>
</text:p>
      <text:p text:style-name="P4">
蔡钒说，按照中国法律，设定和实施行政处罚必须以事实为依据，与违法行为的事实性质情节及社会危害程度相当。</text:p>
      <text:p text:style-name="P4">
蔡钒：“你的违法行为跟你的处罚应该是相当的。处罚是有比例原则的，裁量权不是可以自由乱用的。末尾的老百姓是最底层的菜农。小摊小贩获利只有几块钱，你对他处罚十几万，叫人家怎么活？还要人家倾家荡产、妻离子散吗？他又不是十恶不赦，要这样子处罚，让人家八辈子都翻不了身。”</text:p>
      <text:p text:style-name="P4">
蔡钒赞扬洛阳法院在这件事上的裁决，体现了相对的独立性，发挥了监督政府的功能，并且对中国宪法负责，守住了中国司法的尊严。</text:p>
      <text:p text:style-name="P4">
记者：高锋 责编：许书婷 陈美华 嘉远 网编：瑞哲</text:p>
      <text:p text:style-name="P4">
Source: <text:a xlink:type="simple" xlink:href="https://www.rfa.org/mandarin/yataibaodao/jingmao/gf-07032023050500.html" text:style-name="Internet_20_link" text:visited-style-name="Visited_20_Internet_20_Link">
https://www.rfa.org/mandarin/yataibaodao/jingmao/gf-07032023050500.html</text:a>
</text:p>
      <!--NEWS-->
      <text:h text:style-name="P10" text:outline-level="1">
<text:span text:style-name="T4">
耶伦访华，美国缓和关系的新努力 (Free Version)</text:span>
</text:h>
      <text:p text:style-name="P4">
Authors: ['迪米']</text:p>
      <text:p text:style-name="P4">
Publisher: 英国《金融时报》</text:p>
      <text:p text:style-name="P4">
Time: 2023-07-03T05:15:49+00:00</text:p>
      <text:p text:style-name="P4">
Published Time: 2023-07-02T12:00:99+08:00</text:p>
      <text:p text:style-name="P4">
Modified Time: 2023-07-03T01:15:99+08:00</text:p>
      <text:p text:style-name="P4">
Description: 在美中两国加大努力以求稳定双边关系的背景下，她将是拜登政府中继国务卿布林肯之后，第二位访华的内阁官员。</text:p>
      <text:p text:style-name="P4">
Images: ["<text:a xlink:type="simple" xlink:href="https://thumbor.ftacademy.cn/unsafe/picture/8/000186258_piclink.jpg" text:style-name="Internet_20_link" text:visited-style-name="Visited_20_Internet_20_Link">
000186258_pic...</text:a>
"]</text:p>
      <text:p text:style-name="P4">
Themes: ['中美关系', '关注']</text:p>
      <text:p text:style-name="P4">
Keywords: ['中美关系', '美国外交', '美国经济', '耶伦']</text:p>
      <text:p text:style-name="P4">
Type: Article</text:p>
      <!--METADATA-->
      <text:p text:style-name="P4">
<draw:frame draw:style-name="fr1" draw:name="Image109" text:anchor-type="as-char" svg:width="6.9236in" svg:height="3.901286in" draw:z-index="0">
<draw:image xlink:href="../Images/FT Chinese Free Version/2023-07-03T05-15-49-00-00/000186258_piclink.jpg" xlink:type="simple" xlink:show="embed" xlink:actuate="onLoad" draw:mime-type="image/jpeg"/>
</draw:frame>
</text:p>
      <text:p text:style-name="P4">
美国财政部部长珍妮特•耶伦(Janet Yellen)将于本周访华，在两国加大努力以求稳定双边关系的背景下，她将是拜登政府中第二位访华的内阁官员。</text:p>
      <text:p text:style-name="P4">
美国财政部的一位高级官员表示，耶伦将在北京停留四天，会晤中国最高层的官员以及美国企业领导人。该官员提醒说，此访不太可能取得“重大突破”。</text:p>
      <text:p text:style-name="P4">
Source: <text:a xlink:type="simple" xlink:href="http://www.ftchinese.com/story/001100139" text:style-name="Internet_20_link" text:visited-style-name="Visited_20_Internet_20_Link">
http://www.ftchinese.com/story/001100139</text:a>
</text:p>
      <!--NEWS-->
      <text:h text:style-name="P10" text:outline-level="1">
<text:span text:style-name="T4">
美中再次开始对话，全球经济秩序处于险要关口 (Free Version)</text:span>
</text:h>
      <text:p text:style-name="P4">
Author: Andrew Duehren</text:p>
      <text:p text:style-name="P4">
Publisher: 华尔街日报中文网</text:p>
      <text:p text:style-name="P4">
Published Time: 2023-07-03T05:25:00.000Z</text:p>
      <text:p text:style-name="P4">
Modified Time: 2023-07-03T05:25:00.000Z</text:p>
      <text:p text:style-name="P4">
Created Time: 2023-07-02T23:16:00.000Z</text:p>
      <text:p text:style-name="P4">
Description: 中美两国政府正恢复对话，美国财长耶伦将于7月6日至9日访华。现在的考验在于，美中两国能否确立新常态，从而避免颠覆全球经济，或令两国关系重新陷入互相指摘和反制的恶性循环。</text:p>
      <text:p text:style-name="P4">
Images: []</text:p>
      <text:p text:style-name="P4">
Categories: ['国际']</text:p>
      <text:p text:style-name="P4">
Keywords: SYND,LINK:EN|WP-WSJ-0001027152</text:p>
      <text:p text:style-name="P4">
Type: Article</text:p>
      <!--METADATA-->
      <text:p text:style-name="P4">
<text:a xlink:type="simple" xlink:href="https://cn.wsj.com/articles/CN-BGH-20230619171106" text:style-name="Internet_20_link" text:visited-style-name="Visited_20_Internet_20_Link">
 中美两国政府正恢复对话 </text:a>
。现在的考验在于，美中两国能否确立新常态，从而避免颠覆全球经济，或令两国关系重新陷入互相指摘和反制的恶性循环。</text:p>
      <text:p text:style-name="P4">
Source: <text:a xlink:type="simple" xlink:href="https://cn.wsj.com/articles/%E7%BE%8E%E5%9B%BD%E8%B4%A2%E9%95%BF%E8%80%B6%E4%BC%A6%E6%9C%AC%E5%91%A8%E5%B0%86%E8%B5%B4%E5%8C%97%E4%BA%AC%E4%B8%8E%E4%B8%AD%E5%9B%BD%E9%AB%98%E5%B1%82%E5%AE%98%E5%91%98%E4%BC%9A%E6%99%A4-1973a772" text:style-name="Internet_20_link" text:visited-style-name="Visited_20_Internet_20_Link">
https://cn.wsj.com/articles/%E7%BE%8E%E5%9B%BD%E8%B4%A2%E9%95%BF%E8%80%B6%E4%BC%A6%E6%9C%AC%E5%91%A8%E5%B0%86%E8%B5%B4%E5%8C%97%E4%BA%AC%E4%B8%8E%E4%B8%AD%E5%9B%BD%E9%AB%98%E5%B1%82%E5%AE%98%E5%91%98%E4%BC%9A%E6%99%A4-1973a772</text:a>
</text:p>
      <!--NEWS-->
      <text:h text:style-name="P10" text:outline-level="1">
<text:span text:style-name="T4">
兵变后俄罗斯还有可能进入“后普京时代”吗</text:span>
</text:h>
      <text:p text:style-name="P4">
Creator: PAUL SONNE</text:p>
      <text:p text:style-name="P4">
Publisher: https://www.facebook.com/nytimeschinese</text:p>
      <text:p text:style-name="P4">
Published Time: 2023-07-03T05:28:38+08:00</text:p>
      <text:p text:style-name="P4">
Description: 兵变带来的短暂动荡和不确定性引发了人们对普京将会如何下台、接下来会发生什么的疑问。但尽管兵变可能让普京面临不稳定局势，但也让他可以通过更严厉镇压巩固权力。 Reuters 上周，瓦格纳雇佣军在俄罗斯顿河畔罗斯托夫市南部军区总部附近，该组织上周末控制了该地区。</text:p>
      <text:p text:style-name="P4">
Images: ["<text:a xlink:type="simple" xlink:href="https://static01.nyt.com/images/2023/07/20/multimedia/20putin-power-01-ctvk/20putin-power-01-ctvk-master1050.jpg" text:style-name="Internet_20_link" text:visited-style-name="Visited_20_Internet_20_Link">
20putin-power...</text:a>
", "<text:a xlink:type="simple" xlink:href="https://static01.nyt.com/images/2023/07/20/multimedia/20putin-power-02-ctvk/20putin-power-02-ctvk-master1050.jpg" text:style-name="Internet_20_link" text:visited-style-name="Visited_20_Internet_20_Link">
20putin-power...</text:a>
"]</text:p>
      <text:p text:style-name="P4">
Category: 国际</text:p>
      <text:p text:style-name="P4">
Type: Article</text:p>
      <!--METADATA-->
      <text:p text:style-name="P4">
<draw:frame draw:style-name="fr1" draw:name="Image110" text:anchor-type="as-char" svg:width="6.9236in" svg:height="4.523419in" draw:z-index="0">
<draw:image xlink:href="../Images/cnnytimes/2023-07-03T05-28-38-08-00/20putin-power-01-ctvk-master1050.jpg" xlink:type="simple" xlink:show="embed" xlink:actuate="onLoad" draw:mime-type="image/jpeg"/>
</draw:frame>
</text:p>
      <text:p text:style-name="P4">
有那么一瞬间，这似乎颇有可能。</text:p>
      <text:p text:style-name="P4">
叶夫根尼·普里戈任是俄罗斯的一名餐饮承办商，后来成为军阀，拥有坦克和一支私人军队，他向俄罗斯和世界展示了普京总统的替代者可能会是什么样子。</text:p>
      <text:p text:style-name="P4">
在普京执政的23年里，这是第二次，一位具有民粹主义魅力的反叛领导人展现出普京之后一个可以想象的俄罗斯愿景——上一次是在2011年，阿列克谢·纳瓦尔尼在首都街头领导了一场支持民主的起义。</text:p>
      <text:p text:style-name="P4">
在普里戈任的雇佣兵向莫斯科进发时，为他提供动力的核心不满与纳瓦尔尼相同：普京主义是一个没有问责制的体系，由一群腐败的官员组成，他们更关心如何中饱私囊和取悦老板，而不是为国家做正确的事。</text:p>
      <text:p text:style-name="P4">
相似之处仅此而已。上周末发生的不同寻常的事件不仅表明了普京在权力争夺方面的脆弱性，也表明了这样一种前景：无论接下来发生什么，都可能源于俄罗斯总统在代价高昂的俄乌战争中释放出的极端和不可预测的力量。普里戈任的雇佣军被指控滥杀无辜和犯下其他罪行，他明确表示，普京的力量即使不是更残酷，也可能同样残酷。</text:p>
      <text:p text:style-name="P4">
“战争具有难以置信的不稳定性。历史就是这样一直在改变，”总部位于华盛顿的智库战略与国际研究中心的欧洲、俄罗斯和欧亚项目主任马克斯·伯格曼说。“这完全是不稳定的，它会导致文化反弹——你不知道这将如何表现出来。我认为我们不知道俄罗斯会向什么方向发展。”</text:p>
      <text:p text:style-name="P4">
在动荡和不确定性的短暂窗口期，曾经不可想象的事情短暂地超越了假设，引发了人们对这位俄罗斯长期领导人将会如何下台、接下来会发生什么的疑问。</text:p>
      <text:p text:style-name="P4">
<draw:frame draw:style-name="fr1" draw:name="Image111" text:anchor-type="as-char" svg:width="6.9236in" svg:height="4.615733in" draw:z-index="0">
<draw:image xlink:href="../Images/cnnytimes/2023-07-03T05-28-38-08-00/20putin-power-02-ctvk-master1050.jpg" xlink:type="simple" xlink:show="embed" xlink:actuate="onLoad" draw:mime-type="image/jpeg"/>
</draw:frame>
</text:p>
      <text:p text:style-name="P4">
5月，叶夫根尼·普里戈任与瓦格纳的雇佣兵在乌克兰巴赫穆特，这张照片来自他的公司康科德在Telegram账户上发布的视频。  ConcordGroup/Telegram, via Agence France-Presse — Getty Images</text:p>
      <text:p text:style-name="P4">
包括美国在内的西方政府指出，普京的专制领导出现了裂痕。他所在政党的高级成员康斯坦丁·扎图林 <text:a xlink:type="simple" xlink:href="https://www.nytimes.com/2023/06/25/world/europe/russia-war-putin-wagner-prigozhin.html" text:style-name="Internet_20_link" text:visited-style-name="Visited_20_Internet_20_Link">
 承认</text:a>
，普京让普里戈任带来的风险发酵得太久了，这件事“没有增加任何人的权威”。俄罗斯的权力中心——军队、寡头、普京的核心圈子——都被分析了一番，看看是否有可能的继承者。</text:p>
      <text:p text:style-name="P4">
没有可信的人选出现，在几天之内，普京至少在俄罗斯政治中重新建立了一种平衡的表象，他的一系列露面旨在传达他对权力的牢牢掌控和持久的声望。</text:p>
      <text:p text:style-name="P4">
“祝你健康！长命百岁！”在南部城市杰尔本特，一名女子对普京喊道。兵变发生几天后，视频显示普京置身一群欢呼雀跃的人群之中，这与他几年来在新冠疫情中的隔离状态形成鲜明对比。</text:p>
      <text:p text:style-name="P4">
广告</text:p>
      <text:p text:style-name="P4">
如今，普里戈任被流放到白俄罗斯，他的瓦格纳雇佣军组织也陷入了混乱。然而他已经证明，只要不把矛头指向普京，一个愿意说出俄罗斯政府在乌克兰所犯错误这个残酷事实的人，可以找到同情他的听众。</text:p>
      <text:p text:style-name="P4">
在收手之前，普里戈任一边发起民粹主义反精英腐败运动，一边呼吁俄罗斯转型，至少暂时转变为金正恩领导下的朝鲜或奥古斯托·皮诺切特领导下的智利，以争取在乌克兰取得胜利，从而赢得支持。</text:p>
      <text:p text:style-name="P4">
当俄罗斯在战场上失利的情况下，他利用了人们对不问责的制度和冷漠精英的不满。但他也在回应俄罗斯社会鹰派人士的愿望，即在必要时走向更加极端，他曾一度攻击莫斯科“弱不禁风的老爷爷们”没有“胆量”使用核武器。</text:p>
      <text:p text:style-name="P4">
他最后传达的信息是矛盾的——暗示需要戏剧性升级才能在战争中取得成功，同时也将克里姆林宫宣称的对乌克兰战争的整个理由描述为错误的。他是一位奇怪的信使，他的财富和有罪不罚负的特权正是他所抨击的制度带给他的。</text:p>
      <text:p text:style-name="P4">
</text:p>
      <text:p text:style-name="P4">
2011年，普里戈任（左）在他莫斯科的餐厅里为俄罗斯总统普京上菜。  Pool photo by Misha Japaridze</text:p>
      <text:p text:style-name="P4">
但在俄罗斯士兵因听命于几乎不担责的领导者而死亡时，他的明显愤怒得到了认可。</text:p>
      <text:p text:style-name="P4">
“下级和中级军官队伍以及真正上战场的士兵在一定程度上都对他表示理解，”反对这场战争的俄罗斯退役将军列昂尼德·伊瓦绍夫表示。“他说出了军事行动组织不善、供应不足和死亡问题。”</text:p>
      <text:p text:style-name="P4">
广告</text:p>
      <text:p text:style-name="P4">
尽管叛乱可能预示着普京会面临更多的不稳定，但这些事件也可能为他提供一个机会，通过更严厉的镇压来巩固自己的权力，并严阵以待。</text:p>
      <text:p text:style-name="P4">
普里戈任在俄罗斯基本上是一个独特的人物，几乎没有其他人像他这样拥有发动叛乱的平台、战场经历和随意支配的私人军队。</text:p>
      <text:p text:style-name="P4">
随着普京开始确保国家武装力量忠于自己，这位俄罗斯领导人的盟友也获得了更大的影响力，比如曾做过他保镖的国民警卫队负责人维克托·佐洛托夫。</text:p>
      <text:p text:style-name="P4">
“我绝对相信，尽管暴露了弱点，但这个政权成功挺过了兵变，恢复了正常的运转，”研究机构卡内基国际和平研究院高级研究员安德烈·科列斯尼科夫表示。“我认为没有任何势力能够复刻普里戈任的经验。普京被吓坏了，但这并不意味着他的政权已经崩溃。”</text:p>
      <text:p text:style-name="P4">
自从世纪之交掌权以来，普京一直在努力清除潜在的政治威胁。</text:p>
      <text:p text:style-name="P4">
早年他将矛头对准了苏联解体后在上世纪90年代掌权的寡头阶层。他监禁了石油大亨米哈伊尔·霍多尔科夫斯基，并向其他工业巨头明确表示，不听话的下场就和他一样。</text:p>
      <text:p text:style-name="P4">
近年来，普京将目光投向国内的亲民主反对派。纳瓦尔尼遭下毒，随后又被监禁，自由派活动人士普遍遭到打压。自战争开始以来，镇压不断升级，导致民主运动的大多数领袖不是被流放就是关进了监狱。</text:p>
      <text:p text:style-name="P4">
</text:p>
      <text:p text:style-name="P4">
2013年，俄罗斯警方拘留了阿列克谢·纳瓦利内。  Evgeny Feldman/Associated Press</text:p>
      <text:p text:style-name="P4">
但普京对极右势力的态度却有所不同。随着战争的进行，理论上可能对他构成威胁的民族主义势力得到了活动空间，有时还会批评军队，部分原因在于他们在执行和推动战争计划上发挥了作用。普里戈任正是典型案例。</text:p>
      <text:p text:style-name="P4">
数月以来，他被允许在公开场合抨击俄罗斯军事领导层，而对俄罗斯普罗大众来说，即便批评力度远小于此，都会被追究责任。他能得到这样的特殊待遇，部分原因是他的部队对于战局不可或缺；他加入战斗之时，俄罗斯军方正缺兵少将，瓦格纳部队最终夺取巴赫姆特，是俄军在乌克兰罕有的胜利战果。</text:p>
      <text:p text:style-name="P4">
广告</text:p>
      <text:p text:style-name="P4">
普里戈任的行动证明，普京的长期盟友也可能转而对抗他的政府，哪怕这位俄罗斯领导人一直小心翼翼，只允许最信任的心腹占据身边要职。</text:p>
      <text:p text:style-name="P4">
霍多尔科夫斯基于2013年从俄罗斯监狱获释，此后一直居住在国外。叛乱开始后不久，他公开呼吁俄罗斯人拿起武器支持普里戈任。</text:p>
      <text:p text:style-name="P4">
他说这些俄罗斯雇佣军并“不是民主之友”，而是一伙“强盗”，但他表示，普利戈任可以变为一把有用的利刃，切除“折磨这个国家20年之久的克里姆林宫恶性肿瘤”。他说，追求民主的俄罗斯人随后只要再推翻普利戈任即可。</text:p>
      <text:p text:style-name="P4">
俄罗斯自由派迅速出声反对。</text:p>
      <text:p text:style-name="P4">
“任何利用暴力推翻政府并通过暴力上台的呼声，都只会导致一个完全以暴力为统治基础的政权，”反对派政客列夫·施洛斯贝格在Telegram上的一篇帖子中写道。</text:p>
      <text:p text:style-name="P4">
</text:p>
      <text:p text:style-name="P4">
周日，有民众在莫斯科对普京表示支持。  Dmitri Lovetsky/Associated Press</text:p>
      <text:p text:style-name="P4">
纳瓦尔尼从狱中发出声明，称自己从律师那里得知了上周末发生的事情。</text:p>
      <text:p text:style-name="P4">
他宣称，普利戈任及其手下在发动兵变后并未被捕，而他自己则面临成立极端组织暴力推翻普京政权的指控，这很有讽刺意味。</text:p>
      <text:p text:style-name="P4">
广告</text:p>
      <text:p text:style-name="P4">
纳瓦尔尼表示，这个国家在后普京时代的一切未来，必须要靠自由选举来决定。</text:p>
      <text:p text:style-name="P4">
“让政府软弱并导致动乱发生的不是民主、人权和议会，”他表示。“是独裁者和篡权带来了街垒、政府的软弱和混乱。从来都是如此。”</text:p>
      <text:p text:style-name="P4">
Source: <text:a xlink:type="simple" xlink:href="https://cn.nytimes.com/world/20230703/putin-russia-wagner-rebellion/" text:style-name="Internet_20_link" text:visited-style-name="Visited_20_Internet_20_Link">
https://cn.nytimes.com/world/20230703/putin-russia-wagner-rebellion/</text:a>
</text:p>
      <!--NEWS-->
      <text:h text:style-name="P10" text:outline-level="1">
<text:span text:style-name="T4">
不满高尔夫过度消耗水资源 西班牙环保人士填平球洞</text:span>
</text:h>
      <text:p text:style-name="P4">
Publisher: 法新社</text:p>
      <text:p text:style-name="P4">
Published Time: 2023-07-03T06:32:08+00:00</text:p>
      <text:p text:style-name="P4">
Modified Time: 2023-07-03T06:20:02+00:00</text:p>
      <text:p text:style-name="P4">
Description: （法新社马德里2日电） 西班牙气候运动人士今天表示，在欧洲面临严重干旱之际，他们将全国各地10座高尔夫球场的球洞填补起来，抗议这项运动过度消耗水资源。</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3.617581in" draw:z-index="0">
<draw:image xlink:href="../Images/rficn/2023-07-03T06-32-08-00-00/000000.png" xlink:type="simple" xlink:show="embed" xlink:actuate="onLoad" draw:mime-type="image/png"/>
</draw:frame>
</text:p>
      <text:p text:style-name="P4">
跨国环保团体「反抗灭绝」（ExtinctionRebellion）运动人士在夜幕掩护下，填平了巴塞隆纳（Barcelona）、马德里（Madrid）、瓦伦西亚（Valencia）、巴斯克自治区（BasqueCountry）、纳瓦拉（Navarra）和巴利阿里群岛（BalearicIslands）的伊维萨岛（Ibiza）的高尔夫球场球洞，谴责这项运动「在欧洲遭遇有史以来最严重的一次干旱期间浪费水资源」。</text:p>
      <text:p text:style-name="P4">
这个组织在声明中说：「高尔夫在缺乏水资源的世界无立足之地。」「反抗灭绝」透过直接行动，强调其对地球正面临危害的警告。</text:p>
      <text:p text:style-name="P4">
「反抗灭绝」说，有些运动人士用水泥堵住球洞，并留下写着「注意：干旱！为了气候正义，高尔夫球场关闭」的标语，有些则以树苗填起洞口。这个环保团体以其标志性的破坏行动引人关注。</text:p>
      <text:p text:style-name="P4">
这个团体援引西班牙非政府组织Ecologists in Action的资料说：「光是一个高尔夫球场球洞，每天就要消耗超过10万公升的水来维护周围果岭。」</text:p>
      <text:p text:style-name="P4">
「反抗灭绝」说，「西班牙有437座高尔夫球场每天必须灌溉」，声称维护这些球场的用水量「比马德里和巴塞隆纳居民加起来的用水量还要多」，然而享受这项娱乐活动的人数仅占这些人口的0.6%。</text:p>
      <text:p text:style-name="P4">
「反抗灭绝」谴责「在西班牙面临干旱、农村地区因缺水导致作物收成不佳而损失惨重的情况下，让这种精英消遣运动继续下去是不负责任和全然的犬儒主义」。</text:p>
      <text:p text:style-name="P4">
专家表示，西班牙部分地区正经历千年来最严重的大旱，长期干旱导致水库容量降至正常的一半。西班牙是全球最大橄榄油出口国，也是欧洲蔬果的主要来源国。</text:p>
      <text:p text:style-name="P4">
2022年，欧洲经历了有纪录以来最热的夏天，欧洲联盟（EU）数据显示，欧洲大陆遭遇至少500年来最严重的旱灾。</text:p>
      <text:p text:style-name="P4">
欧洲干旱观测站（European DroughtObservatory）本周稍早表示，由于缺乏降雨加上夏季首波热浪导致气温升破摄氏44度，西班牙在6月1日至10日期间，有6成领土处于红色警戒状态。</text:p>
      <text:p text:style-name="P4">
「反抗灭绝」说，马拉加省（Malaga）、塞维亚省（Seville）、阿梅里亚省（Almeria）和哥多华省（Cordoba）最近几周掀起类似的抗议声浪，而马德里去年10月也可见到类似的行动。</text:p>
      <text:p text:style-name="P4">
「反抗灭绝」的主要诉求之一是「立即制定以民主商定的用水计画，其中包括限制高尔夫球场果岭的用水量」。（译者：刘文瑜/核稿：张晓雯）</text:p>
      <text:p text:style-name="P4">
Source: <text:a xlink:type="simple" xlink:href="https://www.rfi.fr/cn/%E5%9B%BD%E9%99%85%E6%8A%A5%E9%81%93/20230703-%E4%B8%8D%E6%BB%A1%E9%AB%98%E5%B0%94%E5%A4%AB%E8%BF%87%E5%BA%A6%E6%B6%88%E8%80%97%E6%B0%B4%E8%B5%84%E6%BA%90-%E8%A5%BF%E7%8F%AD%E7%89%99%E7%8E%AF%E4%BF%9D%E4%BA%BA%E5%A3%AB%E5%A1%AB%E5%B9%B3%E7%90%83%E6%B4%9E" text:style-name="Internet_20_link" text:visited-style-name="Visited_20_Internet_20_Link">
https://www.rfi.fr/cn/%E5%9B%BD%E9%99%85%E6%8A%A5%E9%81%93/20230703-%E4%B8%8D%E6%BB%A1%E9%AB%98%E5%B0%94%E5%A4%AB%E8%BF%87%E5%BA%A6%E6%B6%88%E8%80%97%E6%B0%B4%E8%B5%84%E6%BA%90-%E8%A5%BF%E7%8F%AD%E7%89%99%E7%8E%AF%E4%BF%9D%E4%BA%BA%E5%A3%AB%E5%A1%AB%E5%B9%B3%E7%90%83%E6%B4%9E</text:a>
</text:p>
      <!--NEWS-->
      <text:h text:style-name="P10" text:outline-level="1">
<text:span text:style-name="T4">
美國巴爾的摩爆大規模槍擊案 至少2死28傷</text:span>
</text:h>
      <text:p text:style-name="P4">
Author: None (Language: zh)</text:p>
      <text:p text:style-name="P4">
Publisher: None</text:p>
      <text:p text:style-name="P4">
Time: 2023-07-03T06:38:00Z</text:p>
      <text:p text:style-name="P4">
Description: 美國東北部城市巴爾的摩2日凌晨發生大規模槍擊案，造成多人傷亡，其中約一半是兒童，這是美國今年第337起大規模槍枝暴力事件。關於本案，我們目前知道什麼？</text:p>
      <text:p text:style-name="P4">
Videos: []</text:p>
      <text:p text:style-name="P4">
Images: []</text:p>
      <text:p text:style-name="P4">
Subject: 时政风云</text:p>
      <text:p text:style-name="P4">
Subjects: ['奥巴马', '美国']</text:p>
      <text:p text:style-name="P4">
Keywords: ['美国', '枪击案', '枪枝管制', '枪枝暴力', '巴尔的摩']</text:p>
      <text:p text:style-name="P4">
ID: 66097662</text:p>
      <!--METADATA-->
      <text:p text:style-name="P4">
<text:a xlink:type="simple" xlink:href="https://www.dw.com/zh/overlay/image/article/66097662/66095562" text:style-name="Internet_20_link" text:visited-style-name="Visited_20_Internet_20_Link">
 </text:a>
</text:p>
      <text:p text:style-name="P4">
美國東北部城市巴爾的摩2日凌晨發生大規模槍擊案。</text:p>
      <text:p text:style-name="P4">
（德國之聲中文網）根據美國警方，當地時間週日（7月2日）凌晨12點35分許，美國馬里蘭州巴爾的摩市一個社區戶外派對上，發生大規模槍擊事件，造成至少2人死亡、28人受傷，傷者之中約一半是兒童，調查人員正尋求公眾協助追捕多名嫌疑人。</text:p>
      <text:p text:style-name="P4">
隨著美國國慶假期來臨，美國人常群聚參加遊行、烤肉和看煙火表演。當地媒體報導稱，當日的「布魯克林日」社區派對共有數百人參加，現場有茶點，活動包括騎小馬和跳舞。犯罪現場的電視畫面顯示，警方用膠帶封鎖了一片草地，周圍杯盤狼藉，散落著派對垃圾。</text:p>
      <text:p text:style-name="P4">
</text:p>
      <text:p text:style-name="P4">
巴爾的摩警方2日晚間提供槍擊現場照片。</text:p>
      <text:p text:style-name="P4">
路透社報導指，地方政府尚未透露這起槍擊案的作案動機，僅證實有1名18歲女性和1名20歲男性因此喪生。截至2日下午，另有9名傷者仍在醫院治療，其中部分情況危急。</text:p>
      <text:p text:style-name="P4">
巴爾的摩警察局代理局長沃利（RichardWorley）表示，此案的28名傷者中，約有14人年齡在18歲以下，但警方仍在確認受害者年齡。美媒NBC旗下的巴爾的摩電視台WBAL-TV報導，傷者的年齡落在13歲至32歲之間。</text:p>
      <text:p text:style-name="P4">
《巴爾的摩太陽報》引述非營利組織「槍枝暴力檔案」（Gun ViolenceArchive）可追溯的最早數據稱，若以受害者人數而言，這起槍擊案可能是巴爾的摩自2014年以來最大的單一槍枝暴力事件。該組織亦指，這是美國 <text:a xlink:type="simple" xlink:href="https://www.dw.com/zh/zh/涉美國派對槍擊案-未成年兄弟檔被控謀殺/a-65355493" text:style-name="Internet_20_link" text:visited-style-name="Visited_20_Internet_20_Link">
今年第337起造成4人以上傷亡的槍擊案 </text:a>
。</text:p>
      <text:p text:style-name="P4">
沃利說，警方正在搜尋嫌犯：「我們知道（嫌犯）肯定不止一個，但不知道有多少人。」他也呼籲民眾提供任何有助識別犯案者的資訊、影片。</text:p>
      <text:p text:style-name="P4">
</text:p>
      <text:p text:style-name="P4">
槍擊案現場杯盤狼藉，散落著派對垃圾。</text:p>
      <text:p text:style-name="P4">
事發社區的一位居民告訴《巴爾的摩太陽報》，他當時站在自家門外，聽到槍響後，人們便驚慌失措地逃離現場、尋求掩護，場面十分混亂：「家長到處大叫著尋找兒女，也不知道孩子是否中彈。」</text:p>
      <text:p text:style-name="P4">
美國電視台Fox 45採訪的另1名目擊者則稱，他聽到20至30聲槍響。</text:p>
      <text:p text:style-name="P4">
巴爾的摩市長斯科特（BrandonScott）稱，這起槍擊案為「魯莽、懦弱之舉」，並誓言將把肇事者繩之以法：「在找到你們之前，我們是不會停止的。我們一定會找到你們。」</text:p>
      <text:p text:style-name="P4">
斯科特也稱，此次事件再次凸顯了美國街頭 <text:a xlink:type="simple" xlink:href="https://www.dw.com/zh/zh/美国小学枪击案6人死亡-拜登再呼吁加强枪支管制/a-65150636" text:style-name="Internet_20_link" text:visited-style-name="Visited_20_Internet_20_Link">
 非法槍枝之氾濫 </text:a>
 ，以及「那些不該擁槍的人獲取槍枝的能力」，也顯示有必要正視並因應此事。</text:p>
      <text:h text:style-name="P12" text:outline-level="3">
<text:span text:style-name="T4">
亲历奥兰多枪击案后 她成为急救员</text:span>
</text:h>
      <text:p text:style-name="P4">
（美聯社、路透社、法新社）</text:p>
      <text:p text:style-name="P4">
Source: <text:a xlink:type="simple" xlink:href="https://www.dw.com/zh/美國巴爾的摩爆大規模槍擊案-至少2死28傷/a-66097662" text:style-name="Internet_20_link" text:visited-style-name="Visited_20_Internet_20_Link">
https://www.dw.com/zh/美國巴爾的摩爆大規模槍擊案-至少2死28傷/a-66097662?maca=chi-rss-chi-all-1127-rdf</text:a>
</text:p>
      <!--NEWS-->
      <text:h text:style-name="P10" text:outline-level="1">
<text:span text:style-name="T4">
美財長本週訪北京 盼擴大雙邊溝通</text:span>
</text:h>
      <text:p text:style-name="P4">
Author: None (Language: zh)</text:p>
      <text:p text:style-name="P4">
Publisher: None</text:p>
      <text:p text:style-name="P4">
Time: 2023-07-03T06:55:00Z</text:p>
      <text:p text:style-name="P4">
Description: 美國財政部長耶倫的北京之行即將於7月6日登場，消息指她將會晤中國副總理何立峰。據美國官員說法，美方不尋求與中國脫鉤，但會向中國表明，美國將繼續與盟友共同應對中國的「經濟脅迫」舉動，並針對《反間諜法》等議題向中方表達疑慮。</text:p>
      <text:p text:style-name="P4">
Videos: []</text:p>
      <text:p text:style-name="P4">
Images: []</text:p>
      <text:p text:style-name="P4">
Subject: 经济纵横</text:p>
      <text:p text:style-name="P4">
Subjects: ['奥巴马', '美国']</text:p>
      <text:p text:style-name="P4">
Keywords: ['美国', '耶伦', '布林肯', '美中关系', '脱钩', '去风险', '供应链']</text:p>
      <text:p text:style-name="P4">
ID: 66097651</text:p>
      <!--METADATA-->
      <text:p text:style-name="P4">
<text:a xlink:type="simple" xlink:href="https://www.dw.com/zh/overlay/image/article/66097651/65750727" text:style-name="Internet_20_link" text:visited-style-name="Visited_20_Internet_20_Link">
 </text:a>
</text:p>
      <text:p text:style-name="P4">
美國財政部長耶倫4月演說時曾提出美國對中經濟政策的3大重要目標：維護美國國安利益並捍衛人權；尋求健康的美中經濟關係；在當前迫切的全球挑戰上合作。圖為耶倫3月出席國會聽證會。</text:p>
      <text:p text:style-name="P4">
（德國之聲中文網）美國政府週日（7月2日）表示，財政部長耶倫（Janet Yellen）6日至9日將造訪中國。今年初美中關係 <text:a xlink:type="simple" xlink:href="https://www.dw.com/zh/zh/布林肯批中國氣球侵犯美主權-耶倫仍有意訪中/a-64650009" text:style-name="Internet_20_link" text:visited-style-name="Visited_20_Internet_20_Link">
 因「間諜氣球」事件而惡化</text:a>
 ，美國國務卿布林肯（AntonyBlinken）的北京之行延宕到6月中旬； <text:a xlink:type="simple" xlink:href="https://www.dw.com/zh/zh/媒體美財長預計7月初訪中/a-66040462" text:style-name="Internet_20_link" text:visited-style-name="Visited_20_Internet_20_Link">
 耶倫此行，將會是今年第2次有美國內閣官員訪中</text:a>
 ，雙方將討論到中國的《反間諜法》等議題。</text:p>
      <text:p text:style-name="P4">
根據美國財政部，耶倫會向中國重申「負責任管控雙方關係，針對關注領域直接溝通，共同應對全球挑戰」的重要性，並說明美國如何看待在經濟上與中國的關係。財政部官員稱耶倫將與中國官員、美國企業人士會面。</text:p>
      <text:p text:style-name="P4">
今年1月， <text:a xlink:type="simple" xlink:href="https://www.dw.com/zh/zh/耶伦刘鹤会晤后同意加强两国间的沟通与交流/a-64440627" text:style-name="Internet_20_link" text:visited-style-name="Visited_20_Internet_20_Link">
 耶倫曾於瑞士會晤當時的中國副總理劉鶴</text:a>
；路透社引述知情者說法稱，耶倫此行預計會晤新任中國副總理何立峰。</text:p>
      <text:p text:style-name="P4">
</text:p>
      <text:p text:style-name="P4">
美國財長耶倫今年1月18日在瑞士蘇黎世會晤時任中國副總理的劉鶴，雙方皆強調應「管控分歧」，在氣候變遷等方面強化合作。</text:p>
      <text:p text:style-name="P4">
「我們尋求的是一種健康的對中經濟關係，以促進兩國成長與創新。」一位不具名的美國財政部官員2日表示：「我們並不尋求兩國經濟脫鉤。若全面停止貿易和投資，會破壞我們兩國乃至於全世界的經濟穩定。」</text:p>
      <text:p text:style-name="P4">
官員說耶倫將告訴北京，美國一方面將繼續對中國採取行動，以捍衛人權並維護自身的國家安全利益；一方面也希望在氣候變遷、 <text:a xlink:type="simple" xlink:href="https://www.dw.com/zh/zh/耶倫促中國解決非洲債務-中使館無端施壓/a-64505770" text:style-name="Internet_20_link" text:visited-style-name="Visited_20_Internet_20_Link">
 多國的債務困境</text:a>
 等議題上與中國合作。</text:p>
      <text:p text:style-name="P4">
耶倫預計提起的議題，包含中國在新疆的人權疑慮、 <text:a xlink:type="simple" xlink:href="https://www.dw.com/zh/zh/美財長g7將聯手反制中國經濟脅迫/a-65597554" text:style-name="Internet_20_link" text:visited-style-name="Visited_20_Internet_20_Link">
 在國際上的「經濟脅迫」舉動</text:a>
，以及北京近期封殺美光（Micron）產品、調查多間美企，又推出《反間諜法》擴大間諜行為範疇等一系列措施。此外，她還會跟中國討論美國即將祭出的對中投資限制令。</text:p>
      <text:p text:style-name="P4">
華府預料，耶倫此行不會帶來「重大突破」，但盼能藉此與中國新的經濟政策班底建立長期溝通管道，避免誤判風險。</text:p>
      <text:p text:style-name="P4">
</text:p>
      <text:p text:style-name="P4">
七大工業國集團（G7）5月召開財長與央行領袖會議，會上討論了如何共同反制中國的「經濟脅迫」舉動。</text:p>
      <text:h text:style-name="P12" text:outline-level="3">
<text:span text:style-name="T4">
美中應維持何種經濟關係？</text:span>
</text:h>
      <text:p text:style-name="P4">
此前，布林肯在北京會晤中國國家主席習近平後告訴美國媒體，美中「同意穩定關係」，但雙方仍有重大分歧。不久後， <text:a xlink:type="simple" xlink:href="https://www.dw.com/zh/zh/拜登獨裁者言論不影響中美關係/a-66009564" text:style-name="Internet_20_link" text:visited-style-name="Visited_20_Internet_20_Link">
 美國總統拜登把習近平稱為「獨裁者」</text:a>
 ，引發中國不滿； <text:a xlink:type="simple" xlink:href="https://www.dw.com/zh/zh/布林肯支持独裁者表述总统替大家说话/a-66035635" text:style-name="Internet_20_link" text:visited-style-name="Visited_20_Internet_20_Link">
 布林肯回應</text:a>
：「我們會繼續做你們不喜歡的事，說你們不喜歡的話，就像你們無疑也會繼續做我們不喜歡的事，說我們不喜歡的話一樣。」</text:p>
      <text:p text:style-name="P4">
6月30日，中國外交部發言人毛寧對此表示不滿：「美方出於錯誤對華認知，奉行錯誤對華政策，對中國進行圍堵遏制打壓……中方敦促美方停止發表不負責任的言論，用實際行動兌現美方所作承諾。」</text:p>
      <text:p text:style-name="P4">
布林肯28日參加美國智庫外交關係協會（CFR）活動時曾表示， <text:a xlink:type="simple" xlink:href="https://www.dw.com/zh/zh/談印太局勢-布林肯遏制中國不符美國利益/a-66063058" text:style-name="Internet_20_link" text:visited-style-name="Visited_20_Internet_20_Link">
 遏制中國、與中國「脫鉤」並不符合美國的利益</text:a>
，且美國希望「看到中國在經濟領域成功」。耶倫4月在約翰霍普金斯大學演講時也談及類似主張：「中國的經濟成長，跟美國在經濟上扮演的領導角色，兩者未必不相容。」</text:p>
      <text:p text:style-name="P4">
</text:p>
      <text:p text:style-name="P4">
6月19日，美國國務卿布林肯在北京與中國國家主席習近平會面，美國總統拜登肯定此行成果，但有專家指出，美中尚未在軍事上恢復對話，雙方關係仍然極為脆弱。</text:p>
      <text:p text:style-name="P4">
外交關係協會學者奧爾登（EdwardAlden）向法新社指出，耶倫這次的北京之行，可望重啟美中之間較低層級的穩定互動。奧爾登補充道，美國過去對於「脫鉤」的立場模糊，但近期已改變態度，轉而明確採取「去風險」的戰略；這代表美國會在具有戰略重要性、範圍較狹小的項目上「建立護欄」，但在其他方面「試著繼續培養出算是穩健的美中經濟關係」。</text:p>
      <text:p text:style-name="P4">
亞洲協會政策研究所（Asia Society Policy Institute）副所長卡特勒（WendyCutler）說，中國官員在觀察的是，美國採取了哪些具體措施來表明「脫鉤和阻礙中國並非美國的終極目標」。而在奧爾登看來，北京也認知到美國市場的重要性，因此意識到自身對經營雙方關係亦負有責任，「因為這對中國來說，同樣是太重要了」。</text:p>
      <text:p text:style-name="P4">
近期美國與歐盟屢屢重申不與中國脫鉤， <text:a xlink:type="simple" xlink:href="https://www.dw.com/zh/zh/对华政策欧盟峰会敲定去风险/a-66084569" text:style-name="Internet_20_link" text:visited-style-name="Visited_20_Internet_20_Link">
 但有必要「去風險」</text:a>
 ，尤其著重於在供應鏈上保持彈性、 <text:a xlink:type="simple" xlink:href="https://www.dw.com/zh/zh/美貿易代表籲減低對中依賴-加強與盟友關係/a-65242885" text:style-name="Internet_20_link" text:visited-style-name="Visited_20_Internet_20_Link">
降低對中國依賴 </text:a>
，並避免歐美技術遭中國用來對付歐美。然而，中國政府的觀點並不同於西方。中國總理李強6月27日在夏季達沃斯論壇表示，若有任何產業鏈存在風險，也不該由特定政府或組織說了算，<text:a xlink:type="simple" xlink:href="https://www.dw.com/zh/zh/李強批西方降風險概念-對中國經濟樂觀/a-66040846" text:style-name="Internet_20_link" text:visited-style-name="Visited_20_Internet_20_Link">
 批評部分國家所謂「去依賴、降風險」的說法是「偽命題」 </text:a>
 。</text:p>
      <text:p text:style-name="P4">
喬治城大學的中國專家麥艾文（EvanMedeiros）認為，耶倫此行訪中僅僅是「一個不確定過程中的下一步」。麥艾文向《金融時報》表示，「在這場競爭本質軍事化、雙方世界觀在角力的狀況下」，此行看來很難大幅改變局勢。</text:p>
      <text:h text:style-name="P12" text:outline-level="3">
<text:span text:style-name="T4">
專訪：脫離風險？關鍵要看如何定義</text:span>
</text:h>
      <text:p text:style-name="P4">
（綜合報導）</text:p>
      <text:p text:style-name="P4">
Source: <text:a xlink:type="simple" xlink:href="https://www.dw.com/zh/美財長本週訪北京-盼擴大雙邊溝通/a-66097651" text:style-name="Internet_20_link" text:visited-style-name="Visited_20_Internet_20_Link">
https://www.dw.com/zh/美財長本週訪北京-盼擴大雙邊溝通/a-66097651?maca=chi-rss-chi-all-1127-rdf</text:a>
</text:p>
      <!--NEWS-->
      <text:h text:style-name="P10" text:outline-level="1">
<text:span text:style-name="T4">
日短观调查 大型制造商信心回温</text:span>
</text:h>
      <text:p text:style-name="P4">
Publisher: 法新社</text:p>
      <text:p text:style-name="P4">
Published Time: 2023-07-03T07:02:08+00:00</text:p>
      <text:p text:style-name="P4">
Modified Time: 2023-07-03T06:50:02+00:00</text:p>
      <text:p text:style-name="P4">
Description: （法新社东京3日电） 日本中央银行「日本银行」今天公布的重要调查显示，日本大型制造商的信心随商业状况改善而回温，为7季以来首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3.617581in" draw:z-index="0">
<draw:image xlink:href="../Images/rficn/2023-07-03T07-02-08-00-00/000000.png" xlink:type="simple" xlink:show="embed" xlink:actuate="onLoad" draw:mime-type="image/png"/>
</draw:frame>
</text:p>
      <text:p text:style-name="P4">
日本银行的季度短观调查（Tankan survey），被视为观察日本企业经营状况最广泛的指标。信心指数呈正值，表示持乐观态度的企业数量超过悲观的企业。</text:p>
      <text:p text:style-name="P4">
根据今天公布的调查，大型制造商信心指数从3个月前的1升至5。</text:p>
      <text:p text:style-name="P4">
这项数据超出市场预期的3，是在企业信心指数连5季下滑，且2021年12月数据保持不变之后发布。</text:p>
      <text:p text:style-name="P4">
非制造商的乐观情绪也略有上升，从+20上升到+23，市场预期为+22。</text:p>
      <text:p text:style-name="P4">
Source: <text:a xlink:type="simple" xlink:href="https://www.rfi.fr/cn/%E8%B4%A2%E7%BB%8F%E5%BF%AB%E8%AE%AF/20230703-%E6%97%A5%E7%9F%AD%E8%A7%82%E8%B0%83%E6%9F%A5-%E5%A4%A7%E5%9E%8B%E5%88%B6%E9%80%A0%E5%95%86%E4%BF%A1%E5%BF%83%E5%9B%9E%E6%B8%A9" text:style-name="Internet_20_link" text:visited-style-name="Visited_20_Internet_20_Link">
https://www.rfi.fr/cn/%E8%B4%A2%E7%BB%8F%E5%BF%AB%E8%AE%AF/20230703-%E6%97%A5%E7%9F%AD%E8%A7%82%E8%B0%83%E6%9F%A5-%E5%A4%A7%E5%9E%8B%E5%88%B6%E9%80%A0%E5%95%86%E4%BF%A1%E5%BF%83%E5%9B%9E%E6%B8%A9</text:a>
</text:p>
      <!--NEWS-->
      <text:h text:style-name="P10" text:outline-level="1">
<text:span text:style-name="T4">
耐克股票估值诱人，买就对了 (Free Version)</text:span>
</text:h>
      <text:p text:style-name="P4">
Author: Jinjoo Lee</text:p>
      <text:p text:style-name="P4">
Publisher: 华尔街日报中文网</text:p>
      <text:p text:style-name="P4">
Published Time: 2023-07-03T07:10:00.000Z</text:p>
      <text:p text:style-name="P4">
Modified Time: 2023-07-03T07:10:00.000Z</text:p>
      <text:p text:style-name="P4">
Created Time: 2023-07-03T05:20:00.000Z</text:p>
      <text:p text:style-name="P4">
Description: 鞋业巨头耐克公司解决了投资者的许多担忧，其股价估值也已低廉。</text:p>
      <text:p text:style-name="P4">
Images: []</text:p>
      <text:p text:style-name="P4">
Categories: ['金融市场', '股闻天下']</text:p>
      <text:p text:style-name="P4">
Keywords: SYND,LINK:EN|WP-WSJ-0001021170</text:p>
      <text:p text:style-name="P4">
Type: Article</text:p>
      <!--METADATA-->
      <text:p text:style-name="P4">
现在卖运动鞋并不容易，即使对耐克公司(Nike, NKE)来说也是如此。但这不应该掩盖该品牌的持久实力。</text:p>
      <text:p text:style-name="P4">
Source: <text:a xlink:type="simple" xlink:href="https://cn.wsj.com/articles/%E8%80%90%E5%85%8B%E8%82%A1%E7%A5%A8%E4%BC%B0%E5%80%BC%E8%AF%B1%E4%BA%BA-%E4%B9%B0%E5%B0%B1%E5%AF%B9%E4%BA%86-6ff98f6d" text:style-name="Internet_20_link" text:visited-style-name="Visited_20_Internet_20_Link">
https://cn.wsj.com/articles/%E8%80%90%E5%85%8B%E8%82%A1%E7%A5%A8%E4%BC%B0%E5%80%BC%E8%AF%B1%E4%BA%BA-%E4%B9%B0%E5%B0%B1%E5%AF%B9%E4%BA%86-6ff98f6d</text:a>
</text:p>
      <!--NEWS-->
      <text:h text:style-name="P10" text:outline-level="1">
<text:span text:style-name="T4">
普京的新考验：吞下瓦格纳商业帝国 (Free Version)</text:span>
</text:h>
      <text:p text:style-name="P4">
Author: Joe Parkinson / Benoit Faucon / Drew Hinshaw</text:p>
      <text:p text:style-name="P4">
Publisher: 华尔街日报中文网</text:p>
      <text:p text:style-name="P4">
Published Time: 2023-07-03T07:20:00.000Z</text:p>
      <text:p text:style-name="P4">
Modified Time: 2023-07-03T07:20:00.000Z</text:p>
      <text:p text:style-name="P4">
Created Time: 2023-07-03T00:46:00.000Z</text:p>
      <text:p text:style-name="P4">
Description: 普京夺取普里戈任麾下公司控制权的努力，将考验他能在多大程度上操控他一手建立、并用以统治俄罗斯23年的体系。</text:p>
      <text:p text:style-name="P4">
Images: []</text:p>
      <text:p text:style-name="P4">
Categories: ['国际']</text:p>
      <text:p text:style-name="P4">
Keywords: SYND,LINK:EN|WP-WSJ-0001026454</text:p>
      <text:p text:style-name="P4">
Type: Article</text:p>
      <!--METADATA-->
      <text:p text:style-name="P4">
在一场差点波及莫斯科的兵变之后，普京(Vladimir Putin)面临着一项新的考验——处理史上最复杂的公司接管案之一。</text:p>
      <text:p text:style-name="P4">
Source: <text:a xlink:type="simple" xlink:href="https://cn.wsj.com/articles/%E6%99%AE%E4%BA%AC%E9%9D%A2%E4%B8%B4%E6%96%B0%E8%80%83%E9%AA%8C-%E5%90%9E%E4%B8%8B%E7%93%A6%E6%A0%BC%E7%BA%B3%E5%95%86%E4%B8%9A%E5%B8%9D%E5%9B%BD-df580034" text:style-name="Internet_20_link" text:visited-style-name="Visited_20_Internet_20_Link">
https://cn.wsj.com/articles/%E6%99%AE%E4%BA%AC%E9%9D%A2%E4%B8%B4%E6%96%B0%E8%80%83%E9%AA%8C-%E5%90%9E%E4%B8%8B%E7%93%A6%E6%A0%BC%E7%BA%B3%E5%95%86%E4%B8%9A%E5%B8%9D%E5%9B%BD-df580034</text:a>
</text:p>
      <!--NEWS-->
      <text:h text:style-name="P10" text:outline-level="1">
<text:span text:style-name="T4">
被警察开枪打死的法国少年外祖母呼吁结束骚乱</text:span>
</text:h>
      <text:p text:style-name="P4">
Author: 联合早报 (Person)</text:p>
      <text:p text:style-name="P4">
Publisher: 联合早报 (Organization)</text:p>
      <text:p text:style-name="P4">
Published Time: 2023-07-03T07:23</text:p>
      <text:p text:style-name="P4">
Modified Time: 2023-07-03T14:03</text:p>
      <text:p text:style-name="P4">
Description: 上周被警察开枪打死的法国北非裔少年纳赫尔的外祖母，希望这起事件引发的全国骚乱能够平息。路透社报道，法国总统府说，总统马克龙星期天（7月2日）召开另一轮危机会议。 法国...</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法国', '骚乱', '警察', '马克龙']</text:p>
      <!--METADATA-->
      <text:p text:style-name="P4">
上周被警察开枪打死的法国北非裔少年纳赫尔的外祖母，希望这起事件引发的全国骚乱能够平息。</text:p>
      <text:p text:style-name="P4">
路透社报道，法国总统府说，总统马克龙星期天（7月2日）召开另一轮危机会议。</text:p>
      <text:p text:style-name="P4">
<draw:frame draw:style-name="fr1" draw:name="Image124" text:anchor-type="as-char" svg:width="6.9236in" svg:height="4.617987in" draw:z-index="0">
<draw:image xlink:href="../Images/zaobao world/2023-07-03T07-23/000000.png" xlink:type="simple" xlink:show="embed" xlink:actuate="onLoad" draw:mime-type="image/png"/>
</draw:frame>
法国总统马克龙（中）星期天（2日）再次召开内阁危机会议，为持续多天的全国骚乱商讨对策。（法新社）</text:p>
      <text:p text:style-name="P4">
为遏制暴力活动，法国的巴士和有轨电车晚上9时停止运行，并禁止销售大型烟花；法国第二大城市马赛傍晚6时就全面停止公共交通。</text:p>
      <text:p text:style-name="P4">
<text:a xlink:type="simple" xlink:href="https://www.zaobao.com/keywords/huan-fa-jiao-ta-che-sai" text:style-name="Internet_20_link" text:visited-style-name="Visited_20_Internet_20_Link">
 环法脚踏车赛 </text:a>
主办方说，他们正密切留意局势， <text:a xlink:type="simple" xlink:href="https://www.zaobao.com/news/sports/story20230630-1409394" text:style-name="Internet_20_link" text:visited-style-name="Visited_20_Internet_20_Link">
 在西班牙巴斯克地区进行了两天的赛事</text:a>
，星期一（3日）将通过边境进入法国继续赛程。</text:p>
      <text:p text:style-name="P4">
17岁少年纳赫尔（Nahel M）的外祖母纳迪亚，接受法国BFMTV电视台访问时说，骚乱者以她孙子的死做借口，制造混乱和破坏。她的家人希望社会恢复平静。</text:p>
      <text:p text:style-name="P4">
纳迪亚说：“我要告诉这些人，请不要打破窗户、袭击学校和巴士。停手吧！妈妈们需要搭巴士，妈妈们需要外出做事。”</text:p>
      <text:p text:style-name="P4">
纳迪亚说，她感到“身心疲惫”，“纳赫尔已经死了。我女儿失去了她的独生子，她现在已一无所有。我女儿像失了魂一样。至于我，他们令我失去了我的女儿和我的孙子。”</text:p>
      <text:h text:style-name="P13" text:outline-level="4">
<text:span text:style-name="T4">
政府须改革交警截停车辆使用致命武力的法律</text:span>
</text:h>
      <text:p text:style-name="P4">
当被告知，为涉案警察筹集的款项已超过67万欧元（约99万新元）时，纳迪亚说：“我的心很痛。”</text:p>
      <text:p text:style-name="P4">
另据英国广播公司（BBC）报道，纳赫尔的一名亲戚认为，交警截停车辆使用致命武力的法律必须要改革。</text:p>
      <text:p text:style-name="P4">
要求匿名的这名纳赫尔亲戚说，法国当局必须马上修改允许警察在截停车辆时开枪的法律，并呼吁“对法国警察进行更好的培训，对警察进行武器管制，审查允许警察在年轻人拒绝停车时使用致命武力的法律”。</text:p>
      <text:p text:style-name="P4">
因纳赫尔而被扣押接受调查的警察面对故意杀人罪。</text:p>
      <text:h text:style-name="P13" text:outline-level="4">
<text:span text:style-name="T4">
马赛市长：为生意受损商家提供200万欧元援助</text:span>
</text:h>
      <text:p text:style-name="P4">
另外，马赛市长帕扬承诺，将为因骚乱而生意受损的商家提供200万欧元的援助。他说，这笔资金将用于应对“特殊”情况。</text:p>
      <text:p text:style-name="P4">
自上星期二（6月27日）以来，马赛大范围地区骚乱不断，许多商店遭到破坏和掠夺。</text:p>
      <text:p text:style-name="P4">
帕扬在一份声明中说：“这些商家店铺，对马赛市民的日常生活和我们城市的活力来说，是不可或缺的。我们必须和他们站在一起，我深信我们的全体社区会与一起参与这项努力。”</text:p>
      <text:p text:style-name="P4">
根据法国内政部统计，上星期六（1日）晚有719人被捕，与 <text:a xlink:type="simple" xlink:href="https://www.zaobao.com/realtime/world/story20230701-1409717" text:style-name="Internet_20_link" text:visited-style-name="Visited_20_Internet_20_Link">
 上星期五（6月30日）晚上逮捕1311人</text:a>
和上星期四（6月29日）晚上逮捕875人，已显著减少。</text:p>
      <text:p text:style-name="P4">
Source: <text:a xlink:type="simple" xlink:href="https://www.zaobao.com.sg/realtime/world/story20230703-1410060" text:style-name="Internet_20_link" text:visited-style-name="Visited_20_Internet_20_Link">
https://www.zaobao.com.sg/realtime/world/story20230703-1410060</text:a>
</text:p>
      <!--NEWS-->
      <text:h text:style-name="P10" text:outline-level="1">
<text:span text:style-name="T4">
俄飞弹袭击乌东餐厅 死亡人数增加到13人</text:span>
</text:h>
      <text:p text:style-name="P4">
Publisher: 法新社</text:p>
      <text:p text:style-name="P4">
Published Time: 2023-07-03T07:32:08+00:00</text:p>
      <text:p text:style-name="P4">
Modified Time: 2023-07-03T07:05:02+00:00</text:p>
      <text:p text:style-name="P4">
Description: （法新社基辅2日电） 俄罗斯上周以飞弹攻击一家位于乌克兰的餐厅，一名当时受伤的小说家兼战争罪行调查员不幸过世，这让那起事件的死亡人数增加到13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617581in" draw:z-index="0">
<draw:image xlink:href="../Images/rficn/2023-07-03T07-32-08-00-00/000000.png" xlink:type="simple" xlink:show="embed" xlink:actuate="onLoad" draw:mime-type="image/png"/>
</draw:frame>
</text:p>
      <text:p text:style-name="P4">
一枚俄罗斯飞弹6月27日摧毁乌克兰东部克拉莫托斯克（Kramatorsk）瑞亚披萨（RiaPizza）餐厅，造成包括儿童在内的12人丧命，并有数十人受伤，37岁的阿梅丽娜（Victoria Amelina）就是其中一名伤者。</text:p>
      <text:p text:style-name="P4">
言论自由组织「国际笔会」（PEN）乌克兰分会在其脸书（Facebook）专页上的声明中说：「我们要以最沉痛的心情通知大家，乌克兰作家阿梅丽娜7月1日在第聂伯罗（Dnipro）的梅契尼可夫医院（MechnikovHospital）过世了。」</text:p>
      <text:p text:style-name="P4">
国际笔会表示，阿梅丽娜当时是和哥伦比亚记者及作家组成的代表团，一起去到克拉莫托斯克。</text:p>
      <text:p text:style-name="P4">
根据治疗伤者的外科医师所言，阿梅丽娜因「多处颅骨骨折」住院。</text:p>
      <text:p text:style-name="P4">
国际笔会表示，阿梅丽娜2017年的小说「多姆的梦中王国」（Dom's DreamKingdom，暂译）曾入围联合国教科文组织（UNESCO）的「文学之城奖」（City of LiteraturePrize）和「欧洲联盟文学奖」（European Union Prize for Literature）。</text:p>
      <text:p text:style-name="P4">
她的诗、散文与短文曾被翻译成英文、德文、波兰文等语言。</text:p>
      <text:p text:style-name="P4">
国际笔会称，阿梅丽娜自2022年国家遭全面入侵后，便不断纪录俄罗斯的战争罪行，并倡议要追究俄国责任。</text:p>
      <text:p text:style-name="P4">
克拉莫托斯克是乌东地区其中一个受乌克兰控制的最大城市，而瑞亚披萨餐厅深受军人、记者、援助工作者的喜爱。</text:p>
      <text:p text:style-name="P4">
Source: <text:a xlink:type="simple" xlink:href="https://www.rfi.fr/cn/%E5%9B%BD%E9%99%85%E6%8A%A5%E9%81%93/20230703-%E4%BF%84%E9%A3%9E%E5%BC%B9%E8%A2%AD%E5%87%BB%E4%B9%8C%E4%B8%9C%E9%A4%90%E5%8E%85-%E6%AD%BB%E4%BA%A1%E4%BA%BA%E6%95%B0%E5%A2%9E%E5%8A%A0%E5%88%B013%E4%BA%BA" text:style-name="Internet_20_link" text:visited-style-name="Visited_20_Internet_20_Link">
https://www.rfi.fr/cn/%E5%9B%BD%E9%99%85%E6%8A%A5%E9%81%93/20230703-%E4%BF%84%E9%A3%9E%E5%BC%B9%E8%A2%AD%E5%87%BB%E4%B9%8C%E4%B8%9C%E9%A4%90%E5%8E%85-%E6%AD%BB%E4%BA%A1%E4%BA%BA%E6%95%B0%E5%A2%9E%E5%8A%A0%E5%88%B013%E4%BA%BA</text:a>
</text:p>
      <!--NEWS-->
      <text:h text:style-name="P10" text:outline-level="1">
<text:span text:style-name="T4">
美国北卡过山车钢柱顶部现大裂缝 紧急关闭维修</text:span>
</text:h>
      <text:p text:style-name="P4">
Author: 联合早报 (Person)</text:p>
      <text:p text:style-name="P4">
Publisher: 联合早报 (Organization)</text:p>
      <text:p text:style-name="P4">
Published Time: 2023-07-03T08:05</text:p>
      <text:p text:style-name="P4">
Modified Time: 2023-07-03T11:25</text:p>
      <text:p text:style-name="P4">
Description: 美国北卡罗来纳州一游乐场的过山车一钢铁支柱出现巨大裂缝，已紧急关闭。《纽约时报》星期天（7月2日）报道，一名游客上星期五（6月30日）到北卡州夏洛特市（Charlotte）的Car...</text:p>
      <text:p text:style-name="P4">
Videos: []</text:p>
      <text:p text:style-name="P4">
Audios: []</text:p>
      <text:p text:style-name="P4">
Images: []</text:p>
      <text:p text:style-name="P4">
Type: NewsArticle</text:p>
      <text:p text:style-name="P4">
Breadcrumbs: ['即时', '国际']</text:p>
      <text:p text:style-name="P4">
Keywords: ['美国', '游乐场']</text:p>
      <!--METADATA-->
      <text:p text:style-name="P4">
美国北卡罗来纳州一游乐场的过山车一钢铁支柱出现巨大裂缝，已紧急关闭。</text:p>
      <text:p text:style-name="P4">
《纽约时报》星期天（7月2日）报道，一名游客上星期五（6月30日）到北卡州夏洛特市（Charlotte）的Carowinds主题公园游玩，发现一座名为Fury325的过山车，有一根钢柱出现巨大裂缝。</text:p>
      <text:p text:style-name="P4">
当天，瓦格纳（JeremyWagner）带着一对儿女、侄女和儿子的朋友到Carowinds玩，拍摄了过山车钢柱顶部裂缝的视频。他的视频显示一列过山车经过一根钢柱顶部时，裂缝处一度短暂分离。</text:p>
      <text:p text:style-name="P4">
瓦格纳说：“当我拍摄这段视频时，我的手在颤抖，因为我知道这可能会发生灾难性的后果。”他说，他的14岁女儿当天总共乘坐这列过山车八次。</text:p>
      <text:p text:style-name="P4">
Carowinds主题公园发言人说，得知过山车钢柱顶部有裂缝后，已关闭这个游乐设施并进行维修。</text:p>
      <text:p text:style-name="P4">
Fury 325过山车高度为99米，是Carowinds主题公园的主要游乐设施之一。</text:p>
      <text:p text:style-name="P4">
据Carowinds主题公园网站介绍，这座过山车每次可搭载数十名游客，以时速153公里的疾驰速度，让游客体验超过三分钟的刺激快感。</text:p>
      <text:p text:style-name="P4">
Source: <text:a xlink:type="simple" xlink:href="https://www.zaobao.com.sg/realtime/world/story20230703-1410063" text:style-name="Internet_20_link" text:visited-style-name="Visited_20_Internet_20_Link">
https://www.zaobao.com.sg/realtime/world/story20230703-1410063</text:a>
</text:p>
      <!--NEWS-->
      <text:h text:style-name="P10" text:outline-level="1">
<text:span text:style-name="T4">
印第安纳琼斯回归表现平淡 仍登北美票房冠军宝座</text:span>
</text:h>
      <text:p text:style-name="P4">
Publisher: 法新社</text:p>
      <text:p text:style-name="P4">
Published Time: 2023-07-03T08:12:08+00:00</text:p>
      <text:p text:style-name="P4">
Modified Time: 2023-07-03T07:50:02+00:00</text:p>
      <text:p text:style-name="P4">
Description: （法新社洛杉矶2日电） 经典冒险动作电影「印第安纳琼斯」系列最新续作本周末在北美上映，在激烈竞争中夺下票房冠军宝座；但分析师说，对于深受影迷喜爱的系列电影而言，这样的首映表现平淡疲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617581in" draw:z-index="0">
<draw:image xlink:href="../Images/rficn/2023-07-03T08-12-08-00-00/000000.png" xlink:type="simple" xlink:show="embed" xlink:actuate="onLoad" draw:mime-type="image/png"/>
</draw:frame>
</text:p>
      <text:p text:style-name="P4">
根据北美院线联盟（Exhibitor Relations）估计，「印第安纳琼斯：命运轮盘」（Indiana Jones and the Dial ofDestiny）本周末北美票房囊括6000万美元。</text:p>
      <text:p text:style-name="P4">
影星哈里逊福特（Harrison Ford）40多年前凭藉在「法柜奇兵」（Raiders of the LostArk）中饰演考古学家印第安纳琼斯一角一炮而红，如今「命运轮盘」是系列的最新作品，也有可能是最后一部。</text:p>
      <text:p text:style-name="P4">
「印第安纳琼斯：命运轮盘」在本周末虽将动画续集「蜘蛛人：穿越新宇宙」（Spider-Man: Across the Spider-Verse）挤下冠军宝座；但分析师说，就印第安纳琼斯系列第5部电影而言，这次上映票房表现平淡。</text:p>
      <text:p text:style-name="P4">
影艺事业顾问公司「娱乐经销研究」（Franchise Entertainment Research）分析师葛罗斯（David A.Gross）表示，这部电影获得观众好评，但影评界的反应却很冷淡。</text:p>
      <text:p text:style-name="P4">
排名第2的是「蜘蛛人：穿越新宇宙」，收入为1150万美元；在美国累积票房接近3.4亿美元。</text:p>
      <text:p text:style-name="P4">
皮克斯（Pixar）3D电脑动画冒险片「元素方城市」（Elemental）进帐1130万美元，从原来第2名降至第3名。</text:p>
      <text:p text:style-name="P4">
由奥斯卡影后珍妮佛劳伦斯（Jennifer Lawrence）主演的通俗喜剧「珍爱硬起来」（No Hard Feelings）以750万美元的成绩居第4名。</text:p>
      <text:p text:style-name="P4">
「变形金刚：万兽崛起」（Transformers: Rise of the Beasts），以700万美元的票房排名第5。</text:p>
      <text:p text:style-name="P4">
「变身少女露比」（Ruby Gillman: Teenage Kraken）本周末首映，票房排名第6，进帐520万美元，分析师葛罗斯称这样的表现「疲软」。</text:p>
      <text:p text:style-name="P4">
其他票房前10名者还有：真人版「小美人鱼」（The Little Mermaid）515万美元； 「闪电侠」（TheFlash）500万美元；「小行星城」（Asteroid City）380万美元；「星际异攻队3」（Guardians of the Galaxy Vol.3）180万美元。</text:p>
      <text:p text:style-name="P4">
Source: <text:a xlink:type="simple" xlink:href="https://www.rfi.fr/cn/%E7%BC%A4%E7%BA%B7%E4%B8%96%E7%95%8C/20230703-%E5%8D%B0%E7%AC%AC%E5%AE%89%E7%BA%B3%E7%90%BC%E6%96%AF%E5%9B%9E%E5%BD%92%E8%A1%A8%E7%8E%B0%E5%B9%B3%E6%B7%A1-%E4%BB%8D%E7%99%BB%E5%8C%97%E7%BE%8E%E7%A5%A8%E6%88%BF%E5%86%A0%E5%86%9B%E5%AE%9D%E5%BA%A7" text:style-name="Internet_20_link" text:visited-style-name="Visited_20_Internet_20_Link">
https://www.rfi.fr/cn/%E7%BC%A4%E7%BA%B7%E4%B8%96%E7%95%8C/20230703-%E5%8D%B0%E7%AC%AC%E5%AE%89%E7%BA%B3%E7%90%BC%E6%96%AF%E5%9B%9E%E5%BD%92%E8%A1%A8%E7%8E%B0%E5%B9%B3%E6%B7%A1-%E4%BB%8D%E7%99%BB%E5%8C%97%E7%BE%8E%E7%A5%A8%E6%88%BF%E5%86%A0%E5%86%9B%E5%AE%9D%E5%BA%A7</text:a>
</text:p>
      <!--NEWS-->
      <text:h text:style-name="P10" text:outline-level="1">
<text:span text:style-name="T4">
耶伦7月6日至9日访问北京</text:span>
</text:h>
      <text:p text:style-name="P4">
Author: 联合早报 (Person)</text:p>
      <text:p text:style-name="P4">
Publisher: 联合早报 (Organization)</text:p>
      <text:p text:style-name="P4">
Published Time: 2023-07-03T08:15</text:p>
      <text:p text:style-name="P4">
Modified Time: 2023-07-03T08:56</text:p>
      <text:p text:style-name="P4">
Description: 美国财政部长耶伦将在7月6日至9日到北京访问。中国财政部星期一（7月3日）早上确认耶伦的到访日期。路透社报道，美国财政部一高级官员星期天（2日）说，耶伦访华期间将与中国高级官员举行...</text:p>
      <text:p text:style-name="P4">
Videos: []</text:p>
      <text:p text:style-name="P4">
Audios: []</text:p>
      <text:p text:style-name="P4">
Images: []</text:p>
      <text:p text:style-name="P4">
Type: NewsArticle</text:p>
      <text:p text:style-name="P4">
Breadcrumbs: ['即时', '国际']</text:p>
      <text:p text:style-name="P4">
Keywords: ['美国财政部', '耶伦', '北京', '出访']</text:p>
      <!--METADATA-->
      <text:p text:style-name="P4">
美国财政部长耶伦将在7月6日至9日到北京访问。中国财政部星期一（7月3日）早上确认耶伦的到访日期。</text:p>
      <text:p text:style-name="P4">
路透社报道，美国财政部一高级官员星期天（2日）说，耶伦访华期间将与中国高级官员举行会议，讨论广泛问题，包括 <text:a xlink:type="simple" xlink:href="https://www.zaobao.com/realtime/china/story20230701-1409557" text:style-name="Internet_20_link" text:visited-style-name="Visited_20_Internet_20_Link">
 美国对中国新反间谍法的担忧</text:a>
 。</text:p>
      <text:p text:style-name="P4">
这名财政部高官对记者说，耶伦的中国行程，是总统拜登推动深化美中沟通、稳定关系，并尽量降低因双方分歧导致误判的风险。</text:p>
      <text:p text:style-name="P4">
耶伦将是继美国国务卿布林肯之后，第二位访问北京的拜登内阁成员。</text:p>
      <text:p text:style-name="P4">
要求不具名的财政部高官说，耶伦计划告诉中国的新经济团队，华盛顿将继续捍卫人权，并对中国采取针对性的行动以维护美国的国家安全利益。但华盛顿仍希望与北京合作应对许多国家面临的紧迫挑战，包括气候变化和债务困境等。</text:p>
      <text:p text:style-name="P4">
“我们寻求与中国建立健康的经济关系，以促进两国的增长和创新。</text:p>
      <text:p text:style-name="P4">
“我们并不寻求让美中经济脱钩。全面停止双边贸易和投资将破坏我们两国和全球经济的稳定。”</text:p>
      <text:p text:style-name="P4">
这名官员拒绝透露耶伦在北京将会见哪些中国官员的细节。另一美国政府官员告诉路透社，耶伦预计会见中国国务院副总理何立峰。</text:p>
      <text:p text:style-name="P4">
财政部匿名官员说，耶伦还将强调华盛顿加强自身竞争力的决心，同时与盟友共同应对华盛顿所谓的“经济胁迫”，以及中国的不公平经济行为。</text:p>
      <text:p text:style-name="P4">
Source: <text:a xlink:type="simple" xlink:href="https://www.zaobao.com.sg/realtime/world/story20230703-1410064" text:style-name="Internet_20_link" text:visited-style-name="Visited_20_Internet_20_Link">
https://www.zaobao.com.sg/realtime/world/story20230703-1410064</text:a>
</text:p>
      <!--NEWS-->
      <text:h text:style-name="P10" text:outline-level="1">
<text:span text:style-name="T4">
财新6月份中国制造业PMI稍降至50.5，低于长期均值 (Free Version)</text:span>
</text:h>
      <text:p text:style-name="P4">
Author: None</text:p>
      <text:p text:style-name="P4">
Publisher: 华尔街日报中文网</text:p>
      <text:p text:style-name="P4">
Published Time: 2023-07-03T08:40:00.000Z</text:p>
      <text:p text:style-name="P4">
Modified Time: 2023-07-03T08:40:00.000Z</text:p>
      <text:p text:style-name="P4">
Created Time: 2023-07-03T01:16:00.000Z</text:p>
      <text:p text:style-name="P4">
Description: 财新传媒和研究公司Markit公布的数据显示，6月中国通用制造业采购经理人指数稍降至50.5，仍第二个月扩张，但低于长期均值。</text:p>
      <text:p text:style-name="P4">
Images: []</text:p>
      <text:p text:style-name="P4">
Categories: ['经济', '中国经济']</text:p>
      <text:p text:style-name="P4">
Keywords: SYND</text:p>
      <text:p text:style-name="P4">
Type: Article</text:p>
      <!--METADATA-->
      <text:p text:style-name="P4">
财新传媒和研究公司Markit周一公布的数据显示，6月份中国通用制造业采购经理人指数(PMI)稍降至50.5，仍第二个月扩张，但低于长期均值。</text:p>
      <text:p text:style-name="P4">
Source: <text:a xlink:type="simple" xlink:href="https://cn.wsj.com/articles/%E8%B4%A2%E6%96%B06%E6%9C%88%E4%BB%BD%E4%B8%AD%E5%9B%BD%E5%88%B6%E9%80%A0%E4%B8%9Apmi%E7%A8%8D%E9%99%8D%E8%87%B350-5-%E8%BF%9E%E7%BB%AD%E7%AC%AC%E4%BA%8C%E4%B8%AA%E6%9C%88%E6%89%A9%E5%BC%A0%E4%BD%86%E4%BD%8E%E4%BA%8E%E9%95%BF%E6%9C%9F%E5%9D%87%E5%80%BC-e32dbb68" text:style-name="Internet_20_link" text:visited-style-name="Visited_20_Internet_20_Link">
https://cn.wsj.com/articles/%E8%B4%A2%E6%96%B06%E6%9C%88%E4%BB%BD%E4%B8%AD%E5%9B%BD%E5%88%B6%E9%80%A0%E4%B8%9Apmi%E7%A8%8D%E9%99%8D%E8%87%B350-5-%E8%BF%9E%E7%BB%AD%E7%AC%AC%E4%BA%8C%E4%B8%AA%E6%9C%88%E6%89%A9%E5%BC%A0%E4%BD%86%E4%BD%8E%E4%BA%8E%E9%95%BF%E6%9C%9F%E5%9D%87%E5%80%BC-e32dbb68</text:a>
</text:p>
      <!--NEWS-->
      <text:h text:style-name="P10" text:outline-level="1">
<text:span text:style-name="T4">
纳粹德国时期照片：三个逃离大屠杀的女孩身份84年后终于揭晓</text:span>
</text:h>
      <text:p text:style-name="P4">
Author: https://www.facebook.com/bbcworldservice/</text:p>
      <text:p text:style-name="P4">
Publisher: BBC News 中文</text:p>
      <text:p text:style-name="P4">
Published Time: 2023-07-03T08:44:54.000Z</text:p>
      <text:p text:style-name="P4">
Modified Time: 2023-07-03T08:44:54.000Z</text:p>
      <text:p text:style-name="P4">
Description: 长期以来，这张三位犹太女孩逃离纳粹德国的照片成为一幅具有时代象征性的相片，80多年来，这三位女孩的身份一直是个谜，直到最近，谜底终于揭开。</text:p>
      <text:p text:style-name="P4">
Images: ["<text:a xlink:type="simple" xlink:href="https://ichef.bbci.co.uk/news/640/cpsprodpb/57BE/production/_130226422_gettypicgettyimages-3322532.jpg" text:style-name="Internet_20_link" text:visited-style-name="Visited_20_Internet_20_Link">
_130226422_ge...</text:a>
", "<text:a xlink:type="simple" xlink:href="https://ichef.bbci.co.uk/news/640/cpsprodpb/A5DE/production/_130226424_e012e1d1-1753-475f-a178-29ad0a92d77f.jpg" text:style-name="Internet_20_link" text:visited-style-name="Visited_20_Internet_20_Link">
_130226424_e0...</text:a>
", "<text:a xlink:type="simple" xlink:href="https://ichef.bbci.co.uk/news/640/cpsprodpb/17162/production/_130226549_inge-rightwithruth-centreandgretel-left.jpg" text:style-name="Internet_20_link" text:visited-style-name="Visited_20_Internet_20_Link">
_130226549_in...</text:a>
"]</text:p>
      <text:p text:style-name="P4">
Videos: []</text:p>
      <text:p text:style-name="P4">
Tags: ['历史', '德国', '英国', '女人']</text:p>
      <text:p text:style-name="P4">
Type: Article</text:p>
      <!--METADATA-->
      <text:h text:style-name="P12" text:outline-level="3">
<text:span text:style-name="T4">
纳粹德国时期照片：三个逃离大屠杀的女孩身份84年后终于揭晓</text:span>
</text:h>
      <text:p text:style-name="P4">
2023年7月3日早上8点44分<draw:frame draw:style-name="fr1" draw:name="Image127" text:anchor-type="as-char" svg:width="6.9236in" svg:height="4.597703in" draw:z-index="0">
<draw:image xlink:href="../Images/BBC Chinese/2023-07-03T08-44-54.000Z/_130226422_gettypicgettyimages-3322532.jpg" xlink:type="simple" xlink:show="embed" xlink:actuate="onLoad" draw:mime-type="image/jpeg"/>
</draw:frame>
</text:p>
      <text:p text:style-name="P4">
图像来源，  Getty Images</text:p>
      <text:p text:style-name="P4">
图像加注文字，</text:p>
      <text:p text:style-name="P4">
英格（中）对这张照片毫无印象，几十年来甚至不知道它的存在。</text:p>
      <text:p text:style-name="P4">
<text:span text:style-name="T4">
长期以来，三位犹太女孩逃离纳粹德国的这张照片成为一幅具有时代象征性的相片，反覆出现在博物馆、展览和出版物中。照片拍摄地点是英国伦敦的利物浦街车站。80多年来，这三位女孩的身份一直是个谜，直到最近，谜底终于揭开。</text:span>
</text:p>
      <text:p text:style-name="P4">
照片中间的英格（Inge Adamecz）对拍摄毫无印象，几十年来甚至不知道它的存在。当时这位5岁的小女孩与她十岁的姐姐露丝（RuthAdamecz）一起，逃离了她们在德国布雷斯劳（Breslau），现在是波兰的弗罗茨瓦夫（Wroclaw 乐斯拉夫）的家园。</text:p>
      <text:p text:style-name="P4">
她们的母亲和小妹留在家乡，后来悲惨的死于奥斯威辛集中营。</text:p>
      <text:p text:style-name="P4">
现在，英格已经是退休的老人家了。她终于发现自己和2015年去世的姐姐露丝，作为大屠杀和纳粹德国1939年犹太儿童大撤离（Kindertransport，从纳粹德国大规模疏散犹太儿童逃离的行动）的这段经历，将被世人永远记得。</text:p>
      <text:p text:style-name="P4">
<draw:frame draw:style-name="fr1" draw:name="Image128" text:anchor-type="as-char" svg:width="6.9236in" svg:height="3.894525in" draw:z-index="0">
<draw:image xlink:href="../Images/BBC Chinese/2023-07-03T08-44-54.000Z/_130226424_e012e1d1-1753-475f-a178-29ad0a92d77f.jpg" xlink:type="simple" xlink:show="embed" xlink:actuate="onLoad" draw:mime-type="image/jpeg"/>
</draw:frame>
</text:p>
      <text:p text:style-name="P4">
图像来源，  Getty Images</text:p>
      <text:p text:style-name="P4">
图像加注文字，</text:p>
      <text:p text:style-name="P4">
相片最早在1939年的英国报纸出现。</text:p>
      <text:p text:style-name="P4">
在历史学家马丁·吉尔伯特的《再也不要发生》（Never Again）这本书中，英格偶然发现了自己小时候的这张照片。</text:p>
      <text:p text:style-name="P4">
英格说：“那真是个大惊喜。”</text:p>
      <text:p text:style-name="P4">
“他在书中只写了“3个小女孩”。所以我写了封信给他，告诉他，我们还活着。当时人们说我长得像童星秀兰·邓波尔，为什么我在照片中笑呢？”</text:p>
      <text:p text:style-name="P4">
“看看照片中的姐姐露丝，她表情是很紧绷。但我不知道那个拿着洋娃娃的第三个女孩是谁。我从来不知道她是谁！”</text:p>
      <text:p text:style-name="P4">
事实上，抱着娃娃的女孩是10岁的汉娜·科恩（HannaCohn），她和她的双胞胎兄弟汉斯（后来改名杰拉德）一起从德国哈勒（Halle）与其他女孩搭上撤离的列车。原始的底片上还可以看到小汉斯的腿。</text:p>
      <text:p text:style-name="P4">
但是，就像英格和露丝一样，汉娜对照片没有记忆，但她记得那段撤离欧陆的旅程和手上抱着的娃娃。不过，她在2018年去世，在生前接受伦敦大学的一次访谈中谈到了她的经历。汉娜说：“我记得经过荷兰，车上有亲切的女士们给了我们饼干和柠檬汽水。”</text:p>
      <text:p text:style-name="P4">
“我们从哈威奇坐火车到了利物浦车站，我是个很遵从规矩的人。当时我的座位都是软垫的，不是木头座位，我好担心可能错误地坐在头等舱。”</text:p>
      <text:p text:style-name="P4">
<draw:frame draw:style-name="fr1" draw:name="Image129" text:anchor-type="as-char" svg:width="6.9236in" svg:height="3.894525in" draw:z-index="0">
<draw:image xlink:href="../Images/BBC Chinese/2023-07-03T08-44-54.000Z/_130226549_inge-rightwithruth-centreandgretel-left.jpg" xlink:type="simple" xlink:show="embed" xlink:actuate="onLoad" draw:mime-type="image/jpeg"/>
</draw:frame>
</text:p>
      <text:p text:style-name="P4">
图像来源，  Adamecz family</text:p>
      <text:p text:style-name="P4">
图像加注文字，</text:p>
      <text:p text:style-name="P4">
英格的母亲和小妹（左）留在德国家乡，后来悲惨的死于奥斯威辛集中营。</text:p>
      <text:p text:style-name="P4">
“利物浦街车站听起来像是英国另一个城市利物浦。我当时还担心不是要去伦敦。然而，我们终于抵达了这个拥有庞大大厅的车站。我抓着一个我命名为伊夫琳的娃娃。”</text:p>
      <text:p text:style-name="P4">
汉娜的双胞胎女儿黛比和海伦告诉BBC，母亲对照片中另外两个女孩的身份，一直很好奇。黛比说：“当我们看到这张照片时，她坐在那里，编著辫子，抱着娃娃。母亲生前总是说：我想知道另外两个女孩是谁？”</text:p>
      <text:p text:style-name="P4">
然后，终于在今年1月份，这张照片拍摄80多年后，她的女儿们在偶然听到了一个BBC的广播节目系列后，发现了真相。</text:p>
      <text:p text:style-name="P4">
<text:a xlink:type="simple" xlink:href="https://www.bbc.com/zhongwen/simp/world-49470076" text:style-name="Internet_20_link" text:visited-style-name="Visited_20_Internet_20_Link">
 “我的祖父在五个纳粹集中营里活下来了” </text:a>
  * <text:a xlink:type="simple" xlink:href="https://www.bbc.com/ukchina/simp/48301391" text:style-name="Internet_20_link" text:visited-style-name="Visited_20_Internet_20_Link">
 间谍：二战时令纳粹闻风丧胆的“瘸腿女人” </text:a>
  * <text:a xlink:type="simple" xlink:href="https://www.bbc.com/zhongwen/simp/world-58568182" text:style-name="Internet_20_link" text:visited-style-name="Visited_20_Internet_20_Link">
 西藏与希特勒：纳粹科学家在喜马拉雅地区寻根的故事 </text:a>
  * <text:a xlink:type="simple" xlink:href="https://www.bbc.com/zhongwen/simp/world-49397470" text:style-name="Internet_20_link" text:visited-style-name="Visited_20_Internet_20_Link">
 纳粹人体解剖图集引发的争议和纠结 </text:a>
</text:p>
      <text:h text:style-name="P12" text:outline-level="3">
<text:span text:style-name="T4">
真相大白</text:span>
</text:h>
      <text:p text:style-name="P4">
BBC节目“我们的故事”制作一集《女孩们：大屠杀的安全之家》讲述了一个在英格兰东北部的旅馆，两位女孩英格（婚后姓哈密尔顿）和露丝在二战期间历经了深刻但一直被遗忘的往事。</text:p>
      <text:p text:style-name="P4">
海伦说：“那天大屠杀纪念日。一个朋友发了个链接给我，是BBC网站上的一则新闻。我当时想，“她干嘛给我发这个”，然后我往下滑，看到了妈妈小时候的照片和另外两个女孩的名字：露丝和英格。”</text:p>
      <text:p text:style-name="P4">
“我们太兴奋了。我发了简讯给黛比，我说，“我们找到了这两个女孩！”</text:p>
      <text:p text:style-name="P4">
之后，今年4月份，英格终于在伦敦帝国战争博物馆与汉娜的女儿们会面。这张照片已经在博物馆展出了20多年。现在，人们现在能更了解关于两个家庭，以及照片拍摄背后的事情。</text:p>
      <text:p text:style-name="P4">
黛比说：“英格对我们来说，是个很特别的人物。”</text:p>
      <text:p text:style-name="P4">
她又说：“我认为妈妈一定会为我们感到骄傲。她总是谈论那两个小女孩，找到她们对她来说非常重要。”</text:p>
      <text:p text:style-name="P4">
图像加注文字，</text:p>
      <text:p text:style-name="P4">
英格（中）同汉娜的女儿们会面。</text:p>
      <text:p text:style-name="P4">
</text:p>
      <text:p text:style-name="P4">
图像来源，  Singer family</text:p>
      <text:p text:style-name="P4">
图像加注文字，</text:p>
      <text:p text:style-name="P4">
10岁的汉娜·科恩（Hanna Cohn）和她的双胞胎兄弟汉斯（后来改名杰拉德）一起从德国哈勒（Halle）与其他女孩搭上撤离的列车。</text:p>
      <text:p text:style-name="P4">
然而，摄影师又是谁呢？</text:p>
      <text:p text:style-name="P4">
我们从Getty Images Hulton档案馆的记录中得知，摄影师的名字是史蒂芬森（Stephenson），他曾在Topical PressAgency工作。该机构当时雇用了超过1千名摄影师，为报业提供大量图片。</text:p>
      <text:p text:style-name="P4">
摄影师的工作记录本上保留着1939年7月5日的日期，上面清楚标注着“利物浦街车站等候的3个小孩”，并在边缘标注了摄影师的名字史蒂芬森。</text:p>
      <text:p text:style-name="P4">
</text:p>
      <text:p text:style-name="P4">
图像来源，  Stevenson family</text:p>
      <text:p text:style-name="P4">
图像加注文字，</text:p>
      <text:p text:style-name="P4">
约翰·弗·史蒂文森（John F Stevenson）可能是照片拍摄者。</text:p>
      <text:p text:style-name="P4">
我们无法确定，但可能是一位名叫约翰·弗·史蒂文森（John FStevenson）的苏格兰人，他因为与人合写歌曲《亲爱的格拉斯哥旧镇》而闻名。在1930年代，Topical PressAgency有记录了他在格拉斯哥的一个地址提供了联系方式。</text:p>
      <text:p text:style-name="P4">
通过苏格兰公共档案办公室的帮助，BBC通过出生和死亡证明上的地址，我们找到了他的家人。</text:p>
      <text:p text:style-name="P4">
他的记者孙子高登·史蒂芬森（GordonStevenson）对爷爷在1930年代末作为自由记者在伦敦工作有些记忆。“我记得他曾告诉我，他的工作是采访这些无家可归的孩子们，并为他们提供福利。他告诉我，他拍摄了很多这样的照片。”</text:p>
      <text:p text:style-name="P4">
虽然，对于这张照片变得如此重要的具体历程，我们仍不清楚。但是，三位女孩和摄影师的身份谜团终于得以解开。而他们作为纳粹大屠杀的见证者，以及勇敢的幸存者的故事，将永远流传于世。</text:p>
      <text:p text:style-name="P4">
图像加注文字，</text:p>
      <text:p text:style-name="P4">
英格从纳粹德国大屠杀撤离的这段经历，将被世人永远记得。</text:p>
      <text:p text:style-name="P4">
_<text:span text:style-name="T4">
作者：乔·兰斯戴尔（Jo Lonsdale）珍·唐恩斯（Jane Downs）BBC广播电台新闻（BBC Radio News）记者</text:span>
 _</text:p>
      <text:p text:style-name="P4">
Source: <text:a xlink:type="simple" xlink:href="https://www.bbc.com/zhongwen/simp/world-66084921" text:style-name="Internet_20_link" text:visited-style-name="Visited_20_Internet_20_Link">
https://www.bbc.com/zhongwen/simp/world-66084921</text:a>
</text:p>
      <!--NEWS-->
      <text:h text:style-name="P10" text:outline-level="1">
<text:span text:style-name="T4">
潘功胜获任中国央行党委书记 (Free Version)</text:span>
</text:h>
      <text:p text:style-name="P4">
Author: Keith Zhai</text:p>
      <text:p text:style-name="P4">
Publisher: 华尔街日报中文网</text:p>
      <text:p text:style-name="P4">
Published Time: 2023-07-03T08:45:00.000Z</text:p>
      <text:p text:style-name="P4">
Modified Time: 2023-07-03T08:45:00.000Z</text:p>
      <text:p text:style-name="P4">
Created Time: 2023-07-03T00:19:00.000Z</text:p>
      <text:p text:style-name="P4">
Description: 知情人士说，在晋升为中国央行党委书记后，目前为央行副行长的潘功胜可能会被任命为行长，如若如此，他将拥有比现任行长易纲更大的权力。</text:p>
      <text:p text:style-name="P4">
Images: []</text:p>
      <text:p text:style-name="P4">
Categories: ['经济', '中国经济']</text:p>
      <text:p text:style-name="P4">
Keywords: SYND,LINK:EN|WP-WSJ-0001025312</text:p>
      <text:p text:style-name="P4">
Type: Article</text:p>
      <!--METADATA-->
      <text:p text:style-name="P4">
中国央行上周六宣布，中央决定任命潘功胜为中国央行党委书记。知情人士称，此举意味着潘功胜最终将升任中国央行行长。</text:p>
      <text:p text:style-name="P4">
Source: <text:a xlink:type="simple" xlink:href="https://cn.wsj.com/articles/%E6%BD%98%E5%8A%9F%E8%83%9C%E8%8E%B7%E4%BB%BB%E4%B8%AD%E5%9B%BD%E5%A4%AE%E8%A1%8C%E5%85%9A%E5%A7%94%E4%B9%A6%E8%AE%B0-f60da91" text:style-name="Internet_20_link" text:visited-style-name="Visited_20_Internet_20_Link">
https://cn.wsj.com/articles/%E6%BD%98%E5%8A%9F%E8%83%9C%E8%8E%B7%E4%BB%BB%E4%B8%AD%E5%9B%BD%E5%A4%AE%E8%A1%8C%E5%85%9A%E5%A7%94%E4%B9%A6%E8%AE%B0-f60da91</text:a>
</text:p>
      <!--NEWS-->
      <text:h text:style-name="P10" text:outline-level="1">
<text:span text:style-name="T4">
评论 | 陈光诚：水淹东师古还要抢劫民财的暴政</text:span>
</text:h>
      <text:p text:style-name="P4">
Author: None</text:p>
      <text:p text:style-name="P4">
Publisher: Radio Free Asia (Organization)</text:p>
      <text:p text:style-name="P4">
Published Time: 2023-07-03T08:54:09-04:00</text:p>
      <text:p text:style-name="P4">
Modified Time: 2023-07-03T08:54: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4.667846in" draw:z-index="0">
<draw:image xlink:href="../Images/rfamandarin/2023-07-03T08-54-09-04-00/000000.png" xlink:type="simple" xlink:show="embed" xlink:actuate="onLoad" draw:mime-type="image/png"/>
</draw:frame>
 资料图片：一辆警车沿着通向东石古村的小路行驶。 <text:a xlink:type="simple" xlink:href="https://www.rfa.org/mandarin/pinglun/chenguangchengboke/cgc-07032023085359.html/@@images/image" text:style-name="Internet_20_link" text:visited-style-name="Visited_20_Internet_20_Link">
</text:a>
法新社图片</text:p>
      <text:p text:style-name="P4">
因为我的家乡东师古村记录着众所周知的中国共产党长达七年的罪恶行径，所以中共一直在想方设法销毁罪证。即便是早已把拆除专门为我们一家建立的私人监狱的混凝土全部用工程车拉到数公里之外的地方扔掉，也仍不安心。于是就想出了在双堠镇建立一个水库，把那里的居民搬走，把那里的罪证淹没在水底、永远毁坏那段历史见证的诡计。因为除此原因之外，在一年四季内超过十个月都处于断流状态的蒙河上修水库“是为了收集水源、防止水患”的官方理由，实在荒诞至极，难以自圆其说。</text:p>
      <text:p text:style-name="P4">
经过几年的准备，现在双堠镇水库的工程正处在逼迫百姓接受当地赔偿标准搬迁的阶段。而按照中共公开的赔偿标准，在山东每亩地至少要赔偿三十几万元人民币以上。而且按照中国的土地承包法：可耕地的承包合同至少三十年；草地至少 五十年；林地至少七十年。上述三种承包合同期限只可以多，不可以少。也就是说，承包可耕地的合同可以是 四十年或者更多，但是不可以少于三十年草地和林地……草地、林地同样如此。而且为了保护承包者的合法权益，还特别注明：不允许地方当局通过所谓的“多数村民签名（按手印）同意”的形式解除合同，从农民手中拿回土地。</text:p>
      <text:p text:style-name="P4">
然而可悲的是，在中共沦陷区，保护百姓利益的法律往往如同废纸一张。如今在东师古，地方官员正逼迫百姓签字同意每亩地只赔偿九千多元人民币。而林地则只象征性的赔偿一点点地上附着物（未长成的树木）的损失，拒绝赔偿地费……给出的理由是“地皮是国家的，现在国家要拿来用……”。而所有将要被搬迁的农民的宅基地则不论大小每个住宅只赔偿一万五千人民币。这不是公然抢劫民财吗？</text:p>
      <text:p text:style-name="P4">
所有拒绝签字的村民就会遭到中共官员的各种威胁和打击报复。其中东师古村民杜德余今年55岁，三年前他的妻子暴病而亡，如今上有90多岁眼睛几乎失明的老母亲需要赡养，下有尚未成家的孩子。全家仅靠杜德余一个人在当地小学看大门，每月可以获得一千多元人民币的微薄收入维持生计。因为拆迁赔偿太不合理，他拒绝签字。地方官员便伙同教育部门的恶吏上门逼迫他在赔偿合同上签字，并威胁说不签字就不让他继续在小学看门。重压之下，杜德余只好被迫签字“同意”拆迁……</text:p>
      <text:p text:style-name="P4">
面对中共的强迫逼迁和霸王条款，当地几十个村庄的百姓怨声载道、苦不堪言却又无可奈何，毕竟到哪里去找能与掌握权力的劫匪强盗讲理的地方？！</text:p>
      <text:p text:style-name="P4">
从中共作恶后为了掩盖罪证不但要水淹东师古，还要抢走祖祖辈辈生活在那里的父老乡亲们居住耕种了千百年的住宅和田产，再一次证明中国共产党就是一群劫匪强盗。只要共产党这个黑权力集团存在一天，那片土地上的人民就不得安宁。</text:p>
      <text:p text:style-name="P4">
因此，唯有结束共产暴政、建立起权力制衡的共和宪政法治民主机制，才能保障人民的自由人权。在中共沦陷区，只有没有了共产党，黎民百姓才能拥有真正的自由和幸福。</text:p>
      <text:p text:style-name="P4">
（文章只代表特约评论员个人的立场和观点）</text:p>
      <text:p text:style-name="P4">
Source: <text:a xlink:type="simple" xlink:href="https://www.rfa.org/mandarin/pinglun/chenguangchengboke/cgc-07032023085359.html" text:style-name="Internet_20_link" text:visited-style-name="Visited_20_Internet_20_Link">
https://www.rfa.org/mandarin/pinglun/chenguangchengboke/cgc-07032023085359.html</text:a>
</text:p>
      <!--NEWS-->
      <text:h text:style-name="P10" text:outline-level="1">
<text:span text:style-name="T4">
孙准浩：中国足球史上首个被拘留调查的外籍球员</text:span>
</text:h>
      <text:p text:style-name="P4">
Author: https://www.facebook.com/bbcworldservice/</text:p>
      <text:p text:style-name="P4">
Publisher: BBC News 中文</text:p>
      <text:p text:style-name="P4">
Published Time: 2023-07-03T08:59:37.000Z</text:p>
      <text:p text:style-name="P4">
Modified Time: 2023-07-03T08:59:37.000Z</text:p>
      <text:p text:style-name="P4">
Description: 韩国国家足球队队员孙准浩在中国涉嫌受贿被拘留调查以来，韩国各界以及国际足球界对事件持续关注。</text:p>
      <text:p text:style-name="P4">
Images: ["<text:a xlink:type="simple" xlink:href="https://ichef.bbci.co.uk/news/640/cpsprodpb/8027/production/_130270823_gettyimages-1428017102.jpg" text:style-name="Internet_20_link" text:visited-style-name="Visited_20_Internet_20_Link">
_130270823_ge...</text:a>
"]</text:p>
      <text:p text:style-name="P4">
Videos: []</text:p>
      <text:p text:style-name="P4">
Tags: ['中國', '韩国', '足球']</text:p>
      <text:p text:style-name="P4">
Type: Article</text:p>
      <!--METADATA-->
      <text:h text:style-name="P12" text:outline-level="3">
<text:span text:style-name="T4">
孙准浩：中国足球史上首个被拘留调查的外籍球员</text:span>
</text:h>
      <text:p text:style-name="P4">
2023年7月3日早上8点59分<draw:frame draw:style-name="fr1" draw:name="Image136" text:anchor-type="as-char" svg:width="6.9236in" svg:height="3.894525in" draw:z-index="0">
<draw:image xlink:href="../Images/BBC Chinese/2023-07-03T08-59-37.000Z/_130270823_gettyimages-1428017102.jpg" xlink:type="simple" xlink:show="embed" xlink:actuate="onLoad" draw:mime-type="image/jpeg"/>
</draw:frame>
</text:p>
      <text:p text:style-name="P4">
图像来源，  Getty Images</text:p>
      <text:p text:style-name="P4">
<text:span text:style-name="T4">
韩国国家足球队队员孙准浩（Son Jun-ho）在中国涉嫌受贿被拘留调查以来，韩国各界以及国际足球界对事件持续关注。</text:span>
</text:p>
      <text:p text:style-name="P4">
中国外交部此前公布，这名效力于中超山东泰山队的韩国外援因涉嫌“非公职人员受贿罪”而被带走接受调查。</text:p>
      <text:p text:style-name="P4">
31岁的孙准浩在5月中旬于中国上海的虹桥机场准备离境时被中国公安扣留，经过37天的拘留后，于6月17日被中国执法当局转为正式批捕。</text:p>
      <text:p text:style-name="P4">
这是中国足球史上首次有外籍球员被执法部门进行刑事调查，但是当局尚未进一步公布具体的案件细节。</text:p>
      <text:p text:style-name="P4">
据中国媒体报道，孙准浩所属的山东队最近有数名球员及前任教练卷入涉嫌“操纵比赛”的调查之中。据悉，中国公安部门对孙准浩的调查也与此有关，但具体细节尚未得到确认。</text:p>
      <text:p text:style-name="P4">
事件也正值中国足球界掀起一轮大规模的反腐行动之际——自去年11月以来，已有包括中国足协主席陈戌源及前国家队主教练李铁在内的多名中国足坛重要人物涉嫌腐败被调查。</text:p>
      <text:p text:style-name="P4">
<text:a xlink:type="simple" xlink:href="https://www.bbc.com/zhongwen/simp/sports-65239550" text:style-name="Internet_20_link" text:visited-style-name="Visited_20_Internet_20_Link">
 “败局”下的空前反腐，从高点滑向原点的中国足球能否找到病因 </text:a>
  * <text:a xlink:type="simple" xlink:href="https://www.bbc.com/zhongwen/simp/chinese-news-65973562" text:style-name="Internet_20_link" text:visited-style-name="Visited_20_Internet_20_Link">
 贵州“村超”：多方点赞的乡村足球联赛引发了哪些讨论 </text:a>
</text:p>
      <text:h text:style-name="P12" text:outline-level="3">
<text:span text:style-name="T4">
或涉山东队假球案</text:span>
</text:h>
      <text:p text:style-name="P4">
今年5月15日，韩国驻华大使馆获悉，孙准浩于5月12日他31岁生日当天在上海虹桥机场被中国公安带走拘留。</text:p>
      <text:p text:style-name="P4">
当时中国外交部一度表示“不掌握相关情况”，但外交部发言人汪文斌在一天后表示，一名韩国公民因涉嫌“非国家公职人员受贿罪”被辽宁省公安拘留——这一罪名是指政府机关公务员以外的人员，比如企业、组织中的个人非法收受利益的犯罪行为。</text:p>
      <text:p text:style-name="P4">
</text:p>
      <text:p text:style-name="P4">
图像来源，  Getty Images</text:p>
      <text:p text:style-name="P4">
图像加注文字，</text:p>
      <text:p text:style-name="P4">
孙准浩是山东泰山队的双冠王主力中场。</text:p>
      <text:p text:style-name="P4">
中国执法当局未有公布具体案情，不过在孙准浩被带走前后，他所属的山东泰山队队员金敬道、郭田雨，以及原主教练郝伟等人已先后被公安部门带走调查。</text:p>
      <text:p text:style-name="P4">
有中国媒体报道指，这些球员及教练可能涉嫌收受贿赂，以在一些比赛中打假球，从而帮助对手球队夺得中超冠军或保级成功。</text:p>
      <text:p text:style-name="P4">
BBC无法独立核实相关说法。</text:p>
      <text:p text:style-name="P4">
至6月，中国媒体称，孙准浩的中方经纪人周凯旋也涉案被带走调查。</text:p>
      <text:p text:style-name="P4">
山东泰山队在2021赛季夺得新冠疫情期间临时改制下的中超联赛及中国足协杯冠军，当时孙准浩即为球队主力中场球员。</text:p>
      <text:p text:style-name="P4">
2022赛季，孙准浩被指在一场中超比赛中屡次出现低级失误，最终山东队在与武汉三镇队积分相同的情况下，净胜球不及对手而获得中超亚军。</text:p>
      <text:p text:style-name="P4">
在被带走调查后，孙准浩等涉案球员的照片及简介等注册资料已从山东泰山队的官方网站上被删除。</text:p>
      <text:h text:style-name="P12" text:outline-level="3">
<text:span text:style-name="T4">
韩国方面呼吁“公正调查”</text:span>
</text:h>
      <text:p text:style-name="P4">
自孙准浩被带走之后，韩国足协以及官方外交机构均曾试图与中国方面沟通，寻求与孙准浩见面并了解详情。</text:p>
      <text:p text:style-name="P4">
BBC韩语部报道，韩国足协曾派遣律师去中国协助孙准浩，但是并没有见到他或他的中国当地律师就返回了。</text:p>
      <text:p text:style-name="P4">
韩国足协对此表示“无能为力”，并抱怨指中国方面“连孙准浩被拘留的原因都没有告诉我们”。</text:p>
      <text:p text:style-name="P4">
韩国政府也曾试图通过领事会谈来协助孙准浩。BBC韩语部引述韩国外交部相关人士表示：“孙准浩在被羁押后，当地使馆工作人员多次进行了领事会谈”，并且指中国方面在拘押孙准浩期间“没有侵犯人权”。</text:p>
      <text:p text:style-name="P4">
韩国政界则有议员就事件发表评论，指孙准浩被拘押多天，事态拖延“令人遗憾”。</text:p>
      <text:p text:style-name="P4">
国民之党议员尹尚贤向BBC韩语部表示，韩国外交部应该“要求中国进行公正、迅速的调查，并采取必要措施”。</text:p>
      <text:p text:style-name="P4">
国会外通委员会成员、民主党议员李常民则表示，政府应该迅速确认中国方面对于孙准浩的具体指控。</text:p>
      <text:p text:style-name="P4">
</text:p>
      <text:p text:style-name="P4">
图像来源，  Getty Images</text:p>
      <text:p text:style-name="P4">
图像加注文字，</text:p>
      <text:p text:style-name="P4">
孙准浩（右）是韩国队的世界杯主力队员。</text:p>
      <text:p text:style-name="P4">
BBC韩语报道指，根据李常民的说法，韩国政府通过驻华官员曾与孙准浩进行了三次会谈，但对具体指控没有进行讨论，且在交涉期间，中国方面安排了公安人员监视他们的谈话内容。</text:p>
      <text:p text:style-name="P4">
在中国的司法操作中，律师通常要需要经过公安部门的批准后，在公安人员的陪同下才能会见被告。</text:p>
      <text:p text:style-name="P4">
BBC韩语部还引述韩国外交部官员表示，与韩国不同，中国禁止律师将与调查有关的具体事项告知第三方，这使得韩国政府对调查进展等情况的了解存在局限。</text:p>
      <text:p text:style-name="P4">
另外，有韩国方面的专家向BBC韩语部表示，根据《维也纳公约》，韩国公民有权接受领事协助，但是同时指出，在不允许讨论具体指控的情况下，外交接触“没有意义”。</text:p>
      <text:p text:style-name="P4">
在孙准浩被拘留后，韩国国家队在6月初公布的最新一份球员名单中，仍将孙准浩列入。</text:p>
      <text:p text:style-name="P4">
尽管孙准浩的状况并不可能具备参加国家队集训和比赛的条件，但是韩国队的德国籍主教练克林斯曼（JurgenKlinsmann）仍然向媒体表示：“我们正在做协会能做的事情，为孙准浩竭尽全力。”</text:p>
      <text:p text:style-name="P4">
“不知道孙准浩现在精神和身体状态如何，我们只能祈祷，希望他能知道，我们在背后帮助他，”克林斯曼在名单公布之后说。</text:p>
      <text:h text:style-name="P12" text:outline-level="3">
<text:span text:style-name="T4">
孙准浩是谁？</text:span>
</text:h>
      <text:p text:style-name="P4">
孙准浩的足球生涯开始于韩国国内的校园足球体系，在2014年首次在职业足球赛事中亮相。</text:p>
      <text:p text:style-name="P4">
他曾先后效力韩国K联赛的浦项制铁和全北现代，并在2020年当选K联赛的最有价值球员。</text:p>
      <text:p text:style-name="P4">
他在2014年入选韩国23岁以下国家队，并作为主力随队夺得2014年仁川亚运会足球金牌。</text:p>
      <text:p text:style-name="P4">
</text:p>
      <text:p text:style-name="P4">
图像来源，  Getty Images</text:p>
      <text:p text:style-name="P4">
图像加注文字，</text:p>
      <text:p text:style-name="P4">
孙准浩在韩国曾效力全北现代。</text:p>
      <text:p text:style-name="P4">
2018年，他首次入选韩国国家队，曾20次代表球队出场，包括在2022年卡塔尔世界杯上，在韩国队参加的四场比赛中三次出场，随球队进入16强。</text:p>
      <text:p text:style-name="P4">
2021年初，他转战中超联赛，加盟山东泰山。登陆中超的第一个赛季，他即作为主力帮助球队赢得那一年的中超联赛及中国足协杯双料冠军。</text:p>
      <text:p text:style-name="P4">
2023年赛季，他作为山东队主力，在中超联赛6次登场，最后一次出场是5月10日对阵成都蓉城。</text:p>
      <text:p text:style-name="P4">
两天后，他被中国公安带走。</text:p>
      <text:p text:style-name="P4">
这是孙准浩作为职业球员面临的最大危机。有法律界专家表示，假如最终被判有罪，他可能在中国面临5年以上有期徒刑。</text:p>
      <text:p text:style-name="P4">
Source: <text:a xlink:type="simple" xlink:href="https://www.bbc.com/zhongwen/simp/sports-66085977" text:style-name="Internet_20_link" text:visited-style-name="Visited_20_Internet_20_Link">
https://www.bbc.com/zhongwen/simp/sports-66085977</text:a>
</text:p>
      <!--NEWS-->
      <text:h text:style-name="P10" text:outline-level="1">
<text:span text:style-name="T4">
拜登将前往欧洲三国访问</text:span>
</text:h>
      <text:p text:style-name="P4">
Author: chinese@voanews.com (布雷德迈尔)</text:p>
      <text:p text:style-name="P4">
Publisher: 美国之音中文网 (Type: NewsMediaOrganization)</text:p>
      <text:p text:style-name="P4">
Published Time: 2023-07-03T08:59:47+08:00</text:p>
      <text:p text:style-name="P4">
Modified Time: 2023-07-03 00:59:47Z</text:p>
      <text:p text:style-name="P4">
Description: 白宫周日表示，美国总统乔·拜登将于一周后启程前往欧洲进行为期五天、三个国家的访问，关键一站是在立陶宛的维尔纽斯举行的北约年度峰会，西方领导人计划在会上讨论他们努力支持乌克兰对抗俄罗斯的最新进展。</text:p>
      <text:p text:style-name="P4">
Videos: []</text:p>
      <text:p text:style-name="P4">
Images: []</text:p>
      <text:p text:style-name="P4">
Categories: ['美国', '欧洲', '军事']</text:p>
      <text:p text:style-name="P4">
Type: None</text:p>
      <!--METADATA-->
      <text:p text:style-name="P4">
NoneNone</text:p>
      <text:p text:style-name="P4">
Source: <text:a xlink:type="simple" xlink:href="https://www.voachinese.com/a/biden-heading-on-three-nation-european-trip/7164402.html" text:style-name="Internet_20_link" text:visited-style-name="Visited_20_Internet_20_Link">
https://www.voachinese.com/a/biden-heading-on-three-nation-european-trip/7164402.html</text:a>
</text:p>
      <!--NEWS-->
      <text:h text:style-name="P10" text:outline-level="1">
<text:span text:style-name="T4">
评论 | 余杰：昔有保尔·柯察金，今有保罗·柯察铁</text:span>
</text:h>
      <text:p text:style-name="P4">
Author: None</text:p>
      <text:p text:style-name="P4">
Publisher: Radio Free Asia (Organization)</text:p>
      <text:p text:style-name="P4">
Published Time: 2023-07-03T09:00:00-04:00</text:p>
      <text:p text:style-name="P4">
Modified Time: 2023-06-30T13:06:57-04:00</text:p>
      <text:p text:style-name="P4">
Description: None</text:p>
      <text:p text:style-name="P4">
Videos: []</text:p>
      <text:p text:style-name="P4">
Audios: ["<text:a xlink:type="simple" xlink:href="https://www.rfa.org/mandarin/pinglun/yujie/yj1-06272023124101.html/m0701-yj1ee.mp3/@@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964319in" draw:z-index="0">
<draw:image xlink:href="../Images/rfamandarin/2023-07-03T09-00-00-04-00/000000.png" xlink:type="simple" xlink:show="embed" xlink:actuate="onLoad" draw:mime-type="image/png"/>
</draw:frame>
近日，一位名叫保罗·柯察铁的播主在抖音上爆红，他自称是俄罗斯车臣人，满脸大胡子，看上去很彪悍。 <text:a xlink:type="simple" xlink:href="https://www.rfa.org/mandarin/pinglun/yujie/yj1-06272023124101.html/@@images/image" text:style-name="Internet_20_link" text:visited-style-name="Visited_20_Internet_20_Link">
</text:a>
网络视频截图  <text:a xlink:type="simple" xlink:href="https://www.rfa.org/mandarin/pinglun/yujie/yj1-06272023124101.html/m0701-yj1ee.mp3/@@stream" text:style-name="Internet_20_link" text:visited-style-name="Visited_20_Internet_20_Link">
Audio-1-Link：https://www.rfa.org/mandarin/pinglun/yujie/yj1-06272023124101.html/m0701-yj1ee.mp3/@@stream</text:a>
</text:p>
      <text:p text:style-name="P4">
<text:span text:style-name="T4">
中国人为何乐意看到俄罗斯击败美国的幻相？</text:span>
</text:p>
      <text:p text:style-name="P4">
普京发动侵略乌克兰的战争之后，中国国内的社交媒体上充斥着形形色色的假消息，无一例外都是俄罗斯大获全胜、乌克兰兵败如山倒，美国和西方吃瘪等内容。有的是官方系统性编造并传播的，有的则是民间的小粉红自发制作的。</text:p>
      <text:p text:style-name="P4">
近日，一位名叫保罗·柯察铁的播主在抖音上爆红，他自称是俄罗斯车臣人，满脸大胡子，看上去很彪悍。他专门拍片分享围自己和战友痛击美军的经历和感想，深受中国网民欢迎，短短两个月内粉丝增加了三十万，他亦趁机把抖音帐号改名为“王抗美”，直播带货贩售俄罗斯特产，成功卖出数百件商品，赚得腰包鼓鼓。</text:p>
      <text:p text:style-name="P4">
后来，有眼尖的人发现，保罗·柯察铁上载的围剿美军的影片均是网上现成资源，而且很多并非乌克兰战争期间的画面和视频。但他加以配音解说，说得绘声绘色，仿佛他真的在前线奋战。不过，片中亦写有“拍戏现场，影视剧情”的字句，就好像很多电影开头的说明文字：“本剧情节纯属虚构。请勿对号入座。”但不少中国网民信以为真，纷纷留言称赞保尔·柯察铁勇战美军，屡立大功，还称他为“俄罗斯兵王”、“俄罗斯战神”！</text:p>
      <text:p text:style-name="P4">
不久后，保罗·柯察铁被揭穿真身为中国人，一直以AR技术假冒外国人拍片。这场闹剧才落幕。</text:p>
      <text:p text:style-name="P4">
“保罗·柯察铁”这个名字显然来自于“保尔·柯察金”——苏联红色经典小说《钢铁是怎样炼成的》之主人公的名字。奥斯特洛夫斯基的《钢铁是怎样炼成的》的片段被选入中国中学语文课本，是共产中国几代人入脑入心入魂的青春记忆。这个使用保罗·柯察铁名字的中国网红，大概是九零后的年轻人，但他们这一代仍是苏俄铁粉，仍是中共亲苏俄洗脑教育批量生产的脑残。</text:p>
      <text:p text:style-name="P4">
最早将苏俄革命模式引入中国的是北大教授、北大图书馆馆长李大钊。李大钊因拿苏俄的钱从事颠覆中华民国政府的活动，被张作霖的宪兵从北京苏联使馆中抓捕并处以死刑。中共将其塑造成革命烈士，其实他是死有余辜的卖国贼。</text:p>
      <text:p text:style-name="P4">
真正靠苏俄扶持夺取天下并沿袭苏俄模式巩固政权的，是毛泽东。法国学者毕仰高在《历史的覆辙：中俄革命之比较》一书中特别强调《联共（布）党史简明教程》对毛的影响。这本书是斯大林亲自主持编写的，其中的辩证唯物主义和历史唯物主义部分更是斯大林一字一句推敲出来的。斯大林提出人类历史的五个阶段进化观，脱胎于马克思主义，也有其原创部分。苏俄异议历史学家沃尔科戈诺夫在《斯大林传》中指出：“臭名昭著的《联共（布）党史简明教程》成了真正的教条主义百科全书，半真理和反真理的木乃伊大全。它出版了三百多版，印数约四千三百万册。……最后三章七十多页，却有六十多条斯大林的评语、引文和结论。这种教条主义的、按内容来说反历史的精神粮食，造成了精神的贫乏、理论的简单化和原始化。斯大林为培养一个庞大的头脑简单者阶层准备了肥沃的土壤。从这些人中不断地招募钻营分子、告密者、勤勤恳恳的办事员、不动脑筋的执行者，由这个阶层来补充官僚机构、惩罚机关和各级干部队伍。”</text:p>
      <text:p text:style-name="P4">
早在一九四零年代的延安，毛泽东就认为这本书是中国革命的“葵花宝典”，不仅自己读了至少十遍，还要所有党员仔细学习。毛曾说，马克思没有革命实践的经验，巴黎公社只有四十天，但列宁和斯大林却有参与和领导俄国一百多年共产运动的经验，更有十月革命夺取国家政权，建立社会主义国家的经验。所以不仅要好好学习这一本斯大林的经典，而且要全心全意地认真学习。</text:p>
      <text:p text:style-name="P4">
<text:span text:style-name="T4">
钢铁是怎样没有炼成的？</text:span>
</text:p>
      <text:p text:style-name="P4">
不过，这本枯燥乏味的书，很难吸引年轻人的兴趣。于是，感性且煽情的《钢铁是怎样炼成》就成了其文学化的普及版。奥斯特洛夫斯基讲述的，是自己如何被炼成没有思想的“钢铁”的故事。但在现实生活中，奥斯特洛夫斯基短暂的一生却在证明了“钢铁是怎样没有炼成的”之残酷事实。</text:p>
      <text:p text:style-name="P4">
二零零六年十一月二十六日的《莫斯科共青团员报》刊登了一篇记者斯维特兰娜‧萨莫捷洛娃采写的题为《重铸的生平》的文章。记者采访了奥斯特洛夫斯基的外甥女加林娜‧奥斯特洛夫斯卡娅，加林娜的妈妈叶卡捷琳娜是奥斯特洛夫斯基的姐姐，也是其生命最后阶段病中的「护理保姆」，对其情况非常熟悉。据加林娜回忆：奥斯特洛夫斯基出生于乌克兰军人家庭，父亲参加过巴尔干战争，在战斗中表现英勇，曾被授予两枚十字勋章。母亲出生于捷克林业局主任家庭，是一个非凡的女性，会讲六种语言，还写过诗。奥斯特洛夫斯基十五岁参加红军，帮助红军镇压乌克兰独立运动，十六岁身受重伤，二十七岁完全瘫痪，三十二岁溘然长逝。随着《钢铁是怎样炼成的》一书的问世，他迅速成名，名字传遍广袤的苏联大地，本人被授予各种极高荣誉。但实际上，他不止一次对朋友抱怨：“我们所建成的，与我们为之奋斗的完全两样……”他生前的挚友萨尔达托夫说：“尼古拉的个性太率直了，如果他不在一九三六年病逝，迟早也会有人‘帮助’他结束生命的。”</text:p>
      <text:p text:style-name="P4">
我少年时代读《钢铁是怎样炼成的》，对装腔作势的男主人公保尔·柯察金没有什么兴趣，倒是对书中被作者妖魔化的、主人公的初恋女友冬妮娅念念不忘。小说中的那些革命说教，我早已忘得一干二净，只记得这段描写冬妮娅的文字：“她穿着领子上有蓝条的白色水手服和浅灰色短裙。一双带花边的短袜紧紧裹住了晒黑的匀称的小腿，脚上穿着棕色的便鞋。栗色的头发梳成了粗大的辫子。”小说中的冬妮娅，出生于一个林业局官员家庭，充满剥削阶级思想，最终与保尔分道扬镳。作者如此丑化冬妮娅，不惜将自己的家庭出身安在冬妮娅身上，也许是出于某种自我洗白，也是向组织上递交一份背叛其家庭的投名状。</text:p>
      <text:p text:style-name="P4">
今天的中国，没有人相信保尔·柯察金的故事是真的，也没有人相信其中国版本雷锋的故事是真的——人们质疑说：在雷锋短暂的二十二岁生命中，拍过的照片有六、七百张。一个普普通通的解放军战士，在那个年代能拍这么多照片是罕见的。可以说，一九四九年以来，通过影像传播给中国公众带来影响的人物，一个是毛泽东，另一个可能就是雷锋。当年为雷锋拍照的主要有两个摄影师，一位叫张峻，另一位叫季增，据两人回忆，后来传世的雷锋照片，几乎很少有现场抓拍的，绝大多数都是他们根据当时的政治需要和上级指示创作的。在这些照片中，有一部分是拍摄者根据当年流传的、经过加工的雷锋事迹“补拍”的。</text:p>
      <text:p text:style-name="P4">
有趣的是，当年苏俄的保尔·柯察金对革命确实抱有一种理想主义的热忱，而今天的中国网红，不管叫保罗·柯察铁还是王抗美，对俄国或革命的支持却如同注水猪肉，最终指向“带货”的目标。这是极度功利主义的民族主义者，他知道为俄国背书和反美这两个话题在中国拥有庞大市场，他的个人表演和形象塑造，能为其带来巨大的经济利益。至于历史的真相和正常的逻辑——近代以来，俄罗斯是侵占中国领土和掠夺中国财富最多的国家，真正的中国民族主义者，首当其冲应当将矛头指向俄罗斯——他却根本不会去做这样的深思，更何况这样的思考背离了中国的主旋律。</text:p>
      <text:p text:style-name="P4">
钢铁没有炼成，不算失败，只要还有取之不尽、用之不竭的韭菜和人矿，党的统治就能稳如磐石。 而保罗·柯察铁这样的小鱼小虾，也能在这场人肉盛宴中分到一点残羹冷炙。</text:p>
      <text:p text:style-name="P4">
（文章只代表特约评论员个人的立场和观点）</text:p>
      <text:p text:style-name="P4">
Source: <text:a xlink:type="simple" xlink:href="https://www.rfa.org/mandarin/pinglun/yujie/yj1-06272023124101.html" text:style-name="Internet_20_link" text:visited-style-name="Visited_20_Internet_20_Link">
https://www.rfa.org/mandarin/pinglun/yujie/yj1-06272023124101.html</text:a>
</text:p>
      <!--NEWS-->
      <text:h text:style-name="P10" text:outline-level="1">
<text:span text:style-name="T4">
港股收高</text:span>
</text:h>
      <text:p text:style-name="P4">
Publisher: 法新社</text:p>
      <text:p text:style-name="P4">
Published Time: 2023-07-03T09:02:10+00:00</text:p>
      <text:p text:style-name="P4">
Modified Time: 2023-07-03T08:50:01+00:00</text:p>
      <text:p text:style-name="P4">
Description: （法新社香港3日电） 香港股市今天劲扬收高，跟进全球涨势，主因美国通膨大幅降温，令投资人心生希望联邦准备理事会（Fed）可能就快要结束升息循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617581in" draw:z-index="0">
<draw:image xlink:href="../Images/rficn/2023-07-03T09-02-10-00-00/000000.png" xlink:type="simple" xlink:show="embed" xlink:actuate="onLoad" draw:mime-type="image/png"/>
</draw:frame>
</text:p>
      <text:p text:style-name="P4">
香港恒生指数劲扬390.16点或2.06%，收19306.59点。</text:p>
      <text:p text:style-name="P4">
上海综合股价指数上涨41.91点或1.31%，收在3243.98点，深圳综合股价指数上扬10.90点或0.53%，收在2060.13点。</text:p>
      <text:p text:style-name="P4">
Source: <text:a xlink:type="simple" xlink:href="https://www.rfi.fr/cn/%E8%B4%A2%E7%BB%8F%E5%BF%AB%E8%AE%AF/20230703-%E6%B8%AF%E8%82%A1%E6%94%B6%E9%AB%98" text:style-name="Internet_20_link" text:visited-style-name="Visited_20_Internet_20_Link">
https://www.rfi.fr/cn/%E8%B4%A2%E7%BB%8F%E5%BF%AB%E8%AE%AF/20230703-%E6%B8%AF%E8%82%A1%E6%94%B6%E9%AB%98</text:a>
</text:p>
      <!--NEWS-->
      <text:h text:style-name="P10" text:outline-level="1">
<text:span text:style-name="T4">
东京新桥建筑物爆炸起火 4伤</text:span>
</text:h>
      <text:p text:style-name="P4">
Publisher: 法新社</text:p>
      <text:p text:style-name="P4">
Published Time: 2023-07-03T09:02:11+00:00</text:p>
      <text:p text:style-name="P4">
Modified Time: 2023-07-03T08:35:01+00:00</text:p>
      <text:p text:style-name="P4">
Description: （法新社东京3日电） 日本东京消防厅表示，东京都港区新桥一栋建筑物今天爆炸起火，有4人受伤。现场画面显示，一栋建筑物的2楼冒出火焰和浓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617581in" draw:z-index="0">
<draw:image xlink:href="../Images/rficn/2023-07-03T09-02-11-00-00/000000.png" xlink:type="simple" xlink:show="embed" xlink:actuate="onLoad" draw:mime-type="image/png"/>
</draw:frame>
</text:p>
      <text:p text:style-name="P4">
火灾发生时间为下午3时20分左右，地点在新桥一处餐厅聚集区域。</text:p>
      <text:p text:style-name="P4">
消防厅发言人匿名告诉法新社，火场也传出爆炸声响，现场一共聚集32辆消防车。</text:p>
      <text:p text:style-name="P4">
发言人说，「有4人受伤，其中3人意识清楚」，目前尚无关于第4人伤势的细节。</text:p>
      <text:p text:style-name="P4">
官员正在调查起火原因。</text:p>
      <text:p text:style-name="P4">
一名目击者告诉日本放送协会（NHK）：「声音震耳欲聋，彷佛有东西从楼顶掉下来一样，砰地好大一声。…附近十字路口纸张散落一地，从散落的样子看来，我马上就知道爆炸了。」</text:p>
      <text:p text:style-name="P4">
Source: <text:a xlink:type="simple" xlink:href="https://www.rfi.fr/cn/%E5%9B%BD%E9%99%85%E6%8A%A5%E9%81%93/20230703-%E4%B8%9C%E4%BA%AC%E6%96%B0%E6%A1%A5%E5%BB%BA%E7%AD%91%E7%89%A9%E7%88%86%E7%82%B8%E8%B5%B7%E7%81%AB-4%E4%BC%A4" text:style-name="Internet_20_link" text:visited-style-name="Visited_20_Internet_20_Link">
https://www.rfi.fr/cn/%E5%9B%BD%E9%99%85%E6%8A%A5%E9%81%93/20230703-%E4%B8%9C%E4%BA%AC%E6%96%B0%E6%A1%A5%E5%BB%BA%E7%AD%91%E7%89%A9%E7%88%86%E7%82%B8%E8%B5%B7%E7%81%AB-4%E4%BC%A4</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7-03T09:02:11</text:p>
      <text:p text:style-name="P4">
Modified Time: 2023-07-03T13:45:54</text:p>
      <text:p text:style-name="P4">
Description: 乌克兰国防部副部长报告称，基辅军队上周收复了37.4平方公里（14.4平方英里）的领土，并向巴赫穆特推进，发生了“激战”。</text:p>
      <text:p text:style-name="P4">
Images: ["<text:a xlink:type="simple" xlink:href="https://chinese.aljazeera.net/wp-content/uploads/2023/07/47-1688381394.jpg" text:style-name="Internet_20_link" text:visited-style-name="Visited_20_Internet_20_Link">
47-1688381394...</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44" text:anchor-type="as-char" svg:width="6.9236in" svg:height="4.615733in" draw:z-index="0">
<draw:image xlink:href="../Images/Aljazeera Chinese/2023-07-03T09-02-11/47-1688381394.jpg" xlink:type="simple" xlink:show="embed" xlink:actuate="onLoad" draw:mime-type="image/jpeg"/>
</draw:frame>
 扎波罗热州库舒胡姆镇 69岁的当地居民弗拉基米尔·博基伊站在他因俄罗斯弹道导弹袭击而受损的房子旁边 (路透)</text:p>
      <ul>
        <li>
乌克兰国防部副部长报告称，基辅军队上周收复了37.4平方公里（14.4平方英里）的领土，并 <text:a xlink:type="simple" xlink:href="https://www.aljazeera.com/news/2023/7/3/everywhere-things-are-hot-ukraine-battles-russian-onslaught" text:style-name="Internet_20_link" text:visited-style-name="Visited_20_Internet_20_Link">
 向巴赫穆特推进 </text:a>
 ，发生了“激战”。   * 俄罗斯表示，它挫败了乌克兰对俄罗斯支持的 <text:a xlink:type="simple" xlink:href="https://www.aljazeera.com/opinions/2023/5/18/crimea-was-never-russian" text:style-name="Internet_20_link" text:visited-style-name="Visited_20_Internet_20_Link">
 克里米亚 </text:a>
 领导人的暗杀企图，在一名乌克兰特工炸毁该官员的汽车之前逮捕了他。</li>
      </ul>
      <text:p text:style-name="P4">
阅读更多</text:p>
      <text:p text:style-name="P4">
Source: <text:a xlink:type="simple" xlink:href="https://chinese.aljazeera.net/news/war-in-ukraine/liveblog/2023/7/3/%e4%bf%84%e7%bd%97%e6%96%af%e5%af%b9%e4%b9%8c%e5%85%8b%e5%85%b0%e6%88%98%e4%ba%89%e7%9a%84%e4%bb%8a%e6%97%a5%e5%8f%91%e5%b1%95-374" text:style-name="Internet_20_link" text:visited-style-name="Visited_20_Internet_20_Link">
https://chinese.aljazeera.net/news/war-in-ukraine/liveblog/2023/7/3/%e4%bf%84%e7%bd%97%e6%96%af%e5%af%b9%e4%b9%8c%e5%85%8b%e5%85%b0%e6%88%98%e4%ba%89%e7%9a%84%e4%bb%8a%e6%97%a5%e5%8f%91%e5%b1%95-374</text:a>
</text:p>
      <!--NEWS-->
      <text:h text:style-name="P10" text:outline-level="1">
<text:span text:style-name="T4">
中国的海外安保公司与瓦格纳有何不同 (Free Version)</text:span>
</text:h>
      <text:p text:style-name="P4">
Author: James T. Areddy / Austin Ramzy</text:p>
      <text:p text:style-name="P4">
Publisher: 华尔街日报中文网</text:p>
      <text:p text:style-name="P4">
Published Time: 2023-07-03T09:05:00.000Z</text:p>
      <text:p text:style-name="P4">
Modified Time: 2023-07-03T09:05:00.000Z</text:p>
      <text:p text:style-name="P4">
Created Time: 2023-07-03T03:27:00.000Z</text:p>
      <text:p text:style-name="P4">
Description: 中国军事化风格的私营安保公司主要负责不需要致命武器的警卫工作，而在一些分析人士看来，中国政府对国家安全的宽泛定义及其通过商业企业推动政治优先事项的行动，可能导致私营安保公司的职责范围向外扩展。</text:p>
      <text:p text:style-name="P4">
Images: []</text:p>
      <text:p text:style-name="P4">
Categories: ['国际', '中国']</text:p>
      <text:p text:style-name="P4">
Keywords: SYND,LINK:EN|WP-WSJ-0001023289</text:p>
      <text:p text:style-name="P4">
Type: Article</text:p>
      <!--METADATA-->
      <text:p text:style-name="P4">
俄罗斯雇佣兵组织瓦格纳(Wagner)的崛起让人们关注起私营安保公司在发展中国家发挥的作用。当中包括已在非洲和亚洲遍地开花的中国承包商。</text:p>
      <text:p text:style-name="P4">
Source: <text:a xlink:type="simple" xlink:href="https://cn.wsj.com/articles/%E4%B8%AD%E5%9B%BD%E7%9A%84%E6%B5%B7%E5%A4%96%E5%AE%89%E4%BF%9D%E5%85%AC%E5%8F%B8%E4%B8%8E%E7%93%A6%E6%A0%BC%E7%BA%B3%E6%9C%89%E4%BD%95%E4%B8%8D%E5%90%8C-a70c65cd" text:style-name="Internet_20_link" text:visited-style-name="Visited_20_Internet_20_Link">
https://cn.wsj.com/articles/%E4%B8%AD%E5%9B%BD%E7%9A%84%E6%B5%B7%E5%A4%96%E5%AE%89%E4%BF%9D%E5%85%AC%E5%8F%B8%E4%B8%8E%E7%93%A6%E6%A0%BC%E7%BA%B3%E6%9C%89%E4%BD%95%E4%B8%8D%E5%90%8C-a70c65cd</text:a>
</text:p>
      <!--NEWS-->
      <text:h text:style-name="P10" text:outline-level="1">
<text:span text:style-name="T4">
评论 | 陈破空：都说俄国兵变吓坏了习近平，此言不虚</text:span>
</text:h>
      <text:p text:style-name="P4">
Author: None</text:p>
      <text:p text:style-name="P4">
Publisher: Radio Free Asia (Organization)</text:p>
      <text:p text:style-name="P4">
Published Time: 2023-07-03T09:07:00-04:00</text:p>
      <text:p text:style-name="P4">
Modified Time: 2023-07-03T12:46:57-04:00</text:p>
      <text:p text:style-name="P4">
Description: None</text:p>
      <text:p text:style-name="P4">
Videos: []</text:p>
      <text:p text:style-name="P4">
Audios: ["<text:a xlink:type="simple" xlink:href="https://www.rfa.org/mandarin/pinglun/chenpokong/js-0703202309065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4.399836in" draw:z-index="0">
<draw:image xlink:href="../Images/rfamandarin/2023-07-03T09-07-00-04-00/000000.png" xlink:type="simple" xlink:show="embed" xlink:actuate="onLoad" draw:mime-type="image/png"/>
</draw:frame>
2023年6月24日，瓦格纳雇佣兵哗变之后，莫斯科近卫部队动员进入战斗据点。 <text:a xlink:type="simple" xlink:href="https://www.rfa.org/mandarin/pinglun/chenpokong/js-07032023090658.html/@@images/image" text:style-name="Internet_20_link" text:visited-style-name="Visited_20_Internet_20_Link">
</text:a>
路透社图片  <text:a xlink:type="simple" xlink:href="https://www.rfa.org/mandarin/pinglun/chenpokong/js-07032023090658.html/@@stream" text:style-name="Internet_20_link" text:visited-style-name="Visited_20_Internet_20_Link">
Audio-1-Link：https://www.rfa.org/mandarin/pinglun/chenpokong/js-07032023090658.html/@@stream</text:a>
</text:p>
      <text:p text:style-name="P4">
6月底，俄罗斯发生瓦格纳兵变，戏剧性发端、戏剧性收场，但震撼世界。作为一个威权国家，俄罗斯竟发生如此激烈的内部反叛；作为统治俄国23年的政治强人，普京竟遭遇如此公开挑战、还仅能屈辱地以和解收场。这些，足以给北京、中南海和习近平造成心理震撼。</text:p>
      <text:p text:style-name="P4">
首先，这是在普京发动侵略乌克兰的战争下发生的。由此推之，如果习近平发动武力入侵台湾的战争，共军内部未必完全听令。战争压力，心理恐惧，将领普遍贪腐，而共军士兵主要由独身子女和下层平民家庭组成，比诸俄军，战争更可能给共军带来内部恐慌和纷乱  。一旦战事不利，就极可能发生兵变或哗变。</text:p>
      <text:p text:style-name="P4">
其次，普里戈津是普京的老友，三十多年旧交，可谓亲信、心腹。普里戈津亲自带兵上前线，苦战，恶战，无异于为普京卖命。但眼看没有胜算、又意识到战争基于不正当理由，说反就反了。由此推之，尽管，经过二十大激烈的夺权斗争，习家军一派独大、习近平一人独大。但反习之人、有能力反习之人，最终，必然出在习家军内部。这是规律，人性的规律和历史的规律。习近平防不胜防，隐患无可杜绝。</text:p>
      <text:p text:style-name="P4">
再次，普里戈津不反则已，一反，就直攻首都莫斯科，说明他明白打蛇打七寸、擒贼先擒王的道理。换到中国，一旦发生类似反叛，危险直接降临的，就是中南海和习近平本人。正所谓：作用力和反作用力。搬起石头砸自己的脚。玩火者必自焚。</text:p>
      <text:p text:style-name="P4">
另外，瓦格纳集团进军莫斯科，一日千里，如入无人之境。沿途几乎无遮无挡，快速推进到距莫斯科仅200公里处，首都门户洞开。俄罗斯军队、军警、特工似乎消失得杳无踪影，竟无人为普京挡枪挡炮。诚如习近平感叹前苏联之倒塌：“没有一人是男儿！”普京仅能调动六架战机作势低空轰炸，却尽遭瓦格纳军团击落。</text:p>
      <text:p text:style-name="P4">
至于老百姓，不仅没人为普京出头，相反，“箪食壶浆以迎王师”，民众盛情欢迎瓦格纳集团。人心向背如此！可见，在俄国，天下苦普京久矣！如果普里戈津没有接受白俄罗斯总统卢卡申科的调停或忽悠，完全可能一鼓而下莫斯科。当时，莫斯科形同虚设，不仅在防务上形同虚设，更在人心和民意上形同虚设。经卢卡申科调停之后，普京迅速同意和解，立即答应赦免普里戈津和瓦格纳官兵，证明，他自己心中有数：莫斯科有多空虚！更要命的是，对他而言，能支撑他的军心和民心有多空虚！</text:p>
      <text:p text:style-name="P4">
反观中国，不利于统治者的人心向背更甚于俄国。只看看习当局设置了多少敏感词和禁搜词（ —网民说：连汉语都几乎遭习派废止），以及大内宣动辄发生的大型舆论翻车现场，就略知大概了。中共领导人的权势，完全跟民意和人心成反比。权势越大，越是丧失民意、丧尽人心。道理很简单，一党专政已经悖逆潮流和人心。如今，一党专政，又添加了一派独大和一人独裁，逆潮流、悖人心、叛时代、忤民意，已经达到登峰造极和无以复加的程度。当事者竟浑然不觉？</text:p>
      <text:p text:style-name="P4">
一直以来，中外舆论盛议：习近平发动台海战争之日，就是共产党和习王朝覆灭之日。此言大致不虚。且不说，论战争，共军绝不是美军的对手；就说中国国内，天下苦共久矣，天下苦习久矣！战端一开，天下大乱。党内外的反习力量必空前集结，中国人民的反共、反习声浪必空前高涨。试问，到时候，习近平和习家军，他们中的哪一个能够阻挡民心向背的浩荡洪流？螳臂挡车而已。都说俄国兵变吓坏了习近平，此言不虚。</text:p>
      <text:p text:style-name="P4">
（文章只代表特约评论员个人的立场和观点）</text:p>
      <text:p text:style-name="P4">
Source: <text:a xlink:type="simple" xlink:href="https://www.rfa.org/mandarin/pinglun/chenpokong/js-07032023090658.html" text:style-name="Internet_20_link" text:visited-style-name="Visited_20_Internet_20_Link">
https://www.rfa.org/mandarin/pinglun/chenpokong/js-07032023090658.html</text:a>
</text:p>
      <!--NEWS-->
      <text:h text:style-name="P10" text:outline-level="1">
<text:span text:style-name="T4">
香港为加密货币孤注一掷，有期待也有风险 (Free Version)</text:span>
</text:h>
      <text:p text:style-name="P4">
Author: Jacky Wong</text:p>
      <text:p text:style-name="P4">
Publisher: 华尔街日报中文网</text:p>
      <text:p text:style-name="P4">
Published Time: 2023-07-03T09:25:00.000Z</text:p>
      <text:p text:style-name="P4">
Modified Time: 2023-07-03T09:25:00.000Z</text:p>
      <text:p text:style-name="P4">
Created Time: 2023-07-03T02:42:00.000Z</text:p>
      <text:p text:style-name="P4">
Description: 香港大力发展加密货币可能会为这座城市吸引更多的业务和人才。然而，这个行业背负着太多包袱，同时还面临一些中国特有的风险。</text:p>
      <text:p text:style-name="P4">
Images: []</text:p>
      <text:p text:style-name="P4">
Categories: ['金融市场', '股闻天下']</text:p>
      <text:p text:style-name="P4">
Keywords: SYND,LINK:EN|WP-WSJ-0001021719</text:p>
      <text:p text:style-name="P4">
Type: Article</text:p>
      <!--METADATA-->
      <text:p text:style-name="P4">
香港 <text:a xlink:type="simple" xlink:href="https://cn.wsj.com/articles/CN-FIN-20230417110348" text:style-name="Internet_20_link" text:visited-style-name="Visited_20_Internet_20_Link">
 大力发展加密货币 </text:a>
可能会为这座城市吸引更多的业务和人才。然而，这个行业背负着太多包袱，同时还面临一些中国特有的风险。</text:p>
      <text:p text:style-name="P4">
Source: <text:a xlink:type="simple" xlink:href="https://cn.wsj.com/articles/%E9%A6%99%E6%B8%AF%E4%B8%BA%E5%8A%A0%E5%AF%86%E8%B4%A7%E5%B8%81%E5%AD%A4%E6%B3%A8%E4%B8%80%E6%8E%B7-%E6%9C%89%E6%9C%9F%E5%BE%85%E4%B9%9F%E6%9C%89%E9%A3%8E%E9%99%A9-54fa7b5" text:style-name="Internet_20_link" text:visited-style-name="Visited_20_Internet_20_Link">
https://cn.wsj.com/articles/%E9%A6%99%E6%B8%AF%E4%B8%BA%E5%8A%A0%E5%AF%86%E8%B4%A7%E5%B8%81%E5%AD%A4%E6%B3%A8%E4%B8%80%E6%8E%B7-%E6%9C%89%E6%9C%9F%E5%BE%85%E4%B9%9F%E6%9C%89%E9%A3%8E%E9%99%A9-54fa7b5</text:a>
</text:p>
      <!--NEWS-->
      <text:h text:style-name="P10" text:outline-level="1">
<text:span text:style-name="T4">
评论 | 傅申奇：中共的102年</text:span>
</text:h>
      <text:p text:style-name="P4">
Author: None</text:p>
      <text:p text:style-name="P4">
Publisher: Radio Free Asia (Organization)</text:p>
      <text:p text:style-name="P4">
Published Time: 2023-07-03T09:29:00-04:00</text:p>
      <text:p text:style-name="P4">
Modified Time: 2023-07-03T12:46:31-04:00</text:p>
      <text:p text:style-name="P4">
Description: None</text:p>
      <text:p text:style-name="P4">
Videos: []</text:p>
      <text:p text:style-name="P4">
Audios: ["<text:a xlink:type="simple" xlink:href="https://www.rfa.org/mandarin/pinglun/fushenqi/fsq-0703202309281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4.612011in" draw:z-index="0">
<draw:image xlink:href="../Images/rfamandarin/2023-07-03T09-29-00-04-00/000000.png" xlink:type="simple" xlink:show="embed" xlink:actuate="onLoad" draw:mime-type="image/png"/>
</draw:frame>
 北京中国共产党历史展览馆 <text:a xlink:type="simple" xlink:href="https://www.rfa.org/mandarin/pinglun/fushenqi/fsq-07032023092819.html/@@images/image" text:style-name="Internet_20_link" text:visited-style-name="Visited_20_Internet_20_Link">
</text:a>
路透社图片  <text:a xlink:type="simple" xlink:href="https://www.rfa.org/mandarin/pinglun/fushenqi/fsq-07032023092819.html/@@stream" text:style-name="Internet_20_link" text:visited-style-name="Visited_20_Internet_20_Link">
Audio-1-Link：https://www.rfa.org/mandarin/pinglun/fushenqi/fsq-07032023092819.html/@@stream</text:a>
</text:p>
      <text:p text:style-name="P4">
1848年《共产党宣言》问世，坦承：“一个幽灵，共产主义的幽灵，在欧洲游荡。”这个幽灵借助苏维埃政权向全世界漂浮。世界近一半的人口卷入由幽灵掌控的要在地上建立平等、自由、幸福的人间天堂的实验。所有的实验场都建立了扼杀人性、剥夺人权的党权专制制度。事实证实：所有实验场里，都充满了谎言、匮乏、饥馑、迫害、监禁、虐待、杀戮，以及全方位对人的精神控制，都是人间地狱。这场实验给全人类带来的灾难罄竹难书。31年前，苏联解体，这场残酷的实验以失败告终。还剩下几个幽灵当道的国家苟延残喘，其中最大的堡垒就是中共党朝，这个新的邪恶轴心正以奇特的变身法祸害着本国人民和世界。</text:p>
      <text:p text:style-name="P4">
102年前，中共在共产国际的直接领导下成立，以国民革命同路人的身份破坏国民革命。在中华民国遭受日寇侵略之际，中共悍然发动武装暴乱，分裂中国，建立所谓的《苏维埃共和国》。与侵略者勾结借机壮大。战后，国府精疲力尽，中共一方面欺骗世界、欺骗美国，表示要建立美国式的民主制度，另一方面又以逸待劳挑起内战，国军战败，国府退据台湾。中共在中华民国沦陷区建立了所谓的中华人民共和国，其实是比皇权专制更可恶的政教合一的党权专制体制，打断了中国走向现代文明的正常道路。其国号名不符实，一、不中华。他们死了是去见洋人马列而不是见列祖列宗；二、不人民。在人民的名义下，到处挂起人民大会堂、人民法院、人民政府等等招牌，但实际上，人民权利完全被剥夺，普天之下，“党领导一切”；三、不共和。公然坚持一党专政，否定民主共和。御用民主党派是花瓶。从土改、镇反、公私合营、反右、大跃进、文革等等直至六四屠杀。闹剧、悲剧、惨剧祸乱中华。毁华夏文化，乱道德人心，杀民族精英，烧文物古迹，断文化根基，污山川河流，铁证如山，无可抵赖。</text:p>
      <text:p text:style-name="P4">
102年的中共变成了习家党，中共已走到尽头。中国向何处去？</text:p>
      <text:p text:style-name="P4">
被囚禁的王炳章预言：中国会有这么一天：共产党垮台了，“非共”热将把毛泽东等中共元老的塑像全部推倒，而政体也将恢复到孙中山创建的新中国──中华民国的民主共和体制。2000年王炳章写下《重建中华民国》一文。宣告：“重建中华民国﹐使亚洲第一个民主共和国重新屹立在世界的东方，是我们全体中华儿女的责任。”他寄望中国大陆﹑台湾﹑港澳﹑海外华人，重新举起孙中山的旗帜，重建曾经属于﹑未来也必然属于全体中华儿女的中华民国。这一天已经不远！</text:p>
      <text:p text:style-name="P4">
（文章只代表特约评论员个人的立场和观点）</text:p>
      <text:p text:style-name="P4">
Source: <text:a xlink:type="simple" xlink:href="https://www.rfa.org/mandarin/pinglun/fushenqi/fsq-07032023092819.html" text:style-name="Internet_20_link" text:visited-style-name="Visited_20_Internet_20_Link">
https://www.rfa.org/mandarin/pinglun/fushenqi/fsq-07032023092819.html</text:a>
</text:p>
      <!--NEWS-->
      <text:h text:style-name="P10" text:outline-level="1">
<text:span text:style-name="T4">
首尔同志游行遇场地阻碍 数万人不畏反同声浪参与</text:span>
</text:h>
      <text:p text:style-name="P4">
Author: https://www.facebook.com/bbcworldservice/</text:p>
      <text:p text:style-name="P4">
Publisher: BBC News 中文</text:p>
      <text:p text:style-name="P4">
Published Time: 2023-07-03T09:34:37.000Z</text:p>
      <text:p text:style-name="P4">
Modified Time: 2023-07-03T09:34:37.000Z</text:p>
      <text:p text:style-name="P4">
Description: 首尔同志游行7月1日在反对者围绕下登场，儘管面临场地申请困难与反同声浪仍吸引数万人参与。</text:p>
      <text:p text:style-name="P4">
Images: []</text:p>
      <text:p text:style-name="P4">
Videos: ["<text:a xlink:type="simple" xlink:href="https://www.bbc.com/ws/av-embeds/cps/zhongwen/simp/world-66086606/p0fymfl2/zh-hans" text:style-name="Internet_20_link" text:visited-style-name="Visited_20_Internet_20_Link">
zh-hans</text:a>
"]</text:p>
      <text:p text:style-name="P4">
Tags: ['韩国', 'LGBT']</text:p>
      <text:p text:style-name="P4">
Type: Article</text:p>
      <!--METADATA-->
      <text:h text:style-name="P12" text:outline-level="3">
<text:span text:style-name="T4">
首尔同志游行遇场地阻碍 数万人不畏反同声浪参与</text:span>
</text:h>
      <text:p text:style-name="P4">
<text:a xlink:type="simple" xlink:href="https://www.bbc.com/ws/av-embeds/cps/zhongwen/simp/world-66086606/p0fymfl2/zh-hans" text:style-name="Internet_20_link" text:visited-style-name="Visited_20_Internet_20_Link">
 Video-1-Link：/ws/av-embeds/cps/zhongwen/simp/world-66086606/p0fymfl2/zh-hans</text:a>
 <text:span text:style-name="T4">
你的器材不支持播放多媒体材料</text:span>
<text:span text:style-name="T4">
首尔同志游行遇场地阻碍 数万人不畏反同声浪参与</text:span>
 2023年7月3日上午9点34分</text:p>
      <text:p text:style-name="P4">
首尔同志游行7月1日在反对者围绕下登场，儘管面临场地申请困难与反同声浪仍吸引数万人参与。</text:p>
      <text:p text:style-name="P4">
除疫情期间，首尔酷儿文化节从2015年起每年皆在市政府外举办。今年市政府拒绝同志游行的申请、把活动场地给公开反同的团体「CTS基督教电视」使用，引起关注。</text:p>
      <text:p text:style-name="P4">
Source: <text:a xlink:type="simple" xlink:href="https://www.bbc.com/zhongwen/simp/world-66086606" text:style-name="Internet_20_link" text:visited-style-name="Visited_20_Internet_20_Link">
https://www.bbc.com/zhongwen/simp/world-66086606</text:a>
</text:p>
      <!--NEWS-->
      <text:h text:style-name="P10" text:outline-level="1">
<text:span text:style-name="T4">
法国骚乱：去世少年家人接受BBC采访，警察部门“制度性种族主义”遭热议</text:span>
</text:h>
      <text:p text:style-name="P4">
Author: https://www.facebook.com/bbcworldservice/</text:p>
      <text:p text:style-name="P4">
Publisher: BBC News 中文</text:p>
      <text:p text:style-name="P4">
Published Time: 2023-07-03T09:44:35.000Z</text:p>
      <text:p text:style-name="P4">
Modified Time: 2023-07-03T09:44:35.000Z</text:p>
      <text:p text:style-name="P4">
Description: 被警方开枪打死的法国少年纳赫勒的一名亲属告诉BBC，他们不希望纳赫勒之死引发骚乱，但强调有关交警截停车辆时使用致命武器的法律必须改革。</text:p>
      <text:p text:style-name="P4">
Images: []</text:p>
      <text:p text:style-name="P4">
Videos: ["<text:a xlink:type="simple" xlink:href="https://www.bbc.com/ws/av-embeds/cps/zhongwen/simp/world-66086620/p0fymn5l/zh-hans" text:style-name="Internet_20_link" text:visited-style-name="Visited_20_Internet_20_Link">
zh-hans</text:a>
"]</text:p>
      <text:p text:style-name="P4">
Tags: ['抗议', '法国', '示范']</text:p>
      <text:p text:style-name="P4">
Type: Article</text:p>
      <!--METADATA-->
      <text:h text:style-name="P12" text:outline-level="3">
<text:span text:style-name="T4">
法国骚乱：去世少年家人接受BBC采访，警察部门“制度性种族主义”遭热议</text:span>
</text:h>
      <text:p text:style-name="P4">
<text:a xlink:type="simple" xlink:href="https://www.bbc.com/ws/av-embeds/cps/zhongwen/simp/world-66086620/p0fymn5l/zh-hans" text:style-name="Internet_20_link" text:visited-style-name="Visited_20_Internet_20_Link">
 Video-1-Link：/ws/av-embeds/cps/zhongwen/simp/world-66086620/p0fymn5l/zh-hans</text:a>
 <text:span text:style-name="T4">
你的器材不支持播放多媒体材料</text:span>
<text:span text:style-name="T4">
法国骚乱：去世少年家人接受BBC采访，警察部门“制度性种族主义”遭热议</text:span>
 2023年7月3日上午9点44分</text:p>
      <text:p text:style-name="P4">
被警方开枪打死的法国少年纳赫勒（Nahel）的一名亲属告诉BBC，他们不希望纳赫勒之死引发骚乱，但强调有关交警截停车辆时使用致命武器的法律必须改革。</text:p>
      <text:p text:style-name="P4">
Source: <text:a xlink:type="simple" xlink:href="https://www.bbc.com/zhongwen/simp/world-66086620" text:style-name="Internet_20_link" text:visited-style-name="Visited_20_Internet_20_Link">
https://www.bbc.com/zhongwen/simp/world-66086620</text:a>
</text:p>
      <!--NEWS-->
      <text:h text:style-name="P10" text:outline-level="1">
<text:span text:style-name="T4">
上海甲级建筑设计院接不到订单　停工三月</text:span>
</text:h>
      <text:p text:style-name="P4">
Author: None</text:p>
      <text:p text:style-name="P4">
Publisher: Radio Free Asia (Organization)</text:p>
      <text:p text:style-name="P4">
Published Time: 2023-07-03T09:45:00-04:00</text:p>
      <text:p text:style-name="P4">
Modified Time: 2023-07-03T11:12:42-04:00</text:p>
      <text:p text:style-name="P4">
Description: None</text:p>
      <text:p text:style-name="P4">
Videos: []</text:p>
      <text:p text:style-name="P4">
Audios: ["<text:a xlink:type="simple" xlink:href="https://www.rfa.org/mandarin/yataibaodao/jingmao/gt2-070320230704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4.612011in" draw:z-index="0">
<draw:image xlink:href="../Images/rfamandarin/2023-07-03T09-45-00-04-00/000000.png" xlink:type="simple" xlink:show="embed" xlink:actuate="onLoad" draw:mime-type="image/png"/>
</draw:frame>
 资料图片：上海陆家嘴建筑大楼 <text:a xlink:type="simple" xlink:href="https://www.rfa.org/mandarin/yataibaodao/jingmao/gt2-07032023070454.html/@@images/image" text:style-name="Internet_20_link" text:visited-style-name="Visited_20_Internet_20_Link">
</text:a>
法新社图片  <text:a xlink:type="simple" xlink:href="https://www.rfa.org/mandarin/yataibaodao/jingmao/gt2-07032023070454.html/@@stream" text:style-name="Internet_20_link" text:visited-style-name="Visited_20_Internet_20_Link">
Audio-1-Link：https://www.rfa.org/mandarin/yataibaodao/jingmao/gt2-07032023070454.html/@@stream</text:a>
</text:p>
      <text:p text:style-name="P4">
上海一家著名甲级建筑设计院因接不到工程项目设计订单，上周向全体员工发出停工三个月的通知。上海一业内人士对本台说，由于接不到设计业务，许多设计院去年都已停业。</text:p>
      <ul>
        <li>
<text:span text:style-name="T4">
<text:a xlink:type="simple" xlink:href="https://www.rfa.org/mandarin/Xinwen/1-07022023121843.html" text:style-name="Internet_20_link" text:visited-style-name="Visited_20_Internet_20_Link">
 更糟之前即早脱身 中国二手房挂牌量激增 </text:a>
 </text:span>
  * <text:span text:style-name="T4">
<text:a xlink:type="simple" xlink:href="https://www.rfa.org/mandarin/yataibaodao/jingmao/gt1-06272023040004.html" text:style-name="Internet_20_link" text:visited-style-name="Visited_20_Internet_20_Link">
 财政吃紧 乐山卖大佛经营权 多地医院卖陪护服务 </text:a>
 </text:span>
  * <text:span text:style-name="T4">
<text:a xlink:type="simple" xlink:href="https://www.rfa.org/mandarin/yataibaodao/jingmao/sc-06162023104911.html" text:style-name="Internet_20_link" text:visited-style-name="Visited_20_Internet_20_Link">
 </text:a>
 </text:span>
 <text:span text:style-name="T4">
<text:a xlink:type="simple" xlink:href="https://www.rfa.org/mandarin/yataibaodao/jingmao/sc-06162023104911.html" text:style-name="Internet_20_link" text:visited-style-name="Visited_20_Internet_20_Link">
 中国国家统计局：每周工作一小时就算就业 </text:a>
 </text:span>
  * <text:span text:style-name="T4">
<text:a xlink:type="simple" xlink:href="https://www.rfa.org/mandarin/yataibaodao/jingmao/gt-06162023023515.html" text:style-name="Internet_20_link" text:visited-style-name="Visited_20_Internet_20_Link">
 </text:a>
 </text:span>
 <text:a xlink:type="simple" xlink:href="https://www.rfa.org/mandarin/yataibaodao/jingmao/gt-06162023023515.html" text:style-name="Internet_20_link" text:visited-style-name="Visited_20_Internet_20_Link">
 <text:span text:style-name="T4">
经济疲弱产能过剩 钢价跌逾两成 再有工人集体讨薪</text:span>
 </text:a>
</li>
      </ul>
      <text:p text:style-name="P4">
据搜狐及新浪微博账号发文和网民转载，6月28日，上海某甲级建筑设计院因为没有业务不得不宣告，全体员工停工停产。发帖者写道，该设计院成立于1992年，设计资质为建筑工程甲级，拥有12名注册勘察设计工程员，其中4名注册建筑师，4名注册一级结构工程师，以及排水、设备等执业工程师。按说这家公司整体实力尚可，不至于需要全员停工停产，但从停工通知书可以看到，该单位总体业务匮乏，近期也没有新的设计项目。</text:p>
      <text:p text:style-name="P4">
《停工通知书》写道，由于受大环境影响，公司业务大幅下降经营困难，现阶段也没有新的设计项目需要完成。自2023年6月29日起，全体员工停工停产3个月，待项目落实后公司将提前联系大家复工，恳请大家给予理解。</text:p>
      <text:p text:style-name="P4">
上海一建筑设计院有限公司上周向员工发出《停工通知书》。（网络图片/古亭提供）  <text:a xlink:type="simple" xlink:href="https://www.rfa.org/mandarin/yataibaodao/jingmao/gt2-07032023070454.html/m0703-gt2p2.jpg" text:style-name="Internet_20_link" text:visited-style-name="Visited_20_Internet_20_Link">
</text:a>
</text:p>
      <text:p text:style-name="P4">
<text:span text:style-name="T4">
上海已经停建大型建筑项目</text:span>
</text:p>
      <text:p text:style-name="P4">
上海业内人士房雅萍本周一接受本台采访时说，当地许多同类大型公司早已停工，有的去年就已停工，原因只有一个，那就是上海停止兴建大型项目：“现在上海的一些设计院都接不到业务。上海有很多家大型设计院，这跟建筑设计公司不同，设计院专接那种很大的项目，比如国家级剧院，不是设计一栋楼，当然不忙的时候一栋楼设计业务也接。现在上海经济一塌糊涂，就连住宅楼都租不出去了。”</text:p>
      <text:p text:style-name="P4">
业内人士说，在建筑行业的黄金时代，由于项目很多，设计院处于绝对优势地位。项目的设计费用在当时的工资水平来说是非常可观的，所以才会有设计院员工三年买车，五年买房的说法。然而随着房地产市场快速萎缩，上海不再兴建大型项目。有分析称，在5到10年内，与建筑有关的企业将因此关闭。</text:p>
      <text:p text:style-name="P4">
有网民留言写道，建筑行业不景气，影响了钢铁行业、玻璃行业，劳动力市场，这一连串的影响越来越深远。</text:p>
      <text:p text:style-name="P4">
上海维权人士马亚莲对本台说：“现在大家都人心惶惶，大家都知道经济状况越来越差，很多人失业，老百姓的日子会越来越难过。对我来说日子更难过，我再一次被他们用黑社会的手段违法搬迁。”</text:p>
      <text:p text:style-name="P4">
上海居民周先生对本台说，上海许多大学毕业生失业：“现在很多人找不到其他工作，都去送快递了。公务员现在也觉得不安全，忙得要死，工资又低（减薪和取消奖金）。现在的老百姓经历三年疫情，也知道你政府再怎么说，他不像以前那样大肆宣传。”</text:p>
      <text:p text:style-name="P4">
<text:span text:style-name="T4">
沪豪宅翠湖天地御苑3188万降价三成</text:span>
</text:p>
      <text:p text:style-name="P4">
中国房地产市场萎缩直接影响二手房买卖。微博网民“郑州老帅哥”7月1日发帖称，他和妻子五年前在郑州市金水区曼哈顿购买了一套房子，当时房价为118万元，向银行贷款90万元，已还五年贷款。但现在房子要出售，免费赠送。只要直接过户给买家。新买家代为还银行贷款，并留下联系方式。</text:p>
      <text:p text:style-name="P4">
郑州一业主无力偿还银行贷款，发帖送住宅。（网络图片/古亭提供）  <text:a xlink:type="simple" xlink:href="https://www.rfa.org/mandarin/yataibaodao/jingmao/gt2-07032023070454.html/m0703-gt2p1.jpg" text:style-name="Internet_20_link" text:visited-style-name="Visited_20_Internet_20_Link">
</text:a>
</text:p>
      <text:p text:style-name="P4">
有网民留言写道，二手房价格已经低于银行贷款余额，没人会接盘。业内人士房雅萍说，这类房子现在很多，但不会有人要：“肯定送不出去的，现在谁要接这个盘，比如你现在这间房子贷款200万，但是这间房子现在跌到一百多万，没人要。”</text:p>
      <text:p text:style-name="P4">
上海市中心住宅翠湖天地御苑，一套140平方米的住房，开始挂牌价为3188万元，每平方米价格22万，但现在降至1999万元，每平方米14万元，前后不到一周，房价降幅超过30%。</text:p>
      <text:p text:style-name="P4">
记者：古亭 责编：陈美华 许书婷 嘉远 网编：瑞哲</text:p>
      <text:p text:style-name="P4">
Source: <text:a xlink:type="simple" xlink:href="https://www.rfa.org/mandarin/yataibaodao/jingmao/gt2-07032023070454.html" text:style-name="Internet_20_link" text:visited-style-name="Visited_20_Internet_20_Link">
https://www.rfa.org/mandarin/yataibaodao/jingmao/gt2-07032023070454.html</text:a>
</text:p>
      <!--NEWS-->
      <text:h text:style-name="P10" text:outline-level="1">
<text:span text:style-name="T4">
苹果公司市值突破3万亿美元或因风口炒作 (Free Version)</text:span>
</text:h>
      <text:p text:style-name="P4">
Author: Dan Gallagher</text:p>
      <text:p text:style-name="P4">
Publisher: 华尔街日报中文网</text:p>
      <text:p text:style-name="P4">
Published Time: 2023-07-03T09:45:00.000Z</text:p>
      <text:p text:style-name="P4">
Modified Time: 2023-07-03T09:45:00.000Z</text:p>
      <text:p text:style-name="P4">
Created Time: 2023-07-03T04:46:00.000Z</text:p>
      <text:p text:style-name="P4">
Description: 苹果公司市值首次突破3万亿美元，其股价涨势反映出对下一个风口的炒作，与其目前的业务关系不大。</text:p>
      <text:p text:style-name="P4">
Images: []</text:p>
      <text:p text:style-name="P4">
Categories: ['金融市场', '股闻天下']</text:p>
      <text:p text:style-name="P4">
Keywords: SYND,LINK:EN|WP-WSJ-0001022891</text:p>
      <text:p text:style-name="P4">
Type: Article</text:p>
      <!--METADATA-->
      <text:p text:style-name="P4">
苹果公司(Apple, AAPL)市值创出令人炫目的新高，这与其目前的业务关系不大，而与未来可能发生的事情更有关联。</text:p>
      <text:p text:style-name="P4">
Source: <text:a xlink:type="simple" xlink:href="https://cn.wsj.com/articles/%E8%8B%B9%E6%9E%9C%E5%85%AC%E5%8F%B8%E5%B8%82%E5%80%BC%E7%AA%81%E7%A0%B43%E4%B8%87%E4%BA%BF%E7%BE%8E%E5%85%83%E6%88%96%E5%9B%A0%E9%A3%8E%E5%8F%A3%E7%82%92%E4%BD%9C-54c6cbd3" text:style-name="Internet_20_link" text:visited-style-name="Visited_20_Internet_20_Link">
https://cn.wsj.com/articles/%E8%8B%B9%E6%9E%9C%E5%85%AC%E5%8F%B8%E5%B8%82%E5%80%BC%E7%AA%81%E7%A0%B43%E4%B8%87%E4%BA%BF%E7%BE%8E%E5%85%83%E6%88%96%E5%9B%A0%E9%A3%8E%E5%8F%A3%E7%82%92%E4%BD%9C-54c6cbd3</text:a>
</text:p>
      <!--NEWS-->
      <text:h text:style-name="P10" text:outline-level="1">
<text:span text:style-name="T4">
瑞典谴责焚烧可兰经 伊斯兰组织吁采取统一应对措施</text:span>
</text:h>
      <text:p text:style-name="P4">
Author: 联合早报 (Person)</text:p>
      <text:p text:style-name="P4">
Publisher: 联合早报 (Organization)</text:p>
      <text:p text:style-name="P4">
Published Time: 2023-07-03T09:50</text:p>
      <text:p text:style-name="P4">
Modified Time: 2023-07-03T09:52</text:p>
      <text:p text:style-name="P4">
Description: 瑞典政府谴责在斯德哥尔摩最大回教堂前焚烧《可兰经》的行为，并称之为“仇视伊斯兰”行为。与此同时，拥有57个成员国的伊斯兰合作组织呼吁成员国采取集体措施，以避免未来再发生类似事件。法...</text:p>
      <text:p text:style-name="P4">
Videos: []</text:p>
      <text:p text:style-name="P4">
Audios: []</text:p>
      <text:p text:style-name="P4">
Images: []</text:p>
      <text:p text:style-name="P4">
Type: NewsArticle</text:p>
      <text:p text:style-name="P4">
Breadcrumbs: ['即时', '国际']</text:p>
      <text:p text:style-name="P4">
Keywords: ['瑞典', '回教', '伊斯兰']</text:p>
      <!--METADATA-->
      <text:p text:style-name="P4">
瑞典政府谴责在斯德哥尔摩最大回教堂前焚烧《可兰经》的行为，并称之为“仇视伊斯兰”行为。与此同时，拥有57个成员国的伊斯兰合作组织呼吁成员国采取集体措施，以避免未来再发生类似事件。</text:p>
      <text:p text:style-name="P4">
法新社报道，瑞典外交部星期天（7月2日）发表声明说：“在瑞典的示威中犯下仇视伊斯兰的某些个人行为，瑞典政府完全理解这种行为可能会冒犯回教徒。”</text:p>
      <text:p text:style-name="P4">
瑞典外交部说：“我们强烈谴责这种行为，这种行为绝不代表瑞典政府的观点。”</text:p>
      <text:p text:style-name="P4">
一名居住在瑞典的37岁伊拉克公民默米卡（Salwan Momika），上星期三（6月28日）在斯德哥尔摩最大回教堂前踩踏并焚烧几页《可兰经》。</text:p>
      <text:p text:style-name="P4">
总部位于沙特阿拉伯的伊斯兰合作组织（OIC），星期天就瑞典发生焚烧《可兰经》事件商讨回应措施。</text:p>
      <text:p text:style-name="P4">
OIC召开“特别”会议后发表声明，敦促OIC成员国“采取统一和集体措施，防止亵渎《可兰经》事件重演”。</text:p>
      <text:p text:style-name="P4">
瑞典外交部随后发表声明说：“焚烧《可兰经》或任何其他圣书，都是无礼和不尊重的行为，也是一种明显的挑衅。瑞典或欧洲绝不容许种族主义、仇外心理和相关不容忍言论。”</text:p>
      <text:p text:style-name="P4">
瑞典外交部同时也说，“集会、言论和示威自由权，在瑞典受到宪法的保护”。</text:p>
      <text:p text:style-name="P4">
伊拉克、科威特、阿拉伯联合酋长国、摩洛哥等国，为焚烧《可兰经》事件召见瑞典大使表达抗议。</text:p>
      <text:p text:style-name="P4">
伊朗外交部长阿卜杜拉希扬星期天宣布，伊朗将推迟派遣新任驻瑞典大使到斯德哥尔摩履新。</text:p>
      <text:p text:style-name="P4">
Source: <text:a xlink:type="simple" xlink:href="https://www.zaobao.com.sg/realtime/world/story20230703-1410082" text:style-name="Internet_20_link" text:visited-style-name="Visited_20_Internet_20_Link">
https://www.zaobao.com.sg/realtime/world/story20230703-1410082</text:a>
</text:p>
      <!--NEWS-->
      <text:h text:style-name="P10" text:outline-level="1">
<text:span text:style-name="T4">
瓦格纳兵变或迫使北京重新考虑与俄罗斯关系</text:span>
</text:h>
      <text:p text:style-name="P4">
Creator: DAVID PIERSON,OLIVIA WANG</text:p>
      <text:p text:style-name="P4">
Publisher: https://www.facebook.com/nytimeschinese</text:p>
      <text:p text:style-name="P4">
Published Time: 2023-07-03T09:55:28+08:00</text:p>
      <text:p text:style-name="P4">
Description: 瓦格纳兵变引发人们对普京权威的怀疑，可能迫使北京重新考虑自己的地缘政治、经济和领土利益。如果普京被推翻，中国可能将与俄罗斯保持某种程度的距离。 Alexey Maishev/Sputnik 俄罗斯总统普京和中国领导人习近平今年3月在克里姆林宫。</text:p>
      <text:p text:style-name="P4">
Images: ["<text:a xlink:type="simple" xlink:href="https://static01.nyt.com/images/2023/07/01/multimedia/01China-Russia-01-gbzv/01China-Russia-01-gbzv-master1050.jpg" text:style-name="Internet_20_link" text:visited-style-name="Visited_20_Internet_20_Link">
01China-Russi...</text:a>
"]</text:p>
      <text:p text:style-name="P4">
Category: 国际</text:p>
      <text:p text:style-name="P4">
Type: Article</text:p>
      <!--METADATA-->
      <text:p text:style-name="P4">
<draw:frame draw:style-name="fr1" draw:name="Image157" text:anchor-type="as-char" svg:width="6.9236in" svg:height="4.615733in" draw:z-index="0">
<draw:image xlink:href="../Images/cnnytimes/2023-07-03T09-55-28-08-00/01China-Russia-01-gbzv-master1050.jpg" xlink:type="simple" xlink:show="embed" xlink:actuate="onLoad" draw:mime-type="image/jpeg"/>
</draw:frame>
</text:p>
      <text:p text:style-name="P4">
就在三个月前，中国最高领导人习近平还在莫斯科与俄罗斯总统 <text:a xlink:type="simple" xlink:href="https://cn.nytimes.com/china/20230323/china-xi-putin-ukraine/" text:style-name="Internet_20_link" text:visited-style-name="Visited_20_Internet_20_Link">
 普京</text:a>
碰杯，并表示对普京在俄罗斯人民中享有的“坚定支持”充满信心。</text:p>
      <text:p text:style-name="P4">
如今， <text:a xlink:type="simple" xlink:href="https://cn.nytimes.com/world/20230628/russian-general-prigozhin-rebellion/" text:style-name="Internet_20_link" text:visited-style-name="Visited_20_Internet_20_Link">
 瓦格纳雇佣军组织 </text:a>
在俄罗斯发动叛乱，动摇了普京坚不可摧的形象后，人们对这种信心有了疑问。密切观察中国的人士称，这次兵变虽然只持续了很短的时间，但可能会导致习近平对冲与俄罗斯的密切关系，这种关系已使中国政府在全球遭受批评，威胁到中国在海外的一些利益。</text:p>
      <text:p text:style-name="P4">
中国将俄罗斯视为挑战美国主导的全球秩序的必要伙伴。但普京的冒险欲望——从入侵乌克兰到依赖私人雇佣军等做法中都可看出来——迫使北京顶着西方压力，为中俄关系辩护。</text:p>
      <text:p text:style-name="P4">
习近平的长期赌注只有在普京继续掌权、从而维护两国共同利益的情况下才会有效。但这场叛乱已引发人们对普京权威的质疑：瓦格纳士兵向莫斯科挺进时几乎没有遇到来自俄罗斯正规军的抵抗。普京让白俄罗斯为兵变领导人叶夫根尼·普里戈任提供庇护的决定带有妥协的意味，并不像一个权力稳固的强人所为。</text:p>
      <text:p text:style-name="P4">
“中国认识到普京政府其实内部政治上是比较脆弱的。这种脆弱性以前就存在，在俄乌战争爆发之后，这种脆弱性被加大了，”中国社会科学院俄罗斯东欧中亚研究所研究员肖斌说。</text:p>
      <text:p text:style-name="P4">
</text:p>
      <text:p text:style-name="P4">
瓦格纳雇佣兵组织的成员在其领导人发动了短暂叛乱后，准备撤离位于俄罗斯顿河畔罗斯托夫的一个军事总部，摄于6月24日。  RomanRomokhov/Agence France-Presse — Getty Images</text:p>
      <text:p text:style-name="P4">
中国在叛乱发生后公开重申了对克里姆林宫的支持。分析人士称，因为两国领导人的利益一致，两国关系可能会保持牢固，至少从外部来看是这样。</text:p>
      <text:p text:style-name="P4">
但这次兵变可能也已迫使北京考虑，如果普京突然被推翻的话，自己的地缘政治、经济和领土利益将受到怎样的影响。这可能会导致中国与俄罗斯保持某种程度的距离。</text:p>
      <text:p text:style-name="P4">
广告</text:p>
      <text:p text:style-name="P4">
在普京执政的23年里，俄中关系与苏联时代和叶利钦总统时代相比有了显著改善。俄罗斯与中国的边界线长达4000多公里，两国曾派几十个师在边界两边严阵以待。</text:p>
      <text:p text:style-name="P4">
俄罗斯现在发生任何政权更迭，都会马上令中俄重新评估两国关系。肖斌说，中国会担心俄罗斯的新领导人重新调整国家，对美国采取更友好的姿态。这可能会使中国在与美国的竞争中陷入孤立，并面临更大的压力。</text:p>
      <text:p text:style-name="P4">
在更极端的情况下，北京与莫斯科的关系恶化可能会迫使中国在与俄罗斯接壤的边境地区重新部署军队，这会损害中国在其他地区的利益，曾在美国任中国情报分析师的约翰·卡尔弗说。</text:p>
      <text:p text:style-name="P4">
“减少中俄边境的军队数量，这使得中国能够为台湾海峡、南海，或与印度可能发生的更大冲突作准备，”卡尔弗说。“我认为俄罗斯已经发生的事情还不足以让中国重新思考军事部署问题，但这让他们第一次有理由思考，是否需要这样做。”</text:p>
      <text:p text:style-name="P4">
</text:p>
      <text:p text:style-name="P4">
台湾东洲岛附近的一艘中国海军舰艇，摄于今年4月。中国可能正在考虑，如果普京下台的话，自己的地缘政治利益将受到什么样的影响。  Lam Yik Fei forThe New York Times</text:p>
      <text:p text:style-name="P4">
俄罗斯的任何不稳定也会警告中国，在保护本国进口俄罗斯能源的供应方面存在紧迫性。</text:p>
      <text:p text:style-name="P4">
与此同时，较软弱的普京可能让中国有机会获得一些利益，澳大利亚国立大学政治学家宋文迪说。</text:p>
      <text:p text:style-name="P4">
北京也许会考虑加快努力，让俄罗斯做出更多让步。中国的首要目标可能是获得更多的俄罗斯技术，并为拟议中的西伯利亚力量2号天然气管道争取更优惠的条件，这会有助于将以前流向欧洲的俄罗斯天然气供应转向中国。</text:p>
      <text:p text:style-name="P4">
有关普京政治前途的问题突显了他和习近平在实现削弱美国的全球实力、重塑全球秩序，以更好地保护各自国家利益这个共同目标上采取的不同做法。</text:p>
      <text:p text:style-name="P4">
</text:p>
      <text:p text:style-name="P4">
俄罗斯远东阿穆尔地区的一条天然气管道，摄于2019年。中国也许会考虑试图从俄罗斯获得更多的让步，例如在拟议中的西伯利亚力量2号管道的交易中得到更好的条款。Maxim Shemetov/Reuters</text:p>
      <text:p text:style-name="P4">
普京的做法一直更具侵略性，他在欧洲发动了“第二次世界大战”以来最大规模的战争。毫无疑问，习近平近年来也在领土主张上采取了更加强硬的立场，尤其是在台湾问题上（北京声称这个自治的民主岛屿是其领土），其做法是用经济制裁和军事演习让台湾处于紧张状态。但迄今为止，习近平一直比较谨慎，避免将对峙演变成一场可能使美国及其盟国卷入的战争。</text:p>
      <text:p text:style-name="P4">
习近平也一直致力于巩固国内权力。从2015年起，这名中国领导人开始对中国人民解放军进行重大调整，通过免除几名被认为不忠诚或腐败的指挥官，提拔自己的盟友，来加<text:a xlink:type="simple" xlink:href="https://cn.nytimes.com/china/20171011/xi-jinping-military-china-purge/" text:style-name="Internet_20_link" text:visited-style-name="Visited_20_Internet_20_Link">
 强对军队的控制 </text:a>
 ，从很多方面来看，他避免了普京如今面临的忠诚问题。</text:p>
      <text:p text:style-name="P4">
一些人把瓦格纳叛乱视为最新迹象，表明中国与俄罗斯的关系越来越像中国与朝鲜的关系。朝鲜是一个臭名昭著的不稳定国家，利用自己反复无常的行为试图向中国施加压力，要求中国提供更多的支持，这样才肯停止挑衅做法。</text:p>
      <text:p text:style-name="P4">
</text:p>
      <text:p text:style-name="P4">
从顿河畔罗斯托夫的军事总部撤军的瓦格纳集团头目叶夫根尼·普里戈任，摄于6月24日。  Alexander Ermochenko/Reuters</text:p>
      <text:p text:style-name="P4">
俄中贸易在俄罗斯入侵乌克兰后创下历史新高。中国政府也确保了莫斯科在外交上不被完全孤立。</text:p>
      <text:p text:style-name="P4">
“俄罗斯的主要动机是抬高其友谊的价格，从与中国的交往中获得更多利益，”宋文迪说。“当俄罗斯显得鲁莽和不可预测时，它就能做到这一点，这与朝鲜没有什么不同。”</text:p>
      <text:p text:style-name="P4">
广告</text:p>
      <text:p text:style-name="P4">
中国已为支持俄罗斯付出了相当大的代价。俄乌战争加剧了中国与美国的紧张关系，损害了中国改善与欧洲关系的努力。乌克兰的反击也令全球更加关注中国在台湾问题上的侵略立场。</text:p>
      <text:p text:style-name="P4">
中国已在国内小心翼翼地应对这些不利条件。中国官媒淡化了其称之为“瓦格纳事件”的重要性，赞扬普京化解了危机。中共小报《环球时报》指责西方媒体对叛乱进行“炒作”，歪曲了中国与俄罗斯的关系，但似乎没有报道普里戈任的说法，即政府欺骗俄罗斯公众，让他们相信北大西洋公约组织应对俄乌战争负责。</text:p>
      <text:p text:style-name="P4">
“中国政府仍然相信普京控制着俄罗斯，也相信俄罗斯社会的长期稳定性，”位于北京的中国人民大学重阳金融研究院执行院长王文表示，他跟踪俄罗斯的动态，曾在俄罗斯入侵乌克兰后访俄。</text:p>
      <text:p text:style-name="P4">
“认为瓦格纳事件会分裂中俄是战略误判。”</text:p>
      <text:p text:style-name="P4">
</text:p>
      <text:p text:style-name="P4">
民众在莫斯科与用硬纸板剪下的普京和习近平像合影，摄于今年6月。  Natalia Kolesnikova/Agence France-Presse —Getty Images</text:p>
      <text:p text:style-name="P4">
尽管中国的主流支持俄罗斯，但其他值得注意的中国专家认为，俄乌战争已损害了中国在世界上的地位。持这种观点的人包括中国名校清华大学的国际关系高级学者阎学通。</text:p>
      <text:p text:style-name="P4">
阎学通上个月在北京对记者表示，美国没有派兵保卫乌克兰，但相比之下，北约的欧洲成员国已增加了他们在亚太地区的存在。</text:p>
      <text:p text:style-name="P4">
广告</text:p>
      <text:p text:style-name="P4">
“从安全角度来看，这场战争并没有增加中国的国家安全，反而使中国面临更多的安全威胁，”据 <text:a xlink:type="simple" xlink:href="https://www.pekingnology.com/" text:style-name="Internet_20_link" text:visited-style-name="Visited_20_Internet_20_Link">
 Pekingnology</text:a>
 新闻电邮的翻译，阎学通这样说。</text:p>
      <text:p text:style-name="P4">
Source: <text:a xlink:type="simple" xlink:href="https://cn.nytimes.com/world/20230703/wagner-uprising-china-russia/" text:style-name="Internet_20_link" text:visited-style-name="Visited_20_Internet_20_Link">
https://cn.nytimes.com/world/20230703/wagner-uprising-china-russia/</text:a>
</text:p>
      <!--NEWS-->
      <text:h text:style-name="P10" text:outline-level="1">
<text:span text:style-name="T4">
俄罗斯和沙特承诺进一步限制石油供应 (Free Version)</text:span>
</text:h>
      <text:p text:style-name="P4">
Author: Anna Hirtenstein</text:p>
      <text:p text:style-name="P4">
Publisher: 华尔街日报中文网</text:p>
      <text:p text:style-name="P4">
Published Time: 2023-07-03T09:59:00.000Z</text:p>
      <text:p text:style-name="P4">
Modified Time: 2023-07-03T09:59:00.000Z</text:p>
      <text:p text:style-name="P4">
Created Time: 2023-07-03T09:59:00.000Z</text:p>
      <text:p text:style-name="P4">
Description: 俄罗斯副总理诺瓦克说，俄罗斯将在8月份自愿将其出口量减少50万桶/日；沙特通讯社援引该国能源部的说法称，沙特将把从7月开始的100万桶/日的减产计划延长到8月。受此影响，油价上涨。</text:p>
      <text:p text:style-name="P4">
Images: []</text:p>
      <text:p text:style-name="P4">
Categories: ['金融市场']</text:p>
      <text:p text:style-name="P4">
Keywords: SYND</text:p>
      <text:p text:style-name="P4">
Type: Article</text:p>
      <!--METADATA-->
      <text:p text:style-name="P4">
俄罗斯和沙特阿拉伯周一提出了限制全球市场石油供应直至8月份的计划。</text:p>
      <text:p text:style-name="P4">
Source: <text:a xlink:type="simple" xlink:href="https://cn.wsj.com/articles/%E4%BF%84%E7%BD%97%E6%96%AF%E5%92%8C%E6%B2%99%E7%89%B9%E6%89%BF%E8%AF%BA%E8%BF%9B%E4%B8%80%E6%AD%A5%E9%99%90%E5%88%B6%E7%9F%B3%E6%B2%B9%E4%BE%9B%E5%BA%94-6e5175d9" text:style-name="Internet_20_link" text:visited-style-name="Visited_20_Internet_20_Link">
https://cn.wsj.com/articles/%E4%BF%84%E7%BD%97%E6%96%AF%E5%92%8C%E6%B2%99%E7%89%B9%E6%89%BF%E8%AF%BA%E8%BF%9B%E4%B8%80%E6%AD%A5%E9%99%90%E5%88%B6%E7%9F%B3%E6%B2%B9%E4%BE%9B%E5%BA%94-6e5175d9</text:a>
</text:p>
      <!--NEWS-->
      <text:h text:style-name="P10" text:outline-level="1">
<text:span text:style-name="T4">
李家超任香港特首满周年　人权团体呼吁美国继续对其制裁</text:span>
</text:h>
      <text:p text:style-name="P4">
Author: None</text:p>
      <text:p text:style-name="P4">
Publisher: Radio Free Asia (Organization)</text:p>
      <text:p text:style-name="P4">
Published Time: 2023-07-03T10:01:00-04:00</text:p>
      <text:p text:style-name="P4">
Modified Time: 2023-07-03T12:46:01-04:00</text:p>
      <text:p text:style-name="P4">
Description: None</text:p>
      <text:p text:style-name="P4">
Videos: []</text:p>
      <text:p text:style-name="P4">
Audios: ["<text:a xlink:type="simple" xlink:href="https://www.rfa.org/mandarin/yataibaodao/gangtai/ec-070320230751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4.612011in" draw:z-index="0">
<draw:image xlink:href="../Images/rfamandarin/2023-07-03T10-01-00-04-00/000000.png" xlink:type="simple" xlink:show="embed" xlink:actuate="onLoad" draw:mime-type="image/png"/>
</draw:frame>
 香港特首李家超 <text:a xlink:type="simple" xlink:href="https://www.rfa.org/mandarin/yataibaodao/gangtai/ec-07032023075137.html/@@images/image" text:style-name="Internet_20_link" text:visited-style-name="Visited_20_Internet_20_Link">
</text:a>
美联社图片  <text:a xlink:type="simple" xlink:href="https://www.rfa.org/mandarin/yataibaodao/gangtai/ec-07032023075137.html/@@stream" text:style-name="Internet_20_link" text:visited-style-name="Visited_20_Internet_20_Link">
Audio-1-Link：https://www.rfa.org/mandarin/yataibaodao/gangtai/ec-07032023075137.html/@@stream</text:a>
</text:p>
      <text:p text:style-name="P4">
李家超去年当选香港特首时，扬言每天解决一个问题。一年过去，他以"高才通"申请提早达标作为显著政绩。离散港人则反批李家超上任，让香港变成警察城市和急速赤化。超过50个离散港人组织和人权团体，在李家超上任一年之际，联署去信美国总统拜登，反对因APEC会议，容许李家超入境美国。</text:p>
      <text:p text:style-name="P4">
<text:a xlink:type="simple" xlink:href="https://www.rfa.org/mandarin/Xinwen/1-07012023112155.html" text:style-name="Internet_20_link" text:visited-style-name="Visited_20_Internet_20_Link">
 <text:span text:style-name="T4">
多家人权团体致函拜登总统：不让李家超来美参加APEC峰会</text:span>
 </text:a>
</text:p>
      <text:p text:style-name="P4">
李家超任特首刚满一周年，中国官媒央视周日（7月2日）播放专访，盘点其一年政绩。李家超赞扬自己在"抢人才"和"抢企业"的政绩显著，其中，吸引大批中国人申请"高才通计划"，有望提早达标。</text:p>
      <text:p text:style-name="P4">
李家超："'抢人才'特别受欢迎是我们的高端人才通行证，本来我们希望每年吸引35,000个人才，推出5个月，已经批准了大概5万的申请。如果我们从整年来看，应该我觉得可以达标，甚至可以超标。人才有了，我们发展的推动力就有了。"</text:p>
      <text:p text:style-name="P4">
李家超接受多家香港媒体访问谈及被美国制裁，形容自己遇强则强，生活没有受到制裁影响，反而增加他的工作动力。至于他任内，游行在港近乎绝迹，李家超表示，《基本法》保障市民的自由，但在行使权利时，大家不要忘记2019年有黑暴和港版颜色革命，对香港造成的严重破坏，又说，社会共识是拼经济和发展，若市民因为汲取教训有权利不用也是正确。</text:p>
      <text:p text:style-name="P4">
<text:span text:style-name="T4">
桑普：李家超上任告密盛行 香港文化急速大陆化</text:span>
</text:p>
      <text:p text:style-name="P4">
李家超眼中的政绩，在台湾香港协会理事长桑普眼中，却是香港大陆化加剧的证据。他表示，李家超当特首的一年，不断有新增的《国安法》案件，容不了尊子、"愿荣光归香港"，港人连取消捐赠器官都要被查，香港不仅没有复常，更是从多方面加速走向大陆化。</text:p>
      <text:p text:style-name="P4">
2023年4月15日，李家超在香港举行的国家安全教育日仪式上致辞。（美联社）  <text:a xlink:type="simple" xlink:href="https://www.rfa.org/mandarin/yataibaodao/gangtai/ec-07032023075137.html/ap23105222009454.jpg" text:style-name="Internet_20_link" text:visited-style-name="Visited_20_Internet_20_Link">
</text:a>
</text:p>
      <text:p text:style-name="P4">
桑普："大陆化有一个非常重要的特征，是人民不敢讲真话，告密的文化、举报文化很多，还有每一个不同社会层面，都是由党国掌控。换血的速度加快，通过高端人才交流计划，换进来的人越来越多，95%都是从中国来，整个地方的大陆化不断的加剧。在街头看到海报和标语，都是非常奇怪的词语，什么叫'国安、家好、新香港'？已经到了一种用中共术语的地步。"</text:p>
      <text:p text:style-name="P4">
<text:span text:style-name="T4">
许智峰：议会中的民主派被歼灭 香港已沦陷为警察城市</text:span>
</text:p>
      <text:p text:style-name="P4">
香港民主派前议员许智峰表示，李家超任内议会的反对声音"清零"，没有民主派的监督，警方不怕拿不到资源下，权力不断壮大，不用问责的环境，会使香港更走向警察城市的状况。</text:p>
      <text:p text:style-name="P4">
许智峰："香港已变成警察城市，当拿枪的、有权力的人成为执政者，整个社会政治文化，不会再讲道理和程序，例如四年后法院，还在日以继夜审理2019年的案件；香港各种示威、还有《愿荣光归香港》这首歌，已无办法在香港生存；立法会很轻易用十多分钟，便通过对警察的拨款等，已形成警察凌驾于立法会的情况，这与很多走向极权和军政府地区相似，香港是正往这个方向走。"</text:p>
      <text:p text:style-name="P4">
<text:span text:style-name="T4">
逾50个海外港人和人权团体联署去信拜登 促请拒李家超入境美国</text:span>
</text:p>
      <text:p text:style-name="P4">
另外，超过50个离散港人和海外人权团体，联署去信美国总统拜登，反对美国考虑给予李家超制裁豁免，容许他出席11月在旧金山举行的亚太经济合作组织（APEC）会议，认为不应该让侵犯人权的人，踏入美国的土地。</text:p>
      <text:p text:style-name="P4">
参与联署的美国港人团体"香港民主委员会"执行总监郭凤仪表示，若美国政府放行李家超，是向世界宣示美国已放弃抗衡中共，联署是要显示整个人权捍卫团体的决心。</text:p>
      <text:p text:style-name="P4">
郭凤仪："美国是作为带领民主世界，可以对立中国和俄罗斯的一个可以依赖的强国，可是要是他放行李家超，释出那么多善意，其实他是在跟其他民主世界说我已经放弃了民主价值，而选择经济和其他利益，要是美国让李家超来，不只是香港人，整个人权领域也会反对这个决定。"</text:p>
      <text:p text:style-name="P4">
郭凤仪认为，李家超强调制裁对他没有影响，只是掩耳盗铃，安抚政府官员继续为中共工作。</text:p>
      <text:p text:style-name="P4">
记者：陈子非 责编：许书婷 陈美华 嘉远 网编：瑞哲</text:p>
      <text:p text:style-name="P4">
Source: <text:a xlink:type="simple" xlink:href="https://www.rfa.org/mandarin/yataibaodao/gangtai/ec-07032023075137.html" text:style-name="Internet_20_link" text:visited-style-name="Visited_20_Internet_20_Link">
https://www.rfa.org/mandarin/yataibaodao/gangtai/ec-07032023075137.html</text:a>
</text:p>
      <!--NEWS-->
      <text:h text:style-name="P10" text:outline-level="1">
<text:span text:style-name="T4">
法国骚乱有所平复 社会问题一时难解</text:span>
</text:h>
      <text:p text:style-name="P4">
Author: None (Language: zh)</text:p>
      <text:p text:style-name="P4">
Publisher: None</text:p>
      <text:p text:style-name="P4">
Time: 2023-07-03T10:13:00Z</text:p>
      <text:p text:style-name="P4">
Description: 周日到周一夜间，警方逮捕人数明显减少。上周被警察打死的17岁少年的祖母呼吁停止暴力，称暴力破坏者只是使用这件事作借口。周末，巴黎近郊一位市长的住家受到纵火攻击，其妻子和孩子被迫逃生并受伤。</text:p>
      <text:p text:style-name="P4">
Videos: []</text:p>
      <text:p text:style-name="P4">
Images: []</text:p>
      <text:p text:style-name="P4">
Subject: 时政风云</text:p>
      <text:p text:style-name="P4">
Subjects: ['法国', '法国沙尔利周刊枪击案']</text:p>
      <text:p text:style-name="P4">
Keywords: ['法国', '17岁少年', '骚乱', '暴力骚乱', '暴乱', '社会问题', '马克龙', '法国骚乱']</text:p>
      <text:p text:style-name="P4">
ID: 66099540</text:p>
      <!--METADATA-->
      <text:p text:style-name="P4">
<text:a xlink:type="simple" xlink:href="https://www.dw.com/zh/overlay/image/article/66099540/66099382" text:style-name="Internet_20_link" text:visited-style-name="Visited_20_Internet_20_Link">
 </text:a>
</text:p>
      <text:p text:style-name="P4">
7月2日的马赛街头</text:p>
      <text:p text:style-name="P4">
（德国之声中文网）经过 <text:a xlink:type="simple" xlink:href="https://www.dw.com/zh/zh/警察枪杀少年事件在法国引发大规模暴力抗议/a-66067433" text:style-name="Internet_20_link" text:visited-style-name="Visited_20_Internet_20_Link">
 数天骚乱 </text:a>
， <text:a xlink:type="simple" xlink:href="https://www.dw.com/zh/zh/法国骚乱持续-姆巴佩-停止暴力请别自毁家园/a-66088712" text:style-name="Internet_20_link" text:visited-style-name="Visited_20_Internet_20_Link">
 法国街头暴力 </text:a>
的形势有所平复。周日到周一夜间，内政部称逮捕了157人，比此前几个夜晚明显减少。</text:p>
      <text:p text:style-name="P4">
尽管再次出现暴力事件，比如在里昂，警察对右翼集团组织使用了催泪弹，但与之前数日的严重程度相比，相对平静。过去几天，数百辆汽车和建筑物被纵火的画面出现在媒体上，有时警察一夜逮捕超过1000人。</text:p>
      <text:p text:style-name="P4">
内政部长达尔马宁采取投入大规模警力的策略。全国共派出45000名警察，并使用装甲车。据媒体报道，达尔马宁下令采取坚决行动，对暴力骚乱者尽快予以拘捕。</text:p>
      <text:p text:style-name="P4">
一名年轻的消防员则在夜间扑灭一个地下车库燃烧的汽车时因心脏病而去世。</text:p>
      <text:p text:style-name="P4">
</text:p>
      <text:p text:style-name="P4">
周六在马赛</text:p>
      <text:h text:style-name="P12" text:outline-level="3">
<text:span text:style-name="T4">
17岁青少年祖母呼吁停止暴力</text:span>
</text:h>
      <text:p text:style-name="P4">
<text:a xlink:type="simple" xlink:href="https://www.dw.com/zh/zh/法國動亂遇害少年祖母籲停止暴力/a-66096894" text:style-name="Internet_20_link" text:visited-style-name="Visited_20_Internet_20_Link">
 引发此次骚乱的上周被打死的青少年的祖母则发出呼吁</text:a>
，停止暴力。她向一家电视台表示："幸好有警察在。对那些正在打砸破坏的人，我要说：停下。"她说，暴力破坏的人是把她被警察打死的17岁的孙子"当作借口"。</text:p>
      <text:p text:style-name="P4">
她说，尽管对那名开枪的警察十分愤怒，但并不想扩大到所有人。她说，那名警察会受到惩罚，其他人也会。"我信任司法。"</text:p>
      <text:p text:style-name="P4">
自上周二这名17岁青少年在交通检查中被警察开枪打死以来，法国特别是夜间爆发严重的骚乱。多次发生抢劫商店、纵火以及与警方的暴力冲突。每天夜里都有数百人被捕。</text:p>
      <text:p text:style-name="P4">
周一，法国总统马克龙将与国会两院主席会晤，此前马克龙已与总理博尔内、内政部长达尔马宁以及其他部长会晤。周二，马克龙将与过去数天特别受到波及的220个城市市长会晤。</text:p>
      <text:p text:style-name="P4">
</text:p>
      <text:p text:style-name="P4">
周六至周日夜间的尼斯</text:p>
      <text:h text:style-name="P12" text:outline-level="3">
<text:span text:style-name="T4">
一位市长家人被迫逃生</text:span>
</text:h>
      <text:p text:style-name="P4">
巴黎市郊拉伊莱罗斯（L'Hay-les-Roses）市长让布隆（VincentJeanbrun）及其家人受到暴乱者的严重攻击。据德国电视一台报道，周六到周日夜，暴乱者在他家院门口点燃了一辆汽车。他的妻子以及两个年龄尚小的孩子不得不穿过花园逃生，而过程中暴乱者向她们投掷爆竹，直到她们逃到邻居家。让布隆的妻子胫骨骨折。让布隆表示："我的妻子在医院对我说，我们不放弃。我们不要当受害者。因为如果我们屈服于恐惧，他们就赢了。"</text:p>
      <text:p text:style-name="P4">
德国电视一台报道说，自1977年以来，法国已制定出共10项行动计划，对社会问题较严重的街区予以支持。马克龙第一任期内也曾在困难地区的小学教育资源、旧房改造、以及自由就业培训方面投入资金。然而，过去数天的破坏性暴力显示，他这些计划尚未奏效。</text:p>
      <text:p text:style-name="P4">
（德新社、法新社等）</text:p>
      <text:p text:style-name="P4">
Source: <text:a xlink:type="simple" xlink:href="https://www.dw.com/zh/法国骚乱有所平复-社会问题一时难解/a-66099540" text:style-name="Internet_20_link" text:visited-style-name="Visited_20_Internet_20_Link">
https://www.dw.com/zh/法国骚乱有所平复-社会问题一时难解/a-66099540?maca=chi-rss-chi-all-1127-rdf</text:a>
</text:p>
      <!--NEWS-->
      <text:h text:style-name="P10" text:outline-level="1">
<text:span text:style-name="T4">
美国财长耶伦本周将对中国进行期待已久的访问</text:span>
</text:h>
      <text:p text:style-name="P4">
Author: chinese@voanews.com (美国之音)</text:p>
      <text:p text:style-name="P4">
Publisher: 美国之音中文网 (Type: NewsMediaOrganization)</text:p>
      <text:p text:style-name="P4">
Published Time: 2023-07-03T10:13:09+08:00</text:p>
      <text:p text:style-name="P4">
Modified Time: 2023-07-03 02:13:09Z</text:p>
      <text:p text:style-name="P4">
Description: 美国财政部一名高级官员周日(7月2日)表示，财政部长珍妮特·耶伦将于周四前往北京，这是拜登政府正在进行的缓解美中紧张关系努力的一部分。</text:p>
      <text:p text:style-name="P4">
Videos: []</text:p>
      <text:p text:style-name="P4">
Images: []</text:p>
      <text:p text:style-name="P4">
Categories: ['美国', '中国']</text:p>
      <text:p text:style-name="P4">
Type: None</text:p>
      <!--METADATA-->
      <text:p text:style-name="P4">
NoneNone</text:p>
      <text:p text:style-name="P4">
Source: <text:a xlink:type="simple" xlink:href="https://www.voachinese.com/a/treasury-secretary-janet-yellen-is-making-a-long-awaited-trip-to-china-this-week-20230702/7164420.html" text:style-name="Internet_20_link" text:visited-style-name="Visited_20_Internet_20_Link">
https://www.voachinese.com/a/treasury-secretary-janet-yellen-is-making-a-long-awaited-trip-to-china-this-week-20230702/7164420.html</text:a>
</text:p>
      <!--NEWS-->
      <text:h text:style-name="P10" text:outline-level="1">
<text:span text:style-name="T4">
韩全国民主劳动组合总联盟 今起大罢工两周</text:span>
</text:h>
      <text:p text:style-name="P4">
Author: 联合早报 (Person)</text:p>
      <text:p text:style-name="P4">
Publisher: 联合早报 (Organization)</text:p>
      <text:p text:style-name="P4">
Published Time: 2023-07-03T10:18</text:p>
      <text:p text:style-name="P4">
Modified Time: 2023-07-03T15:41</text:p>
      <text:p text:style-name="P4">
Description: 韩国全国民主劳动组合总联盟打出“要求尹锡悦政府下台”的口号，从星期一（7月3日）起至15日，进行为期两周的总罢工，预计将有40万至50万人参加。韩联社报道，韩国劳动界透露，全国民主...</text:p>
      <text:p text:style-name="P4">
Videos: []</text:p>
      <text:p text:style-name="P4">
Audios: []</text:p>
      <text:p text:style-name="P4">
Images: []</text:p>
      <text:p text:style-name="P4">
Type: NewsArticle</text:p>
      <text:p text:style-name="P4">
Breadcrumbs: ['即时', '国际']</text:p>
      <text:p text:style-name="P4">
Keywords: ['韩国', '罢工', '尹锡悦']</text:p>
      <!--METADATA-->
      <text:p text:style-name="P4">
韩国全国民主劳动组合总联盟打出“要求尹锡悦政府下台”的口号，从星期一（7月3日）起至15日，进行为期两周的总罢工，预计将有40万至50万人参加。</text:p>
      <text:p text:style-name="P4">
韩联社报道，韩国劳动界透露，全国民主劳动组合总联盟（简称民主劳总）主席梁庆洙（音译）等有关人员，定星期一上午10时在首尔龙山总统府前举行记者会，宣布启动总罢工。从上午10时到下午1时，除首尔以外的全国15个地区的工会，也将陆续举行记者会宣布罢工。</text:p>
      <text:p text:style-name="P4">
民主劳总说，此次罢工的基调和目标，是“顺应民意敦促尹锡悦政府下台”、“上调最低工资”、“黄色信封法”（工会法修正案）立法、制止日本核污水排海、反对镇压工会和乱改劳动制度、制止亲财阀∙反劳动行径、阻止国会议员选举前劳动界分帮分派政治化等。</text:p>
      <text:p text:style-name="P4">
梁庆洙在上星期三（6月28日）的记者会说，以往的罢工一般旨在通过缩减资方利益，以扩大劳动者利益，此次罢工是针对尹锡悦政府，重击尹锡悦政府存在的问题。</text:p>
      <text:p text:style-name="P4">
民主劳总还说，虽然本次大罢工为期两周，但大部分产业工会只参与罢工一到两天，因此不影响制造业工厂生产，不会给民众造成较大不便。此外，快递工会将罢工三天，预计快递物流可能会略有延误。鉴于卫生医疗工会预告将从13日启动无限期总罢工，预计会给医院患者带来不便。</text:p>
      <text:p text:style-name="P4">
另外，民主劳总将在大罢工期间的7月4日、7日、11日和14日晚上7时，举行要求尹锡悦政府下台的全国各市、道（省级）烛光集会。</text:p>
      <text:p text:style-name="P4">
以民主劳总的此次大罢工为契机，韩国劳动界的“夏斗”可能会全面展开。民主劳总和韩国劳总两大工会日前谴责尹锡悦政府肆意镇压劳动，预示了劳动界将展开大规模斗争。</text:p>
      <text:p text:style-name="P4">
Source: <text:a xlink:type="simple" xlink:href="https://www.zaobao.com.sg/realtime/world/story20230703-1410091" text:style-name="Internet_20_link" text:visited-style-name="Visited_20_Internet_20_Link">
https://www.zaobao.com.sg/realtime/world/story20230703-1410091</text:a>
</text:p>
      <!--NEWS-->
      <text:h text:style-name="P10" text:outline-level="1">
<text:span text:style-name="T4">
投资大佬格兰瑟姆警告AI热不会阻止美股泡沫破裂 (Free Version)</text:span>
</text:h>
      <text:p text:style-name="P4">
Author: Eric Wallerstein</text:p>
      <text:p text:style-name="P4">
Publisher: 华尔街日报中文网</text:p>
      <text:p text:style-name="P4">
Published Time: 2023-07-03T10:30:00.000Z</text:p>
      <text:p text:style-name="P4">
Modified Time: 2023-07-03T10:30:00.000Z</text:p>
      <text:p text:style-name="P4">
Created Time: 2023-07-03T07:05:00.000Z</text:p>
      <text:p text:style-name="P4">
Description: 投资大佬格兰瑟姆与人创立的投资管理机构GMO大举押注于深度价值股和商业房地产抵押贷款债券。</text:p>
      <text:p text:style-name="P4">
Images: []</text:p>
      <text:p text:style-name="P4">
Categories: ['金融市场']</text:p>
      <text:p text:style-name="P4">
Keywords: SYND,LINK:EN|WP-WSJ-0001019787</text:p>
      <text:p text:style-name="P4">
Type: Article</text:p>
      <!--METADATA-->
      <text:p text:style-name="P4">
2022年的美股熊市似乎应验了投资大佬格兰瑟姆(Jeremy Grantham)很早以前就预言的股市溃败。但美股今年以来的涨势让他的胜利戛然而止。</text:p>
      <text:p text:style-name="P4">
Source: <text:a xlink:type="simple" xlink:href="https://cn.wsj.com/articles/%E6%8A%95%E8%B5%84%E5%A4%A7%E4%BD%AC%E6%A0%BC%E5%85%B0%E7%91%9F%E5%A7%86%E8%AD%A6%E5%91%8Aai%E7%83%AD%E4%B8%8D%E4%BC%9A%E9%98%BB%E6%AD%A2%E7%BE%8E%E8%82%A1%E6%B3%A1%E6%B2%AB%E7%A0%B4%E8%A3%82-6601ee3e" text:style-name="Internet_20_link" text:visited-style-name="Visited_20_Internet_20_Link">
https://cn.wsj.com/articles/%E6%8A%95%E8%B5%84%E5%A4%A7%E4%BD%AC%E6%A0%BC%E5%85%B0%E7%91%9F%E5%A7%86%E8%AD%A6%E5%91%8Aai%E7%83%AD%E4%B8%8D%E4%BC%9A%E9%98%BB%E6%AD%A2%E7%BE%8E%E8%82%A1%E6%B3%A1%E6%B2%AB%E7%A0%B4%E8%A3%82-6601ee3e</text:a>
</text:p>
      <!--NEWS-->
      <text:h text:style-name="P10" text:outline-level="1">
<text:span text:style-name="T4">
因应两岸局势 台湾天马操演登场</text:span>
</text:h>
      <text:p text:style-name="P4">
Publisher: 法新社</text:p>
      <text:p text:style-name="P4">
Published Time: 2023-07-03T10:32:06+00:00</text:p>
      <text:p text:style-name="P4">
Modified Time: 2023-07-03T10:05:02+00:00</text:p>
      <text:p text:style-name="P4">
Description: （法新社台北3日电） 台湾从今天开始进行为期两天的飞弹实弹测试「天马操演」，之后将进行年度规模最大的军事演习，以加强针对中国的准备工作。</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3.617581in" draw:z-index="0">
<draw:image xlink:href="../Images/rficn/2023-07-03T10-32-06-00-00/000000.png" xlink:type="simple" xlink:show="embed" xlink:actuate="onLoad" draw:mime-type="image/png"/>
</draw:frame>
</text:p>
      <text:p text:style-name="P4">
台北与北京之间的关系日益紧张，中国去年在台湾周围进行两次大型军事演习。</text:p>
      <text:p text:style-name="P4">
今天与明天的操演是以中共频以机舰侵扰台湾防空识别区，除了数度逾越台湾海峡中线、抵近24�上撸�更深入台湾东南方海空域来演练。</text:p>
      <text:p text:style-name="P4">
上个月，8架次中国战机逾越台海中线并抵近24�上撸�5月时，中国山东号航舰编队罕见地穿越台湾海峡。</text:p>
      <text:p text:style-name="P4">
Source: <text:a xlink:type="simple" xlink:href="https://www.rfi.fr/cn/%E5%9B%BD%E9%99%85%E6%8A%A5%E9%81%93/20230703-%E5%9B%A0%E5%BA%94%E4%B8%A4%E5%B2%B8%E5%B1%80%E5%8A%BF-%E5%8F%B0%E6%B9%BE%E5%A4%A9%E9%A9%AC%E6%93%8D%E6%BC%94%E7%99%BB%E5%9C%BA" text:style-name="Internet_20_link" text:visited-style-name="Visited_20_Internet_20_Link">
https://www.rfi.fr/cn/%E5%9B%BD%E9%99%85%E6%8A%A5%E9%81%93/20230703-%E5%9B%A0%E5%BA%94%E4%B8%A4%E5%B2%B8%E5%B1%80%E5%8A%BF-%E5%8F%B0%E6%B9%BE%E5%A4%A9%E9%A9%AC%E6%93%8D%E6%BC%94%E7%99%BB%E5%9C%BA</text:a>
</text:p>
      <!--NEWS-->
      <text:h text:style-name="P10" text:outline-level="1">
<text:span text:style-name="T4">
法国仅存参与过诺曼第登陆士兵辞世 享嵩寿100岁</text:span>
</text:h>
      <text:p text:style-name="P4">
Publisher: 法新社</text:p>
      <text:p text:style-name="P4">
Published Time: 2023-07-03T10:32:10+00:00</text:p>
      <text:p text:style-name="P4">
Modified Time: 2023-07-03T15:20:04+00:00</text:p>
      <text:p text:style-name="P4">
Description: （法新社法国康城3日电） 法国唯一尚存参与过1944年二战诺曼第登陆的突击队员列昂．高提耶（Leon Gautier）今天辞世，享嵩寿100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3.617581in" draw:z-index="0">
<draw:image xlink:href="../Images/rficn/2023-07-03T10-32-10-00-00/000000.png" xlink:type="simple" xlink:show="embed" xlink:actuate="onLoad" draw:mime-type="image/png"/>
</draw:frame>
</text:p>
      <text:p text:style-name="P4">
高提耶在1994年6月6日与法国和盟军士兵成功在法国诺曼第（Normandy）地区的海滩登陆，标志当时纳粹德国在西欧称霸势力节节败退的开端。</text:p>
      <text:p text:style-name="P4">
诺曼第滨海小镇维斯特安姆（Ouistreham）的市长拜伊（RomainBail）表示，高提耶今天上午在诺曼地大城康城（Caen）的一所医院逝世。高提耶自1990年代起住在维斯特安姆，这里距离当年他登陆的海滩不远。</text:p>
      <text:p text:style-name="P4">
高提耶当时属于法国基佛（Kieffer）突击队177名队员中的一员。这支突击队的成员，来自巴黎1940年投降德国后继续与英美等盟军一同对抗纳粹的法国战士。</text:p>
      <text:p text:style-name="P4">
诺曼第登陆是世界史上最大规模两栖作战行动，由美国、英国和加拿大的部队领军，澳洲、比利时、捷克、荷兰、法国、希腊、纽西兰、挪威、罗德西亚（Rhodesia）和波兰等国也有较小规模部队参与。</text:p>
      <text:p text:style-name="P4">
当时约有1万8000名伞兵降落在进攻区域，盟军的空中部队也在登陆行动中支援载运13万余地面部队兵力的数以千计舰艇。</text:p>
      <text:p text:style-name="P4">
高提耶是在1940年前往英国，加入法国戴高乐（Charles de Gaulle）将军在伦敦带领的「自由法国」（Free French）抗德运动。</text:p>
      <text:p text:style-name="P4">
战后高提耶成为和平倡议者，以他在战时的经验为借镜。他去年在自己的百岁庆生会上表示：「你杀死另一方的人，但对方从没对你做任何事，也有家庭和孩子。这是为了什么？」</text:p>
      <text:p text:style-name="P4">
Source: <text:a xlink:type="simple" xlink:href="https://www.rfi.fr/cn/%E5%9B%BD%E9%99%85%E6%8A%A5%E9%81%93/20230703-%E6%B3%95%E5%9B%BD%E4%BB%85%E5%AD%98%E5%8F%82%E4%B8%8E%E8%BF%87%E8%AF%BA%E6%9B%BC%E7%AC%AC%E7%99%BB%E9%99%86%E5%A3%AB%E5%85%B5%E8%BE%9E%E4%B8%96-%E4%BA%AB%E5%B5%A9%E5%AF%BF100%E5%B2%81" text:style-name="Internet_20_link" text:visited-style-name="Visited_20_Internet_20_Link">
https://www.rfi.fr/cn/%E5%9B%BD%E9%99%85%E6%8A%A5%E9%81%93/20230703-%E6%B3%95%E5%9B%BD%E4%BB%85%E5%AD%98%E5%8F%82%E4%B8%8E%E8%BF%87%E8%AF%BA%E6%9B%BC%E7%AC%AC%E7%99%BB%E9%99%86%E5%A3%AB%E5%85%B5%E8%BE%9E%E4%B8%96-%E4%BA%AB%E5%B5%A9%E5%AF%BF100%E5%B2%81</text:a>
</text:p>
      <!--NEWS-->
      <text:h text:style-name="P10" text:outline-level="1">
<text:span text:style-name="T4">
近40名游客包括儿童 被困马六甲旋转塔30分钟</text:span>
</text:h>
      <text:p text:style-name="P4">
Author: 联合早报 (Person)</text:p>
      <text:p text:style-name="P4">
Publisher: 联合早报 (Organization)</text:p>
      <text:p text:style-name="P4">
Published Time: 2023-07-03T10:58</text:p>
      <text:p text:style-name="P4">
Modified Time: 2023-07-03T11:13</text:p>
      <text:p text:style-name="P4">
Description: 近40名游客包括八名儿童被困在马来西亚最高旋转塔上约30分钟。 110米高的马六甲旋转塔，是马来西亚第一座也是唯一一座旋转塔，最多可接待80名游客，搭乘一次需七分钟，...</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马六甲', '游客', '故障', '马来西亚']</text:p>
      <!--METADATA-->
      <text:p text:style-name="P4">
近40名游客包括八名儿童被困在马来西亚最高旋转塔上约30分钟。</text:p>
      <text:p text:style-name="P4">
<draw:frame draw:style-name="fr1" draw:name="Image172" text:anchor-type="as-char" svg:width="6.9236in" svg:height="9.225697in" draw:z-index="0">
<draw:image xlink:href="../Images/zaobao world/2023-07-03T10-58/000000.png" xlink:type="simple" xlink:show="embed" xlink:actuate="onLoad" draw:mime-type="image/png"/>
</draw:frame>
110米高的马六甲旋转塔，是马来西亚第一座也是唯一一座旋转塔，最多可接待80名游客，搭乘一次需七分钟，可观赏马六甲360度全景。（图/Unsplash）</text:p>
      <text:p text:style-name="P4">
《星报》报道，马六甲旋转塔总裁再兹兰说，星期天（7月2日）傍晚6时左右，旋转塔出现机械故障。当时距离地面60米的旋转塔上坐着36名游客，其中一名游客为行动不便者。</text:p>
      <text:p text:style-name="P4">
再兹兰说，所有游客在30分钟内获救，没有人受伤，技术团队将调查机械故障原因。</text:p>
      <text:p text:style-name="P4">
马六甲消防救援局行动指挥官阿都拉欣说，他的人员到场监督救援行动，马六甲旋转塔当局启动一台辅助发电机，把被困的游客救了下来。</text:p>
      <text:p text:style-name="P4">
110米高的马六甲旋转塔，是马来西亚第一座也是唯一一座旋转塔，最多可接待80名游客，搭乘一次需七分钟，可观赏马六甲360度全景。</text:p>
      <text:p text:style-name="P4">
Source: <text:a xlink:type="simple" xlink:href="https://www.zaobao.com.sg/realtime/world/story20230703-1410096" text:style-name="Internet_20_link" text:visited-style-name="Visited_20_Internet_20_Link">
https://www.zaobao.com.sg/realtime/world/story20230703-1410096</text:a>
</text:p>
      <!--NEWS-->
      <text:h text:style-name="P10" text:outline-level="1">
<text:span text:style-name="T4">
中国官方媒体渲染1/7的英国人吃不饱饭遭群嘲</text:span>
</text:h>
      <text:p text:style-name="P4">
Author: None (Language: zh)</text:p>
      <text:p text:style-name="P4">
Publisher: None</text:p>
      <text:p text:style-name="P4">
Time: 2023-07-03T11:02:00Z</text:p>
      <text:p text:style-name="P4">
Description: 中国官方媒体新华社上周引述英国慈善机构特拉塞尔基金会发布的一份调查报告报道称，去年约七分之一的英国人因缺钱面临饥饿困扰。这一报道在社交媒体上遭到大量中国网民的嘲讽和调侃。</text:p>
      <text:p text:style-name="P4">
Videos: []</text:p>
      <text:p text:style-name="P4">
Images: []</text:p>
      <text:p text:style-name="P4">
Subject: 文化经纬</text:p>
      <text:p text:style-name="P4">
Subjects: ['戴安娜', '英国', '英国退欧']</text:p>
      <text:p text:style-name="P4">
Keywords: ['英国', '饥饿', '新华社', '救济', '食品银行']</text:p>
      <text:p text:style-name="P4">
ID: 66100249</text:p>
      <!--METADATA-->
      <text:p text:style-name="P4">
<text:a xlink:type="simple" xlink:href="https://www.dw.com/zh/overlay/image/article/66100249/63786371" text:style-name="Internet_20_link" text:visited-style-name="Visited_20_Internet_20_Link">
 </text:a>
</text:p>
      <text:p text:style-name="P4">
英国特拉塞尔基金会所做的调查显示，相当于1130万英国人都因为缺钱而面临饥饿，数量高达苏格兰人口的两倍多。</text:p>
      <text:p text:style-name="P4">
（德国之声中文网）上周，中国官方媒体引述英国慈善机构特拉塞尔基金会（the TrussellTrust）发布的一份最新调查报道称，去年英国每七个人中就有一个人因为没有足够的钱而面临饥饿。</text:p>
      <text:p text:style-name="P4">
特拉塞尔基金会运营英国最大的食品救济机构网络，在全英范围内管理约1300家发放救济食物的“食物银行”（Foodbank）。</text:p>
      <text:p text:style-name="P4">
这份报告称，相当于1130万英国人都因为缺钱而面临饥饿，数量高达苏格兰人口的两倍多。报告还指责英国社会保障体系功能失能，而且英国人生活成本大幅上涨造成的危机没有显示出缓解的迹象。</text:p>
      <text:p text:style-name="P4">
路透社报道指出，英国是世界第六大经济体，过去一年多的时间里一直受到高通胀的压力，而高通胀已经超过了几乎所有雇员工资上涨的幅度。</text:p>
      <text:p text:style-name="P4">
新华社的报道写道：“在截至今年3月的一年里，特拉塞尔基金会共发放约300万份免费救济食物包，同比增长37%，数量创新高，是五年前的两倍多。其中，超过100万份提供给儿童。这一年中，76万人首次走进该基金会运营的食物银行领取救济食物，同比增长38%。”</text:p>
      <text:p text:style-name="P4">
报道还引述英国萨塞克斯大学发展研究所6月发布的一份研究报告指出，由于食品通胀处于历史高位，对数以百万计的英国人而言，挨饿可能成为“新常态”。</text:p>
      <h5>
DW.COM</h5>
      <text:p text:style-name="P4">
[</text:p>
      <text:h text:style-name="P12" text:outline-level="3">
<text:span text:style-name="T4">
欧盟：能源飙升导致更多家庭陷入“能源贫困”</text:span>
</text:h>
      <text:p text:style-name="P4">
欧盟劳工专员施密特(Nicolas Schmit)发出警告，今年冬天，无力负担家庭取暖费用的人数预计会上升。全球能源价格上涨也让供暖成本大幅飙升。</text:p>
      <text:p text:style-name="P4">
](https://www.dw.com/zh/zh/欧盟能源飙升导致更多家庭陷入能源贫困/a-59538904) [</text:p>
      <text:h text:style-name="P12" text:outline-level="3">
<text:span text:style-name="T4">
调查：近五分之一美国人无法支付医疗费用</text:span>
</text:h>
      <text:p text:style-name="P4">
根据民调机构盖洛普参与的一项问卷调查，在疫情爆发后的一年中，18%的美国人认为自己无力承担必要的医疗支出，而在非洲裔和拉丁裔美国人族群中，面临这一困境的比例明显高于白人。很多人表示，为了支付正在接受的医疗服务，不得不削减包括食物在内的其它开支。</text:p>
      <text:p text:style-name="P4">
](https://www.dw.com/zh/zh/调查近五分之一美国人无法支付医疗费用/a-57073942) [</text:p>
      <text:h text:style-name="P12" text:outline-level="3">
<text:span text:style-name="T4">
德国老年贫困现象增加</text:span>
</text:h>
      <text:p text:style-name="P4">
据报载，德国65岁老人中约五分之一受贫困威胁。左翼党要求尽快增加法定退休金，杜绝老年贫困。</text:p>
      <text:p text:style-name="P4">
](https://www.dw.com/zh/zh/德国老年贫困现象增加/a-53323504) [</text:p>
      <text:h text:style-name="P12" text:outline-level="3">
<text:span text:style-name="T4">
德国大城市穷人尤其多</text:span>
</text:h>
      <text:p text:style-name="P4">
根据贝塔斯曼的一项调查研究，德国的贫困问题首先集中在大城市。虽然德国有10％的人享受社会福利，但在大城市中，这一比例为14％。</text:p>
      <text:p text:style-name="P4">
](https://www.dw.com/zh/zh/德国大城市穷人尤其多/a-48160702)</text:p>
      <text:p text:style-name="P4">
这篇报道在社交媒体上遭到中国网民的嘲讽和调侃。</text:p>
      <text:p text:style-name="P4">
“谁惹我们，谁就吃不饱。”</text:p>
      <text:p text:style-name="P4">
“英国人民都生活在水深火热之中了，此时应该救助他们一波。”</text:p>
      <text:p text:style-name="P4">
“德国人民生活在水深火热之中，也是吃不饱。”</text:p>
      <text:p text:style-name="P4">
“全世界有几个国家能吃饱了？只有我们能吃得饱！”</text:p>
      <text:p text:style-name="P4">
“真的不敢相信这是新华社发的消息。在英国的朋友表示不知道。”</text:p>
      <text:p text:style-name="P4">
“法国瑟瑟发抖：下一个是不是轮到我？”</text:p>
      <text:p text:style-name="P4">
“抹黑别人，自己就优秀吗？”</text:p>
      <text:p text:style-name="P4">
“人家还有免费的食物发，我们这免费的都没有……”</text:p>
      <text:p text:style-name="P4">
“这届韭菜不好骗了。”</text:p>
      <text:p text:style-name="P4">
“当前的主要矛盾是落后的套路与人民日益增长的认知水平的矛盾。”</text:p>
      <text:p text:style-name="P4">
网易上有自媒体账号分析认为，新华社的这篇报道之所以遭到“群嘲”，主要原因在于，“在当前情况下，很多人就业难度上升，失业率增高，收入下降，但生活成本丝毫未降，房贷车贷、孩子学习费用，该出的还得出，大家的压力远比以前要大。由此，大家的负面情绪也比以前更多，更想看到这些官媒发一些有用的新闻，比如官方又出台了怎样的惠民措施帮助大家摆脱困境，而不是隔岸观火去关心别人生活的好歹。”</text:p>
      <text:p text:style-name="P4">
Source: <text:a xlink:type="simple" xlink:href="https://www.dw.com/zh/中国官方媒体渲染1-7的英国人吃不饱饭遭群嘲/a-66100249" text:style-name="Internet_20_link" text:visited-style-name="Visited_20_Internet_20_Link">
https://www.dw.com/zh/中国官方媒体渲染1-7的英国人吃不饱饭遭群嘲/a-66100249?maca=chi-rss-chi-all-1127-rdf</text:a>
</text:p>
      <!--NEWS-->
      <text:h text:style-name="P10" text:outline-level="1">
<text:span text:style-name="T4">
法国暴动延烧  一名消防员不幸殉职</text:span>
</text:h>
      <text:p text:style-name="P4">
Publisher: 法新社</text:p>
      <text:p text:style-name="P4">
Published Time: 2023-07-03T11:02:09+00:00</text:p>
      <text:p text:style-name="P4">
Modified Time: 2023-07-03T10:50:01+00:00</text:p>
      <text:p text:style-name="P4">
Description: （法新社巴黎3日电） 法国非裔青少年遭员警射杀，在全国引发连续6夜暴动。1名消防员在试图扑灭1辆汽车的火势时不幸殉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4" text:anchor-type="as-char" svg:width="6.9236in" svg:height="3.617581in" draw:z-index="0">
<draw:image xlink:href="../Images/rficn/2023-07-03T11-02-09-00-00/000000.png" xlink:type="simple" xlink:show="embed" xlink:actuate="onLoad" draw:mime-type="image/png"/>
</draw:frame>
</text:p>
      <text:p text:style-name="P4">
法新社报导，上月27日早上8时许，年仅17岁的非裔青少年奈尔（Nahel）因拒绝临检，在巴黎西郊南泰尔（Nanterre）遭员警近距离射杀，在全国引发连续多晚暴动。这也再度点燃长期以来针对法国警察部门的种族主义指控。</text:p>
      <text:p text:style-name="P4">
内政部长达马南（Gerald Darmanin）表示，该名24岁消防员在巴黎北郊塞纳圣丹尼（Seine-Saint-Denis）一个地下停车场救火时殉职。</text:p>
      <text:p text:style-name="P4">
内政部表示，「相关调查正在进行」，以厘清车辆起火原因。</text:p>
      <text:p text:style-name="P4">
交通部长波恩（Clement Beaune）表示：「我向不分昼夜动员以恢复平静的公务人员致意。」</text:p>
      <text:p text:style-name="P4">
Source: <text:a xlink:type="simple" xlink:href="https://www.rfi.fr/cn/%E5%9B%BD%E9%99%85%E6%8A%A5%E9%81%93/20230703-%E6%B3%95%E5%9B%BD%E6%9A%B4%E5%8A%A8%E5%BB%B6%E7%83%A7-%E4%B8%80%E5%90%8D%E6%B6%88%E9%98%B2%E5%91%98%E4%B8%8D%E5%B9%B8%E6%AE%89%E8%81%8C" text:style-name="Internet_20_link" text:visited-style-name="Visited_20_Internet_20_Link">
https://www.rfi.fr/cn/%E5%9B%BD%E9%99%85%E6%8A%A5%E9%81%93/20230703-%E6%B3%95%E5%9B%BD%E6%9A%B4%E5%8A%A8%E5%BB%B6%E7%83%A7-%E4%B8%80%E5%90%8D%E6%B6%88%E9%98%B2%E5%91%98%E4%B8%8D%E5%B9%B8%E6%AE%89%E8%81%8C</text:a>
</text:p>
      <!--NEWS-->
      <text:h text:style-name="P10" text:outline-level="1">
<text:span text:style-name="T4">
南昌将办千人泳渡  纪念毛泽东“7·16畅游长江”</text:span>
</text:h>
      <text:p text:style-name="P4">
Author: None</text:p>
      <text:p text:style-name="P4">
Publisher: Radio Free Asia (Organization)</text:p>
      <text:p text:style-name="P4">
Published Time: 2023-07-03T11:06:00-04:00</text:p>
      <text:p text:style-name="P4">
Modified Time: 2023-07-03T12:45:33-04:00</text:p>
      <text:p text:style-name="P4">
Description: None</text:p>
      <text:p text:style-name="P4">
Videos: []</text:p>
      <text:p text:style-name="P4">
Audios: ["<text:a xlink:type="simple" xlink:href="https://www.rfa.org/mandarin/yataibaodao/zhengzhi/hx2-070320231053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4.511507in" draw:z-index="0">
<draw:image xlink:href="../Images/rfamandarin/2023-07-03T11-06-00-04-00/000000.png" xlink:type="simple" xlink:show="embed" xlink:actuate="onLoad" draw:mime-type="image/png"/>
</draw:frame>
资料图片：2008年7月16日，1000多名群众自发横渡长江，纪念毛泽东“7·16”在武汉畅游长江42周年。 <text:a xlink:type="simple" xlink:href="https://www.rfa.org/mandarin/yataibaodao/zhengzhi/hx2-07032023105324.html/@@images/image" text:style-name="Internet_20_link" text:visited-style-name="Visited_20_Internet_20_Link">
</text:a>
法新社图片  <text:a xlink:type="simple" xlink:href="https://www.rfa.org/mandarin/yataibaodao/zhengzhi/hx2-07032023105324.html/@@stream" text:style-name="Internet_20_link" text:visited-style-name="Visited_20_Internet_20_Link">
Audio-1-Link：https://www.rfa.org/mandarin/yataibaodao/zhengzhi/hx2-07032023105324.html/@@stream</text:a>
</text:p>
      <text:p text:style-name="P4">
江西省南昌市政府为纪念前中共领导人毛泽东文革时期的“7.16畅游长江”，将在7月15日举行“千人横渡赣江活动”。有学者指出，毛泽东是顺水漂浮不是游泳，至今官方组织仍仿效文革，是走回头路。</text:p>
      <text:p text:style-name="P4">
<text:a xlink:type="simple" xlink:href="https://www.rfa.org/mandarin/zhuanlan/zhongguotoushi/panel-06152023103902.html" text:style-name="Internet_20_link" text:visited-style-name="Visited_20_Internet_20_Link">
 <text:span text:style-name="T4">
中国透视：洗脑：兴起与衰微—《洗脑：毛泽东及后毛时代的中国和世界》学术研讨会述评</text:span>
 </text:a>
</text:p>
      <text:p text:style-name="P4">
微信公众号“南昌发布”6月29日发布消息，“南昌市千人横渡赣江活动”订于7月15日下午5点举行。澎湃新闻报道，官方称，此活动旨在深入贯彻落实党的二十大精神，纪念毛泽东“7·16”畅游长江，宣传赣江优美生态环境，展示南昌悠久历史文化和独特人文魅力。活动预计从西向东全程约2000米，参与总人数2000人左右。</text:p>
      <text:p text:style-name="P4">
微信公众号“南昌发布”6月29日发布消息，“南昌市千人横渡赣江活动”订于7月15日下午5点举行。（微博）  <text:a xlink:type="simple" xlink:href="https://www.rfa.org/mandarin/yataibaodao/zhengzhi/hx2-07032023105324.html/233.jpg" text:style-name="Internet_20_link" text:visited-style-name="Visited_20_Internet_20_Link">
</text:a>
</text:p>
      <text:p text:style-name="P4">
对此，文革研究专家宋永毅接受自由亚洲电台采访指出，中国上、下层都有人模仿毛泽东，而政坛上层仿毛是快速倒退回文革。</text:p>
      <text:p text:style-name="P4">
宋永毅说：“毛时期的独裁、运动群众，给群众洗脑，这是现成的，所以拿来模仿，治国无方，没有新东西对待新的形势；第二曝露他们政治上追求极权的强烈欲望。历史上搞个人崇拜主要为永久执政作准备，为一己私利。最近传出，习至少要执政到80岁，看习是不是能活到那个时候。上层、下层搞英雄崇拜，一拍即合。”</text:p>
      <text:p text:style-name="P4">
<text:span text:style-name="T4">
文革专家：毛是泡在水里顺水流漂泳</text:span>
</text:p>
      <text:p text:style-name="P4">
宋永毅提到，看当时影片，毛是顺水流“漂泳”。毛私人医师回忆录也说，毛浮起大肚子漂。</text:p>
      <text:p text:style-name="P4">
宋永毅：“实际上，他在水里是泡着不动，因为他比较肥，所以他有浮力。所谓畅游长江都是写出来的，周围有十几个游泳好手就在长江里跟着水漂流。他自己说的，跟着水漂流。毛在武汉游长江有它的政治意义，最主要向北京刘少奇示威，表示我身体还很好，他已发动文革而且很快回北京整刘少奇。”</text:p>
      <text:p text:style-name="P4">
滞留台湾的中国异议人士龚与剑也说：“造神啊，文革时期造神，跟现在对习近平造神，说他背200斤走山路，15公里不换肩，都有异曲同工之妙。独裁者要想对他的统治长治久安，就要愚民、搞个人崇拜、造神。”</text:p>
      <text:p text:style-name="P4">
龚与剑提到，中国刻意拍了新闻纪录片，看毛泽东在长江那肚子很大，现在称鲔鱼肚浮水面，就算摆拍，至少在长江下了一次水。</text:p>
      <text:p text:style-name="P4">
宋永毅还说，七月份最热，武汉如同火炉：“现在揭发出来的材料，毛在武汉东湖宾馆有他的老情人，所以他待着不肯走。1967年他又去武汉，发生了一次兵变，毛仓皇出逃，平生第一次坐飞机跑去上海。所谓伟大领袖到长江游泳表现出不怕大风大浪，要把文化大革命进行到底的豪迈勇气，背后是去约会老情人。”</text:p>
      <text:p text:style-name="P4">
<text:span text:style-name="T4">
亲历者曾言结合解放台湾 武装泅锻炼</text:span>
</text:p>
      <text:p text:style-name="P4">
龚与剑提到，他父亲经历文革，每年纪念日都要组织去横渡江河，不单游泳还涉及武装民变、武装泅渡解放台湾。毛还发表一句最高指示，什么大风大浪里去锻炼、大海其实并不可怕、可以征服。</text:p>
      <text:p text:style-name="P4">
龚头剑说：“父亲说是民兵，全民皆兵，身上要背一支步枪，带120发子弹、手榴弹等轻装备，要横渡一条江。一般体力不好的话，基本上年年都会出意外，年年淹死一、两个人不算奇怪的事。”</text:p>
      <text:p text:style-name="P4">
龚与剑表示，文革时老师被打成黑五类、臭老九，因此学校老师很痛恨毛。记得1992、93年，他升高中，毛诞100年，刮起文革复辟风，突然大街小巷放的都是毛语录歌、《太阳最红毛主席最亲》、《大海航行靠舵手》等红歌，很多人将毛像章戴在身上。幸运的是，邓小平对文革复辟风通过南巡时打回去，但在习时代，中国再没有第二个邓小平，正向文革深渊沉沦。</text:p>
      <text:p text:style-name="P4">
记者：夏小华 责编：许书婷 何平 网编：瑞哲</text:p>
      <text:p text:style-name="P4">
Source: <text:a xlink:type="simple" xlink:href="https://www.rfa.org/mandarin/yataibaodao/zhengzhi/hx2-07032023105324.html" text:style-name="Internet_20_link" text:visited-style-name="Visited_20_Internet_20_Link">
https://www.rfa.org/mandarin/yataibaodao/zhengzhi/hx2-07032023105324.html</text:a>
</text:p>
      <!--NEWS-->
      <text:h text:style-name="P10" text:outline-level="1">
<text:span text:style-name="T4">
台湾金曲奖揭晓　多元兼容母语发展</text:span>
</text:h>
      <text:p text:style-name="P4">
Author: None</text:p>
      <text:p text:style-name="P4">
Publisher: Radio Free Asia (Organization)</text:p>
      <text:p text:style-name="P4">
Published Time: 2023-07-03T11:09:00-04:00</text:p>
      <text:p text:style-name="P4">
Modified Time: 2023-07-03T12:44:31-04:00</text:p>
      <text:p text:style-name="P4">
Description: None</text:p>
      <text:p text:style-name="P4">
Videos: []</text:p>
      <text:p text:style-name="P4">
Audios: ["<text:a xlink:type="simple" xlink:href="https://www.rfa.org/mandarin/yataibaodao/gangtai/hcm-070320230819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4.612011in" draw:z-index="0">
<draw:image xlink:href="../Images/rfamandarin/2023-07-03T11-09-00-04-00/000000.png" xlink:type="simple" xlink:show="embed" xlink:actuate="onLoad" draw:mime-type="image/png"/>
</draw:frame>
 彭佳慧成为金曲奖史上首位华语、客语双料歌后。 <text:a xlink:type="simple" xlink:href="https://www.rfa.org/mandarin/yataibaodao/gangtai/hcm-07032023081908.html/@@images/image" text:style-name="Internet_20_link" text:visited-style-name="Visited_20_Internet_20_Link">
</text:a>
彭佳慧脸书  <text:a xlink:type="simple" xlink:href="https://www.rfa.org/mandarin/yataibaodao/gangtai/hcm-07032023081908.html/@@stream" text:style-name="Internet_20_link" text:visited-style-name="Visited_20_Internet_20_Link">
Audio-1-Link：https://www.rfa.org/mandarin/yataibaodao/gangtai/hcm-07032023081908.html/@@stream</text:a>
</text:p>
      <text:p text:style-name="P4">
“台湾金曲奖”上周六(1日)落幕，获奖作品除华语外，本地台语、客家语和原住民歌曲等多元兼容发展也成为一大亮点。台湾的总统蔡英文指出，多元、丰富、无疆界是金曲奖的特色，也是台湾要带给全世界的自由之声。</text:p>
      <ul>
        <li>
<text:span text:style-name="T4">
<text:a xlink:type="simple" xlink:href="https://www.rfa.org/mandarin/Xinwen/10-07022023163609.html" text:style-name="Internet_20_link" text:visited-style-name="Visited_20_Internet_20_Link">
 彭佳慧打破金曲奖纪录 台湾乐坛华语圈影响力大 </text:a>
 </text:span>
  * <text:a xlink:type="simple" xlink:href="https://www.rfa.org/mandarin/Xinwen/8-07022022164917.html" text:style-name="Internet_20_link" text:visited-style-name="Visited_20_Internet_20_Link">
 <text:span text:style-name="T4">
中国摇滚教父崔健 夺金曲最佳华语男歌手奖</text:span>
 </text:a>
</li>
      </ul>
      <text:p text:style-name="P4">
曾经拿下金曲奖华语歌后的彭佳慧，7年后再度以《我在客厅做的梦》拿下客语歌后，成为金曲奖史上首位双料歌后。她在获奖时表示，“当年我是新人奖，唱了28年，没想到再上台，唱的是我的母语。我唯一的希望，让更多人听见客语歌，音乐不应分语种。”</text:p>
      <text:p text:style-name="P4">
来自台东阿美族的ALIN黄丽玲同样也活跃于对岸的歌唱节目，五度入围，等了16年终于在金曲奖华语歌手封后。她在台上说道，“今年丰年祭，多了一个金曲奖，我们丰收了。”</text:p>
      <text:p text:style-name="P4">
来自台东阿美族的ALIN黄丽玲获获金曲奖最佳华语女歌手奖。（美联社）  <text:a xlink:type="simple" xlink:href="https://www.rfa.org/mandarin/yataibaodao/gangtai/hcm-07032023081908.html/ap23182581224311.jpg" text:style-name="Internet_20_link" text:visited-style-name="Visited_20_Internet_20_Link">
</text:a>
</text:p>
      <text:p text:style-name="P4">
最佳原住民语专辑奖得奖人Matzka得奖感言说道，“我们是一个没有文字的民族，很多历史神话都是靠口述和歌谣传下来的，我很高兴现在在做这样的事。”</text:p>
      <text:p text:style-name="P4">
最佳原住民语专辑奖得奖人Matzka，乐于利用歌谣传承没有文字的民族。(图源：金曲奖GMA)  <text:a xlink:type="simple" xlink:href="https://www.rfa.org/mandarin/yataibaodao/gangtai/hcm-07032023081908.html/matzka.jpg" text:style-name="Internet_20_link" text:visited-style-name="Visited_20_Internet_20_Link">
</text:a>
</text:p>
      <text:p text:style-name="P4">
金曲奖从2005年起，也就是民进党的陈水扁执政时期，为了鼓励“本土音乐创作”，扩增国语、台语、客语、原住民语等四种语言分类专辑奖项，2021年国语进而修改为华语。</text:p>
      <text:p text:style-name="P4">
“在金曲奖的舞台上，喜爱音乐的心，也消除了不同族群间的语言疆界。在这里，不管大家用的是什么语言，台语、客语、原住民族语、华语、英语、日语，都可以自由歌唱，也让我们凝聚在一起”。台湾的总统蔡英文在脸书表示，金曲奖是多元丰富的自由之声。</text:p>
      <text:p text:style-name="P4">
<text:span text:style-name="T4">
金曲奖折射多元自由价值对照极权专制</text:span>
</text:p>
      <text:p text:style-name="P4">
消灭一个种族先要消灭其语言，中国政府多年来打压西藏、新疆维吾尔族以及香港等地语言；而在自由民主的台湾，鼓励母语创作，保留文化根源。</text:p>
      <text:p text:style-name="P4">
“简单讲，就是一个民主、开放的社会，对照一个是专制极权的社会。”国立台北教育大学台湾文化研究所退休兼名誉教授李筱峰接受本台访问时表示，台湾与中国一个多元开放，另一则是单一封闭的价值，所有的价值是由上而下决定。</text:p>
      <text:p text:style-name="P4">
不只是语言的问题，他说，一党专政的体制下，所有资源都掌控在执政党手中。如早期台湾蒋介石执政时代，也是党政军警特、情治单位、媒体、教育全都一把抓；现在民选政府开放了，无论怎么批评政府都不会被抓，这就是两岸的分别。</text:p>
      <text:p text:style-name="P4">
“今天中国共产党是一言堂的社会，包括史观也只能一种。”李筱峰表示，“中国内部有56个民族，各有自己的语言，或同一民族也有不同语言。共同语有必要，但还是要尊重地方语言”。</text:p>
      <text:p text:style-name="P4">
台北海洋科技大学通识教育中心副教授吴建忠对本台表示，透过金曲奖颁奖典礼见识到台湾独一无二的多元文化，以及各种不同的音乐风格。音乐创作者在台湾的民主环境之下，不受体制的约束，能够激荡出各种不同的音乐样貌，这就是对金曲奖的肯定。</text:p>
      <text:p text:style-name="P4">
“台湾在各种不同的音乐领域中厚植音乐实力，这与在中国大陆的创作者目前笼罩在爱国教育的情境教育里，他们比较难以做到自由创作的音乐，因稍不注意就可能有辱华的疑虑。”吴建忠补充表示。</text:p>
      <text:p text:style-name="P4">
<text:span text:style-name="T4">
金曲台语歌后以华语致词 引发热议</text:span>
</text:p>
      <text:p text:style-name="P4">
不过，在金曲奖也发生另一个插曲。荣获最佳台语女歌手奖、最佳台语专辑奖的郑宜农在获奖时，因为不擅长说台语，全程以华语致词：“谢谢台语，这个语言教会我低头，它教我慢下来。”</text:p>
      <text:p text:style-name="P4">
郑宜农同时荣获最佳台语女歌手奖、最佳台语专辑奖。（法新社）  <text:a xlink:type="simple" xlink:href="https://www.rfa.org/mandarin/yataibaodao/gangtai/hcm-07032023081908.html/000_33m22tj.jpg" text:style-name="Internet_20_link" text:visited-style-name="Visited_20_Internet_20_Link">
</text:a>
</text:p>
      <text:p text:style-name="P4">
然而，这在台湾的社交媒体引发热烈的争论。曾经出版台语教学册的郑顺聪在个人脸书写着，“我们没有要改变什么……，唱台语得奖，一句台语都没有说，这是假台语歌。”台媒《新头壳》专栏评论人管仁健在文章中，还以“中华台北语歌后”称呼郑宜农。</text:p>
      <text:p text:style-name="P4">
曾获金曲奖最佳专辑包装奖得主的聂永真在脸书撰文表示，“我们生长在一个自由表述、不需要被审查的国家，最不需要的就是当创作者站在舞台上发表感言时，语言频道的切换被放在过于政治正确的框架中检讨”。</text:p>
      <text:p text:style-name="P4">
李筱峰在访问时提出警讯，台湾在国民党统治3、40年的过程中，下一代几乎不会讲母语，台湾被联合国认定为母语濒绝区.虽然他认为已经来不及了，但是台湾是开放的社会，该多鼓励开口说母语，永远都不会太迟。</text:p>
      <text:p text:style-name="P4">
记者：黄春梅 责编：许书婷 陈美华 何平 网编：瑞哲</text:p>
      <text:p text:style-name="P4">
Source: <text:a xlink:type="simple" xlink:href="https://www.rfa.org/mandarin/yataibaodao/gangtai/hcm-07032023081908.html" text:style-name="Internet_20_link" text:visited-style-name="Visited_20_Internet_20_Link">
https://www.rfa.org/mandarin/yataibaodao/gangtai/hcm-07032023081908.html</text:a>
</text:p>
      <!--NEWS-->
      <text:h text:style-name="P10" text:outline-level="1">
<text:span text:style-name="T4">
专栏 | 劳工通讯：北京市丰台区首钢建设集团二通产业园文化创意大厦项目工程工资纠纷(二)</text:span>
</text:h>
      <text:p text:style-name="P4">
Author: None</text:p>
      <text:p text:style-name="P4">
Publisher: Radio Free Asia (Organization)</text:p>
      <text:p text:style-name="P4">
Published Time: 2023-07-03T11:17:00-04:00</text:p>
      <text:p text:style-name="P4">
Modified Time: 2023-07-03T17:34:32-04:00</text:p>
      <text:p text:style-name="P4">
Description: None</text:p>
      <text:p text:style-name="P4">
Videos: []</text:p>
      <text:p text:style-name="P4">
Audios: ["<text:a xlink:type="simple" xlink:href="https://www.rfa.org/mandarin/zhuanlan/laogongtongxun/hdf-070320231117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4.645512in" draw:z-index="0">
<draw:image xlink:href="../Images/rfamandarin/2023-07-03T11-17-00-04-00/000000.png" xlink:type="simple" xlink:show="embed" xlink:actuate="onLoad" draw:mime-type="image/png"/>
</draw:frame>
 <text:a xlink:type="simple" xlink:href="https://www.rfa.org/mandarin/zhuanlan/laogongtongxun/hdf-07032023111721.html/@@images/image" text:style-name="Internet_20_link" text:visited-style-name="Visited_20_Internet_20_Link">
</text:a>
Photo: RFA  <text:a xlink:type="simple" xlink:href="https://www.rfa.org/mandarin/zhuanlan/laogongtongxun/hdf-07032023111721.html/@@stream" text:style-name="Internet_20_link" text:visited-style-name="Visited_20_Internet_20_Link">
Audio-1-Link：https://www.rfa.org/mandarin/zhuanlan/laogongtongxun/hdf-07032023111721.html/@@stream</text:a>
</text:p>
      <text:p text:style-name="P4">
从去年12月底到今年五月初，30多名来自不同省份的建筑木工，在北京市丰台区首钢建设集团二通产业园文化创意大厦项目工程支模。但直到5月5号工程完工，工资却仍未结清，至今仍被欠30多万元。</text:p>
      <text:p text:style-name="P4">
农民工讨薪代表叶祥明上网 <text:a xlink:type="simple" xlink:href="https://weibo.com/3068651823/N3ri1BAxD" text:style-name="Internet_20_link" text:visited-style-name="Visited_20_Internet_20_Link">
 发帖求助 </text:a>
说，他们“找首钢建设集团要工钱，首钢让找到劳务公司要，劳务公司负责人打电话不接、发短信不回，去花乡丰台区劳动监察大队投诉，工作人员称受理后需要两三个月才能有结果”。我拨通工人讨薪帖子留下的项目部负责人张锐的电话，表达媒体关注，张却冷笑着说：哈，那你就关注吧！</text:p>
      <text:p text:style-name="P4">
首钢二通产业园创意大厦项目，2018年12月由北京市发改委 <text:a xlink:type="simple" xlink:href="http://fgw.beijing.gov.cn/fzggzl/yfxz/xzxk_sgs/201912/t20191226_1504840.htm" text:style-name="Internet_20_link" text:visited-style-name="Visited_20_Internet_20_Link">
 批准立项</text:a>
，建设单位是首钢二通建设投资有限公司， <text:a xlink:type="simple" xlink:href="http://m.gxfin.com/article/finance/default/default/2023-01-29/5933683.html" text:style-name="Internet_20_link" text:visited-style-name="Visited_20_Internet_20_Link">
 总承包单位</text:a>
是首钢建设集团有限公司。</text:p>
      <text:p text:style-name="P4">
据丰台区政府网站信息显示，首钢二通产业园文化创意大厦项目工地去年6月曾发生一起死亡工伤事故，劳务分包公司和公司法人被罚款，专业分包公司负责人也被罚款，但 <text:a xlink:type="simple" xlink:href="http://www.bjft.gov.cn/ftq/c100014/202212/bc27ae2621184a46811f95bb6b78ee7b.shtml" text:style-name="Internet_20_link" text:visited-style-name="Visited_20_Internet_20_Link">
事故调查报告</text:a>
对总承包项目部该承担的责任却只字未提。结果半年后，北京住建委再到施工现场安全检查， <text:a xlink:type="simple" xlink:href="http://m.gxfin.com/article/finance/default/default/2023-01-29/5933683.html" text:style-name="Internet_20_link" text:visited-style-name="Visited_20_Internet_20_Link">
 又发现多项严重安全隐患</text:a>
。</text:p>
      <text:p text:style-name="P4">
张锐作为首钢建设公司项目部负责人，工地发生死亡事故后竟然可以免于被追责，更对媒体关注该项目拖欠农民工工资问题报以冷笑，这背后的自信，是否来自 <text:a xlink:type="simple" xlink:href="http://district.ce.cn/newarea/sddy/202011/28/t20201128_36058987.shtml" text:style-name="Internet_20_link" text:visited-style-name="Visited_20_Internet_20_Link">
首钢前任党委书记靳伟两年前升任北京市副市长</text:a>
，我们不得而知。</text:p>
      <text:p text:style-name="P4">
另外，今年2月，工人日报曾发过一篇报道，题目是“ <text:a xlink:type="simple" xlink:href="https://www.acftu.org/ghjj/srtjcygrdwjsgg/gzdt_13659/202305/t20230509_828988.html" text:style-name="Internet_20_link" text:visited-style-name="Visited_20_Internet_20_Link">
 北京丰台工会全力提升产业工人获得感幸福感</text:a>
”。报道引述丰台区总工会主席王振华的话说“要提升产业工人的获得感和幸福感，首先就是要从制度上确立产业工人的主人翁地位”。报道说，为了维护产业工人合法权益，丰台区总工会专门聘请了专业律所，2022年度受理工会法律援助案件101件、开展普法宣传讲座100场，还对25家企业免费开展法治体检服务，有效维护了职工各项权益。</text:p>
      <text:p text:style-name="P4">
另据千龙网报道，丰台区为了做到“农民工朋友在哪里，哪里就有他们温暖的家”，建立了7个随建筑工地搬迁而迁徙的“ <text:a xlink:type="simple" xlink:href="http://society.yunnan.cn/system/2022/08/26/032249445.shtml" text:style-name="Internet_20_link" text:visited-style-name="Visited_20_Internet_20_Link">
 流动务工人员之家</text:a>
”，全北京市则有173个这类之家。</text:p>
      <text:p text:style-name="P4">
丰台区总工会主席王振华说“北京丰台工会全力提升产业工人获得感幸福感”，首先就是要从制度上确立产业工人的主人翁地位”。而丰台区为了做到“农民工朋友在哪里，哪里就有他们温暖的家”，还花纳税人的钱建立了那么多之家”。那么，工会声称自己所做的这些工作及成就，跟这30多名在丰台区建筑工地被欠工资的产业工人没有什么关系吗？或者说，这些都是必须要喊的口号和装的样子，跟建筑产业工人的权益完全无关呢？</text:p>
      <text:p text:style-name="P4">
请收听工人讨薪代表叶祥明跟我的谈话。</text:p>
      <text:p text:style-name="P4">
光明去工会对此知情吗？</text:p>
      <text:p text:style-name="P4">
请听我就这些问题，跟长圳社区工作人员的谈话。</text:p>
      <text:p text:style-name="P4">
Source: <text:a xlink:type="simple" xlink:href="https://www.rfa.org/mandarin/zhuanlan/laogongtongxun/hdf-07032023111721.html" text:style-name="Internet_20_link" text:visited-style-name="Visited_20_Internet_20_Link">
https://www.rfa.org/mandarin/zhuanlan/laogongtongxun/hdf-07032023111721.html</text:a>
</text:p>
      <!--NEWS-->
      <text:h text:style-name="P10" text:outline-level="1">
<text:span text:style-name="T4">
阎明复去世 曾因八九学运中与学生对话遭撤职</text:span>
</text:h>
      <text:p text:style-name="P4">
Author: None</text:p>
      <text:p text:style-name="P4">
Publisher: Radio Free Asia (Organization)</text:p>
      <text:p text:style-name="P4">
Published Time: 2023-07-03T11:27:00-04:00</text:p>
      <text:p text:style-name="P4">
Modified Time: 2023-07-03T12:15: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5.248535in" draw:z-index="0">
<draw:image xlink:href="../Images/rfamandarin/2023-07-03T11-27-00-04-00/000000.png" xlink:type="simple" xlink:show="embed" xlink:actuate="onLoad" draw:mime-type="image/png"/>
</draw:frame>
 资料照：阎明复 <text:a xlink:type="simple" xlink:href="https://www.rfa.org/mandarin/Xinwen/1-07032023112702.html/@@images/image" text:style-name="Internet_20_link" text:visited-style-name="Visited_20_Internet_20_Link">
</text:a>
中华慈善总会网</text:p>
      <text:p text:style-name="P4">
据中国媒体“财新网”消息，阎明复因病医治无效，于7月3日10点19分逝世，享年92岁。</text:p>
      <text:p text:style-name="P4">
公开资料显示，阎明复是辽宁海城人，基督徒，是中共秘密党员、共产国际间谍阎宝航之子。他曾任中共中央书记处书记、中共中央统战部长，并曾当选为第七届全国政协副主席。他是中共第十三届中央委员，但在十三届四中全会上，因在六四事件过程中“表现不好”被撤职。1991年，阎明复复出，任民政部副部长。退休后，他参与创办了中华慈善总会，从1997年至2002年任会长。</text:p>
      <text:p text:style-name="P4">
公开资料还显示，1989年5月，在学运事件中，针对部分新闻工作者递交的请愿书，时任中共统战部长、中央书记处书记的阎明复和胡启立与记者进行对话，并与北京15家新闻单位的主要负责人进行了座谈。</text:p>
      <text:p text:style-name="P4">
在得知示威学生绝食抗议后，阎明复曾约请知识分子进行斡旋，严家祺、戴晴、刘晓波等到广场劝说学生停止绝食，未果。</text:p>
      <text:p text:style-name="P4">
5月14日，阎明复约请王丹、吾尔开希等学运代表在统战部礼堂进行对话，但学生提出对话级别不够，需要全程直播。经过妥协之后，决定改为进行现场录像，并且在电视台播出。但两天对话并未取得进展，直到5月16日，阎明复在得到总书记赵紫阳同意之后来到广场，试图说服学生，还表示愿意一起静坐和做他们的人质，但是并没有起到扭转局势的作用，反而成为后来其被撤职的重要依据。</text:p>
      <text:p text:style-name="P4">
同年6月，在中共第十三届四中全会上，阎明复与胡启立、芮杏文一起被免去的中央书记处书记职务。1990年，他更被免去中共中央统战部部长、全国政协副主席以及全国政协党组副书记等职务。</text:p>
      <text:p text:style-name="P4">
作为中共党内较开明人士，他被认为曾对中国的民主化进程做出了一定的贡献。2015年，人民出版社出版了《阎明复回忆录》。</text:p>
      <text:p text:style-name="P4">
责编：凯迪</text:p>
      <text:p text:style-name="P4">
Source: <text:a xlink:type="simple" xlink:href="https://www.rfa.org/mandarin/Xinwen/1-07032023112702.html" text:style-name="Internet_20_link" text:visited-style-name="Visited_20_Internet_20_Link">
https://www.rfa.org/mandarin/Xinwen/1-07032023112702.html</text:a>
</text:p>
      <!--NEWS-->
      <text:h text:style-name="P10" text:outline-level="1">
<text:span text:style-name="T4">
美国务院发布最新旅行警告：前往中国须慎行</text:span>
</text:h>
      <text:p text:style-name="P4">
Author: None (Language: zh)</text:p>
      <text:p text:style-name="P4">
Publisher: None</text:p>
      <text:p text:style-name="P4">
Time: 2023-07-03T11:29:00Z</text:p>
      <text:p text:style-name="P4">
Description: 在中国通过《对外关系法》和《反间谍法》修订案之后，美国国务院发布最新旅行警告，建议美国公民重新考虑前往中国的旅行，称中国存在任意执法和错误拘留的风险。</text:p>
      <text:p text:style-name="P4">
Videos: []</text:p>
      <text:p text:style-name="P4">
Images: []</text:p>
      <text:p text:style-name="P4">
Subject: 时政风云</text:p>
      <text:p text:style-name="P4">
Subjects: ['奥巴马', '专题报道：习近平访美', '岛屿主权争端', '专题报道：全景观看“习马会”', '中国', '中共十九大', '美国', '德中关系', '南希·佩洛西']</text:p>
      <text:p text:style-name="P4">
Keywords: ['美国', '中国', '旅行警告', '对外关系法', '反间谍法', '执法', '拘留', '中美关系', '法治']</text:p>
      <text:p text:style-name="P4">
ID: 66100657</text:p>
      <!--METADATA-->
      <text:p text:style-name="P4">
<text:a xlink:type="simple" xlink:href="https://www.dw.com/zh/overlay/image/article/66100657/64976072" text:style-name="Internet_20_link" text:visited-style-name="Visited_20_Internet_20_Link">
 </text:a>
</text:p>
      <text:p text:style-name="P4">
美国国务院的警告称：“在中国旅行或居住的美国公民可能会在无法获得美国领事服务或无法知悉有关其涉嫌犯罪的信息的情况下被拘留。”</text:p>
      <text:p text:style-name="P4">
（德国之声中文网）美国国务院发出旅行警告，建议美国公民重新考虑前往中国的旅行，原因是中国存在对本国法律（包括出境禁令）的任意执行和错误拘留的风险。</text:p>
      <text:p text:style-name="P4">
这份警告没有引用具体案例。今年5月，中国法院以间谍罪判处78岁的 <text:a xlink:type="simple" xlink:href="https://www.dw.com/zh/zh/爱国侨领梁成运被中国以间谍罪判处无期徒刑/a-65626740" text:style-name="Internet_20_link" text:visited-style-name="Visited_20_Internet_20_Link">
 美国及香港公民梁成运无期徒刑</text:a>
 。</text:p>
      <text:p text:style-name="P4">
上周，中国人大常委会 <text:a xlink:type="simple" xlink:href="https://www.dw.com/zh/zh/反制西方制裁-中國推對外關係法/a-66064520" text:style-name="Internet_20_link" text:visited-style-name="Visited_20_Internet_20_Link">
 通过《对外关系法》 </text:a>
，威胁要对危害中国利益的行为采取反制和限制措施。</text:p>
      <text:p text:style-name="P4">
中国最近还通过了涉及内容广泛的 <text:a xlink:type="simple" xlink:href="https://www.dw.com/zh/zh/中国反间谍法生效-外企忧心忡忡/a-66088954" text:style-name="Internet_20_link" text:visited-style-name="Visited_20_Internet_20_Link">
 《反间谍法》 </text:a>
 修订案。该修订案让外国商界感到不寒而栗，一些公司的办公室也因此遭到突击搜查。这也是一部制裁外国批评者的法律。</text:p>
      <text:p text:style-name="P4">
美国国务院的警告称：“中国政府任意执行本国法律，包括在没有公平和透明的执法程序的情况下对美国公民和其他国家公民发布出境禁令。”</text:p>
      <text:p text:style-name="P4">
该警告说：“在中国旅行或居住的美国公民可能会在无法获得美国领事服务或无法知悉有关其涉嫌犯罪的信息的情况下被拘留。”</text:p>
      <text:p text:style-name="P4">
该警告称：“中国当局似乎拥有广泛的自由裁量权，可以将各种文件、数据、统计数字或材料定为国家机密，并以此拘留和起诉涉嫌间谍活动的外国人。”</text:p>
      <text:p text:style-name="P4">
该警告列出了一系列可能被指控为犯罪的行为，从参加示威活动到发送批评中国政策的电子信息，甚至只是对被视为敏感的领域进行研究。</text:p>
      <text:p text:style-name="P4">
该警告称，中国的出境禁令可用于强迫个人参与中国政府的调查、迫使家庭成员从国外返回、解决有利于中国公民的民事纠纷以及“获得对外国政府的讨价还价筹码”。</text:p>
      <text:p text:style-name="P4">
这些警告也适用于前往中国的特别行政区香港和澳门的旅行。美国国务院于周五（6月30日）发布了这份警告，并于周一通过电子邮件发送给媒体。</text:p>
      <text:p text:style-name="P4">
美国政府过去曾向其公民发出过类似的警告，但近年来的旅行警告主要发布于中国严厉执行疫情“清零”政策、封闭边境的三年期间。</text:p>
      <text:h text:style-name="P12" text:outline-level="3">
<text:span text:style-name="T4">
中美關係震蕩如何傷及跨國業務</text:span>
</text:h>
      <text:p text:style-name="P4">
中国通常对美国指责其独裁专制做出愤怒的回应。它也发布了自己的针对美国的旅行警告，称美国存在犯罪率高、反亚裔歧视以及医疗急救费用高昂等风险。</text:p>
      <text:p text:style-name="P4">
鉴于中国的专制政治制度和中共对法律事务的绝对控制，美国及香港公民梁成运被指控的间谍罪的细节无从得知。他于2021年4月15日在东南部城市苏州被拘押，当时中国正执行严格的“清零”政策。</text:p>
      <text:p text:style-name="P4">
这些警告是在美中关系在贸易、技术、台湾和人权问题等方面陷入多年来最低点之际发出的，尽管双方正在采取一些措施来改善局势。美国国务卿布林肯上周对北京进行了延后数月的访问，财政部长耶伦本周也将进行备受期待的北京之行。中国最近还任命了一位新的驻美国大使，他前往白宫向拜登总统递交了国书。</text:p>
      <text:p text:style-name="P4">
备受关注的两名华裔澳大利亚人也仍被拘押。曾写文章批评中共的 <text:a xlink:type="simple" xlink:href="https://www.dw.com/zh/zh/杨恒均案第七次推迟判决-澳外长表示担忧/a-64451918" text:style-name="Internet_20_link" text:visited-style-name="Visited_20_Internet_20_Link">
 华裔作家杨军（杨恒均）</text:a>
于2019被拘押，曾在中国环球电视网（CGTN）担任节目主持人的澳大利亚记者 <text:a xlink:type="simple" xlink:href="https://www.dw.com/zh/zh/澳記者成蕾獄中受折磨-遲遲難與家人聯繫/a-63000785" text:style-name="Internet_20_link" text:visited-style-name="Visited_20_Internet_20_Link">
 成蕾</text:a>
于2020年被拘押，但至今都没有他们所涉嫌犯罪行为的具体信息。</text:p>
      <text:p text:style-name="P4">
也许最臭名昭著的任意拘押案件是“两个迈克尔”案。2018年，加拿大应美国警方要求拘捕了中国华为公司首席财务官 <text:a xlink:type="simple" xlink:href="https://www.dw.com/zh/zh/历经四年终落幕-美法院撤回对孟晚舟指控/a-63975950" text:style-name="Internet_20_link" text:visited-style-name="Visited_20_Internet_20_Link">
 孟晚舟</text:a>
 之后，加拿大人 <text:a xlink:type="simple" xlink:href="https://www.dw.com/zh/zh/两加拿大人遭中国关押满千日-数百人游行吁北京放人/a-59094366" text:style-name="Internet_20_link" text:visited-style-name="Visited_20_Internet_20_Link">
康明凯（Michael Kovrig）和斯帕弗（Michael Spavor）</text:a>
于2018年在中国被拘押。他们被指控犯有危害中国安全罪，其中斯帕弗于2021年8月被中国法院判处有期徒刑11年。</text:p>
      <text:p text:style-name="P4">
2021年9月，美国司法部与孟晚舟达成了“银行欺诈罪”延期起诉协议（该项指控于2022年被美国地方法院取消），孟晚舟从加拿大获释飞回中国，“两个迈克尔”也于同日获释飞回加拿大。很多国家都认为此案是中政府的“人质政治”。</text:p>
      <ul>
        <li>
</li>
      </ul>
      <h5>
牵动中美加三国的孟晚舟</h5>
      <text:h text:style-name="P12" text:outline-level="3">
<text:span text:style-name="T4">
不一样的掌上明珠</text:span>
</text:h>
      <text:p text:style-name="P4">
孟晚舟是华为创始人任正非的长女，后因父母离异随了母姓。不同的消息来源显示，九十年代初，刚满20岁的孟晚舟既已加入华为。她从秘书一路做起，到2018年底在加拿大被捕前，她已经官至华为副董事长兼首席财务官。</text:p>
      <ul>
        <li>
</li>
      </ul>
      <h5>
牵动中美加三国的孟晚舟</h5>
      <text:h text:style-name="P12" text:outline-level="3">
<text:span text:style-name="T4">
加国被捕</text:span>
</text:h>
      <text:p text:style-name="P4">
2018年12月1日，华为首席财务官孟晚舟在温哥华机场转机时，加拿大警方应美国政府的司法互助请求逮捕了这位时年46岁的企业高管。就此，她被推上了一场中美加三国外交纠纷的风口浪尖。</text:p>
      <ul>
        <li>
</li>
      </ul>
      <h5>
牵动中美加三国的孟晚舟</h5>
      <text:h text:style-name="P12" text:outline-level="3">
<text:span text:style-name="T4">
中方要求立即放人</text:span>
</text:h>
      <text:p text:style-name="P4">
2018年12月8日，中国外交部副部长乐玉成（上图）紧急召见加拿大驻华大使麦家廉，就加方拘押华为公司负责人提出严正交涉和强烈抗议。两天之后，两名在华加拿大人遭秘密逮捕。由于时间如此巧合，外界普遍猜测，这两名加国公民成了中方向加美施压的人质。</text:p>
      <ul>
        <li>
</li>
      </ul>
      <h5>
牵动中美加三国的孟晚舟</h5>
      <text:h text:style-name="P12" text:outline-level="3">
<text:span text:style-name="T4">
美国要求引渡孟晚舟</text:span>
</text:h>
      <text:p text:style-name="P4">
2019年1月28日，美国代理总检察长惠特克、商务部长罗斯、国土安全部部长尼尔森以及联邦调查局局长瑞伊在美国司法部举行联合新闻发布会，宣布正式要求引渡孟晚舟，并以23项罪名起诉华为。</text:p>
      <ul>
        <li>
</li>
      </ul>
      <h5>
牵动中美加三国的孟晚舟</h5>
      <text:h text:style-name="P12" text:outline-level="3">
<text:span text:style-name="T4">
“人质外交”</text:span>
</text:h>
      <text:p text:style-name="P4">
两名在中国被捕的加拿大公民分别是前外交官加拿大前外交官康明凯（Michael Kovrig）和加拿大商人斯帕弗（MichaelSpavor）。在消失半年之后，中方才正式承认上述两人已因间谍罪被逮捕。这被加拿大、美国方面指责是“人质外交”。</text:p>
      <ul>
        <li>
</li>
      </ul>
      <h5>
牵动中美加三国的孟晚舟</h5>
      <text:h text:style-name="P12" text:outline-level="3">
<text:span text:style-name="T4">
假释状态下的华为公主</text:span>
</text:h>
      <text:p text:style-name="P4">
同为接受审理，孟晚舟的境遇显然要比在中国遭关押的两名加拿大公民强了很多。孟晚舟在被拘押数天之后，她的假释申请既获法庭批准。带着电子脚镣的孟晚舟可以在规定范围内自由行动。图为2020年年底，孟晚舟离开其位于温哥华的别墅前往法庭参加引渡审理。</text:p>
      <ul>
        <li>
</li>
      </ul>
      <h5>
牵动中美加三国的孟晚舟</h5>
      <text:h text:style-name="P12" text:outline-level="3">
<text:span text:style-name="T4">
华人群体声援</text:span>
</text:h>
      <text:p text:style-name="P4">
孟晚舟被捕期间，得到了很多海外华人声援。在温哥华法院聆讯期间，一再有当地华人在法院外举牌，要求还孟晚舟自由。图为2018年庭审刚刚启动时孟晚舟支持者在温哥华法庭前要求立即放人。在2021年9月下旬获释后，孟晚舟说，“我永远不会忘记所有收到的祝福，我想感谢我的祖国，还有我祖国的人民，对我的支持和帮助，这是我走到今天最大的支柱”。</text:p>
      <ul>
        <li>
</li>
      </ul>
      <h5>
牵动中美加三国的孟晚舟</h5>
      <text:h text:style-name="P12" text:outline-level="3">
<text:span text:style-name="T4">
孟晚舟获释离开加拿大</text:span>
</text:h>
      <text:p text:style-name="P4">
2021年9月24日，美国司法部与孟晚舟方面达成协议暂缓起诉，加拿大法院也终止了引渡聆讯。孟晚舟对多项银行欺诈指控表示不认罪。不过，作为协议的一部分，她承认曾就华为在伊朗业务误导银行。这位华为高管随后登上了中国政府的包机。与此同时也传来消息，两名在中国被扣押的加拿大公民康明凯及迈克尔‧斯帕弗也已获释、9月25日返回加拿大。</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美联社）</text:p>
      <text:p text:style-name="P4">
Source: <text:a xlink:type="simple" xlink:href="https://www.dw.com/zh/美国务院发布最新旅行警告：前往中国须慎行/a-66100657" text:style-name="Internet_20_link" text:visited-style-name="Visited_20_Internet_20_Link">
https://www.dw.com/zh/美国务院发布最新旅行警告：前往中国须慎行/a-66100657?maca=chi-rss-chi-all-1127-rdf</text:a>
</text:p>
      <!--NEWS-->
      <text:h text:style-name="P10" text:outline-level="1">
<text:span text:style-name="T4">
中国电动汽车生产商股价大涨，因6月份销售稳健 (Free Version)</text:span>
</text:h>
      <text:p text:style-name="P4">
Author: Bingyan Wang</text:p>
      <text:p text:style-name="P4">
Publisher: 华尔街日报中文网</text:p>
      <text:p text:style-name="P4">
Published Time: 2023-07-03T11:30:00.000Z</text:p>
      <text:p text:style-name="P4">
Modified Time: 2023-07-03T11:30:00.000Z</text:p>
      <text:p text:style-name="P4">
Created Time: 2023-07-03T06:13:00.000Z</text:p>
      <text:p text:style-name="P4">
Description: 在香港上市的中国电动汽车制造商的股票周一走高，受到积极的消息支撑，包括周末发布的破纪录的销售数字。</text:p>
      <text:p text:style-name="P4">
Images: []</text:p>
      <text:p text:style-name="P4">
Categories: ['金融市场', '股市']</text:p>
      <text:p text:style-name="P4">
Keywords: SYND</text:p>
      <text:p text:style-name="P4">
Type: Article</text:p>
      <!--METADATA-->
      <text:p text:style-name="P4">
在香港上市的中国电动汽车制造商的股票周一走高，受到积极的消息支撑，包括周末发布的破纪录的销售数字。</text:p>
      <text:p text:style-name="P4">
Source: <text:a xlink:type="simple" xlink:href="https://cn.wsj.com/articles/%E4%B8%AD%E5%9B%BD%E7%94%B5%E5%8A%A8%E6%B1%BD%E8%BD%A6%E7%94%9F%E4%BA%A7%E5%95%86%E8%82%A1%E4%BB%B7%E5%A4%A7%E6%B6%A8-%E5%9B%A06%E6%9C%88%E4%BB%BD%E9%94%80%E5%94%AE%E7%A8%B3%E5%81%A5-70a72f5f" text:style-name="Internet_20_link" text:visited-style-name="Visited_20_Internet_20_Link">
https://cn.wsj.com/articles/%E4%B8%AD%E5%9B%BD%E7%94%B5%E5%8A%A8%E6%B1%BD%E8%BD%A6%E7%94%9F%E4%BA%A7%E5%95%86%E8%82%A1%E4%BB%B7%E5%A4%A7%E6%B6%A8-%E5%9B%A06%E6%9C%88%E4%BB%BD%E9%94%80%E5%94%AE%E7%A8%B3%E5%81%A5-70a72f5f</text:a>
</text:p>
      <!--NEWS-->
      <text:h text:style-name="P10" text:outline-level="1">
<text:span text:style-name="T4">
马哈迪阿兹敏聚餐 吁“马来人团结对抗敌人隐藏议程”</text:span>
</text:h>
      <text:p text:style-name="P4">
Author: 联合早报 (Person)</text:p>
      <text:p text:style-name="P4">
Publisher: 联合早报 (Organization)</text:p>
      <text:p text:style-name="P4">
Published Time: 2023-07-03T11:30</text:p>
      <text:p text:style-name="P4">
Modified Time: 2023-07-03T11:35</text:p>
      <text:p text:style-name="P4">
Description: 马来西亚前首相马哈迪和雪兰莪州国盟主席阿兹敏聚餐，马哈迪还邀请阿兹敏共同促成马来人大团结，以对抗“有隐藏议程的敌人”。星洲网报道，阿兹敏星期天（7月2日）晚上在Instagram贴...</text:p>
      <text:p text:style-name="P4">
Videos: []</text:p>
      <text:p text:style-name="P4">
Audios: []</text:p>
      <text:p text:style-name="P4">
Images: []</text:p>
      <text:p text:style-name="P4">
Type: NewsArticle</text:p>
      <text:p text:style-name="P4">
Breadcrumbs: ['即时', '国际']</text:p>
      <text:p text:style-name="P4">
Keywords: ['马来西亚', '马哈迪', '阿兹敏']</text:p>
      <!--METADATA-->
      <text:p text:style-name="P4">
马来西亚前首相马哈迪和雪兰莪州国盟主席阿兹敏聚餐，马哈迪还邀请阿兹敏共同促成马来人大团结，以对抗“有隐藏议程的敌人”。</text:p>
      <text:p text:style-name="P4">
星洲网报道，阿兹敏星期天（7月2日）晚上在Instagram贴出他和夫人与马哈迪伉俪共享哈芝节晚餐的照片，除了美食佳肴，马哈迪在餐桌上谈到他对国内时事课题的许多看法。</text:p>
      <text:p text:style-name="P4">
阿兹敏说：“除了经济和生活成本课题，马哈迪呼吁所有马来人团结，共同对抗有隐藏议程的敌人。”</text:p>
      <text:p text:style-name="P4">
在超过一小时的聚餐中，马哈迪还分享了许多他到国外访问时的事情，例如最近到波斯尼亚、英国和土耳其的行程。</text:p>
      <text:p text:style-name="P4">
阿兹敏说，马哈迪的“行程很满，有各种见面会，讨论地缘政治、经济和全球挑战的课题。马哈迪认为，世界各国面对同样的问题，如气候变化、疫情、全球逾80亿人口，以及政治不稳定。</text:p>
      <text:p text:style-name="P4">
马哈迪认为，至今没有一个国际组织，能够携手解决这些各国普遍面对的问题。”</text:p>
      <text:p text:style-name="P4">
阿兹敏说，马哈迪收到国外许多邀请，显示马哈迪在国际间享有崇高的声誉。阿兹敏也预祝即将迎来98岁和97岁生日的马哈迪和夫人西蒂哈斯玛身体健康。</text:p>
      <text:p text:style-name="P4">
Source: <text:a xlink:type="simple" xlink:href="https://www.zaobao.com.sg/realtime/world/story20230703-1410104" text:style-name="Internet_20_link" text:visited-style-name="Visited_20_Internet_20_Link">
https://www.zaobao.com.sg/realtime/world/story20230703-1410104</text:a>
</text:p>
      <!--NEWS-->
      <text:h text:style-name="P10" text:outline-level="1">
<text:span text:style-name="T4">
温网开打首日 乔科维奇中央球场开幕战登场</text:span>
</text:h>
      <text:p text:style-name="P4">
Publisher: 法新社</text:p>
      <text:p text:style-name="P4">
Published Time: 2023-07-03T11:32:07+00:00</text:p>
      <text:p text:style-name="P4">
Modified Time: 2023-07-03T11:05:01+00:00</text:p>
      <text:p text:style-name="P4">
Description: （法新社伦敦3日电） 2023年温网今天开打，塞尔维亚网球名将乔科维奇（Novak Djokovic）将在中央球场开幕战登场。去年温网男单亚军基尔乔斯（Nic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3.617581in" draw:z-index="0">
<draw:image xlink:href="../Images/rficn/2023-07-03T11-32-07-00-00/000000.png" xlink:type="simple" xlink:show="embed" xlink:actuate="onLoad" draw:mime-type="image/png"/>
</draw:frame>
</text:p>
      <text:p text:style-name="P4">
法新社报导，乔科维奇将寻求他的第8座温网冠军，以及平纪录的第24座大满贯金杯。今年36岁的乔科维奇，拿下了过去4届温网冠军，自2013年决赛以来，从未在温布顿中央球场（CentreCourt）失利。</text:p>
      <text:p text:style-name="P4">
乔科维奇今天将对决世界排名第67的阿根廷好手卡席恩（Pedro Cachin），这是卡席恩在温网会内赛首度亮相。</text:p>
      <text:p text:style-name="P4">
另一方面，波兰籍世界球后斯威雅蒂（Iga Swiatek）今天将在女单首轮对决世界排名第114的中国女将朱琳。斯威雅蒂上周才在德国巴特洪堡公开赛（BadHomburg Open）食物中毒，但她有信心已一甩阴霾。</text:p>
      <text:p text:style-name="P4">
2022年温网亚军澳洲「坏小子」基尔乔斯原定今天对决比利时网球名将高芬（David Goffin）。</text:p>
      <text:p text:style-name="P4">
然而，基尔乔斯昨天晚间宣布退出本届温网，原因是手腕受伤，他上周才因伤退出西班牙马约卡公开赛（Mallorca Open）。</text:p>
      <text:p text:style-name="P4">
Source: <text:a xlink:type="simple" xlink:href="https://www.rfi.fr/cn/%E8%BF%90%E5%8A%A8%E5%A4%A9%E5%9C%B0/20230703-%E6%B8%A9%E7%BD%91%E5%BC%80%E6%89%93%E9%A6%96%E6%97%A5-%E4%B9%94%E7%A7%91%E7%BB%B4%E5%A5%87%E4%B8%AD%E5%A4%AE%E7%90%83%E5%9C%BA%E5%BC%80%E5%B9%95%E6%88%98%E7%99%BB%E5%9C%BA" text:style-name="Internet_20_link" text:visited-style-name="Visited_20_Internet_20_Link">
https://www.rfi.fr/cn/%E8%BF%90%E5%8A%A8%E5%A4%A9%E5%9C%B0/20230703-%E6%B8%A9%E7%BD%91%E5%BC%80%E6%89%93%E9%A6%96%E6%97%A5-%E4%B9%94%E7%A7%91%E7%BB%B4%E5%A5%87%E4%B8%AD%E5%A4%AE%E7%90%83%E5%9C%BA%E5%BC%80%E5%B9%95%E6%88%98%E7%99%BB%E5%9C%BA</text:a>
</text:p>
      <!--NEWS-->
      <text:h text:style-name="P10" text:outline-level="1">
<text:span text:style-name="T4">
河北维权人士张爱民被以涉嫌寻衅滋事罪刑拘</text:span>
</text:h>
      <text:p text:style-name="P4">
Author: None</text:p>
      <text:p text:style-name="P4">
Publisher: Radio Free Asia (Organization)</text:p>
      <text:p text:style-name="P4">
Published Time: 2023-07-03T11:34:41-04:00</text:p>
      <text:p text:style-name="P4">
Modified Time: 2023-07-03T11:34:4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3.852648in" draw:z-index="0">
<draw:image xlink:href="../Images/rfamandarin/2023-07-03T11-34-41-04-00/000000.png" xlink:type="simple" xlink:show="embed" xlink:actuate="onLoad" draw:mime-type="image/png"/>
</draw:frame>
河北维权人士张爱民于6月15日被唐山市公安局古冶区分局以涉嫌寻衅滋事罪刑事拘留 <text:a xlink:type="simple" xlink:href="https://www.rfa.org/mandarin/Xinwen/2-07032023113425.html/@@images/image" text:style-name="Internet_20_link" text:visited-style-name="Visited_20_Internet_20_Link">
</text:a>
维权网</text:p>
      <text:p text:style-name="P4">
据维权网信息中心7月3日消息，河北维权人士张爱民于6月15日被唐山市公安局古冶区分局以涉嫌寻衅滋事罪刑事拘留，被羁押在唐山第一看守所。</text:p>
      <text:p text:style-name="P4">
报道说，张爱民是唐山一名出租车司机，6月1日在进京去接患病的妻子看病时，被以曾有上访经历为由拦截。拦截他的京华办事处工作人员在得知张爱民出租车出现故障后，深夜将他丢在高速公路上扬长而去。张爱民不得不在临时处置故障后，到高速口去接深夜睡在路边、身患疾病的妻子。</text:p>
      <text:p text:style-name="P4">
6月15日上午，张爱民到国家信访局反应京华办事处工作人员有失人道救援的行为，但却被拦截在信访局入口处，随后被移交给唐山市古冶区京华派出所。之后，张爱民被遣返回当地，并被以涉嫌寻衅滋事罪刑事拘留，羁押在唐山第一看守所。</text:p>
      <text:p text:style-name="P4">
近些年，越来越多的合法上访公民被所在地当局冠以所谓“寻衅滋事”这一口袋罪刑事拘留，构陷迫害，已成大陆的普遍现象。</text:p>
      <text:p text:style-name="P4">
责编：凯迪</text:p>
      <text:p text:style-name="P4">
Source: <text:a xlink:type="simple" xlink:href="https://www.rfa.org/mandarin/Xinwen/2-07032023113425.html" text:style-name="Internet_20_link" text:visited-style-name="Visited_20_Internet_20_Link">
https://www.rfa.org/mandarin/Xinwen/2-07032023113425.html</text:a>
</text:p>
      <!--NEWS-->
      <text:h text:style-name="P10" text:outline-level="1">
<text:span text:style-name="T4">
马国选委会星期三开会 商讨六州选举日期</text:span>
</text:h>
      <text:p text:style-name="P4">
Author: 联合早报 (Person)</text:p>
      <text:p text:style-name="P4">
Publisher: 联合早报 (Organization)</text:p>
      <text:p text:style-name="P4">
Published Time: 2023-07-03T11:37</text:p>
      <text:p text:style-name="P4">
Modified Time: 2023-07-03T11:43</text:p>
      <text:p text:style-name="P4">
Description: 马来西亚选举委员会将于星期三（7月5日）召开特别会议，商讨六州选举的提名日及投票日。马国选委会秘书依克马鲁丁星期一（3日）发文告说，委员会已接获马国六个州——吉打、吉兰丹、登嘉楼、...</text:p>
      <text:p text:style-name="P4">
Videos: []</text:p>
      <text:p text:style-name="P4">
Audios: []</text:p>
      <text:p text:style-name="P4">
Images: []</text:p>
      <text:p text:style-name="P4">
Type: NewsArticle</text:p>
      <text:p text:style-name="P4">
Breadcrumbs: ['即时', '国际']</text:p>
      <text:p text:style-name="P4">
Keywords: ['马来西亚', '马国六州选举', '马国政局']</text:p>
      <!--METADATA-->
      <text:p text:style-name="P4">
马来西亚选举委员会将于星期三（7月5日）召开特别会议，商讨 <text:a xlink:type="simple" xlink:href="https://www.zaobao.com/keywords/ma-guo-liu-zhou-xuan-ju" text:style-name="Internet_20_link" text:visited-style-name="Visited_20_Internet_20_Link">
 六州选举 </text:a>
 的提名日及投票日。</text:p>
      <text:p text:style-name="P4">
马国选委会秘书依克马鲁丁星期一（3日）发文告说，委员会已接获马国六个州——吉打、吉兰丹、登嘉楼、槟城、雪兰莪，以及森美兰州议会解散的通知。</text:p>
      <text:p text:style-name="P4">
为此，选委会主席阿都干尼将于星期三主持特别会议，商讨六州选举的重要日期，包括提名日、投票日，以及选名登记日等。</text:p>
      <text:p text:style-name="P4">
选委会将在会议后召开记者会，相信届时将公布六州选举的日期。</text:p>
      <text:p text:style-name="P4">
Source: <text:a xlink:type="simple" xlink:href="https://www.zaobao.com.sg/realtime/world/story20230703-1410105" text:style-name="Internet_20_link" text:visited-style-name="Visited_20_Internet_20_Link">
https://www.zaobao.com.sg/realtime/world/story20230703-1410105</text:a>
</text:p>
      <!--NEWS-->
      <text:h text:style-name="P10" text:outline-level="1">
<text:span text:style-name="T4">
湖北十堰访民尹登珍在最高院附近被以“袭警罪”刑拘</text:span>
</text:h>
      <text:p text:style-name="P4">
Author: None</text:p>
      <text:p text:style-name="P4">
Publisher: Radio Free Asia (Organization)</text:p>
      <text:p text:style-name="P4">
Published Time: 2023-07-03T11:39:55-04:00</text:p>
      <text:p text:style-name="P4">
Modified Time: 2023-07-03T11:39: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3.852648in" draw:z-index="0">
<draw:image xlink:href="../Images/rfamandarin/2023-07-03T11-39-55-04-00/000000.png" xlink:type="simple" xlink:show="embed" xlink:actuate="onLoad" draw:mime-type="image/png"/>
</draw:frame>
 湖北十堰访民尹登珍 <text:a xlink:type="simple" xlink:href="https://www.rfa.org/mandarin/Xinwen/3-07032023113950.html/@@images/image" text:style-name="Internet_20_link" text:visited-style-name="Visited_20_Internet_20_Link">
</text:a>
公民权利网</text:p>
      <text:p text:style-name="P4">
据维权网信息中心7月3日消息，6月29日晚八点，湖北十堰访民尹登珍在位于北京朝阳区的最高法院附近路上行走时遭黑衣人捂嘴、锁喉，目前已被以“袭警”为由刑事拘留，从医院送到北京朝阳看守所。该信息是尹登珍的丈夫--黑龙江省维权人士肖书君和女儿找到朝阳分局后才获知，但他们尚未收到刑事拘留通知书。</text:p>
      <text:p text:style-name="P4">
肖书君日前曾告诉维权网，他和妻子在最高法院三区附近，被法院法警打伤，因为伤势严重，被120急救车送到朝阳区圣马克医院救治。</text:p>
      <text:p text:style-name="P4">
据肖书君提供的最新详情，29日晚，他坐轮椅和妻子尹登珍行在最高法3区马路对面，向公交车站方向行走时，被十几名身穿黑色衣服带黑手套的人拦住不让回家（北京的暂住地），尹登珍直接被黑衣人扑倒在地，压在身上掐住脖子控制手脚，用黑色手套按住口鼻近窒息。坐轮椅半身瘫痪的丈夫要去救尹登珍，也被黑衣人打晕。</text:p>
      <text:p text:style-name="P4">
因肖书君有严重癫痫史、心脏病，先被120送去医院急救。尹登珍被强行抬上警车押到小红门派出所。因尹登珍确诊有淋巴癌并带有重伤，警方最终于当晚11点将尹登珍送去私人医院北京圣马克医院。</text:p>
      <text:p text:style-name="P4">
尹登珍女儿确定于30日下午3点来京带母亲转院检查治疗，但尹登珍却在2点半被小红门派出所自称是朝阳分局领导的人以转院治疗名义强行抬走，CT片也被抢走。7月1日早上，肖书君带女儿去朝阳分局寻找妻子尹登珍，直到近晚9点才由朝阳分局六里屯派出所告知，尹登珍已被以“袭警”刑事拘留，目前在朝阳看守所内。</text:p>
      <text:p text:style-name="P4">
据维权网之前报道，肖书君、尹登珍夫妇在上访维权过程中，仅今年就多次遭到截访和暴力伤害，尤其肖书君是残疾人，需要照顾，而这些暴力侵害与截访行为几乎给他带来灭顶之灾。</text:p>
      <text:p text:style-name="P4">
责编：凯迪</text:p>
      <text:p text:style-name="P4">
Source: <text:a xlink:type="simple" xlink:href="https://www.rfa.org/mandarin/Xinwen/3-07032023113950.html" text:style-name="Internet_20_link" text:visited-style-name="Visited_20_Internet_20_Link">
https://www.rfa.org/mandarin/Xinwen/3-07032023113950.html</text:a>
</text:p>
      <!--NEWS-->
      <text:h text:style-name="P10" text:outline-level="1">
<text:span text:style-name="T4">
盗全校学生个资建网站　中国人大毕业生被刑拘</text:span>
</text:h>
      <text:p text:style-name="P4">
Author: None</text:p>
      <text:p text:style-name="P4">
Publisher: Radio Free Asia (Organization)</text:p>
      <text:p text:style-name="P4">
Published Time: 2023-07-03T11:43:00-04:00</text:p>
      <text:p text:style-name="P4">
Modified Time: 2023-07-03T11:48: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4.533841in" draw:z-index="0">
<draw:image xlink:href="../Images/rfamandarin/2023-07-03T11-43-00-04-00/000000.png" xlink:type="simple" xlink:show="embed" xlink:actuate="onLoad" draw:mime-type="image/png"/>
</draw:frame>
 中国人民大学 <text:a xlink:type="simple" xlink:href="https://www.rfa.org/mandarin/Xinwen/4-07032023114329.html/@@images/image" text:style-name="Internet_20_link" text:visited-style-name="Visited_20_Internet_20_Link">
</text:a>
百度百科</text:p>
      <text:p text:style-name="P4">
近日，网传中国人民大学一名硕士毕业生非法获取全校5万多名学生的个人信息，并以此制作了一个给颜值打分的网站。对此，北京海淀警方周一（7月3日）通报，嫌疑人马某某已被依法刑事拘留，案件正在进一步调查中。</text:p>
      <text:p text:style-name="P4">
综合中国媒体报道，有网民7月1日在微博上爆料称，中国人民大学一男生在读硕士研究生期间，利用专业技术及高度参与该校校内网站开发的权利，盗取全校学生个人资讯，包括照片、姓名、学号、所属学院、籍贯、生日等，用以搭建一个自称可给全校学生颜值打分的网站，供人任意查看。</text:p>
      <text:p text:style-name="P4">
中国人民大学7月2日通报称，学校已关注到上述事件，已第一时间联系警方，将积极配合展开调查。学校也“强烈谴责侵犯个人隐私、危害讯息安全的行为”。</text:p>
      <text:p text:style-name="P4">
北京海淀区公安局3日通过官方微博发布通报称，经查，嫌疑人马某某（男，25岁，该校毕业生）涉嫌非法获取该校部分学生个人信息等违法犯罪行为。目前马某某已被海淀公安分局依法刑事拘留，案件正在进一步调查中。</text:p>
      <text:p text:style-name="P4">
据爆料，该颜值网站存在时间已有3年之久，当中泄露了人民大学2014届至2020届本科、硕士和博士生的全部资料，估计波及超过5万名学生。马某目前就职于腾讯北京微信团队搜索算法相关部门。</text:p>
      <text:p text:style-name="P4">
责编：凯迪</text:p>
      <text:p text:style-name="P4">
Source: <text:a xlink:type="simple" xlink:href="https://www.rfa.org/mandarin/Xinwen/4-07032023114329.html" text:style-name="Internet_20_link" text:visited-style-name="Visited_20_Internet_20_Link">
https://www.rfa.org/mandarin/Xinwen/4-07032023114329.html</text:a>
</text:p>
      <!--NEWS-->
      <text:h text:style-name="P10" text:outline-level="1">
<text:span text:style-name="T4">
李尚福会晤俄海军总司令：望常态组织联演联巡</text:span>
</text:h>
      <text:p text:style-name="P4">
Author: None</text:p>
      <text:p text:style-name="P4">
Publisher: Radio Free Asia (Organization)</text:p>
      <text:p text:style-name="P4">
Published Time: 2023-07-03T11:46:10-04:00</text:p>
      <text:p text:style-name="P4">
Modified Time: 2023-07-03T11:46: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4.612011in" draw:z-index="0">
<draw:image xlink:href="../Images/rfamandarin/2023-07-03T11-46-10-04-00/000000.png" xlink:type="simple" xlink:show="embed" xlink:actuate="onLoad" draw:mime-type="image/png"/>
</draw:frame>
 中国国务委员兼国防部长李尚福 <text:a xlink:type="simple" xlink:href="https://www.rfa.org/mandarin/Xinwen/5-07032023114606.html/@@images/image" text:style-name="Internet_20_link" text:visited-style-name="Visited_20_Internet_20_Link">
</text:a>
法新社图片</text:p>
      <text:p text:style-name="P4">
中国国务委员兼国防部长李尚福周一（7月3日）在北京会见俄罗斯海军总司令叶夫梅诺夫。李尚福称，希望双方加强各层级沟通，常态组织联演联巡联赛，拓展专业领域务实合作。</text:p>
      <text:p text:style-name="P4">
据中国国防部官网发布的声明，李尚福称，今年3月，中国国家主席习近平对俄罗斯进行了“具有历史意义”的国事访问。中方愿同俄方一道，落实好两国元首重要共识，“不断丰富中俄新时代全面战略协作伙伴关系内涵”。</text:p>
      <text:p text:style-name="P4">
李尚福还称，中俄海军交往密切、互动频繁，“希望双方加强各层级沟通，常态组织联演联巡联赛，拓展专业领域务实合作”，为维护地区乃至世界和平稳定作出积极贡献。</text:p>
      <text:p text:style-name="P4">
据中方声明，叶夫梅诺夫在会晤中说，俄方高度重视加强俄中两军各领域务实合作，愿与中方保持密切协调，坚决落实两国元首达成的重要共识，持续拓展两国海军各层级交流，共同组织好海上联合演习、联合巡航等重要演训活动，不断把两国两军关系推向新的高度。</text:p>
      <text:p text:style-name="P4">
在俄乌战争及美中战略竞争背景下，中俄两国越来越面对被国际社会孤立及在区域内被围堵的情况，不得不在军事上加强合作进行抵制。6月27日，两艘俄罗斯军舰曾罕见地由南向北经过台湾东部海域,引起台湾及日本高度关注，也被认为是俄罗斯挺中的表现。</text:p>
      <text:p text:style-name="P4">
责编：凯迪</text:p>
      <text:p text:style-name="P4">
Source: <text:a xlink:type="simple" xlink:href="https://www.rfa.org/mandarin/Xinwen/5-07032023114606.html" text:style-name="Internet_20_link" text:visited-style-name="Visited_20_Internet_20_Link">
https://www.rfa.org/mandarin/Xinwen/5-07032023114606.html</text:a>
</text:p>
      <!--NEWS-->
      <text:h text:style-name="P10" text:outline-level="1">
<text:span text:style-name="T4">
追悼阎明复  王丹：89年关键时刻 其人性战胜党性</text:span>
</text:h>
      <text:p text:style-name="P4">
Author: None</text:p>
      <text:p text:style-name="P4">
Publisher: Radio Free Asia (Organization)</text:p>
      <text:p text:style-name="P4">
Published Time: 2023-07-03T11:54:34-04:00</text:p>
      <text:p text:style-name="P4">
Modified Time: 2023-07-03T11:54: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9" text:anchor-type="as-char" svg:width="6.9236in" svg:height="4.824186in" draw:z-index="0">
<draw:image xlink:href="../Images/rfamandarin/2023-07-03T11-54-34-04-00/000000.png" xlink:type="simple" xlink:show="embed" xlink:actuate="onLoad" draw:mime-type="image/png"/>
</draw:frame>
 前八九学运领袖王丹 <text:a xlink:type="simple" xlink:href="https://www.rfa.org/mandarin/Xinwen/6-07032023115209.html/@@images/image" text:style-name="Internet_20_link" text:visited-style-name="Visited_20_Internet_20_Link">
</text:a>
路透社图片</text:p>
      <text:p text:style-name="P4">
针对阎明复7月3日病逝的消息，前八九学运领袖王丹透过推特、脸书等社媒平台发出声明，表示悼念之意。全文如下：</text:p>
      <text:p text:style-name="P4">
“惊悉阎明复先生7月3日病逝，终年92岁，特表悼念之意。</text:p>
      <text:p text:style-name="P4">
“1989年八九民运中，当时担任统战部长，书记处书记的阎明复先生受赵紫阳先生委托，与绝食学生保持沟通。那段时间，我几乎每天都会与他在统战部接触，也曾经陪同他到天安门广场向绝食同学讲话。</text:p>
      <text:p text:style-name="P4">
“阎明复先生一生都是追随共产党的体制内人士，但是在1989年那个关键时刻，他的人性战胜了党性，与赵紫阳等人一起反对邓小平，李鹏等人武力镇压的决定，并致力于在党内开明派与体制外反对派之间建立对话机制，“六四”后他被贬职，付出了政治代价。</text:p>
      <text:p text:style-name="P4">
“在与阎明复先生接触的过程中，我可以感受到他内心是希望中国向民主的方向发展的，这样的人，在中共内部很罕见，但并非没有。为此，我愿意向他表达悼念之意，希望他安息。”</text:p>
      <text:p text:style-name="P4">
责编：凯迪</text:p>
      <text:p text:style-name="P4">
Source: <text:a xlink:type="simple" xlink:href="https://www.rfa.org/mandarin/Xinwen/6-07032023115209.html" text:style-name="Internet_20_link" text:visited-style-name="Visited_20_Internet_20_Link">
https://www.rfa.org/mandarin/Xinwen/6-07032023115209.html</text:a>
</text:p>
      <!--NEWS-->
      <text:h text:style-name="P10" text:outline-level="1">
<text:span text:style-name="T4">
耶伦即将访华：旨在稳定中美经济关系，可能讨论敏感议题</text:span>
</text:h>
      <text:p text:style-name="P4">
Creator: ALAN RAPPEPORT,KEITH BRADSHER</text:p>
      <text:p text:style-name="P4">
Publisher: https://www.facebook.com/nytimeschinese</text:p>
      <text:p text:style-name="P4">
Published Time: 2023-07-03T12:04:30+08:00</text:p>
      <text:p text:style-name="P4">
Description: 这将是耶伦首次以财长身份访华，她将与中国高官以及在华美企高管会面。耶伦此行旨在与中方重新建立对话，双方可能讨论一些敏感议题，包括美光禁令、新疆人权问题等。 Kenny Holston/The New York Times 此次北京之行是珍妮特·耶伦作为财政部长首次访华，紧随国务卿安东尼·布林肯上个月的访问。</text:p>
      <text:p text:style-name="P4">
Images: ["<text:a xlink:type="simple" xlink:href="https://static01.nyt.com/images/2023/07/03/multimedia/00dc-yellenchina-print-mjqh/00dc-yellen-china-mjqh-master1050.jpg" text:style-name="Internet_20_link" text:visited-style-name="Visited_20_Internet_20_Link">
00dc-yellen-c...</text:a>
"]</text:p>
      <text:p text:style-name="P4">
Category: 商业与经济</text:p>
      <text:p text:style-name="P4">
Type: Article</text:p>
      <!--METADATA-->
      <text:p text:style-name="P4">
<draw:frame draw:style-name="fr1" draw:name="Image211" text:anchor-type="as-char" svg:width="6.9236in" svg:height="4.615733in" draw:z-index="0">
<draw:image xlink:href="../Images/cnnytimes/2023-07-03T12-04-30-08-00/00dc-yellen-china-mjqh-master1050.jpg" xlink:type="simple" xlink:show="embed" xlink:actuate="onLoad" draw:mime-type="image/jpeg"/>
</draw:frame>
</text:p>
      <text:p text:style-name="P4">
财政部长珍妮特·耶伦将于周三访问中国，这次访问意义重大，旨在稳定世界最大两个经济体之间的紧张关系。</text:p>
      <text:p text:style-name="P4">
这将是耶伦首次以财政部长身份访华，此前国务卿安东尼·布林肯也曾于上个月访华。今年早些时候，美国发现中国间谍气球飞越美国，而中国对拜登政府阻止中国获取某些敏感技术的努力感到不满，两国之间关系紧张。</text:p>
      <text:p text:style-name="P4">
此行还恰逢全球经济不确定性加剧的时刻，中国疫情后产出萎靡，美国试图在遏制通胀的同时避免经济衰退。</text:p>
      <text:p text:style-name="P4">
尽管希望重新建立对话，但会议可能会涉及多年来一直恶化的敏感问题。</text:p>
      <text:p text:style-name="P4">
拜登政府一直在采取措施，降低美国对中国进口产品的依赖，并试图限制中国 <text:a xlink:type="simple" xlink:href="https://cn.nytimes.com/business/20230629/biden-administration-ai-chips-china/" text:style-name="Internet_20_link" text:visited-style-name="Visited_20_Internet_20_Link">
 获取半导体技术、生物技术和敏感技术，这些技术为机器人、人工智能</text:a>
 和高端计算等提供动力。</text:p>
      <text:p text:style-name="P4">
与此同时，从中国贷款的贫穷国家面临违约，中国不愿就贷款条款进行重新谈判，这让美国感到不满；并且，即使俄罗斯入侵乌克兰，中国仍与俄罗斯保持着密切的经济关系。</text:p>
      <text:p text:style-name="P4">
一位不愿透露姓名的财政部高级官员周日在谈及耶伦此行的优先事项时表示，耶伦将与中国高级官员和在华开展业务的美国公司会面。这位官员表示，耶伦将与中国对等官员讨论全球挑战和共同关心的领域。</text:p>
      <text:p text:style-name="P4">
预计这位财政部长将对中国最近针对美光科技的禁令提出反对，美光科技是一家美国制造商，生产用于手机、电脑和其他电子产品的存储芯片。在拜登政府最近采取措施，禁止中国芯片制造商获得制造先进芯片所需的关键工具后，<text:a xlink:type="simple" xlink:href="https://cn.nytimes.com/china/20230523/micron-technology-china-ban/" text:style-name="Internet_20_link" text:visited-style-name="Visited_20_Internet_20_Link">
 中国政府于5月禁止处理关键信息的公司购买 </text:a>
美光制造的微芯片。该公司的芯片用于手机和电脑等各种电子产品的内存存储，经过审查后，中国互联网监管机构认为存在“相对严重的网络安全问题”。</text:p>
      <text:p text:style-name="P4">
预计耶伦还将对中国对待新疆少数民族的侵犯人权行为表示担忧，中国政府 <text:a xlink:type="simple" xlink:href="https://www.nytimes.com/zh/2019/11/16/world/asia/xinjiang-documents-chinese.html" text:style-name="Internet_20_link" text:visited-style-name="Visited_20_Internet_20_Link">
 被指控在新疆大规模拘禁穆斯林</text:a>
 。美国官员还希望更好地了解中国新反间谍法的范围，该法可能给外国公司带来新的挑战。</text:p>
      <text:p text:style-name="P4">
尽管双方可能都会表达不满，但耶伦打算证明，美国减少对中国依赖、并保护国家安全的行动并不是为了使这两个高度交织的经济体“脱钩”。</text:p>
      <text:p text:style-name="P4">
广告</text:p>
      <text:p text:style-name="P4">
最近几周，耶伦对中国的态度变得温和，称华盛顿和北京之间的关系对整个世界都很重要。在上周接受MSNBC采访时，她表示“良性竞争”可以使两国的劳动者和企业受益。</text:p>
      <text:p text:style-name="P4">
“我这次访华希望重新建立联系，”耶伦说。“有一批新的领导人，我们需要互相了解。”</text:p>
      <text:p text:style-name="P4">
她还说，两国“需要讨论彼此之间的分歧，这样我们就不会产生误解，不会误解彼此的意图。”</text:p>
      <text:p text:style-name="P4">
由于中国担心美国言行不一，财长很可能将面临中方就拜登政府真实意图提出的尖锐问题。</text:p>
      <text:p text:style-name="P4">
拜登政府对中国获取先进技术实施了广泛限制，称中方使用此类技术的能力对美国国家安全构成了威胁。</text:p>
      <text:p text:style-name="P4">
布林肯上周三在纽约的外交关系委员会发表讲话时表示，阻止中国获得可能被用来伤害美国的技术，符合美国的利益。</text:p>
      <text:p text:style-name="P4">
广告</text:p>
      <text:p text:style-name="P4">
“允许他们获取可能被反过来用于对付我们的技术，这怎么会符合我国利益呢？”他反问道，并提到中国不断扩大的核武器计划、高超音速导弹的研发以及“可能用于镇压目的”的人工智能运用。</text:p>
      <text:p text:style-name="P4">
“如果调换立场，他们也会做同样的事情，”他说，并补充称美国正在实施“非常具有针对性、范围非常狭窄的管控措施”。</text:p>
      <text:p text:style-name="P4">
为了减少中国境内先进技术研发的美元投资，白宫还准备出台 <text:a xlink:type="simple" xlink:href="https://www.nytimes.com/2023/02/09/business/us-china-investing-tech-biden.html" text:style-name="Internet_20_link" text:visited-style-name="Visited_20_Internet_20_Link">
 新的投资限制</text:a>
 。</text:p>
      <text:p text:style-name="P4">
虽然耶伦 <text:a xlink:type="simple" xlink:href="https://cn.nytimes.com/usa/20210719/yellen-us-china-trade/" text:style-name="Internet_20_link" text:visited-style-name="Visited_20_Internet_20_Link">
 过去曾质疑 </text:a>
对中国进口商品征收关税的作用，但特朗普政府的关税规定仍在，而且似乎不太可能在短期内被取消。</text:p>
      <text:p text:style-name="P4">
对于美国努力将其供应链从中国转移至其他美国认定的盟友国家，中国也表示了失望。耶伦和其他 <text:a xlink:type="simple" xlink:href="https://www.nytimes.com/2022/11/11/business/us-india-relations.html" text:style-name="Internet_20_link" text:visited-style-name="Visited_20_Internet_20_Link">
 内阁官员将此趋势称为“友岸外包”</text:a>
 。</text:p>
      <text:p text:style-name="P4">
美国依然因中国不肯允许面临债务违约的贫困国家重组贷款而不满，并对中国正在贬值的货币感到担忧，因为这会让中国的出口在美国更具竞争力。</text:p>
      <text:p text:style-name="P4">
广告</text:p>
      <text:p text:style-name="P4">
除了货币汇率形势紧张，中国还面临国内外债务问题。对中国来说，发展中国家的债务危机来得不是时候。随着房地产危机缓慢恶化，许多银行向开发商和地方政府融资部门发放的贷款已经面临严重亏损的风险。这让银行不愿接受海外贷款的巨额损失，尽管西方专家预测，若不能大幅减免债务，这些发展中国家的经济可能很难复苏。</text:p>
      <text:p text:style-name="P4">
疫情期间，美中双方官员的接触非常有限，当时中国基本完全关闭了边境，也不再派官员参加国际经济会议。作为加强国家安全的部分措施，过去几年中国逐渐停止发布数以千计的经济数据系列，导致美国官员更难以了解中国经济的现状。</text:p>
      <text:p text:style-name="P4">
中国周六宣布了国家央行新党委书记的任命，表明北京方面对耶伦的访问非常重视：潘功胜是一位著名的技术官僚，自2016年起担任国家外汇管理局局长，负责监管中国的货币政策。</text:p>
      <text:p text:style-name="P4">
财政部前中国事务高级协调员安凯彬(Christopher Adams)表示，耶伦及其团队“在中国经济愈发缺乏透明度之际，可能会尝试获取更多内幕信息”。</text:p>
      <text:p text:style-name="P4">
Source: <text:a xlink:type="simple" xlink:href="https://cn.nytimes.com/business/20230703/janet-yellen-china-visit/" text:style-name="Internet_20_link" text:visited-style-name="Visited_20_Internet_20_Link">
https://cn.nytimes.com/business/20230703/janet-yellen-china-visit/</text:a>
</text:p>
      <!--NEWS-->
      <text:h text:style-name="P10" text:outline-level="1">
<text:span text:style-name="T4">
气候变化将如何影响度假地图？ (Free Version)</text:span>
</text:h>
      <text:p text:style-name="P4">
Authors: ['']</text:p>
      <text:p text:style-name="P4">
Publisher: 英国《金融时报》</text:p>
      <text:p text:style-name="P4">
Time: 2023-07-03T12:11:34+00:00</text:p>
      <text:p text:style-name="P4">
Published Time: 2023-07-02T12:00:99+08:00</text:p>
      <text:p text:style-name="P4">
Modified Time: 2023-07-03T08:10:99+08:00</text:p>
      <text:p text:style-name="P4">
Description: 库柏：对许多经济状况不错的人来说，气候变化的第一个可感影响将是改变了我们度假的地点。</text:p>
      <text:p text:style-name="P4">
Images: []</text:p>
      <text:p text:style-name="P4">
Themes: 'None'</text:p>
      <text:p text:style-name="P4">
Keywords: ['气候变化', 'FT杂志', '剑桥大学', 'Twitter']</text:p>
      <text:p text:style-name="P4">
Type: Article</text:p>
      <!--METADATA-->
      <text:p text:style-name="P4">
来自FT中文网的温馨提示：如您对更多FT中文网的内容感兴趣，请在苹果应用商店或谷歌应用市场搜索“FT中文网”，下载FT中文网的官方应用。</text:p>
      <text:p text:style-name="P4">
1975年，在德国是电视明星的荷兰人鲁迪•卡雷尔(RudiCarrell)有一首歌走红了，歌名叫《夏天什么时候才会真的再来？》。他渴望过去那样的热浪，“人不需要桑拿的时候/羊很高兴被剪毛的时候”：</text:p>
      <text:p text:style-name="P4">
A summer like in the old days,</text:p>
      <text:p text:style-name="P4">
Yes, with sunshine from June to September</text:p>
      <text:p text:style-name="P4">
And not so wet and Siberian, like last year</text:p>
      <text:p text:style-name="P4">
（歌词大意：像过去那样的夏天，</text:p>
      <text:p text:style-name="P4">
是的，从六月到九月都阳光灿烂</text:p>
      <text:p text:style-name="P4">
而不像去年夏天，潮乎乎，冷得像西伯利亚）</text:p>
      <text:p text:style-name="P4">
至少从1923年开始，寒冷的北方地区的人们就一直渴望炎热的夏天，当时美国上流人士杰拉尔德•墨菲(Gerald Murphy)和萨拉•墨菲(SaraMurphy)在法国蔚蓝海岸(Riviera)发明了日光浴。关于什么样的地方气候最为理想，人们逐渐形成了共识：有海滩的地方，晴朗，气温在25摄氏度左右。</text:p>
      <text:p text:style-name="P4">
但自2019年的热浪以来，夏天已经从让人向往的季节变成了让人发怵的季节。升温速度两倍于全球平均速度的欧洲，在2022年迎来了有史以来最热的夏天，打破了2021年创下的纪录——而那时世界还没有又一次进入具有升温效应的厄尔尼诺气候周期呢。气温高达40度，远处野火在燃烧——这样的海滩还有什么好玩的。</text:p>
      <text:p text:style-name="P4">
对许多经济状况不错的人来说，气候变化的第一个可感影响将是改变了我们度假的地点：毕竟，这比改变我们居住的地点更容易。度假在改变气候（旅游交通现在制造了大约5%的碳排放）的同时也被气候改变。随着疫情过去，旅游业创纪录的时代到来，一份新的全球度假地图将很快出现。</text:p>
      <text:p text:style-name="P4">
目前，海滩是度假地图上的主角。剑桥大学(Cambridge university)2014年的一项研究称：“海滨旅游是全球旅游业的最大组成部分，超过60%的欧洲人选择去海滩度假，海滨旅游占美国旅游收入的80%以上。”</text:p>
      <text:p text:style-name="P4">
一些海滩度假目的地——马尔代夫和加勒比海部分地区——将没入大海。在地中海地区情况也是如此，尤其是在非洲的地中海沿岸地区，不断上升的海平面正在侵蚀海滩。天气也变得酷热难耐。我们很可能会看到，去较凉爽的西班牙北部（去年夏天我在那里避暑）、诺曼底、英国和斯堪的纳维亚半岛的海滩度假成为一种趋势，直到这些地方最终也变得酷热。阿拉斯加和北极很快将成为更持久的避暑天堂。</text:p>
      <text:p text:style-name="P4">
以下是度假地图可能如何改变的一个小小例子。三十年前，我在英格兰南部海岸一个日渐衰败的海滨小镇圣伦纳兹呆了几个月。从19世纪20年代开始，这个地方曾经是一个高端海水浴胜地，直到飞往地中海的廉价航班出现，在英国海滨度假不再流行。当我知道这个地方的时候，海边那些曾经的高档酒店里全是没什么钱的养老金领取者，还有伦敦各地方当局(councils)藏在那里的精神有问题的人。在新的气候下，圣伦纳德可能会恢复昔日荣光（前提是英国水务公司不再向河流和海洋排放未经处理的污水）。天气太热、不适合晒日光浴的时候，你还可以参观苏塞克斯当地的葡萄园。与此同时，西班牙炎热的太阳海岸(Costadel Sol)可能会继承“被遗弃的前度假胜地”这顶桂冠。这种转变将在一定程度上扭转游客的钱从富裕国家流向贫穷国家的历史趋势。</text:p>
      <text:p text:style-name="P4">
另一个可能的趋势是：夏季将不再是旅游旺季。首先，夏天会越来越热，不适合外出旅游。第二，越来越多没有孩子的人不必非得趁着学校放暑假时出游。第三，随着旅游业的蓬勃发展，热门目的地在旅游旺季时的接待能力逼近极限。预计海滩度假胜地将重新重视起春天的生意，为来自北方的游客奉上他们一年中第一缕和煦的阳光。我们甚至可能看到20世纪20年代的那种情况再次回来——当时英国统治阶级会在蔚蓝海岸度过隆冬。</text:p>
      <text:p text:style-name="P4">
冬季滑雪游将逐渐消失。现在，阿尔卑斯山占到全世界滑雪客流的40%，那里已有数百家滑雪场关闭，主要原因之一是降雪量不足。本世纪内，阿尔卑斯山几乎所有冰川都可能消失。亚利桑那大学(UniversityofArizona)的曾旭斌等人写道，1982年至2016年间，美国许多滑雪胜地的滑雪季天数平均缩短了34天。滑雪小镇已经开始尝试向夏季徒步和骑行目的地转型。</text:p>
      <text:p text:style-name="P4">
度假地图的变化将带来痛苦。痛苦的主要承受者将是贫穷国家数以百万计的旅游从业者和他们供养的家人。但这一巨变将只是预演，未来还会有更多人被迫彻底告别自己的家园。</text:p>
      <text:p text:style-name="P4">
译者/何黎</text:p>
      <text:p text:style-name="P4">
Source: <text:a xlink:type="simple" xlink:href="http://www.ftchinese.com/story/001100140" text:style-name="Internet_20_link" text:visited-style-name="Visited_20_Internet_20_Link">
http://www.ftchinese.com/story/001100140</text:a>
</text:p>
      <!--NEWS-->
      <text:h text:style-name="P10" text:outline-level="1">
<text:span text:style-name="T4">
在英港人游行集会“悼七一”　中国粉红滋扰生事惹众怒</text:span>
</text:h>
      <text:p text:style-name="P4">
Author: None</text:p>
      <text:p text:style-name="P4">
Publisher: Radio Free Asia (Organization)</text:p>
      <text:p text:style-name="P4">
Published Time: 2023-07-03T12:13:00-04:00</text:p>
      <text:p text:style-name="P4">
Modified Time: 2023-07-03T13:02: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5.1927in" draw:z-index="0">
<draw:image xlink:href="../Images/rfamandarin/2023-07-03T12-13-00-04-00/000000.png" xlink:type="simple" xlink:show="embed" xlink:actuate="onLoad" draw:mime-type="image/png"/>
</draw:frame>
在伦敦，数十名在英港人在香港驻伦敦经贸办外集会，悼念在2021年7月1日，于铜锣湾持刀刺警后，再自刺胸膛身亡的梁健辉。 <text:a xlink:type="simple" xlink:href="https://www.rfa.org/mandarin/yataibaodao/gangtai/al1-07032023115747.html/@@images/image" text:style-name="Internet_20_link" text:visited-style-name="Visited_20_Internet_20_Link">
</text:a>
（吕熙摄）  </text:p>
      <text:p text:style-name="P4">
大会在香港经贸办外放置一幅描绘梁健辉自刺后手按胸膛的画作，上书“舍身成仁 浩气长存”。 （石头摄）</text:p>
      <text:p text:style-name="P4">
</text:p>
      <text:p text:style-name="P4">
大会在香港经贸办外放置一幅描绘梁健辉自刺后手按胸膛的画作，上书“舍身成仁 浩气长存”。 （石头摄）</text:p>
      <text:p text:style-name="P4">
</text:p>
      <text:p text:style-name="P4">
不少参加者献上鲜花，部分人神情哀伤。 （吕熙摄）</text:p>
      <text:p text:style-name="P4">
</text:p>
      <text:p text:style-name="P4">
不少参加者献上鲜花，部分人神情哀伤。 （吕熙摄）</text:p>
      <text:p text:style-name="P4">
</text:p>
      <text:p text:style-name="P4">
来自广东的J发言时，感谢香港对他的政治启蒙，认为香港揭穿了“一国两制”的谎言。 （吕熙摄）</text:p>
      <text:p text:style-name="P4">
今年的七月一号是香港主权移交26周年，同时标志着《港区国安法》生效3周年。在香港政府大肆庆祝之际，英国曼彻斯特、谢菲尔德市及伦敦等地港人，以游行集会等方式，抗议北京以《国安法》侵害港人自由和权利。其中谢菲尔德市（Sheffield）的游行，再被中国“小粉红”滋扰，却反而使更多当地人支持港人。</text:p>
      <text:p text:style-name="Quotations">

<text:p text:style-name="P4">
【英国 <text:a xlink:type="simple" xlink:href="https://twitter.com/hashtag/%E8%B0%A2%E8%8F%B2%E5%B0%94%E5%BE%B7" text:style-name="Internet_20_link" text:visited-style-name="Visited_20_Internet_20_Link">
 #谢菲尔德&gt;
 </text:a>
&gt;
 港人七一游行 中国 <text:a xlink:type="simple" xlink:href="https://twitter.com/hashtag/%E5%B0%8F%E7%B2%89%E7%BA%A2" text:style-name="Internet_20_link" text:visited-style-name="Visited_20_Internet_20_Link">
 #小粉红&gt;
 </text:a>
&gt;
 情绪激动】  &gt;
  【以普通话和英国警察争辩：他们在干什么？你看一看呀！】  &gt;
  英国谢菲尔德港人举办七一游行，期间一对自称谢菲尔德大学中国留学生的男女情绪激动，拉扯示威者手中的「光时旗」。当地警察介入调停后，该男子和警察争论。  &gt;
  &gt;
  RFA记者：吕熙（伦敦） <text:a xlink:type="simple" xlink:href="https://t.co/LF1TNGZ9I3" text:style-name="Internet_20_link" text:visited-style-name="Visited_20_Internet_20_Link">
 pic.twitter.com/LF1TNGZ9I3 </text:a>
&gt;
&gt;
 — 自由亚洲电台 (@RFA_Chinese) <text:a xlink:type="simple" xlink:href="https://twitter.com/RFA_Chinese/status/1675269417310011392" text:style-name="Internet_20_link" text:visited-style-name="Visited_20_Internet_20_Link">
 July 1, 2023&gt;
 </text:a>
</text:p>

</text:p>
      <ul>
        <li>
<text:span text:style-name="T4">
<text:a xlink:type="simple" xlink:href="https://www.rfa.org/mandarin/Xinwen/al-07022023092510.html" text:style-name="Internet_20_link" text:visited-style-name="Visited_20_Internet_20_Link">
 伦敦港人七一悼念反送中运动逝者 </text:a>
 </text:span>
  * <text:a xlink:type="simple" xlink:href="https://www.rfa.org/mandarin/Xinwen/al-07012023173801.html" text:style-name="Internet_20_link" text:visited-style-name="Visited_20_Internet_20_Link">
 <text:span text:style-name="T4">
英国雪埠市港人七一游行被小粉红滋扰</text:span>
 </text:a>
</li>
      </ul>
      <text:p text:style-name="Quotations">

<text:p text:style-name="P4">
【英国 <text:a xlink:type="simple" xlink:href="https://twitter.com/hashtag/%E8%B0%A2%E8%8F%B2%E5%B0%94%E5%BE%B7" text:style-name="Internet_20_link" text:visited-style-name="Visited_20_Internet_20_Link">
 #谢菲尔德&gt;
 </text:a>
&gt;
 港人七一游行 中国 <text:a xlink:type="simple" xlink:href="https://twitter.com/hashtag/%E5%B0%8F%E7%B2%89%E7%BA%A2" text:style-name="Internet_20_link" text:visited-style-name="Visited_20_Internet_20_Link">
 #小粉红&gt;
 </text:a>
&gt;
 情绪激动】  &gt;
  【以普通话和英国警察争辩：他们在干什么？你看一看呀！】  &gt;
  英国谢菲尔德港人举办七一游行，期间一对自称谢菲尔德大学中国留学生的男女情绪激动，拉扯示威者手中的「光时旗」。当地警察介入调停后，该男子和警察争论。  &gt;
  &gt;
  RFA记者：吕熙（伦敦） <text:a xlink:type="simple" xlink:href="https://t.co/LF1TNGZ9I3" text:style-name="Internet_20_link" text:visited-style-name="Visited_20_Internet_20_Link">
 pic.twitter.com/LF1TNGZ9I3 </text:a>
&gt;
&gt;
 — 自由亚洲电台 (@RFA_Chinese) <text:a xlink:type="simple" xlink:href="https://twitter.com/RFA_Chinese/status/1675269417310011392" text:style-name="Internet_20_link" text:visited-style-name="Visited_20_Internet_20_Link">
 July 1, 2023&gt;
 </text:a>
</text:p>

</text:p>
      <text:p text:style-name="P4">
“他们说香港不是中国的。不是！不是！”（But, they say Hong Kong is not China. No!No!）英国谢菲尔德市（Sheffield）港人周六（7月1日）举办七一游行，期间一对自称是谢菲尔德大学中国留学生的男女，情绪激动地拉扯示威者手中的“光时旗”。</text:p>
      <text:p text:style-name="P4">
现场视频所见，当地警察介入调停后，该男子先尝试以英文和警察争论，之后又和英国警察说起普通话：“他们在干什么？你看他啊！”</text:p>
      <text:p text:style-name="Quotations">

<text:p text:style-name="P4">
【英国 <text:a xlink:type="simple" xlink:href="https://twitter.com/hashtag/%E8%B0%A2%E8%8F%B2%E5%B0%94%E5%BE%B7" text:style-name="Internet_20_link" text:visited-style-name="Visited_20_Internet_20_Link">
 #谢菲尔德&gt;
 </text:a>
&gt;
 港人七一游行 中国 <text:a xlink:type="simple" xlink:href="https://twitter.com/hashtag/%E5%B0%8F%E7%B2%89%E7%BA%A2" text:style-name="Internet_20_link" text:visited-style-name="Visited_20_Internet_20_Link">
 #小粉红&gt;
 </text:a>
&gt;
 情绪激动】  &gt;
  【以普通话和英国警察争辩：他们在干什么？你看一看呀！】  &gt;
  英国谢菲尔德港人举办七一游行，期间一对自称谢菲尔德大学中国留学生的男女情绪激动，拉扯示威者手中的「光时旗」。当地警察介入调停后，该男子和警察争论。  &gt;
  &gt;
  RFA记者：吕熙（伦敦） <text:a xlink:type="simple" xlink:href="https://t.co/LF1TNGZ9I3" text:style-name="Internet_20_link" text:visited-style-name="Visited_20_Internet_20_Link">
 pic.twitter.com/LF1TNGZ9I3 </text:a>
&gt;
&gt;
 — 自由亚洲电台 (@RFA_Chinese) <text:a xlink:type="simple" xlink:href="https://twitter.com/RFA_Chinese/status/1675269417310011392" text:style-name="Internet_20_link" text:visited-style-name="Visited_20_Internet_20_Link">
 July 1, 2023&gt;
 </text:a>
</text:p>

</text:p>
      <text:p text:style-name="P4">
另有两名操普通话的男子挑衅和恐吓游行港人，举起不文手势，又不断叫嚣：“拍你爸爸！我们是中国人！你跟我一样，但是他是你爸爸、你爷爷、你祖宗。拍你祖宗！”</text:p>
      <text:p text:style-name="P4">
主办游行的谢菲尔德市港人组织Re-Water发表声明，表示游行起步前，已有疑似中国“小粉红”在人群中穿梭监视，起步后再有三名操普通话男子挑衅并推撞游行人士、以脏话指骂义工，阻碍游行队伍前进。</text:p>
      <text:p text:style-name="P4">
<text:span text:style-name="T4">
在英港人和平集会接连遇袭</text:span>
</text:p>
      <text:p text:style-name="P4">
而就在两个星期前，几名港人在英国南安普敦市（Southampton）参与反送中运动纪念集会后，被疑似中国留学生袭击，造成两人轻伤，事件其后不了了之。算上去年10月的中国驻曼城外交官施袭事件，以及2021年底的伦敦唐人街袭击案，在英港人在英国的和平集会，接连被中方官员和“小粉红”施袭干扰。</text:p>
      <text:p text:style-name="P4">
“对华政策跨国议会联盟”（Inter-Parliamentary Alliance on China，IPAC）执行董事裴伦德（Luke dePulford）在推特转载相关视频，批评英国政府没有解决频频出现的中国“小粉红”骚扰港人问题。</text:p>
      <text:p text:style-name="P4">
裴伦德说：“已经多少次了？ 我们在 BNO 签证计划一开始就已经警告过英国政府，这种情况将会发生。然而他们到现在还没有制定出阻止这些事件的计划。”</text:p>
      <text:p text:style-name="P4">
<text:span text:style-name="T4">
小粉红滋扰反使当地人支持港人</text:span>
</text:p>
      <text:p text:style-name="P4">
主办谢菲尔德市七一集会的港人组织Re-Water表示，事发时得到英国警察和一些热心当地人的协助，游行才能够顺利继续、无人受伤，也反而使一些当地人加入游行。他们强调，在场的中国人有权利表达意见，但无权阻止港人行动，重申乐意以理性方式交流、辩论，而非暴力相向。</text:p>
      <text:p text:style-name="P4">
他们对中国人阻止游行并拉扯示威物品表示愤怒，但重申港人不会惧怕，将继续向世界宣告，必须与摧毁港人自由的中共政权切割。 Re-Water呼吁谢菲尔德市政府应与中国鞍山市及成都市脱离姊妹城市关系，并要求英国首相苏纳克立即兑现承诺，关闭所有孔子学院，同时保护香港人在英国的游行、集会自由。</text:p>
      <text:p text:style-name="P4">
<text:span text:style-name="T4">
伦敦港人悼反送中运动死者</text:span>
</text:p>
      <text:p text:style-name="P4">
而在伦敦，数十名在英港人在香港驻伦敦经贸办外集会，悼念在2021年7月1日，于铜锣湾持刀刺警后，再自刺胸膛身亡的梁健辉。</text:p>
      <text:p text:style-name="P4">
在伦敦时间下午4时20分，即梁健辉当日宣告不治的一刻，集会港人一同默哀，哀悼梁健辉，及其他在反送中运动中去世的香港人。大会在香港经贸办外放置一幅描绘梁健辉自刺后手按胸膛的画作，上书“舍身成仁浩气长存”。不少参加者献上鲜花，部分人神情哀伤。</text:p>
      <text:p text:style-name="P4">
有参与者向本台表示，梁健辉刺警事件让他感到难过，形容是“不想再提，但不敢忘记”。他又形容“七一”是伤感的日子，即使香港官方大肆庆祝，但市民的想法完全不同：“我希望所有的香港人都不要忘记这一天，因为大家都知道是什么事，七月一日就是英国政府把香港交给中国的日子，对香港人而言，是一个很大的打击。”</text:p>
      <text:p text:style-name="P4">
<text:span text:style-name="T4">
参加者：爱国不必洗脑强迫</text:span>
</text:p>
      <text:p text:style-name="P4">
参与集会的港人Amanda表示，七月一日对她而言别具意义，因为20年前的七月一日，她和50万港人一同上街反对《基本法》23条立法，成功迫使港府撤回立法。然而到了今天，即使梁健辉以生命向政权控诉，政权都充耳不闻。</text:p>
      <text:p text:style-name="P4">
参与集会的港人Amanda表示，梁健辉以生命向政权控诉，政权都充耳不闻。 （吕熙摄）  <text:a xlink:type="simple" xlink:href="https://www.rfa.org/mandarin/yataibaodao/gangtai/al1-07032023115747.html/img_9092.jpg" text:style-name="Internet_20_link" text:visited-style-name="Visited_20_Internet_20_Link">
</text:a>
</text:p>
      <text:p text:style-name="P4">
Amanda说：“想不到20年后没有一个好的结局。2019年的反送中运动，港府没有好好处理，使事态升级，使我们那么多人要离散到这里。我觉得一个极权到底是到了什么地步，才会把一个人推到如此绝望境地，做出如此不理性的事？真是一个很可怜的人物。”</text:p>
      <text:p text:style-name="P4">
她以“呕心”形容香港在“七一”到处高挂五星红旗的景像，认为爱国不必洗脑强迫。她希望海外港人把握每个机会，向身边人诉说真正的香港故事，即使力量微小，也希望向仍在港的朋友说，离开的港人并没有忘记。</text:p>
      <text:p text:style-name="P4">
来自广东的J发言时，感谢香港对他的政治启蒙，认为香港揭穿了“一国两制”的谎言。他以“南粤”称呼广东，希望香港和“南粤”有一天可以各自独立，成为“很好的邻国”。</text:p>
      <text:p text:style-name="P4">
记者：吕熙（伦敦） 责编：嘉远 网编：瑞哲</text:p>
      <text:p text:style-name="P4">
Source: <text:a xlink:type="simple" xlink:href="https://www.rfa.org/mandarin/yataibaodao/gangtai/al1-07032023115747.html" text:style-name="Internet_20_link" text:visited-style-name="Visited_20_Internet_20_Link">
https://www.rfa.org/mandarin/yataibaodao/gangtai/al1-07032023115747.html</text:a>
</text:p>
      <!--NEWS-->
      <text:h text:style-name="P10" text:outline-level="1">
<text:span text:style-name="T4">
台湾周一开始进行两天的导弹试射</text:span>
</text:h>
      <text:p text:style-name="P4">
Author: chinese@voanews.com (美国之音)</text:p>
      <text:p text:style-name="P4">
Publisher: 美国之音中文网 (Type: NewsMediaOrganization)</text:p>
      <text:p text:style-name="P4">
Published Time: 2023-07-03T12:15:30+08:00</text:p>
      <text:p text:style-name="P4">
Modified Time: 2023-07-03 16:40:44Z</text:p>
      <text:p text:style-name="P4">
Description: 台湾将于周一开始为期两天的导弹实弹试射，之后将进行最大规模的年度军事演习，以加强针对日益咄咄逼人中国的备战。</text:p>
      <text:p text:style-name="P4">
Videos: []</text:p>
      <text:p text:style-name="P4">
Images: []</text:p>
      <text:p text:style-name="P4">
Categories: ['台湾', '军事']</text:p>
      <text:p text:style-name="P4">
Type: None</text:p>
      <!--METADATA-->
      <text:p text:style-name="P4">
NoneNone</text:p>
      <text:p text:style-name="P4">
Source: <text:a xlink:type="simple" xlink:href="https://www.voachinese.com/a/taiwan-to-conduct-missile-live-firing-test-20230703/7164447.html" text:style-name="Internet_20_link" text:visited-style-name="Visited_20_Internet_20_Link">
https://www.voachinese.com/a/taiwan-to-conduct-missile-live-firing-test-20230703/7164447.html</text:a>
</text:p>
      <!--NEWS-->
      <text:h text:style-name="P10" text:outline-level="1">
<text:span text:style-name="T4">
莫斯科称已有70万儿童从乌冲突区转移到俄</text:span>
</text:h>
      <text:p text:style-name="P4">
Author: 联合早报 (Person)</text:p>
      <text:p text:style-name="P4">
Publisher: 联合早报 (Organization)</text:p>
      <text:p text:style-name="P4">
Published Time: 2023-07-03T12:26</text:p>
      <text:p text:style-name="P4">
Modified Time: 2023-07-03T12:33</text:p>
      <text:p text:style-name="P4">
Description: 俄罗斯联邦委员会（议会上院）国际事务委员会主席卡拉辛说，俄罗斯已将约70万名乌克兰冲突区儿童带入俄罗斯境内。路透社报道，卡拉辛（Grigory Karasin）星期天（7月2日）晚...</text:p>
      <text:p text:style-name="P4">
Videos: []</text:p>
      <text:p text:style-name="P4">
Audios: []</text:p>
      <text:p text:style-name="P4">
Images: []</text:p>
      <text:p text:style-name="P4">
Type: NewsArticle</text:p>
      <text:p text:style-name="P4">
Breadcrumbs: ['即时', '国际']</text:p>
      <text:p text:style-name="P4">
Keywords: ['俄罗斯', '乌克兰', '儿童', '俄乌战争']</text:p>
      <!--METADATA-->
      <text:p text:style-name="P4">
俄罗斯联邦委员会（议会上院）国际事务委员会主席卡拉辛说，俄罗斯已将约70万名乌克兰冲突区儿童带入俄罗斯境内。</text:p>
      <text:p text:style-name="P4">
路透社报道，卡拉辛（GrigoryKarasin）星期天（7月2日）晚上在即时通讯平台Telegram写道：“近几年有70万儿童，为逃离乌克兰冲突地区的轰炸炮击，而到我们这里寻求庇护。”他也是俄罗斯前副外长。</text:p>
      <text:p text:style-name="P4">
俄罗斯去年2月对乌克兰发动全面入侵。莫斯科称，将乌克兰儿童带入俄罗斯境内，是为了保护冲突地区的孤儿和被遗弃的儿童。</text:p>
      <text:p text:style-name="P4">
然而，乌克兰指许多儿童是被非法带离乌克兰的，而美国说，数以千计的儿童被强行带离家园。</text:p>
      <text:p text:style-name="P4">
乌克兰大部分人员和儿童的流动，发生在 <text:a xlink:type="simple" xlink:href="https://www.zaobao.com/keywords/e-wu-zhan-zheng" text:style-name="Internet_20_link" text:visited-style-name="Visited_20_Internet_20_Link">
 俄乌战争 </text:a>
爆发的最初几个月，以及去年8月下旬乌克兰开始大规模反攻，收复东部和南部被占领领土之前。</text:p>
      <text:p text:style-name="P4">
2022年7月，美国估计俄罗斯已“强行转移”26万名儿童。乌克兰被占领区一体化部说，目前有1万9492名乌克兰儿童被视为非法转移。</text:p>
      <text:p text:style-name="P4">
Source: <text:a xlink:type="simple" xlink:href="https://www.zaobao.com.sg/realtime/world/story20230703-1410114" text:style-name="Internet_20_link" text:visited-style-name="Visited_20_Internet_20_Link">
https://www.zaobao.com.sg/realtime/world/story20230703-1410114</text:a>
</text:p>
      <!--NEWS-->
      <text:h text:style-name="P10" text:outline-level="1">
<text:span text:style-name="T4">
悬赏百万港币 港警通缉8位民主人士</text:span>
</text:h>
      <text:p text:style-name="P4">
Author: None (Language: zh)</text:p>
      <text:p text:style-name="P4">
Publisher: None</text:p>
      <text:p text:style-name="P4">
Time: 2023-07-03T12:29:00Z</text:p>
      <text:p text:style-name="P4">
Description: 香港警方宣布每人悬赏100万港元，通缉8名流亡海外的香港知名港民主活动人士，指控他们涉嫌违反港区《国安法》。警方称只要他们一天不回香港，港警就不能实施拘捕。</text:p>
      <text:p text:style-name="P4">
Videos: []</text:p>
      <text:p text:style-name="P4">
Images: []</text:p>
      <text:p text:style-name="P4">
Subject: 时政风云</text:p>
      <text:p text:style-name="P4">
Subjects: ['悬赏', '百万港币', '港警', '通缉', '民主人士', '流亡', '海外港人', '国安法', '异议人士', '引渡']</text:p>
      <text:p text:style-name="P4">
Keywords: ['意见反馈']</text:p>
      <text:p text:style-name="P4">
ID: 66101360</text:p>
      <!--METADATA-->
      <text:p text:style-name="P4">
<text:a xlink:type="simple" xlink:href="https://www.dw.com/zh/overlay/image/article/66101360/63379729" text:style-name="Internet_20_link" text:visited-style-name="Visited_20_Internet_20_Link">
 </text:a>
</text:p>
      <text:p text:style-name="P4">
北京于2020年在香港全面实施国安法，打击异议人士。</text:p>
      <text:p text:style-name="P4">
（德国之声中文网）香港警方周一（7月3日）宣布每人悬赏100万港元，通缉8名流亡海外的香港知名港民主活动人士，指控他们涉嫌违反港区《国安法》。</text:p>
      <text:p text:style-name="P4">
2019年香港爆发的大规模、有时甚至出现暴力的民主抗议活动被镇压后，北京于2020年在香港全面 <text:a xlink:type="simple" xlink:href="https://www.dw.com/zh/zh/国安法永久地改变了香港吗/a-66089541" text:style-name="Internet_20_link" text:visited-style-name="Visited_20_Internet_20_Link">
 实施国安法</text:a>
，打击异议人士。随后，此次被通缉的8名知名民主活动人士逃离了香港。</text:p>
      <text:p text:style-name="P4">
香港国安处总警司李桂华周一召开记者会，称这8名人士“干犯了严重的危害国家安全罪”。</text:p>
      <text:p text:style-name="P4">
他们是前立法会议员 <text:a xlink:type="simple" xlink:href="https://www.dw.com/zh/zh/台立法院首场香港公听会-罗冠聪张崑阳在线出席/a-60220187" text:style-name="Internet_20_link" text:visited-style-name="Visited_20_Internet_20_Link">
 罗冠聪 </text:a>
、 <text:a xlink:type="simple" xlink:href="https://www.dw.com/zh/zh/前香港立法會議員許智峯被控藐視法庭-判刑三年半/a-63291116" text:style-name="Internet_20_link" text:visited-style-name="Visited_20_Internet_20_Link">
 许智峰 </text:a>
、郭荣铿、前职工会联盟总干事蒙兆达、前法政汇思召集人任建峰，以及袁弓夷、郭凤仪和刘祖迪。</text:p>
      <text:p text:style-name="P4">
他们被指控的罪名包括煽动分裂国家、煽动颠覆国家政权，以及勾结外国或境外势力危害国家安全，同时在海外宣扬“港独”、“台独”等。这些罪行最高可判无期徒刑。</text:p>
      <text:p text:style-name="P4">
李桂华称，他们鼓吹外国制裁或恐吓香港官员，以及鼓吹制裁香港法官或检控人员。</text:p>
      <text:p text:style-name="P4">
他说，这些人只要一天不回香港，香港警方就不能拘捕他们。</text:p>
      <text:p text:style-name="P4">
“但我们不会停止（追捕他们）。”李桂华说。</text:p>
      <text:p text:style-name="P4">
凡提供有关这8名人士的信息导致他们被逮捕或起诉者，将获得100万港元悬赏金。</text:p>
      <ul>
        <li>
</li>
      </ul>
      <h5>
港警称「涉破坏安宁」带走六四点灯、持花者</h5>
      <text:h text:style-name="P12" text:outline-level="3">
<text:span text:style-name="T4">
手举鲜花的「王婆婆」</text:span>
</text:h>
      <text:p text:style-name="P4">
又称「王婆婆」的香港社运人士王凤瑶在6月4日下午5点多到了警方封锁范围附近。她拿着一束鲜花，双手比出「五一」手势，接着便被一群警察包围并带上警车。今年67岁的王凤瑶因在2019年反修例游行中经常举着英国国旗而引人注目，曾数次被香港和中国大陆警方拘留。</text:p>
      <ul>
        <li>
</li>
      </ul>
      <h5>
港警称「涉破坏安宁」带走六四点灯、持花者</h5>
      <text:h text:style-name="P12" text:outline-level="3">
<text:span text:style-name="T4">
前记协主席遭扣留后获释</text:span>
</text:h>
      <text:p text:style-name="P4">
香港记者协会前主席麦燕庭（图右上二）在傍晚6点多现身铜锣湾，在一家商场外遭到警方盘查，几分钟后被警察带走。香港记协6月5日透过公开声明表示，记协前主席兼法广特约记者麦燕庭在湾仔警署被扣留至晚上11时始获释，但未获告知被控任何罪行。</text:p>
      <ul>
        <li>
</li>
      </ul>
      <h5>
港警称「涉破坏安宁」带走六四点灯、持花者</h5>
      <text:h text:style-name="P12" text:outline-level="3">
<text:span text:style-name="T4">
社民连主席的纸花和电子蜡烛</text:span>
</text:h>
      <text:p text:style-name="P4">
社运人士、社民连主席陈宝莹（左二）在晚上7点多到了维园附近的纪利佐治街，手持黄色纸花和电子蜡烛，在被警方问话之后便被带上警车。社民连在当天稍晚表示，陈宝莹被带到被带到湾仔警署后，于晚上9时15分获准离开，未被要求任何担保。</text:p>
      <ul>
        <li>
</li>
      </ul>
      <h5>
港警称「涉破坏安宁」带走六四点灯、持花者</h5>
      <text:h text:style-name="P12" text:outline-level="3">
<text:span text:style-name="T4">
邓建华、徐汉光也被带走</text:span>
</text:h>
      <text:p text:style-name="P4">
晚间8点左右，身穿印有《文汇报》六四报导图案上衣的香港职工盟前副主席邓建华（图中）被警方拦下盘查，接着被带上警车，他随后于Facebook上表示正于湾仔「协助调查」。大约也在8点多，手持电子蜡烛的前支联会常委徐汉光也于铜锣湾地铁站附近被一群警察带上警车离开。</text:p>
      <ul>
        <li>
</li>
      </ul>
      <h5>
港警称「涉破坏安宁」带走六四点灯、持花者</h5>
      <text:h text:style-name="P12" text:outline-level="3">
<text:span text:style-name="T4">
《5月35日》剧本</text:span>
</text:h>
      <text:p text:style-name="P4">
一名身穿黑衣、戴口罩的男子向在场记者展示香港剧作家庄梅岩的六四舞台剧本《5月35日》；也有人用手机播放六四相关歌曲，在街上喊「我们要自由」、「香港人不要怕」，最终也被带离开。</text:p>
      <ul>
        <li>
</li>
      </ul>
      <h5>
港警称「涉破坏安宁」带走六四点灯、持花者</h5>
      <text:h text:style-name="P12" text:outline-level="3">
<text:span text:style-name="T4">
手机点灯破坏社会安宁？</text:span>
</text:h>
      <text:p text:style-name="P4">
多名员警将一名开着手机闪光灯的男子带离维园附近。香港警方晚上表示，6月4日当天有11男12女，合共23人涉嫌「破坏社会安宁」被警方拘捕或带走调查；有1人因「涉嫌妨碍警务人员执行职务」遭到拘捕。</text:p>
      <ul>
        <li>
</li>
      </ul>
      <h5>
港警称「涉破坏安宁」带走六四点灯、持花者</h5>
      <text:h text:style-name="P12" text:outline-level="3">
<text:span text:style-name="T4">
「不要忘記六四」</text:span>
</text:h>
      <text:p text:style-name="P4">
6月3日，艺名「三木」的陈式森（图中）在六四前一天于铜锣湾的某条街上唱着「不要忘记六四！不要忘记六四！香港人，不要怕他们」。随后他被警员带走时，还沿途高喊着「勿忘六四」、「打倒暴政」、「香港人不要怕」。</text:p>
      <ul>
        <li>
</li>
      </ul>
      <h5>
港警称「涉破坏安宁」带走六四点灯、持花者</h5>
      <text:h text:style-name="P12" text:outline-level="3">
<text:span text:style-name="T4">
禁食89643.4秒</text:span>
</text:h>
      <text:p text:style-name="P4">
前支联会义工关振邦（左）、香港天安门母亲成员刘家仪也在6月3日前往维园喷水池，计划在6点04分起在维园禁食。他们手中举着「禁食89643.4秒」、「哀悼六四死难者，向天安门母亲致敬」的标语，身穿印有「896420」和「真相」字样的上衣。两人在喷水池前停留数分钟后便被香港警方带走，同时警告两人涉「作出具意图煽动的作为」。刘家仪在6月5日于Facebook上表示「已在48小时内保释，同时亦完成个人悼念的禁食，暂时平安」。</text:p>
      <ul>
        <li>
</li>
      </ul>
      <h5>
港警称「涉破坏安宁」带走六四点灯、持花者</h5>
      <text:h text:style-name="P12" text:outline-level="3">
<text:span text:style-name="T4">
过去几年六四的维园</text:span>
</text:h>
      <text:p text:style-name="P4">
自1990年以来，每年6月4日由香港支联会举办的六四烛光晚会都会吸引上万人齐聚香港维多利亚公园，一同悼念六四事件死难者。但此活动自2019年新冠疫情爆发后，香港当局以防疫为由两度禁止集会。接下来，2020年通过的《国安法》将纪念活动视为违法，2021年又遭遇了支联会解散，此后六四纪念晚会不复存在。图为2020年6月4日香港民众自发地至维园以烛光纪念六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国安法重塑了香港社会，摧毁了这个特别自治区与内地之间曾经存在的法律防火墙。国安法规定可以在全球各地追查被指控规反其规定的人士。</text:p>
      <text:p text:style-name="P4">
根据该法律，国安案件由香港政府指定的警察、检察官和法官处理，北京可以接管某些案件，在内地不透明、被中共严格控制的司法系统中进行审判。</text:p>
      <text:p text:style-name="P4">
这份通缉名单发布的两天之前，香港政府举行了“回归26周年”庆典活动。</text:p>
      <text:p text:style-name="P4">
此时也正值港区国安法颁布施行三周年。</text:p>
      <text:p text:style-name="P4">
三年来，已有260人因此法遭到逮捕，其中160多人和5家公司遭到起诉。大多数被告都是知名的民主政治人士、活动人士、工会成员和记者。</text:p>
      <text:p text:style-name="P4">
被列入通缉名单的活动人士任建峰（香港前律师、澳大利亚公民）告诉法新社，他为香港感到悲伤。</text:p>
      <text:p text:style-name="P4">
“这反映了香港的堕落程度。”任建峰说，“香港政府和中共当局试图表明他们的法律可以全球通行。”</text:p>
      <text:p text:style-name="P4">
北京实施港区国安法后，美国、英国、澳大利亚和加拿大等10个国家暂停了与香港的刑事司法互助协议。</text:p>
      <text:h text:style-name="P12" text:outline-level="3">
<text:span text:style-name="T4">
生於國安法時代的學生組織:「贤学思政」成员被判刑</text:span>
</text:h>
      <text:p text:style-name="P4">
（法新社）</text:p>
      <text:p text:style-name="P4">
Source: <text:a xlink:type="simple" xlink:href="https://www.dw.com/zh/悬赏百万港币-港警通缉8位民主人士/a-66101360" text:style-name="Internet_20_link" text:visited-style-name="Visited_20_Internet_20_Link">
https://www.dw.com/zh/悬赏百万港币-港警通缉8位民主人士/a-66101360?maca=chi-rss-chi-all-1127-rdf</text:a>
</text:p>
      <!--NEWS-->
      <text:h text:style-name="P10" text:outline-level="1">
<text:span text:style-name="T4">
乌克兰上周在东部南部收复37平方公里国土</text:span>
</text:h>
      <text:p text:style-name="P4">
Publisher: 法新社</text:p>
      <text:p text:style-name="P4">
Published Time: 2023-07-03T12:32:07+00:00</text:p>
      <text:p text:style-name="P4">
Modified Time: 2023-07-03T12:20:02+00:00</text:p>
      <text:p text:style-name="P4">
Description: （法新社基辅3日电） 乌克兰官员今天表示，乌国部队上周从俄罗斯军队手中收复37平方公里国土。乌克兰总统泽伦斯基形容上周前线战况「胶着」，但他赞扬乌军在南部和东部有所斩获。</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3.617581in" draw:z-index="0">
<draw:image xlink:href="../Images/rficn/2023-07-03T12-32-07-00-00/000000.png" xlink:type="simple" xlink:show="embed" xlink:actuate="onLoad" draw:mime-type="image/png"/>
</draw:frame>
</text:p>
      <text:p text:style-name="P4">
乌克兰累积大量西方武器和弹药后，几周前宣布发动各界高度期待的反攻。</text:p>
      <text:p text:style-name="P4">
乌克兰国防部副部长马里亚尔（Ganna Malyar）表示，「过去一周，（东部）收复9平方公里」，另在南部光复28平方公里土地。</text:p>
      <text:p text:style-name="P4">
乌军在南部与东部前线，都得面对俄军壕沟深广的防御阵地。</text:p>
      <text:p text:style-name="P4">
马里亚尔说，乌军在东部巴赫姆特市（Bakhmut）周边与俄军「激烈」战斗，在南部面向梅利托波尔（Melitopol）与伯德扬斯克（Berdyansk）区块的前线则传出「捷报」。</text:p>
      <text:p text:style-name="P4">
泽伦斯基（Volodymyr Zelenskyy）今天表示，上周在前线对抗俄军的「战况胶着」，但他赞扬乌军在南部和东部有所斩获。</text:p>
      <text:p text:style-name="P4">
泽伦斯基在社群媒体上写道：「上周前线战况胶着，但我们取得进展，我们一步步向前推进！」</text:p>
      <text:p text:style-name="P4">
Source: <text:a xlink:type="simple" xlink:href="https://www.rfi.fr/cn/%E5%9B%BD%E9%99%85%E6%8A%A5%E9%81%93/20230703-%E4%B9%8C%E5%85%8B%E5%85%B0%E4%B8%8A%E5%91%A8%E5%9C%A8%E4%B8%9C%E9%83%A8%E5%8D%97%E9%83%A8%E6%94%B6%E5%A4%8D37%E5%B9%B3%E6%96%B9%E5%85%AC%E9%87%8C%E5%9B%BD%E5%9C%9F" text:style-name="Internet_20_link" text:visited-style-name="Visited_20_Internet_20_Link">
https://www.rfi.fr/cn/%E5%9B%BD%E9%99%85%E6%8A%A5%E9%81%93/20230703-%E4%B9%8C%E5%85%8B%E5%85%B0%E4%B8%8A%E5%91%A8%E5%9C%A8%E4%B8%9C%E9%83%A8%E5%8D%97%E9%83%A8%E6%94%B6%E5%A4%8D37%E5%B9%B3%E6%96%B9%E5%85%AC%E9%87%8C%E5%9B%BD%E5%9C%9F</text:a>
</text:p>
      <!--NEWS-->
      <text:h text:style-name="P10" text:outline-level="1">
<text:span text:style-name="T4">
世界球后斯威雅蒂直落二克敌 温网首轮旗开得胜</text:span>
</text:h>
      <text:p text:style-name="P4">
Publisher: 法新社</text:p>
      <text:p text:style-name="P4">
Published Time: 2023-07-03T12:32:10+00:00</text:p>
      <text:p text:style-name="P4">
Modified Time: 2023-07-03T15:20:05+00:00</text:p>
      <text:p text:style-name="P4">
Description: （法新社伦敦3日电） 波兰籍世界球后斯威雅蒂（Iga Swiatek）今天在温网首轮以6比1、6比3直落二，轻松击败世界排名第34的中国女将朱琳，顺利晋级第二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2" text:anchor-type="as-char" svg:width="6.9236in" svg:height="3.617581in" draw:z-index="0">
<draw:image xlink:href="../Images/rficn/2023-07-03T12-32-10-00-00/000000.png" xlink:type="simple" xlink:show="embed" xlink:actuate="onLoad" draw:mime-type="image/png"/>
</draw:frame>
</text:p>
      <text:p text:style-name="P4">
法新社报导，斯威雅蒂曾拿下美网及法网女单后冠，在本届温网贵为头号种子，但她迄今温网最佳成绩是在第四轮止步。</text:p>
      <text:p text:style-name="P4">
她下场比赛将对决义大利女将崔维尚（Martina Trevisan），或西班牙好手托摩（Sara Sorribes Tormo），争夺32强席位。</text:p>
      <text:p text:style-name="P4">
斯威雅蒂上周曾在德国巴特洪堡公开赛（Bad Homburg Open）食物中毒，但她有信心已一甩阴霾。</text:p>
      <text:p text:style-name="P4">
Source: <text:a xlink:type="simple" xlink:href="https://www.rfi.fr/cn/%E8%BF%90%E5%8A%A8%E5%A4%A9%E5%9C%B0/20230703-%E4%B8%96%E7%95%8C%E7%90%83%E5%90%8E%E6%96%AF%E5%A8%81%E9%9B%85%E8%92%82%E7%9B%B4%E8%90%BD%E4%BA%8C%E5%85%8B%E6%95%8C-%E6%B8%A9%E7%BD%91%E9%A6%96%E8%BD%AE%E6%97%97%E5%BC%80%E5%BE%97%E8%83%9C" text:style-name="Internet_20_link" text:visited-style-name="Visited_20_Internet_20_Link">
https://www.rfi.fr/cn/%E8%BF%90%E5%8A%A8%E5%A4%A9%E5%9C%B0/20230703-%E4%B8%96%E7%95%8C%E7%90%83%E5%90%8E%E6%96%AF%E5%A8%81%E9%9B%85%E8%92%82%E7%9B%B4%E8%90%BD%E4%BA%8C%E5%85%8B%E6%95%8C-%E6%B8%A9%E7%BD%91%E9%A6%96%E8%BD%AE%E6%97%97%E5%BC%80%E5%BE%97%E8%83%9C</text:a>
</text:p>
      <!--NEWS-->
      <text:h text:style-name="P10" text:outline-level="1">
<text:span text:style-name="T4">
台湾团体为达赖喇嘛庆生　反对北京插手转世事务</text:span>
</text:h>
      <text:p text:style-name="P4">
Author: None</text:p>
      <text:p text:style-name="P4">
Publisher: Radio Free Asia (Organization)</text:p>
      <text:p text:style-name="P4">
Published Time: 2023-07-03T12:40:00-04:00</text:p>
      <text:p text:style-name="P4">
Modified Time: 2023-07-03T13:57:57-04:00</text:p>
      <text:p text:style-name="P4">
Description: None</text:p>
      <text:p text:style-name="P4">
Videos: []</text:p>
      <text:p text:style-name="P4">
Audios: ["<text:a xlink:type="simple" xlink:href="https://www.rfa.org/mandarin/yataibaodao/gangtai/hx1-070320231217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4.187661in" draw:z-index="0">
<draw:image xlink:href="../Images/rfamandarin/2023-07-03T12-40-00-04-00/000000.png" xlink:type="simple" xlink:show="embed" xlink:actuate="onLoad" draw:mime-type="image/png"/>
</draw:frame>
台北市甘丹东顶显密佛学研修协会1日在台北举办“净韵三千”音乐会为达赖喇嘛祝贺88岁生日，达赖喇嘛透过视讯和台湾信徒互动。 <text:a xlink:type="simple" xlink:href="https://www.rfa.org/mandarin/yataibaodao/gangtai/hx1-07032023121752.html/@@images/image" text:style-name="Internet_20_link" text:visited-style-name="Visited_20_Internet_20_Link">
</text:a>
记者夏小华摄  </text:p>
      <text:p text:style-name="P4">
人在印度的达赖喇嘛1日和台湾信徒视讯互动，提前接受88岁生日祝福。（达赖喇嘛官网视频截图）</text:p>
      <text:p text:style-name="P4">
</text:p>
      <text:p text:style-name="P4">
台北市甘丹东顶显密佛学研修协会1日在台北举办“净韵三千”音乐会为达赖喇嘛祝贺88岁生日，达赖喇嘛透过视讯和台湾信徒互动。（记者夏小华摄）</text:p>
      <text:p text:style-name="P4">
</text:p>
      <text:p text:style-name="P4">
台北市甘丹东顶显密佛学研修协会1日在台北举办“净韵三千”音乐会为达赖喇嘛祝贺88岁生日，达赖喇嘛透过视讯和台湾信徒互动。（记者夏小华摄）</text:p>
      <text:p text:style-name="P4">
</text:p>
      <text:p text:style-name="P4">
台北市甘丹东顶显密佛学研修协会第九年为达赖喇嘛办祈福音乐会，佛教徒集资以达赖喇嘛为名送出第九辆救护车。（记者夏小华摄）</text:p>
      <text:p text:style-name="P4">
</text:p>
      <text:p text:style-name="P4">
1日在台北的“净韵三千”音乐会上，播放大宝法王预录音档为达赖喇嘛88岁生日祝贺。（记者夏小华摄）</text:p>
      <text:p text:style-name="P4">
</text:p>
      <text:p text:style-name="P4">
在台藏人福利协会副会长丹增南达。（记者夏小华摄）</text:p>
      <text:p text:style-name="P4">
</text:p>
      <text:p text:style-name="P4">
台北市甘丹东顶显密佛学研修协会1日在台北举办“净韵三千”音乐会为达赖喇嘛祝贺88岁生日，达赖喇嘛透过视讯和台湾信徒互动。（记者夏小华摄）</text:p>
      <text:p text:style-name="P4">
</text:p>
      <text:p text:style-name="P4">
达赖喇嘛西藏宗教基金会2日在台北举行台湾各界联合敬祝尊者达赖喇嘛八秩晋八华诞庆典。（达赖喇嘛西藏宗教基金会提供）</text:p>
      <text:p text:style-name="P4">
</text:p>
      <text:p text:style-name="P4">
达赖喇嘛西藏宗教基金会2日在台北举行台湾各界联合敬祝尊者达赖喇嘛八秩晋八华诞庆典。（达赖喇嘛西藏宗教基金会提供）</text:p>
      <text:p text:style-name="P4">
</text:p>
      <text:p text:style-name="P4">
达赖喇嘛西藏宗教基金会2日在台北举行台湾各界联合敬祝尊者达赖喇嘛八秩晋八华诞庆典。（达赖喇嘛西藏宗教基金会提供）</text:p>
      <text:p text:style-name="P4">
</text:p>
      <text:p text:style-name="P4">
达赖喇嘛西藏宗教基金会2日在台北举行台湾各界联合敬祝尊者达赖喇嘛八秩晋八华诞庆典。（达赖喇嘛西藏宗教基金会提供）</text:p>
      <text:p text:style-name="P4">
<text:a xlink:type="simple" xlink:href="https://www.rfa.org/mandarin/yataibaodao/gangtai/hx1-07032023121752.html/@@stream" text:style-name="Internet_20_link" text:visited-style-name="Visited_20_Internet_20_Link">
Audio-1-Link：https://www.rfa.org/mandarin/yataibaodao/gangtai/hx1-07032023121752.html/@@stream</text:a>
</text:p>
      <text:p text:style-name="P4">
台湾团体在刚刚过去的周末举办活动，祝贺西藏精神领袖达赖喇嘛88岁生日。佛教界人士和藏人代表也公开反对北京当局插手达赖喇嘛的转世事务。</text:p>
      <ul>
        <li>
<text:span text:style-name="T4">
<text:a xlink:type="simple" xlink:href="https://www.rfa.org/mandarin/Xinwen/2-01232023111854.html" text:style-name="Internet_20_link" text:visited-style-name="Visited_20_Internet_20_Link">
 多个佛教组织发表声明 敦促中国政府不得干涉达赖喇嘛转世事务 </text:a>
 </text:span>
  * <text:span text:style-name="T4">
<text:a xlink:type="simple" xlink:href="https://www.rfa.org/mandarin/Xinwen/3-12192022095604.html" text:style-name="Internet_20_link" text:visited-style-name="Visited_20_Internet_20_Link">
 达赖喇嘛: 台湾可以民主自由力量改变中国大陆 </text:a>
 </text:span>
  * <text:a xlink:type="simple" xlink:href="https://www.rfa.org/mandarin/zhuanlan/xizangzonglan/tibet-04222022151246.html" text:style-name="Internet_20_link" text:visited-style-name="Visited_20_Internet_20_Link">
 <text:span text:style-name="T4">
达赖喇嘛表示“中间道路”对西藏和中国人民都有利</text:span>
 </text:a>
</li>
      </ul>
      <text:p text:style-name="P4">
7月1日，台北市甘丹东顶显密佛学研修协会举办“净韵三千”音乐会，为达赖喇嘛祝寿。达赖喇嘛透过视讯，和二千多名在台湾及在新加坡、越南等地信徒，以及在马来西亚的穆斯林等同步连线表示：“我的身体状态非常好，最主要源于我内心的宁静，内心的幸福感。根据我现况来讲，我觉得我还能够再活十五年、二十年，应该是没问题。”</text:p>
      <text:p text:style-name="P4">
人在印度的达赖喇嘛1日和台湾信徒视讯互动，提前接受88岁生日祝福。（达赖喇嘛官网视频截图）  <text:a xlink:type="simple" xlink:href="https://www.rfa.org/mandarin/yataibaodao/gangtai/hx1-07032023121752.html/4e8c.jpg" text:style-name="Internet_20_link" text:visited-style-name="Visited_20_Internet_20_Link">
</text:a>
</text:p>
      <text:p text:style-name="P4">
<text:span text:style-name="T4">
达赖喇嘛：再活15年以上应没问题 吁心存善念</text:span>
</text:p>
      <text:p text:style-name="P4">
达赖喇嘛还坚信他梦的预兆：“在梦里，吉祥天母安住于我的后颈上，并且跟我说道：‘你能住世110年’。此梦境极为清晰，我能住世110年左右的征兆是极为稳固的。”</text:p>
      <text:p text:style-name="P4">
达赖喇嘛提到，他从小学佛，信心和虔敬态度虽然重要，更重要的是以智慧解剖分析真相，应用于生活。他认为，佛教教义符合科学精神，因为修练身心如何离苦得乐，对建立内心安宁、增添快乐、幸福感至关重要，也能安稳入眠。</text:p>
      <text:p text:style-name="P4">
达赖喇嘛呼吁，务必心存善念，这会带来幸福感，要打从心里真诚对待他人。他剩余住世的每一天也都会坚持为利益众生努力，他相信每个人都一样，既然他能够做到，其他人也都能做到。</text:p>
      <text:p text:style-name="P4">
7月2日，达赖喇嘛西藏宗教基金会、在台藏人也举办庆寿会，以传统藏人的歌舞表演为主体。台湾民进党籍立委洪申翰等人出席。</text:p>
      <text:p text:style-name="P4">
达赖喇嘛经常被问及第十五转世问题，他提过各种可能性，例如不接受在没有自由的地方转世，如现在的西藏、中国境内；也曾说过，转世在印度、不排斥转世到台湾、或许转世为金发美女等。</text:p>
      <text:p text:style-name="P4">
达赖喇嘛方面多次强调，转世与否是达赖喇嘛个人的权力，永远不会落入中国政府之手。</text:p>
      <text:p text:style-name="P4">
中国当局曾表示，达赖喇嘛不可按个人意愿转世，转世须由中国认证，透过金瓶掣签的方式，地点必须在中国。</text:p>
      <text:p text:style-name="P4">
中国记协与中国藏学研究中心6月29日在北京联合举办“新时代、新西藏、新活力”主题新闻茶座。香港《文汇报》报道，中国藏学研究中心历史所研究员张云在会上指出，活佛转世制度不是他个人能够决定的，也不会因为个人喜好或达到某种目的随意用或者不用，任何人都要尊重和遵守这项制度。</text:p>
      <text:p text:style-name="P4">
<text:span text:style-name="T4">
信徒：北京欲掌控转世事务</text:span>
</text:p>
      <text:p text:style-name="P4">
对此，台湾佛教徒赖女士接受自由亚洲电台采访表示：“这就是所谓大外宣、认知战，就好像是梵蒂岗的教宗（是否）要由共产党的人来指定，这很荒谬。可能中国内部遇到很多危机或要巩固政权，看共产党历史，大外宣毛时就做过，完全是宣传战。”</text:p>
      <text:p text:style-name="P4">
 学佛二十年的台湾佛教徒赖女士。（记者夏小华摄）  <text:a xlink:type="simple" xlink:href="https://www.rfa.org/mandarin/yataibaodao/gangtai/hx1-07032023121752.html/516b.jpg" text:style-name="Internet_20_link" text:visited-style-name="Visited_20_Internet_20_Link">
</text:a>
</text:p>
      <text:p text:style-name="P4">
达赖喇嘛驻台代表格桑坚参接受自由亚洲电台采访表示，中国方面反映出帝国心态，想掌控西藏，让这些所谓的专家出来解释，其实这是一种洗脑教育，也是欺骗国际社会。</text:p>
      <text:p text:style-name="P4">
<text:span text:style-name="T4">
达赖喇嘛驻台代表：千年以来转世可由活佛决定</text:span>
</text:p>
      <text:p text:style-name="P4">
格桑坚参说：“当然我们知道，这是（转世）一个非常严肃的议题。需要由达赖喇嘛，包括西藏的各传承领袖，通过严格的传承仪轨，要进行寻找、进行认定。活佛这本人对要转世，或要停止转世，都由他自己可以作出决定，而且可以作出再生转世的决定。这都是几百年、一千年以来，形成西藏的传承的制度。”</text:p>
      <text:p text:style-name="P4">
格桑坚参认为，中共此时召开上述媒体见面座谈会，并安排记者提问，因为达赖喇嘛88岁生日要到了，且疫情后需要大量汉人旅游进入西藏，必须“讲好西藏故事”。台上清一色汉人，显然中共对御用藏人学者也不信任。</text:p>
      <text:p text:style-name="P4">
 达赖喇嘛驻台代表格桑坚参。（记者夏小华摄）  <text:a xlink:type="simple" xlink:href="https://www.rfa.org/mandarin/yataibaodao/gangtai/hx1-07032023121752.html/4e5d.jpg" text:style-name="Internet_20_link" text:visited-style-name="Visited_20_Internet_20_Link">
</text:a>
</text:p>
      <text:p text:style-name="P4">
<text:span text:style-name="T4">
日媒要求赴西藏采访 藏人：反映西藏人权严重性</text:span>
</text:p>
      <text:p text:style-name="P4">
台媒中央社报道，北京这场新闻茶座期间，有日媒提到，当前除了中国官方主办的活动，记者不能任意去西藏，未来可否能让媒体自由赴当地采访？</text:p>
      <text:p text:style-name="P4">
在台藏人福利协会副会长丹增南达告诉自由亚洲电台，外媒想去西藏采访是很理性的提问，在自由国际社会是再正常不过、应该要做的事情，问都不用问。但在这场北京的记者会上却成为提问的问题，反映出西藏境内的人权问题有多严重。</text:p>
      <text:p text:style-name="P4">
记者：夏小华 责编：许书婷 何平 网编：瑞哲</text:p>
      <text:p text:style-name="P4">
Source: <text:a xlink:type="simple" xlink:href="https://www.rfa.org/mandarin/yataibaodao/gangtai/hx1-07032023121752.html" text:style-name="Internet_20_link" text:visited-style-name="Visited_20_Internet_20_Link">
https://www.rfa.org/mandarin/yataibaodao/gangtai/hx1-07032023121752.html</text:a>
</text:p>
      <!--NEWS-->
      <text:h text:style-name="P10" text:outline-level="1">
<text:span text:style-name="T4">
经济增长势头减弱 中国6月工厂活动增长放缓</text:span>
</text:h>
      <text:p text:style-name="P4">
Author: chinese@voanews.com (美国之音)</text:p>
      <text:p text:style-name="P4">
Publisher: 美国之音中文网 (Type: NewsMediaOrganization)</text:p>
      <text:p text:style-name="P4">
Published Time: 2023-07-03T13:06:15+08:00</text:p>
      <text:p text:style-name="P4">
Modified Time: 2023-07-03 05:06:15Z</text:p>
      <text:p text:style-name="P4">
Description: 中国民营机构财新传媒7月3日公布的一项调查显示，由于企业越来越担心低迷的市场状况，市场信心回落，企业招聘降温，中国六月份工厂活动增长放缓。</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s-june-factory-activity-slows-as-conditions-weaken---caixin-pmi-20230703/7164436.html" text:style-name="Internet_20_link" text:visited-style-name="Visited_20_Internet_20_Link">
https://www.voachinese.com/a/china-s-june-factory-activity-slows-as-conditions-weaken---caixin-pmi-20230703/7164436.html</text:a>
</text:p>
      <!--NEWS-->
      <text:h text:style-name="P10" text:outline-level="1">
<text:span text:style-name="T4">
苏丹军队与快速支援部队在喀土穆再次爆发战斗</text:span>
</text:h>
      <text:p text:style-name="P4">
Author: 半岛电视台＋通讯社</text:p>
      <text:p text:style-name="P4">
Publisher: Al Jazeera</text:p>
      <text:p text:style-name="P4">
Published Time: 2023-07-03T13:10:10</text:p>
      <text:p text:style-name="P4">
Modified Time: 2023-07-03T13:10:10</text:p>
      <text:p text:style-name="P4">
Description: 人道主义组织表示，疾病和营养不良威胁着因无情战斗而流离失所的人数不断增加。</text:p>
      <text:p text:style-name="P4">
Images: ["<text:a xlink:type="simple" xlink:href="https://chinese.aljazeera.net/wp-content/uploads/2023/07/51-1688389558.jpg" text:style-name="Internet_20_link" text:visited-style-name="Visited_20_Internet_20_Link">
51-1688389558...</text:a>
", "<text:a xlink:type="simple" xlink:href="https://chinese.aljazeera.net/wp-content/uploads/2023/07/52-1688389565.jpg" text:style-name="Internet_20_link" text:visited-style-name="Visited_20_Internet_20_Link">
52-1688389565...</text:a>
", "<text:a xlink:type="simple" xlink:href="https://chinese.aljazeera.net/wp-content/uploads/2023/07/53-1688389573.jpg" text:style-name="Internet_20_link" text:visited-style-name="Visited_20_Internet_20_Link">
53-1688389573...</text:a>
", "<text:a xlink:type="simple" xlink:href="https://chinese.aljazeera.net/wp-content/uploads/2023/07/54-1688389577.jpg" text:style-name="Internet_20_link" text:visited-style-name="Visited_20_Internet_20_Link">
54-1688389577...</text:a>
"]</text:p>
      <text:p text:style-name="P4">
Topics: ['军事', '政治', '新闻']</text:p>
      <text:p text:style-name="P4">
Keywords: ['军事', '政治', '新闻', '苏丹']</text:p>
      <text:p text:style-name="P4">
Type: Article</text:p>
      <!--METADATA-->
      <text:p text:style-name="P4">
<draw:frame draw:style-name="fr1" draw:name="Image252" text:anchor-type="as-char" svg:width="6.9236in" svg:height="4.612736in" draw:z-index="0">
<draw:image xlink:href="../Images/Aljazeera Chinese/2023-07-03T13-10-10/51-1688389558.jpg" xlink:type="simple" xlink:show="embed" xlink:actuate="onLoad" draw:mime-type="image/jpeg"/>
</draw:frame>
 准军事快速支援部队士兵的机枪上挂着苏丹国旗(路透)</text:p>
      <text:p text:style-name="P4">
苏丹军队和准军事集团快速支援部队（RSF）之间的激战震动了首都喀土穆，同时疾病和营养不良威胁着人数不断增加的流离失所者。</text:p>
      <text:p text:style-name="P4">
半岛电视台的希巴·摩根从喀土穆的姊妹城市恩图曼报道称，战斗于2日周日凌晨在该市北部开始。</text:p>
      <text:p text:style-name="P4">
她表示，“该地区的人们称，无快速支援部队试图袭击苏丹军队阵地，这里靠近一个陆军空军基地，以快速支援部队为目标的战斗机已经在那里起飞。”</text:p>
      <text:p text:style-name="P4">
据摩根报道，首都北部地区发动空袭，该市东部地区则动用了重型火炮。</text:p>
      <text:p text:style-name="P4">
她指出，“快速支援部队表示，它在巴赫里（Bahri）市击落了一架苏丹陆军战斗机。巴赫里，也称为北喀土穆，是组成大喀土穆的三个城市之一。</text:p>
      <text:p text:style-name="P4">
自4月15日以来，忠于武装部队总司令阿卜杜勒·法塔赫·布尔汉的部队与快速支援部队之间的战斗已造成近3000人死亡。</text:p>
      <text:p text:style-name="P4">
据国际移民组织称，另有220万人被迫离开国内家园，其中近64.5万人跨境逃亡。</text:p>
      <text:p text:style-name="P4">
联合国表示，苏丹有2500万人需要人道主义援助和保护，这一数字创下了记录。</text:p>
      <text:p text:style-name="P4">
医疗慈善机构“无国界医生”（法语缩写为MSF）在一份声明中表示，“局势十分严峻”，并且其中详细描述了被困在与南苏丹接壤的白尼罗州九个难民营中的流离失所的苏丹人的苦难。</text:p>
      <text:p text:style-name="P4">
<draw:frame draw:style-name="fr1" draw:name="Image253" text:anchor-type="as-char" svg:width="6.9236in" svg:height="3.894525in" draw:z-index="0">
<draw:image xlink:href="../Images/Aljazeera Chinese/2023-07-03T13-10-10/52-1688389565.jpg" xlink:type="simple" xlink:show="embed" xlink:actuate="onLoad" draw:mime-type="image/jpeg"/>
</draw:frame>
 苏丹：宰牲节后战斗重新开始 (半岛电视台)</text:p>
      <text:h text:style-name="P13" text:outline-level="4">
<text:span text:style-name="T4">
“我们很害怕”</text:span>
</text:h>
      <text:p text:style-name="P4">
除首都外，最严重的战斗发生在达尔富尔西部地区。该地区居民以及联合国、美国和其他组织均表示，平民因种族问题而遭到快速支援部队和阿拉伯联盟民兵的攻击和杀害。</text:p>
      <text:p text:style-name="P4">
据信死亡人数比记录的要高得多。世卫组织表示，受战斗影响地区约三分之二的卫生设施“停止服务”。</text:p>
      <text:p text:style-name="P4">
许多伤者无法前往医院，尸体躺在喀土穆和达尔富尔的街道上腐烂。</text:p>
      <text:p text:style-name="P4">
住在恩图曼、25岁的纳希德·萨拉赫称，“我们很害怕，袭击一天比一天严重。”</text:p>
      <text:p text:style-name="P4">
1日周六，苏丹医生工会指责快速支援部队袭击了舒哈达医院，该医院是该国仍在运营的少数医院之一，并杀死了一名工作人员。快速支援部队否认了这一指控。</text:p>
      <text:p text:style-name="P4">
政府机构“The Combating Violence Against WomenUnit”周六表示，它记录了喀土穆、朱奈纳和南达尔富尔州首府尼亚拉发生的88起性侵犯案件，据称这只是可能的真实总数的一小部分，其中大多数案件的受害者都指控快速支援部队。</text:p>
      <text:p text:style-name="P4">
战争摧毁了该国本已脆弱的基础设施，导致居民在酷暑中缺水缺电。</text:p>
      <text:p text:style-name="P4">
多次停火协议，包括美国和沙特阿拉伯谈判达成的一些协议，均未能维持。</text:p>
      <text:p text:style-name="P4">
刚刚结束的宰牲节假期期间，战斗仍在继续，交战双方为此分别宣布单方面停战。</text:p>
      <text:p text:style-name="P4">
<draw:frame draw:style-name="fr1" draw:name="Image254" text:anchor-type="as-char" svg:width="6.9236in" svg:height="3.894525in" draw:z-index="0">
<draw:image xlink:href="../Images/Aljazeera Chinese/2023-07-03T13-10-10/53-1688389573.jpg" xlink:type="simple" xlink:show="embed" xlink:actuate="onLoad" draw:mime-type="image/jpeg"/>
</draw:frame>
 苏丹冲突给喀土穆的宰牲节庆祝活动蒙上阴影</text:p>
      <text:h text:style-name="P13" text:outline-level="4">
<text:span text:style-name="T4">
紧迫性不断增加</text:span>
</text:h>
      <text:p text:style-name="P4">
达尔富尔局势不断恶化，惨淡地提醒人们该地区的痛苦历史。</text:p>
      <text:p text:style-name="P4">
2003年，前强人奥马尔·巴希尔武装并释放了快速支援部队的前身金戈威德民兵，针对达尔富尔的非阿拉伯少数民族发动暴力活动，造成超过30万人死亡、250万人流离失所。</text:p>
      <text:p text:style-name="P4">
国际刑事法院指控巴希尔等人犯有种族灭绝罪、反人类罪和战争罪。</text:p>
      <text:p text:style-name="P4">
一名联合国官员警告称，当前达尔富尔的战斗中可能存在新的“反人类罪”。</text:p>
      <text:p text:style-name="P4">
援助组织再次呼吁交战双方开辟安全走廊，以便他们能够接触到因战斗而受伤和流离失所的人。</text:p>
      <text:p text:style-name="P4">
苏丹雨季通常伴随着洪水，并且会带来水传播疾病。随着雨季的开始，这些呼吁变得更加紧迫。</text:p>
      <text:p text:style-name="P4">
<draw:frame draw:style-name="fr1" draw:name="Image255" text:anchor-type="as-char" svg:width="6.9236in" svg:height="3.826739in" draw:z-index="0">
<draw:image xlink:href="../Images/Aljazeera Chinese/2023-07-03T13-10-10/54-1688389577.jpg" xlink:type="simple" xlink:show="embed" xlink:actuate="onLoad" draw:mime-type="image/jpeg"/>
</draw:frame>
 达尔富尔冲突：朱奈纳是“世界上形势最糟糕的地方”</text:p>
      <text:p text:style-name="P4">
Source: <text:a xlink:type="simple" xlink:href="https://chinese.aljazeera.net/news/military/2023/7/3/%e8%8b%8f%e4%b8%b9%e5%86%9b%e9%98%9f%e4%b8%8e%e5%bf%ab%e9%80%9f%e6%94%af%e6%8f%b4%e9%83%a8%e9%98%9f%e5%9c%a8%e5%96%80%e5%9c%9f%e7%a9%86%e5%86%8d%e6%ac%a1%e7%88%86%e5%8f%91%e6%88%98%e6%96%97" text:style-name="Internet_20_link" text:visited-style-name="Visited_20_Internet_20_Link">
https://chinese.aljazeera.net/news/military/2023/7/3/%e8%8b%8f%e4%b8%b9%e5%86%9b%e9%98%9f%e4%b8%8e%e5%bf%ab%e9%80%9f%e6%94%af%e6%8f%b4%e9%83%a8%e9%98%9f%e5%9c%a8%e5%96%80%e5%9c%9f%e7%a9%86%e5%86%8d%e6%ac%a1%e7%88%86%e5%8f%91%e6%88%98%e6%96%97</text:a>
</text:p>
      <!--NEWS-->
      <text:h text:style-name="P10" text:outline-level="1">
<text:span text:style-name="T4">
勋伯格：弦乐队圆舞曲</text:span>
</text:h>
      <text:p text:style-name="P4">
Author: None (Language: zh)</text:p>
      <text:p text:style-name="P4">
Publisher: None</text:p>
      <text:p text:style-name="P4">
Time: 2023-07-03T13:13:00Z</text:p>
      <text:p text:style-name="P4">
Description: 美籍奥地利作曲家阿诺尔德·勋伯格（1874-1951）是西方现代主义音乐的代表人物，以大胆创新精神闻名，首创了“十二音体系”的无调性音乐。请听他创作的弦乐队圆舞曲，由西德广播交响乐团演出。</text:p>
      <text:p text:style-name="P4">
Videos: []</text:p>
      <text:p text:style-name="P4">
Images: []</text:p>
      <text:p text:style-name="P4">
Subject: 文化经纬</text:p>
      <text:p text:style-name="P4">
Subjects: ['贝多芬音乐节', '古典音乐风']</text:p>
      <text:p text:style-name="P4">
Keywords: ['音乐', '古典音乐']</text:p>
      <text:p text:style-name="P4">
ID: 65986881</text:p>
      <!--METADATA-->
      <h5>
文化经纬</h5>
      <text:h text:style-name="P12" text:outline-level="3">
<text:span text:style-name="T4">
勋伯格：弦乐队圆舞曲</text:span>
</text:h>
      <text:p text:style-name="P4">
美籍奥地利作曲家阿诺尔德·勋伯格（1874-1951）是西方现代主义音乐的代表人物，以大胆创新精神闻名，首创了“十二音体系”的无调性音乐。请听他创作的弦乐队圆舞曲，由西德广播交响乐团演出。</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勋伯格：弦乐队圆舞曲</text:span>
</text:h>
      <text:p text:style-name="P4">
美籍奥地利作曲家阿诺尔德·勋伯格（1874-1951）是西方现代主义音乐的代表人物，1874年9月13日生于维也纳，自幼学习小提琴和大提琴，12岁开始作曲。1901年，勋伯格来到柏林，在一个酒馆乐队任指挥，后到斯特恩音乐学院任教，并往来于维也纳和柏林两地之间。1933年纳粹上台后，勋伯格移居美国。</text:p>
      <text:p text:style-name="P4">
勋伯格以大胆创新精神闻名，首创了“十二音体系”的无调性音乐，并且培养了许多“十二音体系”的作曲家。请听他创作的弦乐队圆舞曲，由西德广播交响乐团演出，美国指挥家克里斯蒂安•马切拉里如担任指挥。</text:p>
      <text:p text:style-name="P4">
<text:span text:style-name="T4">
欢迎订阅德国之声“古典音乐风”播客，收听更多出色的古典音乐演出。</text:span>
</text:p>
      <text:p text:style-name="P4">
<text:span text:style-name="T4">
Feed-URL:</text:span>
</text:p>
      <text:p text:style-name="P4">
<text:span text:style-name="T4">
https://rss.dw.com/xml/podcast_chi_klassischemusik</text:span>
</text:p>
      <text:p text:style-name="P4">
<text:span text:style-name="T4">
iTunes:</text:span>
</text:p>
      <text:p text:style-name="P4">
<text:span text:style-name="T4">
https://itunes.apple.com/us/podcast/id1347146553?l=de</text:span>
</text:p>
      <h5>
相关音频视频</h5>
      <text:p text:style-name="P4">
[</text:p>
      <text:h text:style-name="P12" text:outline-level="3">
<text:span text:style-name="T4">
勋伯格：弦乐队圆舞曲</text:span>
</text:h>
      <text:p text:style-name="P4">
](https://www.dw.com/zh/overlay/media/zh/勋伯格弦乐队圆舞曲/65320366/65986881)</text:p>
      <ul>
        <li>
<text:span text:style-name="T4">
日期</text:span>
 03.07.2023   * <text:span text:style-name="T4">
主题</text:span>
 <text:a xlink:type="simple" xlink:href="https://www.dw.com/zh/zh/贝多芬音乐节/t-17464944" text:style-name="Internet_20_link" text:visited-style-name="Visited_20_Internet_20_Link">
 贝多芬音乐节 </text:a>
 , <text:a xlink:type="simple" xlink:href="https://www.dw.com/zh/zh/古典音乐风/t-43820400" text:style-name="Internet_20_link" text:visited-style-name="Visited_20_Internet_20_Link">
 古典音乐风 </text:a>
  * <text:span text:style-name="T4">
关键词</text:span>
 <text:a xlink:type="simple" xlink:href="https://www.dw.com/zh/search/zh" text:style-name="Internet_20_link" text:visited-style-name="Visited_20_Internet_20_Link">
 音乐 </text:a>
 , <text:a xlink:type="simple" xlink:href="https://www.dw.com/zh/search/zh" text:style-name="Internet_20_link" text:visited-style-name="Visited_20_Internet_20_Link">
 古典音乐 </text:a>
  * <text:span text:style-name="T4">
下载</text:span>
 <text:a xlink:type="simple" xlink:href="https://radiodownloaddw-a.akamaihd.net/downloads/Events/dwelle/dira/mp3/chi/6AC967E1_2.mp3" text:style-name="Internet_20_link" text:visited-style-name="Visited_20_Internet_20_Link">
 下载MP3文件 </text:a>
  * <text:span text:style-name="T4">
反馈</text:span>
 :  意见反馈   * <text:span text:style-name="T4">
打印</text:span>
 <text:a xlink:type="simple" xlink:href="javascript:window.print()" text:style-name="Internet_20_link" text:visited-style-name="Visited_20_Internet_20_Link">
 打印此页 </text:a>
  * <text:span text:style-name="T4">
固定链接</text:span>
 https://p.dw.com/p/4SsCX</li>
      </ul>
      <h5>
相关内容</h5>
      <text:p text:style-name="P4">
[ </text:p>
      <text:h text:style-name="P12" text:outline-level="3">
<text:span text:style-name="T4">
勃拉姆斯：G小调第一钢琴四重奏</text:span>
</text:h>
      <text:p text:style-name="P4">
勃拉姆斯一共作有3首钢琴四重奏。G小调第一钢琴四重奏是一部带有交响性创作思维，具有震撼力量的室内乐作品，布局严谨、饱含个人情感。</text:p>
      <text:p text:style-name="P4">
](https://www.dw.com/zh/zh/勃拉姆斯g小调第一钢琴四重奏/a-65986798) [</text:p>
      <text:h text:style-name="P12" text:outline-level="3">
<text:span text:style-name="T4">
贝多芬D小调小提琴协奏曲</text:span>
</text:h>
      <text:p text:style-name="P4">
贝多芬的《D大调小提琴协奏曲》创作于1806年，专为当时维也纳剧院的第一小提琴手克莱门特（Franz Clement）所作,被誉为四大小提琴协奏曲之首。</text:p>
      <text:p text:style-name="P4">
](https://www.dw.com/zh/zh/贝多芬d小调小提琴协奏曲/a-65986513) [</text:p>
      <text:h text:style-name="P12" text:outline-level="3">
<text:span text:style-name="T4">
岸野末利加:雷声说了什么</text:span>
</text:h>
      <text:p text:style-name="P4">
受艾略特（T.S.Eliot）的诗歌《荒地》启发，日本作曲家岸野末利加创作了交响乐“雷声说了什么”。西德广播交响乐团和大提琴独奏家奥伦·谢夫林在2022年8月的贝多芬音乐节上演奏了该曲。</text:p>
      <text:p text:style-name="P4">
](https://www.dw.com/zh/zh/岸野末利加雷声说了什么/a-65925572)</text:p>
      <text:p text:style-name="P4">
Source: <text:a xlink:type="simple" xlink:href="https://www.dw.com/zh/勋伯格：弦乐队圆舞曲/a-65986881" text:style-name="Internet_20_link" text:visited-style-name="Visited_20_Internet_20_Link">
https://www.dw.com/zh/勋伯格：弦乐队圆舞曲/a-65986881?maca=chi-rss-chi-all-1127-rdf</text:a>
</text:p>
      <!--NEWS-->
      <text:h text:style-name="P10" text:outline-level="1">
<text:span text:style-name="T4">
尽管美国作出赔偿：伊朗为何在35年后仍坚持纪念其客机在海湾上空被击落一事？</text:span>
</text:h>
      <text:p text:style-name="P4">
Author: 半岛电视台</text:p>
      <text:p text:style-name="P4">
Publisher: Al Jazeera</text:p>
      <text:p text:style-name="P4">
Published Time: 2023-07-03T13:25:34</text:p>
      <text:p text:style-name="P4">
Modified Time: 2023-07-03T13:25:34</text:p>
      <text:p text:style-name="P4">
Description: 伊朗在今天纪念一架伊朗民用客机在海湾水域被美国战舰“文森斯号”击落35周年，正如它在过去几十年的今天一直坚持做的那样，并再次呼吁美国退出中东地区。</text:p>
      <text:p text:style-name="P4">
Images: ["<text:a xlink:type="simple" xlink:href="https://chinese.aljazeera.net/wp-content/uploads/2023/07/2222-1688326974-1688389906.jpg" text:style-name="Internet_20_link" text:visited-style-name="Visited_20_Internet_20_Link">
2222-16883269...</text:a>
", "<text:a xlink:type="simple" xlink:href="https://chinese.aljazeera.net/wp-content/uploads/2023/07/1111112-5-1688323042-1688390003.jpg" text:style-name="Internet_20_link" text:visited-style-name="Visited_20_Internet_20_Link">
1111112-5-168...</text:a>
", "<text:a xlink:type="simple" xlink:href="https://chinese.aljazeera.net/wp-content/uploads/2023/07/1111112-2-1688323204-1688390044.jpg" text:style-name="Internet_20_link" text:visited-style-name="Visited_20_Internet_20_Link">
1111112-2-168...</text:a>
", "<text:a xlink:type="simple" xlink:href="https://chinese.aljazeera.net/wp-content/uploads/2023/07/1111112-1-1688323025-1688390090.jpg" text:style-name="Internet_20_link" text:visited-style-name="Visited_20_Internet_20_Link">
1111112-1-168...</text:a>
", "<text:a xlink:type="simple" xlink:href="https://chinese.aljazeera.net/wp-content/uploads/2023/07/1111112-1-1688323025-1688389773.jpg" text:style-name="Internet_20_link" text:visited-style-name="Visited_20_Internet_20_Link">
1111112-1-168...</text:a>
"]</text:p>
      <text:p text:style-name="P4">
Topics: ['专家专栏', '军事', '政治', '新闻']</text:p>
      <text:p text:style-name="P4">
Keywords: ['专家专栏', '军事', '政治', '新闻', '伊朗', '美国']</text:p>
      <text:p text:style-name="P4">
Type: Article</text:p>
      <!--METADATA-->
      <text:p text:style-name="P4">
<draw:frame draw:style-name="fr1" draw:name="Image259" text:anchor-type="as-char" svg:width="6.9236in" svg:height="4.608995in" draw:z-index="0">
<draw:image xlink:href="../Images/Aljazeera Chinese/2023-07-03T13-25-34/2222-1688326974-1688389906.jpg" xlink:type="simple" xlink:show="embed" xlink:actuate="onLoad" draw:mime-type="image/jpeg"/>
</draw:frame>
伊朗针对美国海军击落一架伊朗客机的事件所发布的情景图 (伊朗媒体)</text:p>
      <text:p text:style-name="P4">
伊朗在今天（7月3日）纪念一架伊朗民用客机在海湾水域被美国战舰“文森斯号”击落35周年，正如它在过去几十年的今天一直坚持做的那样，并再次呼吁美国退出中东地区。与此同时，美国却在上个月宣布，鉴于“伊朗对船只的威胁日益增加”，美国将加强自身在这个石油资源丰富的地区的军事存在。</text:p>
      <text:p text:style-name="P4">
在1988年7月3日上午，伊朗航空公司的一架空客A300客机、飞往迪拜国际机场的655IR号航班，在伊朗南部阿巴斯港机场起飞7分钟后，被美国海军击落，机上的290名乘客全部遇难，其中包括66名儿童。</text:p>
      <text:p text:style-name="P4">
美国海军在当时表示，它误击了这架飞机，因为它将这架客机误判成了一架F-14战斗机，而且五角大楼还认为，伊朗方面因为“允许这架飞机在活跃的冲突地区上空飞行而对此负有责任”。但是，伊朗方面却坚称这起事故是美方蓄意制造的，并为此提供了证据：美国前总统罗纳德·里根维护了“文森斯号”舰长威尔·罗杰斯击落这架客机的决定，而且这位舰长在返回美国后受到了英雄般的欢迎。</text:p>
      <text:p text:style-name="P4">
美国方面强调，这架伊朗客机没有回应“文森斯号”战舰要求其改变航向的指令，然而，伊朗革命卫队前任指挥官、退役准将侯赛因·卡纳尼却否认了美国方面提供的叙事，声称这架伊朗客机当时正处于受到公认的国际空中通道内，而美国的报告隐瞒了这艘战舰试图通过民用飞机不熟悉的军用通信频率来与之联系的事实。</text:p>
      <text:p text:style-name="P4">
<draw:frame draw:style-name="fr1" draw:name="Image260" text:anchor-type="as-char" svg:width="6.9236in" svg:height="4.610975in" draw:z-index="0">
<draw:image xlink:href="../Images/Aljazeera Chinese/2023-07-03T13-25-34/1111112-5-1688323042-1688390003.jpg" xlink:type="simple" xlink:show="embed" xlink:actuate="onLoad" draw:mime-type="image/jpeg"/>
</draw:frame>
伊朗为1988年失事飞机上的290名遇难者举行了盛大的葬礼，其中包括66名儿童 (伊朗媒体)</text:p>
      <text:p text:style-name="P4">
尽管在35年后，世界舆论几乎已经忘记了这一事件，但是伊朗仍坚持在海湾水域内撒花，以纪念这段悲惨的记忆，部分官员和受害者家属也参与其中，并重申谴责和发表政治声明。</text:p>
      <text:p text:style-name="P4">
伊朗人不会忘记这段记忆，因为美国方面从未正式道歉，也没有对这起悲剧承担责任，尽管它在1996年向伊朗方面支付了近1亿美元的赔偿，以换取后者从国际法院撤回针对美国的指控。</text:p>
      <text:p text:style-name="P4">
<draw:frame draw:style-name="fr1" draw:name="Image261" text:anchor-type="as-char" svg:width="6.9236in" svg:height="4.612099in" draw:z-index="0">
<draw:image xlink:href="../Images/Aljazeera Chinese/2023-07-03T13-25-34/1111112-2-1688323204-1688390044.jpg" xlink:type="simple" xlink:show="embed" xlink:actuate="onLoad" draw:mime-type="image/jpeg"/>
</draw:frame>
在官员及遇难者家属的参与下，伊朗每年都会在海湾水域撒花以纪念这架客机被击落的悲惨事件 (伊朗媒体)</text:p>
      <text:h text:style-name="P13" text:outline-level="4">
<text:span text:style-name="T4">
结束美国的存在</text:span>
</text:h>
      <text:p text:style-name="P4">
在这样的情况下，伊朗革命卫队前任指挥官卡纳尼表示，这起事件使伊朗人民对美国的敌意根深蒂固——五角大楼将所有国际准则和盟约践踏在脚下，去击落一架在伊朗境内低空飞行的民用客机，而且美国官员也承认，舰上雷达能够轻松确定这架飞机的类型，此外，这架飞机并未离开伊朗领空。</text:p>
      <text:p text:style-name="P4">
卡纳尼在接受半岛电视台记者采访时，对伊朗坚持每年举办这项活动的理由解释称，“因为这架飞机被击落所造成的伤口仍在流血”，他还补充称，美国对伊朗的政策并没有改变，“现在，它正与所有对伊朗怀有敌意的人站在一起”。</text:p>
      <text:p text:style-name="P4">
伊朗革命卫队的这位前任领导人总结称，伊朗希望结束美国在该地区的军事存在，以防止这类血腥事件再次发生，他还呼吁建立伊斯兰联盟，以阻止外国势力干预该地区。</text:p>
      <text:p text:style-name="P4">
<draw:frame draw:style-name="fr1" draw:name="Image262" text:anchor-type="as-char" svg:width="6.9236in" svg:height="4.596699in" draw:z-index="0">
<draw:image xlink:href="../Images/Aljazeera Chinese/2023-07-03T13-25-34/1111112-1-1688323025-1688390090.jpg" xlink:type="simple" xlink:show="embed" xlink:actuate="onLoad" draw:mime-type="image/jpeg"/>
</draw:frame>
1988年，伊朗为这架失事飞机的遇难者举行了隆重的葬礼 (伊朗媒体)</text:p>
      <text:h text:style-name="P13" text:outline-level="4">
<text:span text:style-name="T4">
伊朗方面的诉求</text:span>
</text:h>
      <text:p text:style-name="P4">
政治研究员迈赫迪·沙基拜列举了伊朗方面为正式结束美国海军击落其客机一案而提出的诉求，具体情况如下：</text:p>
      <ul>
        <li>
美国方面正式就“击落客机的罪行”道歉。   * 国际法庭谴责美国对人类和对伊朗人民犯下的罪行。   * 受害者家属在美国方面认罪后获得赔偿。</li>
      </ul>
      <text:p text:style-name="P4">
沙基拜在接受半岛电视台记者采访时表示，这起事件是“伊朗历史上最悲剧的事件。这是因为包括联合国安理会和国际民航组织在内的国际社会并没有在这起案件中为伊朗伸张正义”。</text:p>
      <text:p text:style-name="P4">
沙基拜在最后指出，伊朗将会在6月28日至7月3日期间举办的“美国人权周”的框架内，继续揭露美国有关捍卫人权的言论，直至伊朗的上述要求得到落实，并且美国完全退出中东地区。</text:p>
      <text:p text:style-name="P4">
<draw:frame draw:style-name="fr1" draw:name="Image263" text:anchor-type="as-char" svg:width="6.9236in" svg:height="4.603744in" draw:z-index="0">
<draw:image xlink:href="../Images/Aljazeera Chinese/2023-07-03T13-25-34/1111112-1-1688323025-1688389773.jpg" xlink:type="simple" xlink:show="embed" xlink:actuate="onLoad" draw:mime-type="image/jpeg"/>
</draw:frame>
向记者公开的、在当时被美国战舰击落的伊朗客机残骸 (伊朗媒体)</text:p>
      <text:h text:style-name="P13" text:outline-level="4">
<text:span text:style-name="T4">
误判的可能性</text:span>
</text:h>
      <text:p text:style-name="P4">
另一方面，伊朗前任外交官员费雷敦·马杰莱西批评了将这个具有争议的案件保持开放的做法，并认为这是导致伊朗和美国在过去几十年内紧张局势不断升级的关键因素，对此，他解释称，这起击落客机的事件在华盛顿向遇难者家属支付赔偿后，便已经从技术层面终结，但其政治层面至今仍保持开放。</text:p>
      <text:p text:style-name="P4">
他在接受半岛电视台记者采访时表示，美国对击落这架客机负有责任，但是他呼吁伊朗和美国双方共同承担责任，并拿出勇气来翻开过去的一页，以防止双方分歧进一步扩大，因为这会给双方都造成损害。</text:p>
      <text:p text:style-name="P4">
马杰莱西在最后总结称，他并不是想为美方开脱，但是在像这样的事件中存在着误判的可能性，而伊朗革命卫队在2020年初错误击落乌克兰客机就是最好的证明，他还呼吁美伊双方接受错误，并竭力防止其再度发生。</text:p>
      <text:p text:style-name="P4">
Source: <text:a xlink:type="simple" xlink:href="https://chinese.aljazeera.net/opinions/expert-column/2023/7/3/%e5%b0%bd%e7%ae%a1%e7%be%8e%e5%9b%bd%e4%bd%9c%e5%87%ba%e8%b5%94%e5%81%bf%e4%bc%8a%e6%9c%97%e4%b8%ba%e4%bd%95%e5%9c%a8%e4%b8%89%e5%8d%81%e4%ba%94%e5%b9%b4%e5%90%8e%e4%bb%8d%e5%9d%9a%e6%8c%81%e7%ba%aa" text:style-name="Internet_20_link" text:visited-style-name="Visited_20_Internet_20_Link">
https://chinese.aljazeera.net/opinions/expert-column/2023/7/3/%e5%b0%bd%e7%ae%a1%e7%be%8e%e5%9b%bd%e4%bd%9c%e5%87%ba%e8%b5%94%e5%81%bf%e4%bc%8a%e6%9c%97%e4%b8%ba%e4%bd%95%e5%9c%a8%e4%b8%89%e5%8d%81%e4%ba%94%e5%b9%b4%e5%90%8e%e4%bb%8d%e5%9d%9a%e6%8c%81%e7%ba%aa</text:a>
</text:p>
      <!--NEWS-->
      <text:h text:style-name="P10" text:outline-level="1">
<text:span text:style-name="T4">
南北加州民众“七一”集会抗议中共</text:span>
</text:h>
      <text:p text:style-name="P4">
Author: None</text:p>
      <text:p text:style-name="P4">
Publisher: Radio Free Asia (Organization)</text:p>
      <text:p text:style-name="P4">
Published Time: 2023-07-03T13:27:00-04:00</text:p>
      <text:p text:style-name="P4">
Modified Time: 2023-07-03T15:29:43-04:00</text:p>
      <text:p text:style-name="P4">
Description: None</text:p>
      <text:p text:style-name="P4">
Videos: []</text:p>
      <text:p text:style-name="P4">
Audios: ["<text:a xlink:type="simple" xlink:href="https://www.rfa.org/mandarin/yataibaodao/gangtai/sc-070320231256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4" text:anchor-type="as-char" svg:width="6.9236in" svg:height="4.835353in" draw:z-index="0">
<draw:image xlink:href="../Images/rfamandarin/2023-07-03T13-27-00-04-00/000000.png" xlink:type="simple" xlink:show="embed" xlink:actuate="onLoad" draw:mime-type="image/png"/>
</draw:frame>
 旧金山的活动现场情形。 <text:a xlink:type="simple" xlink:href="https://www.rfa.org/mandarin/yataibaodao/gangtai/sc-07032023125621.html/@@images/image" text:style-name="Internet_20_link" text:visited-style-name="Visited_20_Internet_20_Link">
</text:a>
孙诚拍摄，独家首发  <text:a xlink:type="simple" xlink:href="https://www.rfa.org/mandarin/yataibaodao/gangtai/sc-07032023125621.html/@@stream" text:style-name="Internet_20_link" text:visited-style-name="Visited_20_Internet_20_Link">
Audio-1-Link：https://www.rfa.org/mandarin/yataibaodao/gangtai/sc-07032023125621.html/@@stream</text:a>
</text:p>
      <text:p text:style-name="P4">
在中共建党102周年及香港主权移交26周年的“七一”当天，美国南北加州的民运人士和法轮功修炼者纷纷展开针对中共和中国当局的抗议活动。</text:p>
      <ul>
        <li>
<text:span text:style-name="T4">
<text:a xlink:type="simple" xlink:href="https://www.rfa.org/mandarin/yataibaodao/gangtai/al1-07032023115747.html" text:style-name="Internet_20_link" text:visited-style-name="Visited_20_Internet_20_Link">
 在英港人游行集会“悼七一” 中国粉红滋扰生事惹众怒 </text:a>
 </text:span>
  * <text:span text:style-name="T4">
<text:a xlink:type="simple" xlink:href="https://www.rfa.org/mandarin/Xinwen/al-07022023092510.html" text:style-name="Internet_20_link" text:visited-style-name="Visited_20_Internet_20_Link">
 伦敦港人七一悼念反送中运动逝者 </text:a>
 </text:span>
  * <text:a xlink:type="simple" xlink:href="https://www.rfa.org/mandarin/yataibaodao/gangtai/ec-07012023142231.html" text:style-name="Internet_20_link" text:visited-style-name="Visited_20_Internet_20_Link">
 <text:span text:style-name="T4">
在台港人重新定义七一主权移交日 哀悼争取自由逝者</text:span>
 </text:a>
</li>
      </ul>
      <text:p text:style-name="P4">
<text:span text:style-name="T4">
北加州：中国民运人士、在美港人、法轮功学员展开抗议活动</text:span>
</text:p>
      <text:p text:style-name="P4">
在旧金山中国领事馆门外，数十名抗议者于今年7月1日下午聚集起来，在中共建党102周年之日展开了示威活动。参与本次活动的团体，包括中国民主教育基金会、人道中国、湾区战车群、美国香港人会馆等。</text:p>
      <text:p text:style-name="P4">
<text:span text:style-name="T4">
<text:span text:style-name="T5">
视频：旧金山中领馆外的抗议者唱响《愿荣光归香港》。（孙诚拍摄，独家首发）</text:span>
 </text:span>
</text:p>
      <text:p text:style-name="P4">
参与本次活动的中国民主教育基金会会长方政，对到场示威的人们表示了感谢，并说道：“我们在中华人民共和国在旧金山的代表地点，（中国驻）旧金山领事馆门口，表达我们对中共这个邪恶政权的愤怒。我们不承认中共的邪恶政权，我们要推翻中共政权。”</text:p>
      <text:p text:style-name="P4">
今年7月1日也是香港主权移交26周年的日子。在活动中，人们举起了香港民主派初选案中被捕的47名政治犯的照片，并手持香港光时旗，歌唱了《愿荣光归香港》。</text:p>
      <text:p text:style-name="P4">
在美港人团体美国香港人会馆（US HongkongersClub）成员伍小姐在活动中，就中共对香港所作的行为表示：“他们窃取了我们的家园香港，我们不能让他们灭绝我们的民众。”</text:p>
      <text:p text:style-name="P4">
在本次示威活动中，人们还在中领馆外践踏了习近平的照片，并焚烧了中国国旗和中共党旗。</text:p>
      <text:p text:style-name="P4">
 旧金山的活动现场情形。（孙诚拍摄，独家首发）  <text:a xlink:type="simple" xlink:href="https://www.rfa.org/mandarin/yataibaodao/gangtai/sc-07032023125621.html/m0702-sc2.jpg" text:style-name="Internet_20_link" text:visited-style-name="Visited_20_Internet_20_Link">
</text:a>
</text:p>
      <text:p text:style-name="P4">
同一天稍早，一批法轮功学员组织了一支车队，在旧金山市区内进行了抗议中共的汽车游行，车队经过了渔人码头、唐人街等地，并来到在中领馆外进行了绕行。</text:p>
      <text:p text:style-name="P4">
参加本次车队游行的法轮功学员李珺告诉记者，这样的车队游行活动他们已经进行了好几年：“在不同的地点，纽约、（加州）南湾都有。”</text:p>
      <text:p text:style-name="P4">
<text:span text:style-name="T4">
南加州：民众中领馆外为中共“送终”</text:span>
</text:p>
      <text:p text:style-name="P4">
同一天下午，在南加州的洛杉矶，一批民众也在当地中领馆外展开了抗议活动。本次活动由中国民主党、“对话中国”智库、自由雕塑公园、洛杉矶中国民主平台主办，参加活动的人们也手举香港民主派初选案中47名政治犯的照片，在中领馆及附近的商业区、居民区沿街游行。</text:p>
      <text:p text:style-name="P4">
_<text:span text:style-name="T4">
视频：洛杉矶街头，示威者在街头行进。（界立建提供）</text:span>
 _</text:p>
      <text:p text:style-name="P4">
本次活动的负责人、中国民主党青年部执行长界立建表示，尽管活动当天非常炎热，但人们参与活动的热情很高：“参加人数超出了我们的想象，上百人参加了我们这个活动，很多人带着孩子，有很多是新移民。”</text:p>
      <text:p text:style-name="P4">
在本次示威活动中，人们践踏了中共党旗、中国五星红旗、习近平画像和香港“国安法”，并升起了香港光时旗。此外，在进行游行时，人们还抬出了一口棺材，并播放了唢呐哀乐，表示给中共“送终”之意。</text:p>
      <text:p text:style-name="P4">
记者：孙诚 责编：嘉远 网编：瑞哲</text:p>
      <text:p text:style-name="P4">
Source: <text:a xlink:type="simple" xlink:href="https://www.rfa.org/mandarin/yataibaodao/gangtai/sc-07032023125621.html" text:style-name="Internet_20_link" text:visited-style-name="Visited_20_Internet_20_Link">
https://www.rfa.org/mandarin/yataibaodao/gangtai/sc-07032023125621.html</text:a>
</text:p>
      <!--NEWS-->
      <text:h text:style-name="P10" text:outline-level="1">
<text:span text:style-name="T4">
汉光演习前夕 台湾举行“天马操演”</text:span>
</text:h>
      <text:p text:style-name="P4">
Author: None (Language: zh)</text:p>
      <text:p text:style-name="P4">
Publisher: None</text:p>
      <text:p text:style-name="P4">
Time: 2023-07-03T13:27:00Z</text:p>
      <text:p text:style-name="P4">
Description: 在月末举行年度汉光军演之前，台湾军方在屏东展开为期两天的飞弹演习。今年的汉光演习将会在7月24日拉开帷幕，有军方人士透露，本次军演将首次在民用桃园机场进行反空机降操演。</text:p>
      <text:p text:style-name="P4">
Videos: []</text:p>
      <text:p text:style-name="P4">
Images: []</text:p>
      <text:p text:style-name="P4">
Subject: 时政风云</text:p>
      <text:p text:style-name="P4">
Subjects: ['德中关系', '岛屿主权争端', '马英九', '专题报道：全景观看“习马会”', '专题报道：2016年台湾大选', '中国', '台湾', '中共十九大']</text:p>
      <text:p text:style-name="P4">
Keywords: ['台湾', '中国', '军演', '汉光', '飞弹', '桃园机场']</text:p>
      <text:p text:style-name="P4">
ID: 66099632</text:p>
      <!--METADATA-->
      <text:p text:style-name="P4">
<text:a xlink:type="simple" xlink:href="https://www.dw.com/zh/overlay/image/article/66099632/64724917" text:style-name="Internet_20_link" text:visited-style-name="Visited_20_Internet_20_Link">
 </text:a>
</text:p>
      <text:p text:style-name="P4">
台湾F16战机资料图片</text:p>
      <text:p text:style-name="P4">
（德国之声中文网）台湾举本月末举行 <text:a xlink:type="simple" xlink:href="https://www.dw.com/zh/zh/台湾国防部汉光演习借镜俄乌战争启示/a-61607403" text:style-name="Internet_20_link" text:visited-style-name="Visited_20_Internet_20_Link">
 汉光演习</text:a>
之前，本周一（7月3日）在屏东开启两天的飞弹军演。操演验证各式弹药射击成效。台湾中央社报道，其中天马操演以海上标靶模拟解放军水陆坦克，两栖步兵战车。天马为拖式飞弹、神弓为刺针飞弹。这两种飞弹为台湾军方持有多年的军备。随着俄乌战争爆发，上述两项军备都在战场发挥了强大的战力。</text:p>
      <text:p text:style-name="P4">
法新社指出，屏东的导弹演习是在台海关系日益紧张的情况下进行的，中国在过去一年中在台湾周边进行了两次大型军演。最新一次是在今年4月连续三天的海空域演习，此举被认为是中国对<text:a xlink:type="simple" xlink:href="https://www.dw.com/zh/zh/反制措施来了中国军演-台回应蓄意制造紧张关系/a-65262404" text:style-name="Internet_20_link" text:visited-style-name="Visited_20_Internet_20_Link">
 美国国会众议院议长麦卡锡此前在美国与台湾总统蔡英文举行会面 </text:a>
 的回应。</text:p>
      <text:h text:style-name="P12" text:outline-level="3">
<text:span text:style-name="T4">
中國繞島軍演 台灣民眾怎麼想</text:span>
</text:h>
      <text:p text:style-name="P4">
就在上个月，中国派出28架军机进入台湾西南空域，其中包括可携带核弹头的轰炸机。台湾国防部指出，这是中国军机扰台数量最高的一次行动。军机事件前夕，G7集团领导人上周如发布联合声明，其中就新疆人权等问题指责中国，并强调台湾海峡两岸和平与稳定的重要性。北京则敦促G7成员国停止诽谤中国。</text:p>
      <text:p text:style-name="P4">
由于政治紧张局势以及新冠疫情导致的边境关闭，台海两岸之间的交流已经显著减少。上个星期，台湾移民署拒绝了约70名中国大陆官员申请赴台参展。台湾移民署表示，“考量到两岸整体的情势发展”，拒绝了他们的申请。</text:p>
      <text:p text:style-name="P4">
汉光演习每年举行一次，演习持续数天。今年的演习将会在7月24日拉开帷幕。有军方人士向中央社透露，本次军演将首次在民用桃园机场进行反空机降操演。</text:p>
      <text:p text:style-name="P4">
（法新社等）</text:p>
      <text:p text:style-name="P4">
Source: <text:a xlink:type="simple" xlink:href="https://www.dw.com/zh/汉光演习前夕-台湾举行-天马操演/a-66099632" text:style-name="Internet_20_link" text:visited-style-name="Visited_20_Internet_20_Link">
https://www.dw.com/zh/汉光演习前夕-台湾举行-天马操演/a-66099632?maca=chi-rss-chi-all-1127-rdf</text:a>
</text:p>
      <!--NEWS-->
      <text:h text:style-name="P10" text:outline-level="1">
<text:span text:style-name="T4">
沙乌地延长减产 俄砍原油出口量</text:span>
</text:h>
      <text:p text:style-name="P4">
Publisher: 法新社</text:p>
      <text:p text:style-name="P4">
Published Time: 2023-07-03T13:32:07+00:00</text:p>
      <text:p text:style-name="P4">
Modified Time: 2023-07-03T13:05:02+00:00</text:p>
      <text:p text:style-name="P4">
Description: （法新社利雅德3日电） 世界最大原油出口国沙乌地阿拉伯今天宣布，自愿将每日产油量减少100万桶的措施再延长一个月至8月底。俄罗斯同时也宣布，8月每日原油出口量将删减50万桶，以支撑油价。</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9" text:anchor-type="as-char" svg:width="6.9236in" svg:height="3.617581in" draw:z-index="0">
<draw:image xlink:href="../Images/rficn/2023-07-03T13-32-07-00-00/000000.png" xlink:type="simple" xlink:show="embed" xlink:actuate="onLoad" draw:mime-type="image/png"/>
</draw:frame>
</text:p>
      <text:p text:style-name="P4">
由于原油市场受到俄乌战争持续余波及中国经济复苏不稳等因素的冲击，产油大国尝试稳定市场，上述措施是最新一波行动。</text:p>
      <text:p text:style-name="P4">
沙乌地阿拉伯的减产措施最先是在6月石油输出国家组织（OPEC）与结盟产油国召开会议后宣布，原定实施至7月底。但沙乌地能源部长阿卜杜拉齐兹亲王（PrinceAbdulaziz bin Salman）当时已表明，措施「可以延长」。</text:p>
      <text:p text:style-name="P4">
官方沙乌地新闻社（Saudi Press Agency）今天报导减产措施的消息时，还引述一名沙乌地能源部消息人士称措施还可再延长。</text:p>
      <text:p text:style-name="P4">
沙新社表示：「消息人士证实，（利雅德）之所以延长自愿减产，是要强化OPEC+国家为了支持油市稳定与平衡所做的预防性努力行动。」沙乌地产油量因此继续维持在每日约900万桶。</text:p>
      <text:p text:style-name="P4">
俄罗斯负责能源政策的副总理诺瓦克（Alexander Novak）今天也宣布，莫斯科为了「努力确保原油市场维持平衡」，8月每日原油出口量将减少50万桶。</text:p>
      <text:p text:style-name="P4">
俄罗斯为了因应全面侵略乌克兰后遭到西方制裁，今年已将每日产油量减少50万桶。而自去年2月俄乌战争开打以来，莫斯科已将能源出口目的地由欧洲转向印度和中国。</text:p>
      <text:p text:style-name="P4">
Source: <text:a xlink:type="simple" xlink:href="https://www.rfi.fr/cn/%E5%9B%BD%E9%99%85%E6%8A%A5%E9%81%93/20230703-%E6%B2%99%E4%B9%8C%E5%9C%B0%E5%BB%B6%E9%95%BF%E5%87%8F%E4%BA%A7-%E4%BF%84%E7%A0%8D%E5%8E%9F%E6%B2%B9%E5%87%BA%E5%8F%A3%E9%87%8F" text:style-name="Internet_20_link" text:visited-style-name="Visited_20_Internet_20_Link">
https://www.rfi.fr/cn/%E5%9B%BD%E9%99%85%E6%8A%A5%E9%81%93/20230703-%E6%B2%99%E4%B9%8C%E5%9C%B0%E5%BB%B6%E9%95%BF%E5%87%8F%E4%BA%A7-%E4%BF%84%E7%A0%8D%E5%8E%9F%E6%B2%B9%E5%87%BA%E5%8F%A3%E9%87%8F</text:a>
</text:p>
      <!--NEWS-->
      <text:h text:style-name="P10" text:outline-level="1">
<text:span text:style-name="T4">
三位中港律师获颁“709人权律师奖”</text:span>
</text:h>
      <text:p text:style-name="P4">
Author: None</text:p>
      <text:p text:style-name="P4">
Publisher: Radio Free Asia (Organization)</text:p>
      <text:p text:style-name="P4">
Published Time: 2023-07-03T13:37:00-04:00</text:p>
      <text:p text:style-name="P4">
Modified Time: 2023-07-03T17:47:15-04:00</text:p>
      <text:p text:style-name="P4">
Description: None</text:p>
      <text:p text:style-name="P4">
Videos: []</text:p>
      <text:p text:style-name="P4">
Audios: ["<text:a xlink:type="simple" xlink:href="https://www.rfa.org/mandarin/yataibaodao/renquanfazhi/al2-070320231332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0" text:anchor-type="as-char" svg:width="6.9236in" svg:height="4.612011in" draw:z-index="0">
<draw:image xlink:href="../Images/rfamandarin/2023-07-03T13-37-00-04-00/000000.png" xlink:type="simple" xlink:show="embed" xlink:actuate="onLoad" draw:mime-type="image/png"/>
</draw:frame>
多个海外团体在英国联合举办“中国⼈权律师节”，向仍身陷囹圄的中国维权律师余文生、周世锋，以及香港支联会前副主席邹幸彤颁发“709人权律师奖”。 <text:a xlink:type="simple" xlink:href="https://www.rfa.org/mandarin/yataibaodao/renquanfazhi/al2-07032023133200.html/@@images/image" text:style-name="Internet_20_link" text:visited-style-name="Visited_20_Internet_20_Link">
</text:a>
石头摄  <text:a xlink:type="simple" xlink:href="https://www.rfa.org/mandarin/yataibaodao/renquanfazhi/al2-07032023133200.html/@@stream" text:style-name="Internet_20_link" text:visited-style-name="Visited_20_Internet_20_Link">
Audio-1-Link：https://www.rfa.org/mandarin/yataibaodao/renquanfazhi/al2-07032023133200.html/@@stream</text:a>
</text:p>
      <text:p text:style-name="P4">
“709大抓捕”八周年前夕，海外人权团体在英国联合举办“中国⼈权律师节”，并向仍身陷囹圄的中国维权律师余文生、周世锋，以及香港支联会前副主席邹幸彤颁发“709人权律师奖”。主办单位表示，中国政府八年来从未停止对维权律师的打压。</text:p>
      <ul>
        <li>
<text:span text:style-name="T4">
<text:a xlink:type="simple" xlink:href="https://www.rfa.org/mandarin/yataibaodao/renquanfazhi/gf1-06212023110655.html" text:style-name="Internet_20_link" text:visited-style-name="Visited_20_Internet_20_Link">
 律师余文生恐被加控危害国家安全相关罪名 </text:a>
 </text:span>
  * <text:span text:style-name="T4">
<text:a xlink:type="simple" xlink:href="https://www.rfa.org/mandarin/Xinwen/8-06192023165053.html" text:style-name="Internet_20_link" text:visited-style-name="Visited_20_Internet_20_Link">
 中国人权律师团发表声明 谴责驱逐、骚扰人权律师 </text:a>
 <text:a xlink:type="simple" xlink:href="https://www.rfa.org/mandarin/yataibaodao/renquanfazhi/jw-06152023134210.html" text:style-name="Internet_20_link" text:visited-style-name="Visited_20_Internet_20_Link">
 </text:a>
 </text:span>
  * <text:span text:style-name="T4">
<text:a xlink:type="simple" xlink:href="https://www.rfa.org/mandarin/yataibaodao/renquanfazhi/gf-05172023034521.html" text:style-name="Internet_20_link" text:visited-style-name="Visited_20_Internet_20_Link">
 </text:a>
 <text:a xlink:type="simple" xlink:href="https://www.rfa.org/mandarin/yataibaodao/renquanfazhi/gf-05172023034521.html" text:style-name="Internet_20_link" text:visited-style-name="Visited_20_Internet_20_Link">
 控告"孙力军团伙" 709案核心人物周世锋遭软禁 </text:a>
 </text:span>
  * <text:span text:style-name="T4">
<text:a xlink:type="simple" xlink:href="https://www.rfa.org/mandarin/yataibaodao/gangtai/hk-chow-05182023104009.html" text:style-name="Internet_20_link" text:visited-style-name="Visited_20_Internet_20_Link">
 </text:a>
 </text:span>
 <text:a xlink:type="simple" xlink:href="https://www.rfa.org/mandarin/yataibaodao/gangtai/hk-chow-05182023104009.html" text:style-name="Internet_20_link" text:visited-style-name="Visited_20_Internet_20_Link">
 <text:span text:style-name="T4">
"光州人权奖"如期颁予邹幸彤 代领奖友人：她象征香港的希望</text:span>
 </text:a>
</li>
      </ul>
      <text:p text:style-name="P4">
“我很荣幸代表大会宣布，2023年‘709人权律师奖’三位得主，余文生律师、周世锋律师，邹幸彤香港大律师！”“709大抓捕”八周年前夕，人权组织“中国人权”的执行主任周锋锁，在伦敦宣读首届“709人权律师奖”的得奖名单。</text:p>
      <text:p text:style-name="Quotations">

<text:p text:style-name="Quotations">

<text:p text:style-name="P4">
“709大抓捕”八周年前夕，海外人权团体在英国联合举办“中国⼈权律师节”，并向仍身陷囹圄的中国维权律师余文生、周世锋，以及香港支联会前副主席邹幸彤颁发“709人权律师奖”。&gt;
 <text:a xlink:type="simple" xlink:href="https://t.co/j9mbXVHiYy" text:style-name="Internet_20_link" text:visited-style-name="Visited_20_Internet_20_Link">
 pic.twitter.com/j9mbXVHiYy </text:a>
&gt;
&gt;
 — 自由亚洲电台 (@RFA_Chinese) <text:a xlink:type="simple" xlink:href="https://twitter.com/RFA_Chinese/status/1675964800185126915" text:style-name="Internet_20_link" text:visited-style-name="Visited_20_Internet_20_Link">
 July 3, 2023&gt;
 </text:a>
</text:p>

</text:p>

</text:p>
      <text:p text:style-name="P4">
这个奖项，前身是“中国⼈权律师奖”，今年已是第七届，并首次更名为“709⼈权律师奖”，以涵盖《港区国安法》生效后，和中国维权律师面对同样困境的香港律师。首位入选的香港律师邹幸彤，同时是香港支联会前副主席，被控《港区国安法》下的“煽动颠覆国家政权罪”，正被囚等候审讯。</text:p>
      <text:p text:style-name="P4">
而被视为709案核心人物的周世锋，虽已刑满获释，却仍被严密监控。曾为“709案”被告辩护的中国维权律师余文生，近日和妻子许艳双双被捕，更面临“煽动颠覆国家政权”和危害国家安全罪等严重罪名。</text:p>
      <text:p text:style-name="P4">
<text:span text:style-name="T4">
律师王宇：这个国家没有最荒谬，只有更荒谬</text:span>
</text:p>
      <text:p text:style-name="P4">
三位身陷囹圄的律师无法现身，只能由友人代为领奖。代表余文生发言的中国维权律师王宇表示，余文生及妻子许艳，仅因为打算去某国驻华使馆，就被中国政府逮捕。她以“荒谬”形容中国政府的做法。</text:p>
      <text:p text:style-name="P4">
王宇说：“就在三个月前，刚出狱一年多的余文生律师，和妻许艳在乘坐地铁时，被莫名其妙地传唤，继而被逮捕，至今已三个月。但是其家属聘请的辩护律师，至今无法会见。我只能说，在这个国家真的是没有最荒谬，只有更荒谬。”</text:p>
      <text:p text:style-name="P4">
<text:span text:style-name="T4">
主办方：“709 2.0镇压”正在进行中</text:span>
</text:p>
      <text:p text:style-name="P4">
海外港人团体“29原则”，是活动其中一个主办单位。“29原则”执行总监叶七轮表示，中国政府在2015年大举抓捕300名律师和异见者后，八年来从未停止对他们的打压。而到了今年，又再出现新一波“7092.0镇压”。</text:p>
      <text:p text:style-name="P4">
“29原则”执行总监叶七轮表示，中国政府在2015年大举抓捕300名律师和异见者后，八年来从未停止对他们的打压。 （石头摄）  <text:a xlink:type="simple" xlink:href="https://www.rfa.org/mandarin/yataibaodao/renquanfazhi/al2-07032023133200.html/rfa05159.jpg" text:style-name="Internet_20_link" text:visited-style-name="Visited_20_Internet_20_Link">
</text:a>
</text:p>
      <text:p text:style-name="P4">
叶七轮说：“在今年2023年更多次出现一种情况，中国律师被禁止出境，被迫迁、被吊销执照，在敏感时候被软禁在家，甚至是再次被刑拘。这一波，我们称之为‘7092.0镇压’。这个是结构性地进行，而不是纯粹的个别事件。”</text:p>
      <text:p text:style-name="P4">
叶七轮补充说，过去香港律师何俊仁和邹幸彤一直声援和帮助被打压的中国维权律师，然而现在却同样被中国政权打压、身陷牢狱。她形容人权律师是站在最前线、对抗中共的人；不会转身而去，离弃被压迫者。她哽咽说道，人权律师奋不顾身的付出，值得世人尊敬，并持续关注他们的处境。</text:p>
      <text:p text:style-name="P4">
<text:span text:style-name="T4">
周锋锁：铁板一块表像下，仍有许多异议声</text:span>
</text:p>
      <text:p text:style-name="P4">
从美国赴英出席颁奖礼的“中国人权”执行主任周锋锁表示，第四届“中国⼈权律师奖”的得主许志永和丁家喜，早前因“厦门聚会案”，分别被重判14年和12年徒刑，比“709案”被告的最高刑罚更重，足见中共对人权律师群团的恐惧。</text:p>
      <text:p text:style-name="P4">
从美国赴英出席颁奖礼的“中国人权”执行主任周锋锁表示，中港律师展现了如同“六四坦克人”一样的勇气。 （石头摄）  <text:a xlink:type="simple" xlink:href="https://www.rfa.org/mandarin/yataibaodao/renquanfazhi/al2-07032023133200.html/rfa05148.jpg" text:style-name="Internet_20_link" text:visited-style-name="Visited_20_Internet_20_Link">
</text:a>
</text:p>
      <text:p text:style-name="P4">
他形容，中港律师展现出如同“六四坦克人”一样的勇气，而尽管目前的状况看似压抑，但仍有许多值得乐观的理由。他表示，去年的“白纸运动”，就向外界展示，中国在看似铁板一块的表像下，仍有许多异议声音。</text:p>
      <text:p text:style-name="P4">
而除了颁奖礼之外，主办方分别在英国曼彻斯特和伦敦举办有关人权律师的电影放映会，以及艺术展览，以不同方式向外界讲述中港人权律师的斗争，呼吁外界继续声援他们。</text:p>
      <text:p text:style-name="P4">
记者：吕熙（伦敦） 责编：嘉远 网编：瑞哲</text:p>
      <text:p text:style-name="P4">
Source: <text:a xlink:type="simple" xlink:href="https://www.rfa.org/mandarin/yataibaodao/renquanfazhi/al2-07032023133200.html" text:style-name="Internet_20_link" text:visited-style-name="Visited_20_Internet_20_Link">
https://www.rfa.org/mandarin/yataibaodao/renquanfazhi/al2-07032023133200.html</text:a>
</text:p>
      <!--NEWS-->
      <text:h text:style-name="P10" text:outline-level="1">
<text:span text:style-name="T4">
美国对于危地马拉总统选举遭干预深表担忧</text:span>
</text:h>
      <text:p text:style-name="P4">
Author: chinese@voanews.com (金谷)</text:p>
      <text:p text:style-name="P4">
Publisher: 美国之音中文网 (Type: NewsMediaOrganization)</text:p>
      <text:p text:style-name="P4">
Published Time: 2023-07-03T13:38:00+08:00</text:p>
      <text:p text:style-name="P4">
Modified Time: 2023-07-03 05:38:00Z</text:p>
      <text:p text:style-name="P4">
Description: 在危地马拉最高法院下令审查第一轮总统选举选票的第二天，美国国务卿安东尼·布林肯周日（7月2日）表示，美国对危地马拉选举“受到干预”深感担忧。</text:p>
      <text:p text:style-name="P4">
Videos: []</text:p>
      <text:p text:style-name="P4">
Images: []</text:p>
      <text:p text:style-name="P4">
Categories: ['美洲', '美国']</text:p>
      <text:p text:style-name="P4">
Type: None</text:p>
      <!--METADATA-->
      <text:p text:style-name="P4">
NoneNone</text:p>
      <text:p text:style-name="P4">
Source: <text:a xlink:type="simple" xlink:href="https://www.voachinese.com/a/us-expresses-concerns-about-guatemalan-election-20230703/7164460.html" text:style-name="Internet_20_link" text:visited-style-name="Visited_20_Internet_20_Link">
https://www.voachinese.com/a/us-expresses-concerns-about-guatemalan-election-20230703/7164460.html</text:a>
</text:p>
      <!--NEWS-->
      <text:h text:style-name="P10" text:outline-level="1">
<text:span text:style-name="T4">
加拿大港人七一游行　坚守民主理念反对外国渗透</text:span>
</text:h>
      <text:p text:style-name="P4">
Author: None</text:p>
      <text:p text:style-name="P4">
Publisher: Radio Free Asia (Organization)</text:p>
      <text:p text:style-name="P4">
Published Time: 2023-07-03T13:47:00-04:00</text:p>
      <text:p text:style-name="P4">
Modified Time: 2023-07-03T18:02:15-04:00</text:p>
      <text:p text:style-name="P4">
Description: None</text:p>
      <text:p text:style-name="P4">
Videos: []</text:p>
      <text:p text:style-name="P4">
Audios: ["<text:a xlink:type="simple" xlink:href="https://www.rfa.org/mandarin/yataibaodao/lf-070320231241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6" text:anchor-type="as-char" svg:width="6.9236in" svg:height="4.612011in" draw:z-index="0">
<draw:image xlink:href="../Images/rfamandarin/2023-07-03T13-47-00-04-00/000000.png" xlink:type="simple" xlink:show="embed" xlink:actuate="onLoad" draw:mime-type="image/png"/>
</draw:frame>
多伦多“七一大游行丶反外国渗透”活动有５００多人参加。 <text:a xlink:type="simple" xlink:href="https://www.rfa.org/mandarin/yataibaodao/lf-07032023124139.html/@@images/image" text:style-name="Internet_20_link" text:visited-style-name="Visited_20_Internet_20_Link">
</text:a>
港加联提供  <text:a xlink:type="simple" xlink:href="https://www.rfa.org/mandarin/yataibaodao/lf-07032023124139.html/@@stream" text:style-name="Internet_20_link" text:visited-style-name="Visited_20_Internet_20_Link">
Audio-1-Link：https://www.rfa.org/mandarin/yataibaodao/lf-07032023124139.html/@@stream</text:a>
</text:p>
      <text:p text:style-name="P4">
香港国安法实施3周年之际，居住在加拿大东西岸的香港人举办活动，继续为香港民主发声。他们呼吁国际社会关注被拘捕的香港政治犯并抗议中国对加拿大的干预。有国会议员表示，希望秋季会期能加速推进外国代理人登记制度的立法工作。</text:p>
      <ul>
        <li>
<text:span text:style-name="T4">
<text:a xlink:type="simple" xlink:href="https://www.rfa.org/mandarin/yataibaodao/gangtai/al1-07032023115747.html" text:style-name="Internet_20_link" text:visited-style-name="Visited_20_Internet_20_Link">
 在英港人游行集会“悼七一” 中国粉红滋扰生事惹众怒 </text:a>
 </text:span>
  * <text:span text:style-name="T4">
<text:a xlink:type="simple" xlink:href="https://www.rfa.org/mandarin/yataibaodao/gangtai/lf-05222023125040.html" text:style-name="Internet_20_link" text:visited-style-name="Visited_20_Internet_20_Link">
 温哥华街头办香港抗争展 不同族裔共抗极权暴政 </text:a>
 </text:span>
  * <text:span text:style-name="T4">
<text:a xlink:type="simple" xlink:href="https://www.rfa.org/mandarin/@@search" text:style-name="Internet_20_link" text:visited-style-name="Visited_20_Internet_20_Link">
 中国利用大外宣美化香港 旅加港人现身说法表达不满 </text:a>
 </text:span>
</li>
      </ul>
      <text:p text:style-name="P4">
港加联和多伦多香港家长会在多伦多市中心举办“七一大游行丶反外国渗透”集会，共有500多人参加。现场透过音乐表演丶艺术展览丶游行演说等多种形态，呼吁大家关注香港目前的处境。</text:p>
      <text:p text:style-name="P4">
曾被香港政府拘捕的前立法会议员张超雄（左三），首度在公开场合露面。（港加联提供）  <text:a xlink:type="simple" xlink:href="https://www.rfa.org/mandarin/yataibaodao/lf-07032023124139.html/hk-2.jpg" text:style-name="Internet_20_link" text:visited-style-name="Visited_20_Internet_20_Link">
</text:a>
</text:p>
      <text:p text:style-name="P4">
港加联发言人黄冠能表示，過去香港每年7月1日会举行七一大游行，反映香港社会对民主政治的诉求，但从国安法施行之後，香港变了，因为政治的紧闭让经济也变得糟糕，尽管很多人陆续离开香港，但时代革命的力量要坚持，海外要继续为自由民主而战！</text:p>
      <text:p text:style-name="P4">
“以前香港是一个观察中国很好的平台，现在在国安法之下这些都不能做了，那麽投资者的风险明显就增加了，政治这一块就更不用说了，明显就是一个完全封闭的状况。”</text:p>
      <text:p text:style-name="P4">
黄冠能说，香港的问题攸关所有加拿大人，因为香港国安法适用於全球人民，而中国政府不仅压迫自己人，也干预包括加拿大在内的很多国家。正值加拿大7月1日国庆日，趁机提醒反外国渗透丶保护民主机制的重要性。</text:p>
      <text:p text:style-name="P4">
加拿大政府正在研究如何设立外国代理人登记处，而今年7月1日也是加拿大历史上曾施行排华法百年的纪念日，有一些政治人物和民间人士质疑外国代理人登记处的立法剑指中国和华裔社区，是排华法2.0版。</text:p>
      <text:p text:style-name="P4">
参议员胡元豹星期日在卑诗省一个活动上就意有所指说：“即使有一个政策受到很大的欢迎，似乎看起来是应该做的事情，但仍要质问它是不是现代排华法？”</text:p>
      <text:p text:style-name="P4">
众议员关慧贞则认为反歧视和反外国影响是两回事情，不应该混为一谈。“我不认为采取这些行动和歧视华人有关系，因为外国代理人登记制度适用於所有国家，不是针对中国，而是为了更好的保护加拿大。”</text:p>
      <text:p text:style-name="P4">
 加拿大众议员关慧贞 (左二)说将全力推动外国代理人登记处的立法，以保护加拿大人。 (记者柳飞拍摄)  <text:a xlink:type="simple" xlink:href="https://www.rfa.org/mandarin/yataibaodao/lf-07032023124139.html/hk-4.jpg" text:style-name="Internet_20_link" text:visited-style-name="Visited_20_Internet_20_Link">
</text:a>
</text:p>
      <text:p text:style-name="P4">
关慧贞长期支持平权运动，她说自己是国会议员，都被俄罗斯制裁丶也被中国列为针对目标，更何况平民百姓？新的会期将继续推动外国代理人登记处的立法。</text:p>
      <text:p text:style-name="P4">
温哥华手足组织星期天在温哥华市中心藉由展示宣传品丶向来往路人说明香港情况。组织者表示，希望加拿大人享受自由快乐的国庆假期时，能体悟那些因中国威权体制而正在牢狱中受难的政治犯之辛酸。</text:p>
      <text:p text:style-name="P4">
记者：柳飞 责编：嘉远 网编：瑞哲</text:p>
      <text:p text:style-name="P4">
Source: <text:a xlink:type="simple" xlink:href="https://www.rfa.org/mandarin/yataibaodao/lf-07032023124139.html" text:style-name="Internet_20_link" text:visited-style-name="Visited_20_Internet_20_Link">
https://www.rfa.org/mandarin/yataibaodao/lf-07032023124139.html</text:a>
</text:p>
      <!--NEWS-->
      <text:h text:style-name="P10" text:outline-level="1">
<text:span text:style-name="T4">
中国对镓锗相关物项实施出口管制</text:span>
</text:h>
      <text:p text:style-name="P4">
Author: None</text:p>
      <text:p text:style-name="P4">
Publisher: Radio Free Asia (Organization)</text:p>
      <text:p text:style-name="P4">
Published Time: 2023-07-03T13:52:50-04:00</text:p>
      <text:p text:style-name="P4">
Modified Time: 2023-07-03T13:52: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2" text:anchor-type="as-char" svg:width="6.9236in" svg:height="6.9236in" draw:z-index="0">
<draw:image xlink:href="../Images/rfamandarin/2023-07-03T13-52-50-04-00/000000.png" xlink:type="simple" xlink:show="embed" xlink:actuate="onLoad" draw:mime-type="image/png"/>
</draw:frame>
 一块12克锗多晶体 <text:a xlink:type="simple" xlink:href="https://www.rfa.org/mandarin/Xinwen/7-07032023135244.html/@@images/image" text:style-name="Internet_20_link" text:visited-style-name="Visited_20_Internet_20_Link">
</text:a>
维基百科</text:p>
      <text:p text:style-name="P4">
中国商务部和海关总署7月3日联合发布公告，指“为了维护国家安全和利益”，决定自8月1日起, 对半导体材料镓、锗相关物项实施出口管制。</text:p>
      <text:p text:style-name="P4">
根据中国商务部官网发布的公告,其中指明，金属镓、氮化镓、氧化镓、磷化镓、砷化镓、铟镓砷、硒化镓、锑化镓，以及金属锗、区熔锗锭、磷锗锌、锗外延生长衬底、二氧化锗、四氯化锗等相关物项未经许可，不得出口。</text:p>
      <text:p text:style-name="P4">
公告还说，出口经营者应按照相关规定办理出口许可手续，通过省级商务主管部门向商务部提出申请。中国商务部应当自收到出口申请文件之日起进行审查，或者会同有关部门进行审查，并在法定时限内作出准予或者不予许可的决定。经审查准予许可的，由中国商务部颁发两用物项和技术出口许可证件。</text:p>
      <text:p text:style-name="P4">
据公开资料，镓和锗都是新兴的战略关键矿产，均已被列入国家战略性矿产名录中。两种金属矿产无论是在储量还是在出口上，中国均在全球占据领先地位。中国金属镓的消费领域包括半导体和光电材料、太阳能电池、合金、医疗器械、磁性材料等，其中半导体行业已成为镓最大的消费领域，约占总消费量的80%。锗是重要的半导体材料，在半导体、航空航天测控、核物理探测、光纤通讯、红外光学、太阳能电池、化学催化剂、生物医学等领域都有广泛而重要的应用。</text:p>
      <text:p text:style-name="P4">
有中国学者在接受官媒《环球时报》采访时称，两部门的出口管制公告，或是一种针对西方国家对华芯片出口限制的“对等反制”。</text:p>
      <text:p text:style-name="P4">
美国中央情报局局长伯恩斯2日在伦敦表示，鉴于美中两国经济高度相互依存，与中国脱钩是愚蠢的，因此美国应该努力实现供应链多元化，不要依赖中国。他还说：“当今世界，没有哪个国家愿意发现自己在关键矿产和技术方面受到‘卡特尔’的摆布。”</text:p>
      <text:p text:style-name="P4">
责编：凯迪</text:p>
      <text:p text:style-name="P4">
Source: <text:a xlink:type="simple" xlink:href="https://www.rfa.org/mandarin/Xinwen/7-07032023135244.html" text:style-name="Internet_20_link" text:visited-style-name="Visited_20_Internet_20_Link">
https://www.rfa.org/mandarin/Xinwen/7-07032023135244.html</text:a>
</text:p>
      <!--NEWS-->
      <text:h text:style-name="P10" text:outline-level="1">
<text:span text:style-name="T4">
拜登将会瑞典首相 支持入盟北约 讨论中国挑战</text:span>
</text:h>
      <text:p text:style-name="P4">
Author: chinese@voanews.com (杨安)</text:p>
      <text:p text:style-name="P4">
Publisher: 美国之音中文网 (Type: NewsMediaOrganization)</text:p>
      <text:p text:style-name="P4">
Published Time: 2023-07-03T13:55:14+08:00</text:p>
      <text:p text:style-name="P4">
Modified Time: 2023-07-03 16:46:02Z</text:p>
      <text:p text:style-name="P4">
Description: 美国总统乔·拜登将于周三（7月5日）在白宫接待瑞典首相乌尔夫·克里斯特松（Ulf Kristersson），重申瑞典应尽速加入北大西洋公约组织（NATO）的观点。两人预计将讨论跨大西洋安全合作，协助乌克兰抵御俄罗斯入侵，以及应对中国挑战等议题。</text:p>
      <text:p text:style-name="P4">
Videos: []</text:p>
      <text:p text:style-name="P4">
Images: []</text:p>
      <text:p text:style-name="P4">
Categories: ['美国', '欧洲', '中国']</text:p>
      <text:p text:style-name="P4">
Type: None</text:p>
      <!--METADATA-->
      <text:p text:style-name="P4">
NoneNone</text:p>
      <text:p text:style-name="P4">
Source: <text:a xlink:type="simple" xlink:href="https://www.voachinese.com/a/biden-to-meet-sweden-pm-amid-common-concerns-about-china-20230703/7164462.html" text:style-name="Internet_20_link" text:visited-style-name="Visited_20_Internet_20_Link">
https://www.voachinese.com/a/biden-to-meet-sweden-pm-amid-common-concerns-about-china-20230703/7164462.html</text:a>
</text:p>
      <!--NEWS-->
      <text:h text:style-name="P10" text:outline-level="1">
<text:span text:style-name="T4">
中港三律师获本年度“709人权律师奖”</text:span>
</text:h>
      <text:p text:style-name="P4">
Author: None</text:p>
      <text:p text:style-name="P4">
Publisher: Radio Free Asia (Organization)</text:p>
      <text:p text:style-name="P4">
Published Time: 2023-07-03T13:56:00-04:00</text:p>
      <text:p text:style-name="P4">
Modified Time: 2023-07-03T14:23: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4" text:anchor-type="as-char" svg:width="6.9236in" svg:height="4.612011in" draw:z-index="0">
<draw:image xlink:href="../Images/rfamandarin/2023-07-03T13-56-00-04-00/000000.png" xlink:type="simple" xlink:show="embed" xlink:actuate="onLoad" draw:mime-type="image/png"/>
</draw:frame>
非政府组织“中国人权”、“人道中国”、“29原则”等合办在伦敦联合主办了709律师节活动。会中宣布，第七届“中国人权律师奖”更名为“709人权律师奖”，本届的得奖者包括中国人权律师余文生和周世锋，以及香港大律师、前支联会副主席邹幸彤。 <text:a xlink:type="simple" xlink:href="https://www.rfa.org/mandarin/Xinwen/8-07032023135606.html/@@images/image" text:style-name="Internet_20_link" text:visited-style-name="Visited_20_Internet_20_Link">
</text:a>
石头摄</text:p>
      <text:p text:style-name="P4">
非政府组织“中国人权”、“人道中国”、“29原则”等7月2日在伦敦联合主办了709律师节活动。会中宣布，第七届“中国人权律师奖”更名为“709人权律师奖”，本届的得奖者包括中国人权律师余文生和周世锋，以及香港大律师、前支联会副主席邹幸彤。</text:p>
      <text:p text:style-name="P4">
目前，邹幸彤身处香港狱中，余文生被中国当局关押，儿子则是受到严密监控。在狱中遭受酷刑的周世锋虽然已被释放，但仍然遭到严格监视。</text:p>
      <text:p text:style-name="P4">
据美国之音报道，“人道中国”创办人周锋锁在宣布奖项时指出，中共政权对人权律师的打压不断扩大，显示他们的重要性，又指他们的工作彰显出无比的勇气，是人心未死的验证。</text:p>
      <text:p text:style-name="P4">
“29原则”指出，自2015年709大抓捕开始，有大约三百名政治异见者及人权律师被捕，以至被判刑。一些人权律师刑满获释后再次被捕、被迫迁、断水断电，被限制出境等，如同“7092.0镇压”。</text:p>
      <text:p text:style-name="P4">
“29原则”还指，香港的法治情况也令人担忧，脆弱的“国家安全法”将人权律师困在牢里，令他们的安全、生活、自由得不到保障。</text:p>
      <text:p text:style-name="P4">
责编：凯迪</text:p>
      <text:p text:style-name="P4">
Source: <text:a xlink:type="simple" xlink:href="https://www.rfa.org/mandarin/Xinwen/8-07032023135606.html" text:style-name="Internet_20_link" text:visited-style-name="Visited_20_Internet_20_Link">
https://www.rfa.org/mandarin/Xinwen/8-07032023135606.html</text:a>
</text:p>
      <!--NEWS-->
      <text:h text:style-name="P10" text:outline-level="1">
<text:span text:style-name="T4">
指控地图“辱越” 越南禁映《芭比娃娃》</text:span>
</text:h>
      <text:p text:style-name="P4">
Author: None (Language: zh)</text:p>
      <text:p text:style-name="P4">
Publisher: None</text:p>
      <text:p text:style-name="P4">
Time: 2023-07-03T13:56:00Z</text:p>
      <text:p text:style-name="P4">
Description: 越南禁止华纳兄弟公司备受期待的电影《芭比娃娃》在该国上映，因为其中一个场景的地图显示了中国在南中国海单方面的领土主张。</text:p>
      <text:p text:style-name="P4">
Videos: []</text:p>
      <text:p text:style-name="P4">
Images: []</text:p>
      <text:p text:style-name="P4">
Subject: 时政风云</text:p>
      <text:p text:style-name="P4">
Subjects: ['岛屿主权争端', '柏林电影节', '主权', '越南']</text:p>
      <text:p text:style-name="P4">
Keywords: ['地图', '辱华', '辱越', '越南', '禁映', '芭比娃娃', '电影', '领土', '主权']</text:p>
      <text:p text:style-name="P4">
ID: 66102603</text:p>
      <!--METADATA-->
      <text:p text:style-name="P4">
<text:a xlink:type="simple" xlink:href="https://www.dw.com/zh/overlay/image/article/66102603/64187167" text:style-name="Internet_20_link" text:visited-style-name="Visited_20_Internet_20_Link">
 </text:a>
</text:p>
      <text:p text:style-name="P4">
由罗比（Margot Robbie）和高斯林（Ryan Gosling）主演的《芭比娃娃》原定于7月21日在越南与美国同步上映。</text:p>
      <text:p text:style-name="P4">
（德国之声中文网）据越南官方媒体周一（7月3日）报道，越南禁止华纳兄弟公司备受期待的电影《芭比娃娃》在该国上映，因为其中一个场景的地图显示了中国在南中国海单方面的领土主张。</text:p>
      <text:p text:style-name="P4">
中国地图上使用U形“九段线”来标示其对南海大部分地区的领土主张，其中包括越南认为属于其大陆架的大片地区。越南已经在该地区开采石油。</text:p>
      <text:p text:style-name="P4">
2016年7月，设在海牙的国际仲裁法院做出裁决，认为在《联合国海洋法公约》下中国对南海自然资源 <text:a xlink:type="simple" xlink:href="https://www.dw.com/zh/zh/海牙中国在南海不享有历史性权利/a-19394901" text:style-name="Internet_20_link" text:visited-style-name="Visited_20_Internet_20_Link">
 不享有基于“九段线”的历史性权利</text:a>
 。中国拒绝承认该裁决。</text:p>
      <text:p text:style-name="P4">
《芭比娃娃》是最新一部越南因描绘中国划定的有争议的九段线而被禁映的电影。</text:p>
      <text:p text:style-name="P4">
2019年，越南政府禁止了梦工厂的动画电影《雪人奇缘》，去年又以同样的理由 <text:a xlink:type="simple" xlink:href="https://www.dw.com/zh/zh/九段线又惹祸了好莱坞新片在越南被禁/a-61111506" text:style-name="Internet_20_link" text:visited-style-name="Visited_20_Internet_20_Link">
 禁止了索尼的动作片《神秘海域》</text:a>
。Netflix还于2021年因为“九段线”争议下架了一部 <text:a xlink:type="simple" xlink:href="https://www.dw.com/zh/zh/片中出现九段线地图-netflix应越南要求撤剧/a-58147334" text:style-name="Internet_20_link" text:visited-style-name="Visited_20_Internet_20_Link">
 澳大利亚间谍剧《松树谷底》</text:a>
 。</text:p>
      <text:p text:style-name="P4">
据越南国营媒体《青年报》（Tuoi Tre）报道，由罗比（Margot Robbie）和高斯林（RyanGosling）主演的《芭比娃娃》原定于7月21日在越南与美国同步上映。该报援引负责外国电影的许可和审查的政府电影部门负责人Vi KienThanh的话说：“我们不颁发美国电影《芭比娃娃》在越南上映的许可，因为它包含冒犯我国的九段线图像。”</text:p>
      <text:p text:style-name="P4">
华纳兄弟没有立即回应置评请求。</text:p>
      <text:p text:style-name="P4">
长期以来，越南和中国对南中国海潜在能源丰富的海域存在交叉的领土主张。越南多次指责中国船只侵犯其主权。</text:p>
      <text:p text:style-name="P4">
（路透社）</text:p>
      <text:p text:style-name="P4">
Source: <text:a xlink:type="simple" xlink:href="https://www.dw.com/zh/指控地图-辱越-越南禁映《芭比娃娃》/a-66102603" text:style-name="Internet_20_link" text:visited-style-name="Visited_20_Internet_20_Link">
https://www.dw.com/zh/指控地图-辱越-越南禁映《芭比娃娃》/a-66102603?maca=chi-rss-chi-all-1127-rdf</text:a>
</text:p>
      <!--NEWS-->
      <text:h text:style-name="P10" text:outline-level="1">
<text:span text:style-name="T4">
俄罗斯宣布挫败乌克兰刺杀克里米亚领导人的企图</text:span>
</text:h>
      <text:p text:style-name="P4">
Author: 通讯社</text:p>
      <text:p text:style-name="P4">
Publisher: Al Jazeera</text:p>
      <text:p text:style-name="P4">
Published Time: 2023-07-03T13:57:17</text:p>
      <text:p text:style-name="P4">
Modified Time: 2023-07-03T13:57:17</text:p>
      <text:p text:style-name="P4">
Description: 俄罗斯联邦安全局3日宣布，挫败了乌克兰方面刺杀由莫斯科任命的克里米亚地区行政长官谢尔盖·阿克肖诺夫的企图，但是乌克兰方面尚未对这一说法发表评论。</text:p>
      <text:p text:style-name="P4">
Images: ["<text:a xlink:type="simple" xlink:href="https://chinese.aljazeera.net/wp-content/uploads/2023/07/5964690-1688379952-1688392369.jpg" text:style-name="Internet_20_link" text:visited-style-name="Visited_20_Internet_20_Link">
5964690-16883...</text:a>
", "<text:a xlink:type="simple" xlink:href="https://chinese.aljazeera.net/wp-content/uploads/2023/07/11570682-1688380821-1688392434.jpg" text:style-name="Internet_20_link" text:visited-style-name="Visited_20_Internet_20_Link">
11570682-1688...</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287" text:anchor-type="as-char" svg:width="6.9236in" svg:height="4.611023in" draw:z-index="0">
<draw:image xlink:href="../Images/Aljazeera Chinese/2023-07-03T13-57-17/5964690-1688379952-1688392369.jpg" xlink:type="simple" xlink:show="embed" xlink:actuate="onLoad" draw:mime-type="image/jpeg"/>
</draw:frame>
2016年，俄罗斯总统普京（左）与克里米亚领导人谢尔盖·阿克肖诺夫在雅罗斯拉夫尔市会晤的照片 (欧洲通讯社)</text:p>
      <text:p text:style-name="P4">
当地时间7月3日，俄罗斯联邦安全局宣布，挫败了乌克兰方面刺杀由莫斯科任命的克里米亚地区行政长官谢尔盖·阿克肖诺夫的企图，但是乌克兰方面尚未对这一说法发表评论，并宣布在一周内“解放”了该国37平方公里的领土。</text:p>
      <text:p text:style-name="P4">
俄罗斯联邦安全局在俄罗斯“国际文传电讯社”发表的一份声明中指出，它挫败了乌克兰情报部门暗杀克里米亚地区行政长官的企图，并表示已经在调查的框架下逮捕了一名人员。</text:p>
      <text:p text:style-name="P4">
声明解释称，俄罗斯联邦安全局逮捕了一名出生于1988年的俄罗斯公民，理由是该男子涉嫌“被乌克兰情报局招募”，声明强调，该男子“继续在乌克兰接受破坏性的情报培训，包括制造爆炸的培训”。声明补充称，“这个安置炸弹的人没有时间实施他的犯罪意图，因为他是在从藏身处接收爆炸装置时被捕的。”</text:p>
      <text:p text:style-name="P4">
另一方面，阿克肖诺夫通过社交平台Telegram写道，“情报部门的工作透明且有效。我相信我们将找到并惩罚这项犯罪行为的煽动者。”他还感谢俄罗斯联邦安全局挫败了这起暗杀企图。</text:p>
      <text:p text:style-name="P4">
俄罗斯于2014年从乌克兰手中吞并了克里米亚半岛。俄罗斯黑海舰队便驻扎在该地区，自2022年2月乌克兰战争爆发以来，当地已发生多起袭击事件，并有多名由俄罗斯任命的地区官员受伤或死亡，而莫斯科将这些袭击事件归咎于基辅。</text:p>
      <text:p text:style-name="P4">
<draw:frame draw:style-name="fr1" draw:name="Image288" text:anchor-type="as-char" svg:width="6.9236in" svg:height="4.276618in" draw:z-index="0">
<draw:image xlink:href="../Images/Aljazeera Chinese/2023-07-03T13-57-17/11570682-1688380821-1688392434.jpg" xlink:type="simple" xlink:show="embed" xlink:actuate="onLoad" draw:mime-type="image/jpeg"/>
</draw:frame>
乌克兰东部顿涅茨克地区巴赫穆特市附近，乘坐装甲车的一名乌克兰士兵挥舞着胜利的手势 (欧洲通讯社)</text:p>
      <text:h text:style-name="P13" text:outline-level="4">
<text:span text:style-name="T4">
乌克兰收复领土</text:span>
</text:h>
      <text:p text:style-name="P4">
乌克兰国防部副部长马利亚尔3日在基辅宣布，作为一周内反击的成果之一，乌克兰军队已经从俄罗斯军队手中收复了该国东部和南部将近37平方公里的领土。</text:p>
      <text:p text:style-name="P4">
马利亚尔表示，“南部被解放的土地增加了28.4平方公里”，从而使该地区自今年6月初开始反攻以来所收复的总面积达到了158平方公里。</text:p>
      <text:p text:style-name="P4">
马利亚尔指出，乌克兰军队在东部地区仅收复了9平方公里的土地，她还表示，“敌人正在顽强抵抗，当前的对抗非常艰难”。</text:p>
      <text:p text:style-name="P4">
她指出，俄罗斯军队于上周末在东部卢甘斯克地区的斯瓦托维市附近发动了袭击。她解释称，俄罗斯人正“试图向莱曼挺进”，而这是乌克兰军队在去年秋天从俄军手中夺回的一座顿涅茨克地区的城市。</text:p>
      <text:p text:style-name="P4">
马利亚尔在2日谈到，该国东部前线的4个地区正在发生“激烈的战斗”，而俄罗斯军队正在这些地区“推进”。此前，她还曾在6月26日宣布，自同月8日开始对俄军发起反攻以来，乌克兰军队已经控制了近130平方公里的地区。</text:p>
      <text:h text:style-name="P13" text:outline-level="4">
<text:span text:style-name="T4">
瓦格纳的叛变</text:span>
</text:h>
      <text:p text:style-name="P4">
在瓦格纳集团领导人叶夫根尼·普里戈任叛乱的背景下，俄罗斯国家杜马国防委员会主席安德烈·卡尔塔波洛夫排除了俄当局发起新的动员运动，以填补因该组织成员在其领导人发动武装叛乱后离开乌克兰战场所留下的空白的可能性。</text:p>
      <text:p text:style-name="P4">
据俄罗斯塔斯社报道，卡尔塔波洛夫表示，“俄罗斯总统普京以一种可以理解且具体的方式明确强调，不会发起新的动员运动”。</text:p>
      <text:p text:style-name="P4">
卡尔塔波洛夫还补充称，“在今天和在不久的将来，都没有必要进行动员运动”，他还指出，从中长期来看，“绝对不用担心战斗人力的下降”。</text:p>
      <text:p text:style-name="P4">
卡尔塔波洛夫还强调，俄罗斯拥有足够的人数来弥补瓦格纳武装人员的缺席，他还指出，“在失败的叛乱期间，前线上没有一位瓦格纳集团的人员，他们当时都在营地内。”</text:p>
      <text:p text:style-name="P4">
值得注意的是，普里戈任在6月份宣布发动叛乱，其组织成员控制了位于俄罗斯南部的军队总部，然后一度向莫斯科挺进。</text:p>
      <text:p text:style-name="P4">
但是在白俄罗斯总统卢卡申科的调解下，这场叛乱在24小时内便结束了。此次调解基于普里戈任前往白俄罗斯，以换取停止针对其成员的起诉，并让他们自由选择离开俄罗斯、加入正规军，还是放下武器回归平民生活。</text:p>
      <text:p text:style-name="P4">
Source: <text:a xlink:type="simple" xlink:href="https://chinese.aljazeera.net/news/war-in-ukraine/2023/7/3/%e4%bf%84%e7%bd%97%e6%96%af%e5%ae%a3%e5%b8%83%e6%8c%ab%e8%b4%a5%e4%b9%8c%e5%85%8b%e5%85%b0%e5%88%ba%e6%9d%80%e5%85%8b%e9%87%8c%e7%b1%b3%e4%ba%9a%e9%a2%86%e5%af%bc%e4%ba%ba%e7%9a%84%e4%bc%81%e5%9b%be" text:style-name="Internet_20_link" text:visited-style-name="Visited_20_Internet_20_Link">
https://chinese.aljazeera.net/news/war-in-ukraine/2023/7/3/%e4%bf%84%e7%bd%97%e6%96%af%e5%ae%a3%e5%b8%83%e6%8c%ab%e8%b4%a5%e4%b9%8c%e5%85%8b%e5%85%b0%e5%88%ba%e6%9d%80%e5%85%8b%e9%87%8c%e7%b1%b3%e4%ba%9a%e9%a2%86%e5%af%bc%e4%ba%ba%e7%9a%84%e4%bc%81%e5%9b%be</text:a>
</text:p>
      <!--NEWS-->
      <text:h text:style-name="P10" text:outline-level="1">
<text:span text:style-name="T4">
印尼巴布亚省发生6.2级地震 无海啸风险</text:span>
</text:h>
      <text:p text:style-name="P4">
Author: 联合早报 (Person)</text:p>
      <text:p text:style-name="P4">
Publisher: 联合早报 (Organization)</text:p>
      <text:p text:style-name="P4">
Published Time: 2023-07-03T14:00</text:p>
      <text:p text:style-name="P4">
Modified Time: 2023-07-03T14:11</text:p>
      <text:p text:style-name="P4">
Description: 印度尼西亚巴布亚省星期一（7月3日）上午发生6.2级地震，目前尚无人员伤亡和财产损失报告。据路透社报道，陆地震中深度为33公里，没有海啸风险。当地警方发言人说，巴布亚省首府查亚普拉...</text:p>
      <text:p text:style-name="P4">
Videos: []</text:p>
      <text:p text:style-name="P4">
Audios: []</text:p>
      <text:p text:style-name="P4">
Images: []</text:p>
      <text:p text:style-name="P4">
Type: NewsArticle</text:p>
      <text:p text:style-name="P4">
Breadcrumbs: ['即时', '国际']</text:p>
      <text:p text:style-name="P4">
Keywords: ['印度尼西亚', '地震']</text:p>
      <!--METADATA-->
      <text:p text:style-name="P4">
印度尼西亚巴布亚省星期一（7月3日）上午发生6.2级地震，目前尚无人员伤亡和财产损失报告。</text:p>
      <text:p text:style-name="P4">
据路透社报道，陆地震中深度为33公里，没有海啸风险。</text:p>
      <text:p text:style-name="P4">
当地警方发言人说，巴布亚省首府查亚普拉（Jayapura）有强烈震感，目前还没有人员伤亡和财产损失报告。</text:p>
      <text:p text:style-name="P4">
另据新华社报道，根据印尼气象、气候和地球物理局网站消息，地震发生于上午9时51分（新加坡时间上午10时51分），震中位于巴布亚省奇隆县西南部陆地，距离首都雅加达约3700公里。</text:p>
      <text:p text:style-name="P4">
印尼气象、气候和地球物理局说，震中附近有发生余震可能，提醒居民保持警惕。</text:p>
      <text:p text:style-name="P4">
印尼地处环太平洋地震带，每年发生大小地震数千次。2018年9月，印尼中苏拉威西省栋加拉县发生7.4级地震，地震及其引发的海啸造成2000多人死亡。</text:p>
      <text:p text:style-name="P4">
Source: <text:a xlink:type="simple" xlink:href="https://www.zaobao.com.sg/realtime/world/story20230703-1410128" text:style-name="Internet_20_link" text:visited-style-name="Visited_20_Internet_20_Link">
https://www.zaobao.com.sg/realtime/world/story20230703-1410128</text:a>
</text:p>
      <!--NEWS-->
      <text:h text:style-name="P10" text:outline-level="1">
<text:span text:style-name="T4">
哥伦比亚同志游行史上最大 逾10万人参与</text:span>
</text:h>
      <text:p text:style-name="P4">
Publisher: 法新社</text:p>
      <text:p text:style-name="P4">
Published Time: 2023-07-03T14:02:07+00:00</text:p>
      <text:p text:style-name="P4">
Modified Time: 2023-07-03T13:35:02+00:00</text:p>
      <text:p text:style-name="P4">
Description: （法新社哥伦比亚波哥大3日电） 哥伦比亚首都波哥大（Bogota）市长罗培兹表示，昨天有超过10万人走上街头，参与哥国史上规模最大的LGBTQ骄傲游行（Prid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9" text:anchor-type="as-char" svg:width="6.9236in" svg:height="3.617581in" draw:z-index="0">
<draw:image xlink:href="../Images/rficn/2023-07-03T14-02-07-00-00/000000.png" xlink:type="simple" xlink:show="embed" xlink:actuate="onLoad" draw:mime-type="image/png"/>
</draw:frame>
</text:p>
      <text:p text:style-name="P4">
波哥大首位女同志市长罗培兹（Claudia Lopez）在市中心西蒙波利瓦公园（Simon Bolivar Park），向挥舞着彩虹旗和表演舞蹈的人群致词。</text:p>
      <text:p text:style-name="P4">
罗培兹说道：「在这里，我们将每天时时刻刻为我们的身分继续骄傲地前进，因为我们有相同的责任，也争取相同的权利。一个都不能多，一个都不能少。」</text:p>
      <text:p text:style-name="P4">
她稍后在推特（Twitter）上写道：「40年前，首次骄傲游行有30人，今天，我们有超过10万人！这是史上最大的游行！」</text:p>
      <text:p text:style-name="P4">
骄傲游行庆典也同时在哥伦比亚美德殷（Medellin）、卡利（Cali），和巴兰基亚（Barranquilla）等城市登场。</text:p>
      <text:p text:style-name="P4">
女性企业家卡蜜拉（Camila）告诉法新社：「我已经参与这个游行11年，而这是我久违地看到这么多人参与游行。人们的观念正在改变，这意义重大。」</text:p>
      <text:p text:style-name="P4">
在哥伦比亚，LGBTQ（同性恋、双性恋、跨性别、酷儿）社群经常成为暴力行为的目标，根据哥国当局，至少有39名LGBTQ社群成员在2022年遭到杀害。</text:p>
      <text:p text:style-name="P4">
哥伦比亚监察员办公室在今年3月发布的报告中指出，在去年调查的394起「因歧视引发的暴力」案件中，有238起是针对跨性别人士、61起锁定女同志、123起针对男同志，还有21起锁定双性恋人士。</text:p>
      <text:p text:style-name="P4">
参与波哥大游行的人权运动者伍尔塔斯（DaniloHuertas）表示，这场游行是「为了纪念所有因性向而成为冲突受害者的人们，同时也是个值得庆祝的日子，因为...我们取得了进步」。</text:p>
      <text:p text:style-name="P4">
Source: <text:a xlink:type="simple" xlink:href="https://www.rfi.fr/cn/%E7%BC%A4%E7%BA%B7%E4%B8%96%E7%95%8C/20230703-%E5%93%A5%E4%BC%A6%E6%AF%94%E4%BA%9A%E5%90%8C%E5%BF%97%E6%B8%B8%E8%A1%8C%E5%8F%B2%E4%B8%8A%E6%9C%80%E5%A4%A7-%E9%80%BE10%E4%B8%87%E4%BA%BA%E5%8F%82%E4%B8%8E" text:style-name="Internet_20_link" text:visited-style-name="Visited_20_Internet_20_Link">
https://www.rfi.fr/cn/%E7%BC%A4%E7%BA%B7%E4%B8%96%E7%95%8C/20230703-%E5%93%A5%E4%BC%A6%E6%AF%94%E4%BA%9A%E5%90%8C%E5%BF%97%E6%B8%B8%E8%A1%8C%E5%8F%B2%E4%B8%8A%E6%9C%80%E5%A4%A7-%E9%80%BE10%E4%B8%87%E4%BA%BA%E5%8F%82%E4%B8%8E</text:a>
</text:p>
      <!--NEWS-->
      <text:h text:style-name="P10" text:outline-level="1">
<text:span text:style-name="T4">
温网将举行特别仪式 表扬瑞士天王费德瑞生涯成就</text:span>
</text:h>
      <text:p text:style-name="P4">
Publisher: 法新社</text:p>
      <text:p text:style-name="P4">
Published Time: 2023-07-03T14:02:08+00:00</text:p>
      <text:p text:style-name="P4">
Modified Time: 2023-07-03T13:35:03+00:00</text:p>
      <text:p text:style-name="P4">
Description: （法新社伦敦3日电） 温网主办单位全英俱乐部（All England Club）将于明天赛程第二日在中央球场（Centre Court）举行特别仪式，表扬瑞士天王费德瑞的生涯成就。</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0" text:anchor-type="as-char" svg:width="6.9236in" svg:height="3.617581in" draw:z-index="0">
<draw:image xlink:href="../Images/rficn/2023-07-03T14-02-08-00-00/000000.png" xlink:type="simple" xlink:show="embed" xlink:actuate="onLoad" draw:mime-type="image/png"/>
</draw:frame>
</text:p>
      <text:p text:style-name="P4">
费德瑞（Roger Federer）生涯共赢得8座温网冠军，去年9月宣布退休，他明天将重返昔日夺下若干最伟大胜利的现场，并在比赛开始前接受表扬。</text:p>
      <text:p text:style-name="P4">
现年41岁的费德瑞，去年在伦敦拉沃杯（Laver Cup）告别球坛，泪洒现场写下感性一幕，自此大体离开网球界。他上月也在德国哈雷公开赛（HalleOpen）草地球场获得类似表扬。</text:p>
      <text:p text:style-name="P4">
全英俱乐部执行长波顿（SallyBolton）今天说：「我很高兴宣布，罗杰（费德瑞）明天将会和我们在一起，我们在比赛开始前于中央球场将有一个特别时刻，表扬他获得最多温网男单冠军的成就。」</text:p>
      <text:p text:style-name="P4">
「我们将有片刻表扬他的成就，并感谢他带给我们的所有回忆。」（译者：陈正健/核稿：陈政一）</text:p>
      <text:p text:style-name="P4">
Source: <text:a xlink:type="simple" xlink:href="https://www.rfi.fr/cn/%E8%BF%90%E5%8A%A8%E5%A4%A9%E5%9C%B0/20230703-%E6%B8%A9%E7%BD%91%E5%B0%86%E4%B8%BE%E8%A1%8C%E7%89%B9%E5%88%AB%E4%BB%AA%E5%BC%8F-%E8%A1%A8%E6%89%AC%E7%91%9E%E5%A3%AB%E5%A4%A9%E7%8E%8B%E8%B4%B9%E5%BE%B7%E7%91%9E%E7%94%9F%E6%B6%AF%E6%88%90%E5%B0%B1" text:style-name="Internet_20_link" text:visited-style-name="Visited_20_Internet_20_Link">
https://www.rfi.fr/cn/%E8%BF%90%E5%8A%A8%E5%A4%A9%E5%9C%B0/20230703-%E6%B8%A9%E7%BD%91%E5%B0%86%E4%B8%BE%E8%A1%8C%E7%89%B9%E5%88%AB%E4%BB%AA%E5%BC%8F-%E8%A1%A8%E6%89%AC%E7%91%9E%E5%A3%AB%E5%A4%A9%E7%8E%8B%E8%B4%B9%E5%BE%B7%E7%91%9E%E7%94%9F%E6%B6%AF%E6%88%90%E5%B0%B1</text:a>
</text:p>
      <!--NEWS-->
      <text:h text:style-name="P10" text:outline-level="1">
<text:span text:style-name="T4">
五角大楼喊话好莱坞 遵从中国审查就免谈合作</text:span>
</text:h>
      <text:p text:style-name="P4">
Author: None (Language: zh)</text:p>
      <text:p text:style-name="P4">
Publisher: None</text:p>
      <text:p text:style-name="P4">
Time: 2023-07-03T14:35:00Z</text:p>
      <text:p text:style-name="P4">
Description: 美国《政治》杂志指出，五角大楼表示，如果电影人向中国妥协，根据对方的要求删减镜头，将不会给他们提供任何帮助。</text:p>
      <text:p text:style-name="P4">
Videos: []</text:p>
      <text:p text:style-name="P4">
Images: []</text:p>
      <text:p text:style-name="P4">
Subject: 文化经纬</text:p>
      <text:p text:style-name="P4">
Subjects: ['奥巴马', '岛屿主权争端', '专题报道：全景观看“习马会”', '柏林电影节', '中国', '中共十九大', '美国', '好莱坞', '德中关系']</text:p>
      <text:p text:style-name="P4">
Keywords: ['电影', '好莱坞', '五角大楼', '美国', '中国', '审查', '蜘蛛侠', '军队']</text:p>
      <text:p text:style-name="P4">
ID: 66102803</text:p>
      <!--METADATA-->
      <text:p text:style-name="P4">
<text:a xlink:type="simple" xlink:href="https://www.dw.com/zh/overlay/image/article/66102803/64337419" text:style-name="Internet_20_link" text:visited-style-name="Visited_20_Internet_20_Link">
 </text:a>
</text:p>
      <text:p text:style-name="P4">
汤姆·克鲁斯在《壮志凌云》伦敦首映式</text:p>
      <text:p text:style-name="P4">
（德国之声中文网）如果好莱坞的电影人接受北京审查电影，将不会得到美国国防部的帮助。上周三（6月28日）， <text:a xlink:type="simple" xlink:href="https://www.dw.com/zh/zh/美國防部中國是頭號安全威脅/a-63581625" text:style-name="Internet_20_link" text:visited-style-name="Visited_20_Internet_20_Link">
 五角大楼</text:a>
修改了与电影制片厂的合作规则，禁止向计划遵守或可能遵守中国政府审查要求的导演提供任何援助。</text:p>
      <text:p text:style-name="P4">
由汤姆·克鲁斯主演的《壮志凌云：特立独行》的预告片中，观众注意到，制片方将演员身穿的飞行夹克上的台湾和日本的国旗被去掉了，显然是为了安抚中国投资方腾讯公司。但在批评声中，以及据称腾讯放弃对该片的投资后，电影的最终版本中又恢复了带有国旗的镜头。</text:p>
      <text:p text:style-name="P4">
这部讲述军人的片子得到了五角大楼的支持，包括提供喷气机，航母等设备。五角大楼娱乐联络办公室负责人罗伯茨（GlenRoberts）表示，五角大楼支持电影大约有百年的历史了，比如首部获得奥斯卡最佳影片奖的影片《翅膀》。这是一部有关于一战飞行员的电影。</text:p>
      <text:p text:style-name="P4">
几十年来，好莱坞和五角大楼一直保持着合作关系。五角大楼允许电影制作人在军事基地、海军舰艇或其他地点进行拍摄，并对电影制作过程进行指导。</text:p>
      <text:p text:style-name="P4">
据《政治》（Politico）获得的一份新的国防部文件，希望美国军方提供帮助的电影制作人现在必须保证，他们不会让中国政府审查剪辑这些电影。 <text:a xlink:type="simple" xlink:href="https://www.dw.com/zh/zh/电影八佰最后一刻被叫停-涉嫌踩雷区/a-49219671" text:style-name="Internet_20_link" text:visited-style-name="Visited_20_Internet_20_Link">
中方的审查红线 </text:a>
不仅难以预知而且非常严厉。中国当局曾要求索尼在《蜘蛛侠：英雄无归》（Spider-man: No WayHome）中删除自由女神像，如果他们想在中国发行这部电影的话。这部电影因为三代蜘蛛侠同现而受到关注。不过索尼并没有遵从对方的要求。根据搜狐新闻，这部电影在自由女神的片段是一场高潮戏，自由女神作为背景重要，而且影响剧情走向。另外一部动画电影《巴斯光年》（Lightyear，也译光年正传）也被要求删除同性接吻的片段。这部电影的制片方也没有删除相关片段。两部电影都没有在中国大陆上映。</text:p>
      <text:p text:style-name="P4">
《华盛顿邮报》报道，1986年的首部《壮志凌云》就与美国国防部进行了合作。《时代》杂志披露，影片制作方支付发了180玩美元，可以使用海军航空站，以及4搜航空目前，以及多家军机，其中一些是由真正的飞行员驾驶的。如果没有五角大楼的鼎立支持，这部电影不可能顺利完成制作。一架F14战机的成本约为3800万美元。电影的总预算为1500万美元。</text:p>
      <ul>
        <li>
</li>
      </ul>
      <h5>
电影审查制度：“红线”都在哪里？</h5>
      <text:h text:style-name="P12" text:outline-level="3">
<text:span text:style-name="T4">
《光年正传》</text:span>
</text:h>
      <text:p text:style-name="P4">
《光年正传》是动画公司皮克斯的最新搞笑动画片，目前在阿联酋等多个穆斯林国家遭禁。究其原因恐怕与片中有女同接吻场面有关。其实，国家审查制度不仅见于中东地区。在许多其他国家，也一再有某些场景或整部电影成为审查制度的牺牲品。</text:p>
      <ul>
        <li>
</li>
      </ul>
      <h5>
电影审查制度：“红线”都在哪里？</h5>
      <text:h text:style-name="P12" text:outline-level="3">
<text:span text:style-name="T4">
迪士尼的自我审查</text:span>
</text:h>
      <text:p text:style-name="P4">
皮克斯的母公司迪士尼最初将太空旅行者阿丽莎（图右）和另一名女性之间的亲吻从影片中删去，只是在皮克斯员工公开致函抗议后，才重新置入。阿联酋新近曾宣布，无意审查外国电影，然而，在保守势力抗议后，还是动用了审查机器。</text:p>
      <ul>
        <li>
</li>
      </ul>
      <h5>
电影审查制度：“红线”都在哪里？</h5>
      <text:h text:style-name="P12" text:outline-level="3">
<text:span text:style-name="T4">
《神奇动物3》</text:span>
</text:h>
      <text:p text:style-name="P4">
同性恋场景在面向中国市场的影片中也不见踪影。最突出的新例是《神奇动物3：邓布利多之秘密》。为满足中国审查机构的要求，制片商——美国华纳兄弟公司从影片中删掉了两小段，在其中，邓布利多讲到他和恶人格林德沃之间有过同性恋情。</text:p>
      <ul>
        <li>
</li>
      </ul>
      <h5>
电影审查制度：“红线”都在哪里？</h5>
      <text:h text:style-name="P12" text:outline-level="3">
<text:span text:style-name="T4">
《波西米亚狂想曲》</text:span>
</text:h>
      <text:p text:style-name="P4">
这部皇后乐队歌手莫库里（ FreddieMercury）的传记片的中文版去掉了所有哪怕只是暗示这位摇滚偶像是同性恋的画面——包括男扮女装、出柜或他被确诊患艾滋病等重要情节。人们的反应并不一致——很多人对该片还能在中国上映已然满意。</text:p>
      <ul>
        <li>
</li>
      </ul>
      <h5>
电影审查制度：“红线”都在哪里？</h5>
      <text:h text:style-name="P12" text:outline-level="3">
<text:span text:style-name="T4">
《断背山》</text:span>
</text:h>
      <text:p text:style-name="P4">
吉伦哈尔（Jake Gyllenhaal，左）和莱杰（HeathLedger，右）主演的获多项奥斯卡奖的剧情片《断背山》（2005年）这样的佳作甚至不准在中国上映。该片描写两个牛仔之间的爱情。2019年出品的埃尔顿·约翰（Elton John ）传记片《火箭人》也在中国被禁。这位英国歌手公开承认自己的同性恋身份已数十年。</text:p>
      <ul>
        <li>
</li>
      </ul>
      <h5>
电影审查制度：“红线”都在哪里？</h5>
      <text:h text:style-name="P12" text:outline-level="3">
<text:span text:style-name="T4">
《西藏七年》</text:span>
</text:h>
      <text:p text:style-name="P4">
藏民等少数民族在中国受压迫的问题，也构成审查机器的一块红布。布莱德·皮特（BradPitt）主演的《西藏七年》（1997年）讲述了奥地利登山家哈勒（HeinrichHarrer）与达赖喇嘛之间的友谊。该片很快被禁。不仅如此，此后多年，皮特都曾被中国禁止入境。</text:p>
      <ul>
        <li>
</li>
      </ul>
      <h5>
电影审查制度：“红线”都在哪里？</h5>
      <text:h text:style-name="P12" text:outline-level="3">
<text:span text:style-name="T4">
《火箭人》</text:span>
</text:h>
      <text:p text:style-name="P4">
在俄罗斯，同性恋情节同样面临审查——《火箭人》便遭此命运。埃尔顿·约翰强烈抗议肢解其传记片，指控莫斯科实行审查。在俄罗斯，同性恋虽属合法，但不允许同性婚姻或有收养权，以同性恋者为对象的暴力事件屡屡发生。</text:p>
      <ul>
        <li>
</li>
      </ul>
      <h5>
电影审查制度：“红线”都在哪里？</h5>
      <text:h text:style-name="P12" text:outline-level="3">
<text:span text:style-name="T4">
《脑死亡》</text:span>
</text:h>
      <text:p text:style-name="P4">
国家电影审查制度并非威权国家专有。在德国，也有不少电影因宣扬暴力、种族仇恨或者颂扬纳粹而被列入黑名单。甚至《指环王》导演杰克逊（PeterJackson）拍摄的偶像恐怖片《脑死亡》在德国也被禁——因其有暴力描写。</text:p>
      <ul>
        <li>
</li>
      </ul>
      <h5>
电影审查制度：“红线”都在哪里？</h5>
      <text:h text:style-name="P12" text:outline-level="3">
<text:span text:style-name="T4">
自由之国？电影另当别论</text:span>
</text:h>
      <text:p text:style-name="P4">
在美国，一直到20世纪60年代，都严格实施以30年代问世的 《海斯法典》（HaysCode）为代表的国家电影审查制度，长吻、裸体或开上帝玩笑，统统被禁止。希区柯克（AlfredHitchcock，左）是一位巧妙规避审查制度的大师。如今，好莱坞电影颇受制片人加诸于身的自我审查之累。</text:p>
      <text:p text:style-name="P4">
作者: Philipp Jedick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作为交换条件，制片人同意让国防部对剧本进行修改。比如男主的爱侣身份从一个军人变成了一个平民，因为海军规定禁止军官和士兵谈恋爱。</text:p>
      <text:p text:style-name="P4">
根据五角大楼的新规，一旦为一个项目的合作开了绿灯，该机构就会指派一名官员与电影制片人合作。从现在起，制片公司必须"以书面形式通知该人员审查要求，包括这种要求的条件，以及该项目是否已经遵守或可能遵守这种审查要求"。</text:p>
      <text:p text:style-name="P4">
美国德州共和党参议员特德·克鲁兹（TedCruz）对新规表示欢迎，《政治》杂志援引克鲁兹表示，“中共在宣传和审查方面花费了数十亿美元……多年来，好莱坞帮助他们，对电影进行审查，以便它们能够在中国放映，同时仍与美国政府合作，完成这些电影……新规将迫使这些电影公司做出选择，而我谨慎乐观地认为，他们将做出正确的选择，拒绝中国的讹诈。”</text:p>
      <text:p text:style-name="P4">
(综合报道)</text:p>
      <text:p text:style-name="P4">
Source: <text:a xlink:type="simple" xlink:href="https://www.dw.com/zh/五角大楼喊话好莱坞-遵从中国审查就免谈合作/a-66102803" text:style-name="Internet_20_link" text:visited-style-name="Visited_20_Internet_20_Link">
https://www.dw.com/zh/五角大楼喊话好莱坞-遵从中国审查就免谈合作/a-66102803?maca=chi-rss-chi-all-1127-rdf</text:a>
</text:p>
      <!--NEWS-->
      <text:h text:style-name="P10" text:outline-level="1">
<text:span text:style-name="T4">
国安法三周年　香港以“危害国家安全”为名通缉8人</text:span>
</text:h>
      <text:p text:style-name="P4">
Author: None</text:p>
      <text:p text:style-name="P4">
Publisher: Radio Free Asia (Organization)</text:p>
      <text:p text:style-name="P4">
Published Time: 2023-07-03T14:54:00-04:00</text:p>
      <text:p text:style-name="P4">
Modified Time: 2023-07-03T17:42:58-04:00</text:p>
      <text:p text:style-name="P4">
Description: None</text:p>
      <text:p text:style-name="P4">
Videos: []</text:p>
      <text:p text:style-name="P4">
Audios: ["<text:a xlink:type="simple" xlink:href="https://www.rfa.org/mandarin/yataibaodao/gangtai/jw-070320230953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1" text:anchor-type="as-char" svg:width="6.9236in" svg:height="4.612011in" draw:z-index="0">
<draw:image xlink:href="../Images/rfamandarin/2023-07-03T14-54-00-04-00/000000.png" xlink:type="simple" xlink:show="embed" xlink:actuate="onLoad" draw:mime-type="image/png"/>
</draw:frame>
2023年7月3日，香港国安处宣布通缉8名在海外的港人，国安处总警司李桂华在新闻发布会上。 <text:a xlink:type="simple" xlink:href="https://www.rfa.org/mandarin/yataibaodao/gangtai/jw-07032023095306.html/@@images/image" text:style-name="Internet_20_link" text:visited-style-name="Visited_20_Internet_20_Link">
</text:a>
路透社图片  <text:a xlink:type="simple" xlink:href="https://www.rfa.org/mandarin/yataibaodao/gangtai/jw-07032023095306.html/@@stream" text:style-name="Internet_20_link" text:visited-style-name="Visited_20_Internet_20_Link">
Audio-1-Link：https://www.rfa.org/mandarin/yataibaodao/gangtai/jw-07032023095306.html/@@stream</text:a>
</text:p>
      <text:p text:style-name="P4">
《港区国安法》实施三周年之际，香港当局本周一对流亡海外的8名民主活动人士发出涉及国安罪名的通缉令。香港政府的上述行动，迅速引发国际舆论反弹。</text:p>
      <text:p text:style-name="P4">
<text:a xlink:type="simple" xlink:href="https://www.rfa.org/mandarin/Xinwen/ec-07032023040940.html" text:style-name="Internet_20_link" text:visited-style-name="Visited_20_Internet_20_Link">
 <text:span text:style-name="T4">
香港警务处《国安法》通缉八海外港人 悬赏每人100万港币</text:span>
 </text:a>
</text:p>
      <text:p text:style-name="P4">
中国官媒新华社本周一证实，香港警方国安处当天发出针对8名民主人士通缉令，包括前法政汇思召集人任建峰、企业家袁弓夷、“香港民主委员会”执行主任郭凤仪、前立法会议员郭荣铿、前立法会议员许智峯、前职工会联盟总干事蒙兆达、“揽抄”团队发起人刘祖廸和前立法会议员罗冠聪，通缉令还悬赏每人100万港元。</text:p>
      <text:p text:style-name="P4">
<text:span text:style-name="T4">
香港通缉海外民主活动人士</text:span>
 <text:span text:style-name="T4">
<text:span text:style-name="T5">
* </text:span>
*当事人回应</text:span>
</text:p>
      <text:p text:style-name="P4">
香港警方介绍，上述8人涉嫌触犯“危害国家安全罪”，多次在海外公开集会，勾结反华势力等。警方还强调，香港国安法具有域外效力，符合国际法原则，因此警方有责任依法追究在境外触犯香港国安法罪行的人士。警方强调已掌握这8人的犯罪证据，会全力追究，还呼吁被通缉人士回港自首。</text:p>
      <text:p text:style-name="P4">
这是香港政府首次根据港区国安法对海外活动人士发出逮捕令和悬赏，引发国际舆论高度关注。</text:p>
      <text:p text:style-name="P4">
2023年7月3日，香港警察处国安处公布发出拘捕令，通缉8名现身处海外的香港前政界人士。（路透社）  <text:a xlink:type="simple" xlink:href="https://www.rfa.org/mandarin/yataibaodao/gangtai/jw-07032023095306.html/2023-07-03t085443z_1884923623_rc2jv1as5tjm_rtrmadp_3_hongkong-security.jpg" text:style-name="Internet_20_link" text:visited-style-name="Visited_20_Internet_20_Link">
</text:a>
</text:p>
      <text:p text:style-name="P4">
据本台粤语组披露，香港警方指控上述8人的犯罪行为包括，许智峯通过网络发起“香港约章”，鼓吹“港独”及“台独”；郭荣铿倡议破坏香港联系汇率制度；罗冠聪通过社交平台、新闻媒体及公开集会等，鼓吹“港独”；蒙兆达“假借维护劳工权益名义”，在海外通过社交媒体及出席会议鼓吹“港独”；任建峰呼吁外国制裁香港法官及检察官；袁弓夷涉嫌在海外筹备组建“香港议会”等。</text:p>
      <text:p text:style-name="P4">
许智峯针对港府通缉令回复本台查询表示，这并非是针对他个人的首次通缉，对他本人的安全完全没有影响。</text:p>
      <text:p text:style-name="P4">
“我觉得这次的通缉只是一个摆姿态，是中共在无计可施和无办法做任何事之下，只能摆个姿态，告诉其他人他们的态度，其实是很可笑和荒谬。”他说：“这次的悬红通缉反而是港共政权自曝其短，让外界看到它多么的无计可施和束手无策，对我们在海外争取香港自由民主党运动，反而让西方社会看得更清楚，港共政权、甚至是整个中国走向更为极端的极权主义，变成集权国家。”</text:p>
      <text:p text:style-name="P4">
 香港立法会前议员许智峰。(受访者提供)</text:p>
      <text:p text:style-name="P4">
罗冠聪回应表示，连同其他被通缉的7名人士，大家对此并不意外：“如此指控，绝对是滥用国家安全概念的经典范例，将其内容则定至无远弗届，以法律打压异议声音……。被通缉者的倡议目标俱为希望港人获得民主和自由，保障他们的基本权利，若如此行径被视为触犯国安法，唯一的结论乃国安法为绝对恶法。”他还表示不考虑“回港自首”，并督促香港警方公开他的犯罪证据：“我只是一个为香港人发声的香港人，仅此而已。”</text:p>
      <text:p text:style-name="P4">
任建峰书面回复本台表示，他是行使作为澳洲公民享有的言论自由：“通缉令的消息公布后，外界反应热烈，正是反映外界如何看香港的堕落，而非我本人的问题。”</text:p>
      <text:p text:style-name="P4">
香港法政汇思召集人、香港律师会人权宪制事务委员会前委员任建峰。（忻霖摄影/RFA资料）  <text:a xlink:type="simple" xlink:href="https://www.rfa.org/mandarin/yataibaodao/gangtai/jw-07032023095306.html/b1a16866-1c3f-4233-997c-8c3b8b78afb2.png" text:style-name="Internet_20_link" text:visited-style-name="Visited_20_Internet_20_Link">
</text:a>
</text:p>
      <text:p text:style-name="P4">
“香港劳权监察”（Hong Kong）总干事、被通缉的蒙兆达在声明中回应道：“过去三年，当局假借‘国家安全’之名，凌驾各项国际标准下的自由和人权，任意对异见人士进行拘捕或检控，已成香港的‘荒谬日常’……。如果我真的有罪，我的罪名只有一个，就是为香港人说出真相。我一直在海外所批评和揭露的，就是中国政府及特区政府肆意以国安法及其他粗暴手段剥夺香港人的基本自由和人权。”</text:p>
      <text:p text:style-name="P4">
海外组织“香港民主委员会”（HKDC）执行主任、8名被通缉者之一郭凤仪回应表示，港府发出的通缉令目的是恐吓，并煽动中共支持者的暴民心态，以进一步清洗民主活动人士。她说：“我确定每一位香港自由斗士继续走上自由和民主道路的决心。我不会退缩，会更加努力地奋斗。”</text:p>
      <text:p text:style-name="P4">
海外组织“香港民主委员会”（HKDC）执行主任、8名被通缉者之一郭凤仪。(受访者提供/RFA资料)  <text:a xlink:type="simple" xlink:href="https://www.rfa.org/mandarin/yataibaodao/gangtai/jw-07032023095306.html/3593e5c2-b2b4-41f1-a1e2-0bc2994b6e81.jpeg" text:style-name="Internet_20_link" text:visited-style-name="Visited_20_Internet_20_Link">
</text:a>
</text:p>
      <text:p text:style-name="P4">
上述8名被香港政府通缉的人士中，除蒙兆达外，全部被指控“勾结外国或境外势力危害国家安全罪”。其中，许智峯还涉及“煽动分裂国家罪”及“煽动颠覆国家政权罪”，袁弓夷另涉“颠覆国家政权罪”，罗冠聪另涉“煽动分裂国家罪”，蒙兆达被控“煽动分裂国家罪”等。</text:p>
      <text:p text:style-name="P4">
目前被通缉的8人中，有3人居住在英国，两人居住在澳大利亚，3人在美国。</text:p>
      <text:p text:style-name="P4">
<text:span text:style-name="T4">
港警通缉令引发国际舆论反弹</text:span>
 <text:span text:style-name="T4">
<text:span text:style-name="T5">
* </text:span>
*海外团体表态</text:span>
</text:p>
      <text:p text:style-name="P4">
英国外交大臣克莱弗利本周一就此声明表示，英国不会容忍中方试图恐吓和压制任何英国及海外个人的行为。英国将始终捍卫言论自由的普遍权利，并为那些成为目标的人士挺身而出。声明强调，“我们强烈反对中国对香港实施的国家安全法，包括其域外管辖权，这违反了具有法律约束力的《中英联合声明》。”声明还呼吁北京当局废除《国家安全法》，以及敦促香港政府停止针对捍卫自由和民主人士的行动。</text:p>
      <text:p text:style-name="P4">
总部位于美国纽约的国际人权组织“人权观察”（Human Rights Watch）中国部主任苏菲·理查森（SophieRichardson）当天书面回复本台查询表示，港府逮捕令并不是对活动人士的起诉，而是对香港曾经备受推崇的执法和司法部门的起诉。</text:p>
      <text:p text:style-name="P4">
她说：“中国政府对香港实施国安法，试图为消灭香港人权制造合法性的幌子……。民主国家不仅应该断然拒绝香港当局希望国际支持的逮捕令，还应该加强保护受到北京威胁的人士，考虑实施新的制裁，并面对北京和香港当局都不会遵守国际法律义务的现实。”</text:p>
      <text:p text:style-name="P4">
跨国民间组织“香港自由委员会基金”（The Committee for Freedom in Hong KongFoundation）的英国和欧盟主任马克·萨巴赫（MarkSabah）在声明表示：“国安法实施三周年之际，香港当局决定悬赏100万港币通缉世界各地的香港知名活动人士，这绝非巧合。这些活动人士继续勇敢地谴责中共的恶劣行为，并揭露中共如何恐吓海外的香港人。”</text:p>
      <text:p text:style-name="P4">
人权组织“香港监察”（Hong Kong Watch）首席执行官罗杰斯（BenedictRogers）也在声明中谴责香港国安警方针对、恐吓和打压海外民主活动人士的企图：“我们敦促英国、美国和澳大利亚政府发表声明，保障这些活动人士及居住在海外的广大香港社群的安全，敦促志同道合的政府暂停与中国及香港的引渡条约，并协调一致采取行动引入国际刑警组织预警系统，以保护海外的民主活动人士。”</text:p>
      <text:p text:style-name="P4">
 人权组织“香港监察”（Hong KongWatch）首席执行官罗杰斯（Benedict Rogers）。(Hong Kong Watch脸书截图)  <text:a xlink:type="simple" xlink:href="https://www.rfa.org/mandarin/yataibaodao/gangtai/jw-07032023095306.html/499a6391-928e-44f6-859c-9d3fa1667410.jpeg" text:style-name="Internet_20_link" text:visited-style-name="Visited_20_Internet_20_Link">
</text:a>
</text:p>
      <text:p text:style-name="P4">
“对华政策跨国议会联盟”（IPAC）当天也发布声明，呼吁各国政府使用一切可用手段，保护那些遭受非法迫害和滥用国际司法及警察合作机制的目标，紧急废除与中国及香港的任何引渡条约，并采取实质性机制解决来自中国及香港的跨国镇压问题。声明强调，“对华政策跨国议会联盟不认可中国根据所谓《国家安全法》非法实施的‘勾结外国势力’、‘（煽动）颠覆和分裂国家’的指控，此举违反了《中英联合声明》和国际法规定的基本自由。”</text:p>
      <text:p text:style-name="P4">
截至发稿，美国白宫、国务院等尚未就港府通缉事件回复本台的置评请求。</text:p>
      <text:p text:style-name="P4">
法新社的报道指出，港区国安法施行三年以来，香港已有至少260人因所谓的国安罪名遭到逮捕，160多人和5家企业被当局起诉。而其中，大多数被告人都是知名的民主政治人士、活动人士、工会成员或记者。</text:p>
      <text:p text:style-name="P4">
记者：经纬 责编：何平 网编：何足</text:p>
      <text:p text:style-name="P4">
Source: <text:a xlink:type="simple" xlink:href="https://www.rfa.org/mandarin/yataibaodao/gangtai/jw-07032023095306.html" text:style-name="Internet_20_link" text:visited-style-name="Visited_20_Internet_20_Link">
https://www.rfa.org/mandarin/yataibaodao/gangtai/jw-07032023095306.html</text:a>
</text:p>
      <!--NEWS-->
      <text:h text:style-name="P10" text:outline-level="1">
<text:span text:style-name="T4">
以军大举突击西岸北部城市哲宁 8巴勒斯坦人丧生</text:span>
</text:h>
      <text:p text:style-name="P4">
Publisher: 法新社</text:p>
      <text:p text:style-name="P4">
Published Time: 2023-07-03T15:02:07+00:00</text:p>
      <text:p text:style-name="P4">
Modified Time: 2023-07-03T14:35:01+00:00</text:p>
      <text:p text:style-name="P4">
Description: （法新社约旦河西岸哲宁3日电） 以色列军队今天派出无人机与数以百计士兵，对约旦河西岸北部城市哲宁（Jenin）和邻近难民营发动大规模突击，造成8名巴勒斯坦人丧生。以国军方称此举为「广泛的反恐行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2" text:anchor-type="as-char" svg:width="6.9236in" svg:height="3.617581in" draw:z-index="0">
<draw:image xlink:href="../Images/rficn/2023-07-03T15-02-07-00-00/000000.png" xlink:type="simple" xlink:show="embed" xlink:actuate="onLoad" draw:mime-type="image/png"/>
</draw:frame>
</text:p>
      <text:p text:style-name="P4">
法新社报导，以色列强硬派总理尼坦雅胡（Benjamin Netanyahu）政府的这次行动，堪称多年来最大规模。除无人机之外，以军还出动了推土机与装甲车。</text:p>
      <text:p text:style-name="P4">
头戴巴拉克拉瓦头套（balaclava）的巴勒斯坦枪手在警报声中向以军开火，有些巴勒斯坦人则向以军投掷石块。</text:p>
      <text:p text:style-name="P4">
以色列已加强在约旦河西岸北部的行动，邻近哲宁的难民营是巴勒斯坦武装团体的据点。约旦河西岸北部近来发生一系列针对以色列人的攻击，以及犹太定居者对巴勒斯坦人的攻击。</text:p>
      <text:p text:style-name="P4">
以色列外交部长柯恩（Eli Cohen）告诉媒体记者：「我们正以强大力量打击恐怖主义中心（指哲宁）。」</text:p>
      <text:p text:style-name="P4">
巴勒斯坦卫生部表示，以军行动造成8人丧生，超过2周前以军袭击哲宁难民营时的7人，当时以军罕见地从直升机发射飞弹。</text:p>
      <text:p text:style-name="P4">
巴勒斯坦红新月会（Palestinian Red Crescent Society）主任马萨阿迪（Mahmoud al-Saadi）告诉法新社，当地有「来自空中的轰炸和地面的入侵」。</text:p>
      <text:p text:style-name="P4">
「多处房屋和地点遭到轰炸…浓烟随处可见。」</text:p>
      <text:p text:style-name="P4">
以色列军方表示，以军攻击了一个「联合行动中心」，这是巴勒斯坦好战派系共组的哲宁敢死队（The Jenin Brigade）指挥所。</text:p>
      <text:p text:style-name="P4">
根据以军说法，攻击目标是「观察和侦察」站兼武器储存设施，近月来攻击以国目标的暴徒据称也藏身此处。</text:p>
      <text:p text:style-name="P4">
该地区名义上由巴勒斯坦自治政府主席阿巴斯（Mahmud Abbas）领导的政府控制。巴勒斯坦自治政府在西岸拥有部分行政控制权。</text:p>
      <text:p text:style-name="P4">
去年初以来，以巴冲突的暴力情况不断恶化。尼坦雅胡政府去年12月上台，由联合党（Likud）和极右派和极端正统犹太盟党联合执政。（译者：施施/核稿：陈政一）</text:p>
      <text:p text:style-name="P4">
Source: <text:a xlink:type="simple" xlink:href="https://www.rfi.fr/cn/%E5%9B%BD%E9%99%85%E6%8A%A5%E9%81%93/20230703-%E4%BB%A5%E5%86%9B%E5%A4%A7%E4%B8%BE%E7%AA%81%E5%87%BB%E8%A5%BF%E5%B2%B8%E5%8C%97%E9%83%A8%E5%9F%8E%E5%B8%82%E5%93%B2%E5%AE%81-8%E5%B7%B4%E5%8B%92%E6%96%AF%E5%9D%A6%E4%BA%BA%E4%B8%A7%E7%94%9F" text:style-name="Internet_20_link" text:visited-style-name="Visited_20_Internet_20_Link">
https://www.rfi.fr/cn/%E5%9B%BD%E9%99%85%E6%8A%A5%E9%81%93/20230703-%E4%BB%A5%E5%86%9B%E5%A4%A7%E4%B8%BE%E7%AA%81%E5%87%BB%E8%A5%BF%E5%B2%B8%E5%8C%97%E9%83%A8%E5%9F%8E%E5%B8%82%E5%93%B2%E5%AE%81-8%E5%B7%B4%E5%8B%92%E6%96%AF%E5%9D%A6%E4%BA%BA%E4%B8%A7%E7%94%9F</text:a>
</text:p>
      <!--NEWS-->
      <text:h text:style-name="P10" text:outline-level="1">
<text:span text:style-name="T4">
消息：为延长黑海出口倡议 欧盟考虑向俄银行让步</text:span>
</text:h>
      <text:p text:style-name="P4">
Author: 联合早报 (Person)</text:p>
      <text:p text:style-name="P4">
Publisher: 联合早报 (Organization)</text:p>
      <text:p text:style-name="P4">
Published Time: 2023-07-03T15:03</text:p>
      <text:p text:style-name="P4">
Modified Time: 2023-07-03T15:10</text:p>
      <text:p text:style-name="P4">
Description: 英国《金融时报》星期一（7月3日）报道，欧盟考虑接受一项提议，以换取俄罗斯同意延长黑海谷物出口倡议。报道称，欧盟正在考虑的安排，是让被制裁的俄罗斯农业银行（Rosselkhozba...</text:p>
      <text:p text:style-name="P4">
Videos: []</text:p>
      <text:p text:style-name="P4">
Audios: []</text:p>
      <text:p text:style-name="P4">
Images: []</text:p>
      <text:p text:style-name="P4">
Type: NewsArticle</text:p>
      <text:p text:style-name="P4">
Breadcrumbs: ['即时', '国际']</text:p>
      <text:p text:style-name="P4">
Keywords: ['欧盟', '俄罗斯', '乌克兰', '粮食', '出口']</text:p>
      <!--METADATA-->
      <text:p text:style-name="P4">
英国《金融时报》星期一（7月3日）报道，欧盟考虑接受一项提议，以换取俄罗斯同意延长黑海谷物出口倡议。</text:p>
      <text:p text:style-name="P4">
报道称，欧盟正在考虑的安排，是让被制裁的俄罗斯农业银行（Rosselkhozbank）设一家子公司，让这家子公司重新连接全球金融网络，以此安抚莫斯科。</text:p>
      <text:p text:style-name="P4">
《金融时报》说，此举旨在维护黑海粮食走廊，使乌克兰能够继续向全球市场出口粮食。</text:p>
      <text:p text:style-name="P4">
黑海谷物出口倡议已 <text:a xlink:type="simple" xlink:href="https://www.zaobao.com/realtime/world/story20230512-1393909" text:style-name="Internet_20_link" text:visited-style-name="Visited_20_Internet_20_Link">
 数次延长</text:a>
，如果俄罗斯拒绝再延长，就会在7月17日到期。</text:p>
      <text:p text:style-name="P4">
虽然俄罗斯向贫穷国家保证将继续出口粮食，但俄罗斯外交部长拉夫罗夫上星期五（6月30日）却说，没有理由继续延长黑海谷物出口倡议，因为西方以“令人无法容忍”的方式对待这项倡议。</text:p>
      <text:p text:style-name="P4">
去年7月22日，联合国、俄罗斯、土耳其和乌克兰在土耳其的伊斯坦布尔 <text:a xlink:type="simple" xlink:href="https://www.zaobao.com/realtime/world/story20220722-1295310" text:style-name="Internet_20_link" text:visited-style-name="Visited_20_Internet_20_Link">
 达成黑海谷物倡议</text:a>
，允许通过安全的海上人道主义走廊，从乌克兰位于黑海的三个主要港口（切尔诺莫斯克、敖德萨和尤日内-基洛夫格勒），向世界各地出口谷物、其他食品和包括氨在内的化肥。</text:p>
      <text:p text:style-name="P4">
为落实倡议，来自俄罗斯、土耳其、乌克兰和联合国的高级代表在伊斯坦布尔设立了一个联合协调中心。</text:p>
      <text:p text:style-name="P4">
Source: <text:a xlink:type="simple" xlink:href="https://www.zaobao.com.sg/realtime/world/story20230703-1410143" text:style-name="Internet_20_link" text:visited-style-name="Visited_20_Internet_20_Link">
https://www.zaobao.com.sg/realtime/world/story20230703-1410143</text:a>
</text:p>
      <!--NEWS-->
      <text:h text:style-name="P10" text:outline-level="1">
<text:span text:style-name="T4">
王毅警告日韩：发展对外关系不能用于遏制围堵近邻</text:span>
</text:h>
      <text:p text:style-name="P4">
Author: None</text:p>
      <text:p text:style-name="P4">
Publisher: Radio Free Asia (Organization)</text:p>
      <text:p text:style-name="P4">
Published Time: 2023-07-03T15:26:00-04:00</text:p>
      <text:p text:style-name="P4">
Modified Time: 2023-07-03T17:23: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13" text:anchor-type="as-char" svg:width="6.9236in" svg:height="4.612011in" draw:z-index="0">
<draw:image xlink:href="../Images/rfamandarin/2023-07-03T15-26-00-04-00/000000.png" xlink:type="simple" xlink:show="embed" xlink:actuate="onLoad" draw:mime-type="image/png"/>
</draw:frame>
 资料图片：中共中央外事工作委员会办公室主任王毅 <text:a xlink:type="simple" xlink:href="https://www.rfa.org/mandarin/Xinwen/9-07032023152058.html/@@images/image" text:style-name="Internet_20_link" text:visited-style-name="Visited_20_Internet_20_Link">
</text:a>
美联社资料图片</text:p>
      <text:p text:style-name="P4">
中共中央外事工作委员会办公室主任王毅7月3日表示，中国尊重日、韩与各国发展关系，但“不能用于遏制甚至围堵身边近邻”。他还暗批美国的行为是“霸权霸道的胁迫”。</text:p>
      <text:p text:style-name="P4">
综合中国媒体报道，王毅是在青岛出席2023年中日韩合作国际论坛开幕式致辞时做出以上表示的。韩国外相朴振和日本外相林芳正也通过视频连线在论坛中致辞。</text:p>
      <text:p text:style-name="P4">
王毅在讲话中称，近年来，“个别域外大国”为了谋求地缘私利，刻意宣传意识形态的差异，编织各种排他性的小圈子，试图“以对抗取代合作，以分裂取代团结”。他还称，如果放任这一趋势发展，不仅严重干扰三国合作的顺利推行，也将不断加剧地区形势的紧张对立。</text:p>
      <text:p text:style-name="P4">
王毅强调，尊重日韩与世界各国发展关系，但是“任何关系都不能用于遏制甚至围堵身边的近邻”。中日韩三国以及亚洲各国都应维护地区团结稳定，抵制冷战思维的回潮，“不受霸权霸道的胁迫”，要把地区的命运牢牢掌握在自己手中。</text:p>
      <text:p text:style-name="P4">
王毅发表这番言论正值美国采取行动与日韩两国建立更密切关系，以对抗中国日益增长的地区影响力之际。上周，日本《朝日新闻》引述多名日韩官员的话称，日本首相岸田文雄与美国总统拜登、韩国总统尹锡悦正规划于8月底在华盛顿正式举办峰会，聚焦讨论东亚局势，包括朝鲜的核与导弹发展计划以及中国的霸权行为。</text:p>
      <text:p text:style-name="P4">
责编：凯迪</text:p>
      <text:p text:style-name="P4">
Source: <text:a xlink:type="simple" xlink:href="https://www.rfa.org/mandarin/Xinwen/9-07032023152058.html" text:style-name="Internet_20_link" text:visited-style-name="Visited_20_Internet_20_Link">
https://www.rfa.org/mandarin/Xinwen/9-07032023152058.html</text:a>
</text:p>
      <!--NEWS-->
      <text:h text:style-name="P10" text:outline-level="1">
<text:span text:style-name="T4">
俄称成功遏阻针对克里米亚领导人暗杀行动</text:span>
</text:h>
      <text:p text:style-name="P4">
Author: 联合早报 (Person)</text:p>
      <text:p text:style-name="P4">
Publisher: 联合早报 (Organization)</text:p>
      <text:p text:style-name="P4">
Published Time: 2023-07-03T15:26</text:p>
      <text:p text:style-name="P4">
Modified Time: 2023-07-03T15:48</text:p>
      <text:p text:style-name="P4">
Description: 俄罗斯联邦安全局说，他们已成功遏阻一起针对克里米亚领导人的暗杀行动。路透社引述国际文传通讯社报道称，俄联邦安全局星期一（7月3日）说，他们逮捕了一名企图暗杀克里米亚领导人阿克肖诺夫...</text:p>
      <text:p text:style-name="P4">
Videos: []</text:p>
      <text:p text:style-name="P4">
Audios: []</text:p>
      <text:p text:style-name="P4">
Images: []</text:p>
      <text:p text:style-name="P4">
Type: NewsArticle</text:p>
      <text:p text:style-name="P4">
Breadcrumbs: ['即时', '国际']</text:p>
      <text:p text:style-name="P4">
Keywords: ['俄乌战争', '俄罗斯', '乌克兰', '克里米亚']</text:p>
      <!--METADATA-->
      <text:p text:style-name="P4">
俄罗斯联邦安全局说，他们已成功遏阻一起针对克里米亚领导人的暗杀行动。</text:p>
      <text:p text:style-name="P4">
路透社引述国际文传通讯社报道称，俄联邦安全局星期一（7月3日）说，他们逮捕了一名企图暗杀克里米亚领导人阿克肖诺夫（SergeiAksyonov）的男子，指这名男子企图通过炸毁阿克肖诺夫的座驾以实现暗杀目的。</text:p>
      <text:p text:style-name="P4">
俄联邦安全局认为，这名男子受雇于乌克兰安全部门，并在该部门接受了暗杀培训。</text:p>
      <text:p text:style-name="P4">
乌克兰当局尚未对此说法置评。</text:p>
      <text:p text:style-name="P4">
俄罗斯于2014年从乌克兰吞并了克里米亚，目前俄军的黑海舰队就驻守在克里米亚。</text:p>
      <text:p text:style-name="P4">
Source: <text:a xlink:type="simple" xlink:href="https://www.zaobao.com.sg/realtime/world/story20230703-1410257" text:style-name="Internet_20_link" text:visited-style-name="Visited_20_Internet_20_Link">
https://www.zaobao.com.sg/realtime/world/story20230703-1410257</text:a>
</text:p>
      <!--NEWS-->
      <text:h text:style-name="P10" text:outline-level="1">
<text:span text:style-name="T4">
“慢就业”非贬义词? 经济学者：青年失业或成政治问题导火索</text:span>
</text:h>
      <text:p text:style-name="P4">
Author: None</text:p>
      <text:p text:style-name="P4">
Publisher: Radio Free Asia (Organization)</text:p>
      <text:p text:style-name="P4">
Published Time: 2023-07-03T15:27:00-04:00</text:p>
      <text:p text:style-name="P4">
Modified Time: 2023-07-03T15:27: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15" text:anchor-type="as-char" svg:width="6.9236in" svg:height="4.600844in" draw:z-index="0">
<draw:image xlink:href="../Images/rfamandarin/2023-07-03T15-27-00-04-00/000000.png" xlink:type="simple" xlink:show="embed" xlink:actuate="onLoad" draw:mime-type="image/png"/>
</draw:frame>
 河南省郑州的招聘会（法新社） <text:a xlink:type="simple" xlink:href="https://www.rfa.org/mandarin/Xinwen/10-07032023151951.html/@@images/image" text:style-name="Internet_20_link" text:visited-style-name="Visited_20_Internet_20_Link">
</text:a>
法新社图片</text:p>
      <text:p text:style-name="P4">
就在中国年轻人失业率创下新高之际，中共直属党报《经济日报》7月3日发文称，随着2023届毕业生陆续离开校园，一项调查数据显示，选择“慢就业”的应届生从去年的15.9%，上升到今年的18.9%。</text:p>
      <text:p text:style-name="P4">
文章中称，“慢就业”现象不是贬义词，需要从两方面看待。大多数“慢就业”不是不就业，更非“躺平”。由于今年青年就业压力依然较大，未就业毕业生和失业青年不得不被动选择慢就业，继续搜寻合适的岗位。针对这种情况，应当持续不断提供就业服务，让有就业意愿的青年尽快就业或参与就业准备活动</text:p>
      <text:p text:style-name="P4">
公开资料显示，“慢就业”是指大学生在毕业后，既不打算马上就业也不打算继续深造，而是暂时选择游学、支教、在家陪父母或者创业考察等,“慢慢考虑人生道路”的现象。</text:p>
      <text:p text:style-name="P4">
与此同时，中国知名经济学者、中国宏观经济论坛创始人刘元春警告说，中国青年失业问题可能会持续10年，且短期内会不断加剧；若处理不当，将会引发经济领域之外的其他社会问题，甚至成为政治问题的导火索。</text:p>
      <text:p text:style-name="P4">
据美国彭博社3日报道，刘元春是在中国宏观经济论坛6月底发表的一份报告中，发出以上警告的。该报告还提到，中国经济复苏的痛点与难点集中表现为“五个20%”，包括青年群体调查失业率突破20%、工业企业利润总额年减20%、房地产新开工面积年减20%、地方土地出让收入年减20%、消费者信心指数的缺口高达20%。这显示，相关领域的压力已经超出了经济自我修复的能力。</text:p>
      <text:p text:style-name="P4">
责编：凯迪</text:p>
      <text:p text:style-name="P4">
Source: <text:a xlink:type="simple" xlink:href="https://www.rfa.org/mandarin/Xinwen/10-07032023151951.html" text:style-name="Internet_20_link" text:visited-style-name="Visited_20_Internet_20_Link">
https://www.rfa.org/mandarin/Xinwen/10-07032023151951.html</text:a>
</text:p>
      <!--NEWS-->
      <text:h text:style-name="P10" text:outline-level="1">
<text:span text:style-name="T4">
中国订气候目标却持续建燃煤电厂 挨批矛盾</text:span>
</text:h>
      <text:p text:style-name="P4">
Publisher: 法新社</text:p>
      <text:p text:style-name="P4">
Published Time: 2023-07-03T15:32:10+00:00</text:p>
      <text:p text:style-name="P4">
Modified Time: 2023-07-03T15:20:03+00:00</text:p>
      <text:p text:style-name="P4">
Description: （法新社北京3日电） 欧洲联盟（EU）环境事务执委堤孟思（Frans Timmermans）今天表示，中国对抗全球暖化的宏大目标，与持续建设燃煤发电厂的行为「自相矛盾」。</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7" text:anchor-type="as-char" svg:width="6.9236in" svg:height="3.617581in" draw:z-index="0">
<draw:image xlink:href="../Images/rficn/2023-07-03T15-32-10-00-00/000000.png" xlink:type="simple" xlink:show="embed" xlink:actuate="onLoad" draw:mime-type="image/png"/>
</draw:frame>
</text:p>
      <text:p text:style-name="P4">
身兼欧盟执行委员会（EuropeanCommission）副主席的堤孟思在北京清华大学演讲时表示，他「相信中国愿意走向正确的方向」，但与此同时，中国也确实开设了更多燃煤发电厂，「这似乎是自相矛盾的」。</text:p>
      <text:p text:style-name="P4">
中国是全球温室气体排放量最大的国家，这些温室气体，如二氧化碳，会导致气候变迁。中国对于温室气体排放量的承诺，被认为是将全球气温升幅维持在摄氏2度以内的关键。</text:p>
      <text:p text:style-name="P4">
然而，中国去年有将近60%的电力来自于燃煤。</text:p>
      <text:p text:style-name="P4">
绿色和平组织（Greenpeace）4月表示，中国今年批准的燃煤发电量急遽升高，指控中国优先考虑供电，而非减少燃烧化石燃料以削减温室气体排放的承诺。</text:p>
      <text:p text:style-name="P4">
大规模批准燃煤发电厂的行为增加了人们的担忧，怀疑中国是否会背离曾许下的承诺，也就是在2026年到2030年间到达排放峰值，在2060年前实现碳中和。</text:p>
      <text:p text:style-name="P4">
近年来，北京当局一再敦促已开发国家兑现气候融资承诺。</text:p>
      <text:p text:style-name="P4">
尽管中国已是世界第2大经济体，它仍拒绝接受不再被视为开发中国家的观点。</text:p>
      <text:p text:style-name="P4">
Source: <text:a xlink:type="simple" xlink:href="https://www.rfi.fr/cn/%E5%9B%BD%E9%99%85%E6%8A%A5%E9%81%93/20230703-%E4%B8%AD%E5%9B%BD%E8%AE%A2%E6%B0%94%E5%80%99%E7%9B%AE%E6%A0%87%E5%8D%B4%E6%8C%81%E7%BB%AD%E5%BB%BA%E7%87%83%E7%85%A4%E7%94%B5%E5%8E%82-%E6%8C%A8%E6%89%B9%E7%9F%9B%E7%9B%BE" text:style-name="Internet_20_link" text:visited-style-name="Visited_20_Internet_20_Link">
https://www.rfi.fr/cn/%E5%9B%BD%E9%99%85%E6%8A%A5%E9%81%93/20230703-%E4%B8%AD%E5%9B%BD%E8%AE%A2%E6%B0%94%E5%80%99%E7%9B%AE%E6%A0%87%E5%8D%B4%E6%8C%81%E7%BB%AD%E5%BB%BA%E7%87%83%E7%85%A4%E7%94%B5%E5%8E%82-%E6%8C%A8%E6%89%B9%E7%9F%9B%E7%9B%BE</text:a>
</text:p>
      <!--NEWS-->
      <text:h text:style-name="P10" text:outline-level="1">
<text:span text:style-name="T4">
中国称旅游团在马赛遭示威者袭击 并向法国提出投诉</text:span>
</text:h>
      <text:p text:style-name="P4">
Author: chinese@voanews.com (金谷)</text:p>
      <text:p text:style-name="P4">
Publisher: 美国之音中文网 (Type: NewsMediaOrganization)</text:p>
      <text:p text:style-name="P4">
Published Time: 2023-07-03T15:32:13+08:00</text:p>
      <text:p text:style-name="P4">
Modified Time: 2023-07-03 07:32:13Z</text:p>
      <text:p text:style-name="P4">
Description: 中国驻马赛总领事馆周日（7月2日）发表声明称，一辆载有中国旅游团的巴士在法国南部城市马赛被砸碎车窗并造成游客轻伤，中国驻马赛总领馆称正式向法国投诉，并要求法方确保中国公民及其财产安全。</text:p>
      <text:p text:style-name="P4">
Videos: []</text:p>
      <text:p text:style-name="P4">
Images: []</text:p>
      <text:p text:style-name="P4">
Categories: ['中国', '欧洲']</text:p>
      <text:p text:style-name="P4">
Type: None</text:p>
      <!--METADATA-->
      <text:p text:style-name="P4">
NoneNone</text:p>
      <text:p text:style-name="P4">
Source: <text:a xlink:type="simple" xlink:href="https://www.voachinese.com/a/china-says-tour-group-bus-attacked-by-rioters-in-france-20230703/7164483.html" text:style-name="Internet_20_link" text:visited-style-name="Visited_20_Internet_20_Link">
https://www.voachinese.com/a/china-says-tour-group-bus-attacked-by-rioters-in-france-20230703/7164483.html</text:a>
</text:p>
      <!--NEWS-->
      <text:h text:style-name="P10" text:outline-level="1">
<text:span text:style-name="T4">
东京市中心大楼发生爆炸 四人受伤</text:span>
</text:h>
      <text:p text:style-name="P4">
Author: 联合早报 (Person)</text:p>
      <text:p text:style-name="P4">
Publisher: 联合早报 (Organization)</text:p>
      <text:p text:style-name="P4">
Published Time: 2023-07-03T15:33</text:p>
      <text:p text:style-name="P4">
Modified Time: 2023-07-03T22:21</text:p>
      <text:p text:style-name="P4">
Description: 日本首都东京市中心一栋大楼咖啡酒吧发生爆炸，造成至少四人受伤。路透社引述NHK国家电视台报道称，东京市中心新桥地区一栋大楼的咖啡酒吧星期一（7月3日）下午3时15分左右（新加坡时间...</text:p>
      <text:p text:style-name="P4">
Videos: []</text:p>
      <text:p text:style-name="P4">
Audios: []</text:p>
      <text:p text:style-name="P4">
Images: []</text:p>
      <text:p text:style-name="P4">
Type: NewsArticle</text:p>
      <text:p text:style-name="P4">
Breadcrumbs: ['即时', '国际']</text:p>
      <text:p text:style-name="P4">
Keywords: ['日本', '东京', '爆炸']</text:p>
      <!--METADATA-->
      <text:p text:style-name="P4">
日本首都东京市中心一栋大楼咖啡酒吧发生爆炸，造成至少四人受伤。</text:p>
      <text:p text:style-name="P4">
路透社引述NHK国家电视台报道称，东京市中心新桥地区一栋大楼的咖啡酒吧星期一（7月3日）下午3时15分左右（新加坡时间2时15分左右）发生明显的爆炸，碎片散落在附近一处十字路口，浓烟弥漫在事发大楼附近。录像画面显示，出事大楼的二楼窗户被震碎后窜出火焰。</text:p>
      <text:p text:style-name="P4">
其中有两名伤者是一家餐厅员工，据信这家餐厅可能就是引起爆炸的源头，另外两名伤者则是路人；四人的伤势皆属轻微。</text:p>
      <text:p text:style-name="P4">
所幸这家咖啡酒吧在爆炸发生时尚未开始营业。爆炸导致咖啡酒吧约20平米的房间全部被烧毁，周边七栋建筑及两辆车也不同程度受损。</text:p>
      <text:p text:style-name="P4">
另据新华社报道，经警方初步调查，爆炸原因或是该楼内一家咖啡酒吧室内高浓度燃气遭遇明火。</text:p>
      <text:p text:style-name="P4">
现场目击者曾说，他们在听到爆炸声之前便闻到了某种气味。</text:p>
      <text:p text:style-name="P4">
东京都警视厅透露，事发现场燃气浓度较高，目前正在就其原因进行详细调查。另据该咖啡酒吧店长介绍，事发时闻到类似煤气或下水道臭气的气味，然后他就去吸烟室吸烟，“没想到刚点着打火机就发生了爆炸”。</text:p>
      <text:p text:style-name="P4">
Source: <text:a xlink:type="simple" xlink:href="https://www.zaobao.com.sg/realtime/world/story20230703-1410258" text:style-name="Internet_20_link" text:visited-style-name="Visited_20_Internet_20_Link">
https://www.zaobao.com.sg/realtime/world/story20230703-1410258</text:a>
</text:p>
      <!--NEWS-->
      <text:h text:style-name="P10" text:outline-level="1">
<text:span text:style-name="T4">
《亚太报道》2023年7月3日音频</text:span>
</text:h>
      <text:p text:style-name="P4">
Author: None</text:p>
      <text:p text:style-name="P4">
Publisher: Radio Free Asia (Organization)</text:p>
      <text:p text:style-name="P4">
Published Time: 2023-07-03T15:35:16-04:00</text:p>
      <text:p text:style-name="P4">
Modified Time: 2023-07-03T15:35:16-04:00</text:p>
      <text:p text:style-name="P4">
Description: None</text:p>
      <text:p text:style-name="P4">
Videos: []</text:p>
      <text:p text:style-name="P4">
Audios: ["<text:a xlink:type="simple" xlink:href="https://www.rfa.org/mandarin/apr-audio/yp-070320231318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18" text:anchor-type="as-char" svg:width="6.9236in" svg:height="3.88615in" draw:z-index="0">
<draw:image xlink:href="../Images/rfamandarin/2023-07-03T15-35-16-04-00/000000.png" xlink:type="simple" xlink:show="embed" xlink:actuate="onLoad" draw:mime-type="image/png"/>
</draw:frame>
 <text:a xlink:type="simple" xlink:href="https://www.rfa.org/mandarin/apr-audio/yp-07032023131813.html/@@images/image" text:style-name="Internet_20_link" text:visited-style-name="Visited_20_Internet_20_Link">
</text:a>
 自由亚洲电台制图  <text:a xlink:type="simple" xlink:href="https://www.rfa.org/mandarin/apr-audio/yp-07032023131813.html/@@stream" text:style-name="Internet_20_link" text:visited-style-name="Visited_20_Internet_20_Link">
Audio-1-Link：https://www.rfa.org/mandarin/apr-audio/yp-07032023131813.html/@@stream </text:a>
</text:p>
      <text:p text:style-name="P4">
此次节目的主要内容：</text:p>
      <text:p text:style-name="P4">
1. 香港当局以《国安法》罪名通缉8位民主人士，引发海内外舆论关注；</text:p>
      <text:p text:style-name="P4">
2. 超过50个人权团体发起联署，呼吁美国禁止香港特首李家超入境；</text:p>
      <text:p text:style-name="P4">
3. “709大抓捕案”八周年前夕，余文生、周世峰、邹幸彤等获颁人权奖项；</text:p>
      <text:p text:style-name="P4">
4. 美国财长耶伦访华在即，美中经贸关系再成焦点；</text:p>
      <text:p text:style-name="P4">
5. 江西南昌市政府组织“千人横渡赣江”活动，遭舆论抨击效仿文革；</text:p>
      <text:p text:style-name="P4">
Source: <text:a xlink:type="simple" xlink:href="https://www.rfa.org/mandarin/apr-audio/yp-07032023131813.html" text:style-name="Internet_20_link" text:visited-style-name="Visited_20_Internet_20_Link">
https://www.rfa.org/mandarin/apr-audio/yp-07032023131813.html</text:a>
</text:p>
      <!--NEWS-->
      <text:h text:style-name="P10" text:outline-level="1">
<text:span text:style-name="T4">
中泰空军联合军演 学者忧泰国更往中国靠拢</text:span>
</text:h>
      <text:p text:style-name="P4">
Author: chinese@voanews.com (杨安)</text:p>
      <text:p text:style-name="P4">
Publisher: 美国之音中文网 (Type: NewsMediaOrganization)</text:p>
      <text:p text:style-name="P4">
Published Time: 2023-07-03T15:42:02+08:00</text:p>
      <text:p text:style-name="P4">
Modified Time: 2023-07-03 07:42:02Z</text:p>
      <text:p text:style-name="P4">
Description: 中国国防部周日（7月2日）宣布，中泰“鹰击-2023”空军联合训练将于7月在泰国空军乌隆基地举行。在中国不断强化和泰国军事交流与战略合作之际，美国前军方官员对中国在东南亚日益增强的影响力表达担忧。</text:p>
      <text:p text:style-name="P4">
Videos: []</text:p>
      <text:p text:style-name="P4">
Images: []</text:p>
      <text:p text:style-name="P4">
Categories: ['中国', '亚太', '美国', '军事']</text:p>
      <text:p text:style-name="P4">
Type: None</text:p>
      <!--METADATA-->
      <text:p text:style-name="P4">
NoneNone</text:p>
      <text:p text:style-name="P4">
Source: <text:a xlink:type="simple" xlink:href="https://www.voachinese.com/a/china-thailand-military-exercise-20230703/7164487.html" text:style-name="Internet_20_link" text:visited-style-name="Visited_20_Internet_20_Link">
https://www.voachinese.com/a/china-thailand-military-exercise-20230703/7164487.html</text:a>
</text:p>
      <!--NEWS-->
      <text:h text:style-name="P10" text:outline-level="1">
<text:span text:style-name="T4">
UN人权高专示警：气候变迁将带来饥饿与苦难</text:span>
</text:h>
      <text:p text:style-name="P4">
Publisher: 法新社</text:p>
      <text:p text:style-name="P4">
Published Time: 2023-07-03T16:02:11+00:00</text:p>
      <text:p text:style-name="P4">
Modified Time: 2023-07-03T15:35:02+00:00</text:p>
      <text:p text:style-name="P4">
Description: （法新社日内瓦3日电） 联合国（UN）人权事务高级专员图克（Volker Turk）今天警告，气候变迁可能会带来一个饥饿和苦难的反乌托邦式未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0" text:anchor-type="as-char" svg:width="6.9236in" svg:height="3.617581in" draw:z-index="0">
<draw:image xlink:href="../Images/rficn/2023-07-03T16-02-11-00-00/000000.png" xlink:type="simple" xlink:show="embed" xlink:actuate="onLoad" draw:mime-type="image/png"/>
</draw:frame>
</text:p>
      <text:p text:style-name="P4">
图克在联合国人权理事会（UN Human Rights Council）的辩论会上，抨击世界领导人在应对气候危机时只考虑到短期的问题。</text:p>
      <text:p text:style-name="P4">
他在关于粮食权的辩论中提到，极端气候事件正在摧毁作物、畜群和生态系统，使诸多群体无法重建和维持自给自足。</text:p>
      <text:p text:style-name="P4">
图克指出：「2021年，有超过8.28亿人面临饥饿问题。而本世纪中叶前，气候变迁预计会让面临饥饿风险的人数再增加多达8000万人。」</text:p>
      <text:p text:style-name="P4">
图克表示：「应对气候变迁是一个人权问题…仍有时间采取行动，但采取行动的时机就是现在。」</text:p>
      <text:p text:style-name="P4">
Source: <text:a xlink:type="simple" xlink:href="https://www.rfi.fr/cn/%E7%A7%91%E5%AD%A6%E6%96%B0%E7%9F%A5/20230703-un%E4%BA%BA%E6%9D%83%E9%AB%98%E4%B8%93%E7%A4%BA%E8%AD%A6-%E6%B0%94%E5%80%99%E5%8F%98%E8%BF%81%E5%B0%86%E5%B8%A6%E6%9D%A5%E9%A5%A5%E9%A5%BF%E4%B8%8E%E8%8B%A6%E9%9A%BE" text:style-name="Internet_20_link" text:visited-style-name="Visited_20_Internet_20_Link">
https://www.rfi.fr/cn/%E7%A7%91%E5%AD%A6%E6%96%B0%E7%9F%A5/20230703-un%E4%BA%BA%E6%9D%83%E9%AB%98%E4%B8%93%E7%A4%BA%E8%AD%A6-%E6%B0%94%E5%80%99%E5%8F%98%E8%BF%81%E5%B0%86%E5%B8%A6%E6%9D%A5%E9%A5%A5%E9%A5%BF%E4%B8%8E%E8%8B%A6%E9%9A%BE</text:a>
</text:p>
      <!--NEWS-->
      <text:h text:style-name="P10" text:outline-level="1">
<text:span text:style-name="T4">
法国骚乱局势趋缓 夜间逮捕人数显著减少</text:span>
</text:h>
      <text:p text:style-name="P4">
Author: 联合早报 (Person)</text:p>
      <text:p text:style-name="P4">
Publisher: 联合早报 (Organization)</text:p>
      <text:p text:style-name="P4">
Published Time: 2023-07-03T16:05</text:p>
      <text:p text:style-name="P4">
Modified Time: 2023-07-03T16:11</text:p>
      <text:p text:style-name="P4">
Description: 法国内政部在星期一（7月3日）天亮前逮捕不超过160人，相较于前几个晚上，街头骚乱情况相对平静。路透社报道，法国内政部说，上星期天（2日）晚上有157人被捕，比上星期六（1日）晚上...</text:p>
      <text:p text:style-name="P4">
Videos: []</text:p>
      <text:p text:style-name="P4">
Audios: []</text:p>
      <text:p text:style-name="P4">
Images: []</text:p>
      <text:p text:style-name="P4">
Type: NewsArticle</text:p>
      <text:p text:style-name="P4">
Breadcrumbs: ['即时', '国际']</text:p>
      <text:p text:style-name="P4">
Keywords: ['法国', '内政部', '骚乱', '逮捕']</text:p>
      <!--METADATA-->
      <text:p text:style-name="P4">
法国内政部在星期一（7月3日）天亮前逮捕不超过160人，相较于前几个晚上，街头骚乱情况相对平静。</text:p>
      <text:p text:style-name="P4">
路透社报道，法国内政部说，上星期天（2日）晚上有157人被捕，比上星期六（1日）晚上逮捕的700多人和上星期五（6月30日）逮捕的1300多人相比，明显少了许多。</text:p>
      <text:p text:style-name="P4">
这对试图尽快平息骚乱、恢复国家秩序的马克龙政府来说，总算可以稍松一口气。巴黎2024年就要办夏季奥运会，数月之前，马克龙才因坚持推行极不受欢迎的 <text:a xlink:type="simple" xlink:href="https://www.zaobao.com/news/world/story20230324-1375685" text:style-name="Internet_20_link" text:visited-style-name="Visited_20_Internet_20_Link">
延长退休年龄措施 </text:a>
 ，搞得民怨沸腾。</text:p>
      <text:p text:style-name="P4">
根据法国内政部的初步数据，连夜部署的4万5000名警察中有三人受伤，约350栋建筑物和300辆车辆受到破坏。</text:p>
      <text:p text:style-name="P4">
上星期二（6月27日）被警察开枪打死引发全国骚乱的法国少年外祖母纳迪亚说，她 <text:a xlink:type="simple" xlink:href="https://www.zaobao.com/realtime/world/story20230703-1410060" text:style-name="Internet_20_link" text:visited-style-name="Visited_20_Internet_20_Link">
 希望全国骚乱能够平息</text:a>
 ，并呼吁制造骚乱者“停手”。</text:p>
      <text:p text:style-name="P4">
Source: <text:a xlink:type="simple" xlink:href="https://www.zaobao.com.sg/realtime/world/story20230703-1410263" text:style-name="Internet_20_link" text:visited-style-name="Visited_20_Internet_20_Link">
https://www.zaobao.com.sg/realtime/world/story20230703-1410263</text:a>
</text:p>
      <!--NEWS-->
      <text:h text:style-name="P10" text:outline-level="1">
<text:span text:style-name="T4">
热浪肆虐 越南农民在黑暗中种地</text:span>
</text:h>
      <text:p text:style-name="P4">
Author: 联合早报 (Person)</text:p>
      <text:p text:style-name="P4">
Publisher: 联合早报 (Organization)</text:p>
      <text:p text:style-name="P4">
Published Time: 2023-07-03T16:50</text:p>
      <text:p text:style-name="P4">
Modified Time: 2023-07-03T16:50</text:p>
      <text:p text:style-name="P4">
Description: 为了躲避白天的炎炎高温，无数个越南农民被迫选在黑暗中耕作。法新社星期一（7月3日）报道，今年以来，南亚和东南亚国家便迎来创纪录高温。7月初旬，另一股热浪即将登陆越南北部，导致在地农...</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越南', '热浪', '气候变化', '农业']</text:p>
      <!--METADATA-->
      <text:p text:style-name="P4">
为了躲避白天的炎炎高温，无数个越南农民被迫选在黑暗中耕作。</text:p>
      <text:p text:style-name="P4">
法新社星期一（7月3日）报道，今年以来，南亚和东南亚国家便迎来创纪录高温。7月初旬，另一股热浪即将登陆越南北部，导致在地农民为避免白日耕作或出现的中暑等情况，纷纷选择在夜晚耕作。</text:p>
      <text:p text:style-name="P4">
一名47岁的越南农民兰（Lan）告诉法新社：“当强烈的阳光直接照射在我的背上，田里的温水溅到我的脸上时，种植水稻变得十分艰难。”</text:p>
      <text:p text:style-name="P4">
在尝试顶着37摄氏度的高温耕作数日后，兰发现自己需要改变耕作模式，以躲避难耐的高温天气。</text:p>
      <text:p text:style-name="P4">
<draw:frame draw:style-name="fr1" draw:name="Image321" text:anchor-type="as-char" svg:width="6.9236in" svg:height="4.614922in" draw:z-index="0">
<draw:image xlink:href="../Images/zaobao world/2023-07-03T16-50/000000.png" xlink:type="simple" xlink:show="embed" xlink:actuate="onLoad" draw:mime-type="image/png"/>
</draw:frame>
选择夜晚耕作的农民必须戴上照明灯劳作，因视觉受限，耕作时间比白天要长。（法新社）</text:p>
      <text:p text:style-name="P4">
不过，在黑暗中耕作也将面临视觉受限，导致耕作时间拉长的问题。兰说：“由于光线不足，种植可能不在一条直线上，所以我戴着头灯耕作。”</text:p>
      <text:p text:style-name="P4">
虽然工作时间被拉长了，但兰表明会持续坚持下去。</text:p>
      <text:p text:style-name="P4">
另一名62岁越南农民也说，他已将耕作时间改到傍晚和凌晨。他说：“虽然白天能看得很清楚，可是气温太高了，工作过程会变得很不舒服，而且会很累。”</text:p>
      <text:p text:style-name="P4">
所幸农民选择夜晚耕作并不会影响收支效益，依旧能日赚约40美元（约54新元），相较于每收入仅250美元的劳工阶层，农民的所得收入相对可观。</text:p>
      <text:p text:style-name="P4">
Source: <text:a xlink:type="simple" xlink:href="https://www.zaobao.com.sg/realtime/world/story20230703-1410275" text:style-name="Internet_20_link" text:visited-style-name="Visited_20_Internet_20_Link">
https://www.zaobao.com.sg/realtime/world/story20230703-1410275</text:a>
</text:p>
      <!--NEWS-->
      <text:h text:style-name="P10" text:outline-level="1">
<text:span text:style-name="T4">
专栏 | 夜话中南海：二十大落选中委的潘功胜咸鱼翻身</text:span>
</text:h>
      <text:p text:style-name="P4">
Author: None</text:p>
      <text:p text:style-name="P4">
Publisher: Radio Free Asia (Organization)</text:p>
      <text:p text:style-name="P4">
Published Time: 2023-07-03T16:57:47-04:00</text:p>
      <text:p text:style-name="P4">
Modified Time: 2023-07-03T16:57:47-04:00</text:p>
      <text:p text:style-name="P4">
Description: None</text:p>
      <text:p text:style-name="P4">
Videos: []</text:p>
      <text:p text:style-name="P4">
Audios: ["<text:a xlink:type="simple" xlink:href="https://www.rfa.org/mandarin/zhuanlan/yehuazhongnanhai/gx-070320231531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22" text:anchor-type="as-char" svg:width="6.9236in" svg:height="4.612011in" draw:z-index="0">
<draw:image xlink:href="../Images/rfamandarin/2023-07-03T16-57-47-04-00/000000.png" xlink:type="simple" xlink:show="embed" xlink:actuate="onLoad" draw:mime-type="image/png"/>
</draw:frame>
 刚刚被宣布接替郭树清央行党委书记职务的潘功胜 <text:a xlink:type="simple" xlink:href="https://www.rfa.org/mandarin/zhuanlan/yehuazhongnanhai/gx-07032023153122.html/@@images/image" text:style-name="Internet_20_link" text:visited-style-name="Visited_20_Internet_20_Link">
</text:a>
路透社资料图片  <text:a xlink:type="simple" xlink:href="https://www.rfa.org/mandarin/zhuanlan/yehuazhongnanhai/gx-07032023153122.html/@@stream" text:style-name="Internet_20_link" text:visited-style-name="Visited_20_Internet_20_Link">
Audio-1-Link：https://www.rfa.org/mandarin/zhuanlan/yehuazhongnanhai/gx-07032023153122.html/@@stream</text:a>
</text:p>
      <text:p text:style-name="P4">
刚刚被宣布接替郭树清央行党委书记职务的潘功胜事实上早在2017年被安排为十九届中央候补委员时即意味着已经进入央行主要负责人的接班梯队了。而他在去年十月的二十大上意外落选中央委员的幕后原因简直令外界无法想象。</text:p>
      <text:p text:style-name="P4">
我们本专栏的上期节目刚刚介绍了时任央行党委书记郭树清未能在二十大上连任中央委员，时任央行行长易纲未能在二十大上由上届中央候补委员晋升中央委员，随之在今年三月各被宣布成为十四届全国人大和全国政协的专门委员会副主任，但易纲同时却又意外被宣布连任央行行长……。节目播出的次日，中共当局即宣布了央行党委书记易人的消息。由在任央行副行长、党委委员兼国家外汇局局长潘功胜就地晋升党委书记，此前的6月29日还以央行党委书记身份给央行讲党课的郭树清就此正式离开了他的正省部级一线工作岗位。</text:p>
      <text:p text:style-name="P4">
人们注意到，因为中组部在宣布潘功胜升任央行党委书记、免去郭树清央行党委书记职务的同时，也还宣布了免去易纲央行党委副书记的职务，所以不但外界媒体，就是中国境内媒体在报道此消息时，也在标题或者内容里暗示央行里的易纲时代已经结束，比如“郭树清、易纲双双被免职”之类，硬是把个潘功胜接掌央行党委书记“炒成了“潘功胜全面接掌央行”。但其实还是如笔者在本专栏上篇文章的最后已经分析过的那样：“既然易纲已经被内部计划‘出院’之后又再被宣布‘留院观察’，那么这个‘观察’期再短也不能只是三两个月。”</text:p>
      <text:p text:style-name="P4">
外界和中国内部媒体热炒潘功胜“全面接掌央行”时，均没有注意到中组部负责人是7月1日下午到央行干部会上宣“旨”的，而在此之前的6月28日，十四届全国人大常委会第三次会议刚刚闭幕，会议中决定的人事任免事项无一和国务院有关。</text:p>
      <text:p text:style-name="P4">
众所周知，中共央行行长和其他所谓国务院部委负责人的任免都是要在全国人大走个流程的，也就是习近平所说的“全过程民主”。那么按照中共《中华人民共和国全国人民代表大会议事规则》，全国人民代表大会常务委员会在全国人大闭会时行使职权。全国人民代表大会常务委员会会议一般每两个月举行一次；有特殊需要的时候，可以临时召集会议。 常委会会议一般在双月的下旬召开。会期一般为5天左右。</text:p>
      <text:p text:style-name="P4">
如此说来，无论是否会在未来结束央行的“双首长制”，并由潘功胜再接替行行长行政职务，易纲交出他今年3月才被刚刚被宣布连任的央行行长职务的时间，最早也要等到两个月之后，也就是今年8月下旬。</text:p>
      <text:p text:style-name="P4">
也就是说，从7月1日开始，至少在一段时间里潘功胜与易纲之间的关系，是从原来的副行长与行长的下级与上级的关系，变成了过去5年里的郭树清与易纲之间的那种互为上下级的关系。即党内的党委书记与党委委员的关系和行政及业务上的副行长与行长的关系。</text:p>
      <text:p text:style-name="P4">
接下来，如果央行5年前开始的所谓的“双首长制”已经被中共高层内定了不再需要长期维持，那么最晚两个月之后，或者再长一点时间之后，届时的潘功胜就可能将和中共二十大之前的王小洪一样，先是以行政副职身份出任党委书记，过度一段时间之后，再把行政一把手也接过去。</text:p>
      <text:p text:style-name="P4">
那么“双首长制“是否就不会在央行长期施行了？不妨先看看5年前是为何要在央行施行”双首长制“的。</text:p>
      <text:p text:style-name="P4">
5年前的3月26日，中国大陆境内的一家权威财经媒体刊登一篇分析文章《果然郭树清！央行新书记人选宣布，为何“书记+副行长”组合？身挑多担有何深意？来看四大详解》。文章的第一段内容是：一些安排看似出人意料之外，但也在情理之中。3月26日下午，央行内部召开干部大会，正式宣布由易纲担任央行行长、党委副书记，郭树清担任央行党委书记、副行长。今晚（2018年3月26日）20:48分左右，央行网站公布了最新领导班子成员，其中，副行长除了有郭树清外，其余三人分别为陈雨露、潘功胜和范一飞。</text:p>
      <text:p text:style-name="P4">
请注意这一段中的潘功胜的位置，在包括郭树清在内的副行长中排名第三。而此后的陈雨露，这位曾经的最年轻的央行副行长已经被贬回原来出身的教育系统，任南开大学校长和党委副书记。而范一飞则已经被双开并移送司法机关。老资格的副行长只剩潘功胜一人。</text:p>
      <text:p text:style-name="P4">
如上财经文章继续分析说：令外界意外的是，郭树清虽然在央行的党内职务是党委书记，但行政职务却是副行长。这一安排并不寻常，过往，央行的党委书记与行长均由一人担任，例如，刚刚退休的周小川就担任央行党委书记、行长职务长达15年。</text:p>
      <text:p text:style-name="P4">
文章引述北京内部人士的分析说：在一些部委中，部长和党委（党组）书记不是同一人，实行“双首长制”也是常见。这种安排下，通常部长是党委（党组）副书记，而某一副部长任党委（党组）书记。“在实行‘双首长制’的部委中，部长才是‘一把手’。”。</text:p>
      <text:p text:style-name="P4">
郭树清担任新成立的银保监会党委书记、主席的同时，还兼任央行党委书记、副行长，这一多重身份的安排有何用意？“郭树清来到央行，应该也是为了推动银保监会和央行一些部门的整合。”该分析文章引述接近监管层人士称：从内部分工看，易纲负责央行的全面工作，是央行的第一负责人；郭树清负责党委职责范围内的工作和人事，重大事项党委集中研究决定。这一安排也与《中华人民共和国中国人民银行法》相符。根据《中华人民共和国中国人民银行法》第十条、第十一条，“中国人民银行设行长一人，副行长若干人。中国人民银行行长的人选，根据国务院总理的提名，由全国人民代表大会决定；全国人民代表大会闭会期间，由全国人民代表大会常务委员会决定，由中华人民共和国主席任免。中国人民银行副行长由国务院总理任免”，“中国人民银行实行行长负责制。行长领导中国人民银行的工作，副行长协助行长工作”。</text:p>
      <text:p text:style-name="P4">
当时的财新网也有报道说：郭树清在央行当天召开的大会上表示，“以后要在央行的具体业务和行政事务上，做好易纲行长的助手。”</text:p>
      <text:p text:style-name="P4">
如上文章还介绍说：值得一提的是，郭树清和易纲在央行共事过4年。在今日的干部大会上，易纲表示，将全面担负和履行行长职责，和树清书记与党委成员精诚团结，凝聚全行合力，共同开创人民银行工作新局面。郭树清表示，坚决拥护中央决定，完全赞成易纲同志任人民银行行长，非常高兴再次回到人民银行工作。全力支持易纲同志履行行长职责……。</text:p>
      <text:p text:style-name="P4">
现如今，没有见到潘功胜在接任央行党委书记的会议上是如何表态的。但无论如何，中共国务院部委中的“双首长”之间的关系，与地方党、政一把手之间的关系不能简历类比。</text:p>
      <text:p text:style-name="P4">
潘功胜接替郭树清的消息被公布后，也有外界媒体在报道标题中使用“意外”、“突然”之类的字样形容之。</text:p>
      <text:p text:style-name="P4">
其实，潘功胜的此番上位，说出人意外说意料之中都言之在“理”，就看从那个角度或者从哪个时段分析。</text:p>
      <text:p text:style-name="P4">
今年2月，笔者在本专栏发表了《下届央行行长的几个可能性人选》一文，文中介绍了易纲五年前被“意外”任命为央行行长之前，笔者曾经与内地一位经济学人讨论过时任河南省委书记谢伏瞻是否会调任央行行长的问题。这位仁兄透露说，易纲接替周小川是早在十九大召开之前“通盘考虑”的内容之一，之所以只在十九大上只“当选”中央候补委员，是因为在中央委员的“预选”过程中的总得票数低过了门槛，这才被“退而求其次”。</text:p>
      <text:p text:style-name="P4">
能够为如上说法提供佐证的是当时的周小川手下的另外一位央行副行长潘功胜也被安排成了十九届中央候补委员。</text:p>
      <text:p text:style-name="P4">
这位潘功胜比易纲年轻九岁，其简历中特别说明他是于一九九三年加入民盟，后于一九九九年加入中共。是中国人民大学经济学博士，研究员。剑桥大学博士后学者及哈佛大学高级研究员。</text:p>
      <text:p text:style-name="P4">
也就是说，相比于易纲，此人是中共政权自己培养出来的“土博士”，日后的海外“学历”均为镀金性质。不过至少还是镀过一层金。</text:p>
      <text:p text:style-name="P4">
这个潘功胜从农行副行长升任央行副行长的时间是二零一二年六月。然后又被安排兼任了当时易纲不再兼任的国家外汇管理局党组书记、局长至今。</text:p>
      <text:p text:style-name="P4">
正常情况下，历届中共中央委员会和中纪委给国家机关部委的分配名额大都是一名中央委员，一名中纪委委员，同时还被分配一名中央候补委员的并不普遍。而同时被分配两个中央候补委员名额的，几乎没有。由此可以证明在五年多前的中共十九大召开之前的那份“两委委员候选人建议名单”（即中央委员、中央候补委员及中纪委委员）里，时任央行党委副书记兼主持日常工作的副行长的易纲和时任央行党委委员、副行长潘功胜是分别名列在中央委员和中央候补委员名单的。</text:p>
      <text:p text:style-name="P4">
接下来发生的故事就是从二零一八年三月开始的央行里有两个十九届中央候补委员。而同时任命的央行党委书记郭树清不但是十九届中央委员，而且还是已经连任了两届的中央委员。</text:p>
      <text:p text:style-name="P4">
时光很快过去了5年。在去年10月召开的中共二十大上，中央金融系统代表团的团长是郭树清、副团长是易纲、易会满，秘书长兼新闻发言人是潘功胜。</text:p>
      <text:p text:style-name="P4">
事情发展到此，足以证明这个潘功胜至少从5年前即已经就是中共当局着重培养的央行一把手的接班人。就此分析，如今他被党内任命为央行党委书记，以及日后可能会发生的再接任央行行政一把手完全就是按部就班、顺理成章。</text:p>
      <text:p text:style-name="P4">
但是，去年二十大大会出台“选举”结果后人们发现，上届中央候补委员，一九六三年七月出生的潘功胜不但没有晋升中央委员，连中央候补委员都未被安排连任。</text:p>
      <text:p text:style-name="P4">
自那以后，笔者本人也一度认为潘功胜在央行系统就地升迁的可能性不大了。从这个角度分析，如今的潘功胜突然被宣布为央行党委书记，确实可以说令人意外，简直就是“咸鱼翻身”。</text:p>
      <text:p text:style-name="P4">
而之所以出此“意外”，有一种解释是却原来这个潘功胜在去年10月的二十大上未能进入中委就是个“意外”。一个令当时的中共决策层感到吃惊却也无法补救的“意外”。</text:p>
      <text:p text:style-name="P4">
话说中共二十大召开之前，央行的潘功胜和易纲、郭树清三人顺利进入二十大的中央金融机构代表团。其中只有潘功胜一人的名字同时进入了二十届中央委员“候选人建议名单”。</text:p>
      <text:p text:style-name="P4">
二十大结束之后，新华社发专文介绍说：大会期间，各代表团以差额选举方式对“两委”人选进行预选。提名二十届中央委员候选人222名，差额17名，当选205名，差额比例为8.3%。提名候补中央委员候选人188名，差额17名，当选171名，差额比例为9.9%。提名中央纪委委员候选人144名，差额11名，当选133名，差额比例为8.3%。</text:p>
      <text:p text:style-name="P4">
而潘功胜就是这被差额掉的二十届中央委员的17个候选人之一。</text:p>
      <text:p text:style-name="P4">
却原来，在中共从中央到地方的党代会选举中，被差额掉的候选人几乎没有一个是得票未过半数的，只是因为在差额比例太少的前提下，大多数“当选”者都是高票甚至全票当选，所以往往不幸进入被差额名单者实际丢票也就是几十票而已。</text:p>
      <text:p text:style-name="P4">
具体到潘功胜本人，首先一种可能是在本代表团，也就是中央金融代表团里跑票太多。在历届中共全国党代会的中央委员选举过程中，某个候选人在本人所在代表团里的得票数非常关键。但是，中央金融代表团规模很小，只有44个代表，所以即使这44个代表里有43个在潘功胜的名字下画了叉叉，也还需要有其他代表团里的部分代表有意无意地也在潘功胜的名字下面画了叉。</text:p>
      <text:p text:style-name="P4">
说起来无人相信，连中共高层事先也没有想到，很大部分二十大代表在行使他们的“民主权利”时，居然都是敷衍了事，在按照姓氏笔划排名的“候选人建议名单”上从第一往下顺序打勾，选票上说明就选205名，那么排在206和之后的那17个候选人就对不起了。谁让你们出生在一个姓氏笔划太多的家庭里了呢？</text:p>
      <text:p text:style-name="P4">
如此一来，在那张“二十大中央委员候选人建议名单”中排名最后的潘功胜“意外”落选。更详细的分析内容，留待本专栏下篇文章继续。</text:p>
      <text:p text:style-name="P4">
(本期节目由高新主持及播讲）</text:p>
      <text:p text:style-name="P4">
(文章只代表特约评论员个人的立场和观点）</text:p>
      <text:p text:style-name="P4">
Source: <text:a xlink:type="simple" xlink:href="https://www.rfa.org/mandarin/zhuanlan/yehuazhongnanhai/gx-07032023153122.html" text:style-name="Internet_20_link" text:visited-style-name="Visited_20_Internet_20_Link">
https://www.rfa.org/mandarin/zhuanlan/yehuazhongnanhai/gx-07032023153122.html</text:a>
</text:p>
      <!--NEWS-->
      <text:h text:style-name="P10" text:outline-level="1">
<text:span text:style-name="T4">
乌：上周从俄军手中夺回37平方公里领土</text:span>
</text:h>
      <text:p text:style-name="P4">
Author: 联合早报 (Person)</text:p>
      <text:p text:style-name="P4">
Publisher: 联合早报 (Organization)</text:p>
      <text:p text:style-name="P4">
Published Time: 2023-07-03T17:03</text:p>
      <text:p text:style-name="P4">
Modified Time: 2023-07-03T18:41</text:p>
      <text:p text:style-name="P4">
Description: 乌克兰当局说，乌军在上星期成功从俄罗斯军队手中夺回了37平方公里的领土。法新社报道，乌国防部副部长马尔亚尔（Ganna Malyar）星期一（7月3日）说：“在过去的一周里……（东...</text:p>
      <text:p text:style-name="P4">
Videos: []</text:p>
      <text:p text:style-name="P4">
Audios: []</text:p>
      <text:p text:style-name="P4">
Images: []</text:p>
      <text:p text:style-name="P4">
Type: NewsArticle</text:p>
      <text:p text:style-name="P4">
Breadcrumbs: ['即时', '国际']</text:p>
      <text:p text:style-name="P4">
Keywords: ['俄乌战争', '俄罗斯', '乌克兰']</text:p>
      <!--METADATA-->
      <text:p text:style-name="P4">
乌克兰当局说，乌军在上星期成功从俄罗斯军队手中夺回了37平方公里的领土。</text:p>
      <text:p text:style-name="P4">
法新社报道，乌国防部副部长马尔亚尔（GannaMalyar）星期一（7月3日）说：“在过去的一周里……（东部）解放的地区增加了9平方公里。”她补充说，乌军还在南部夺回了28平方公里的土地。</text:p>
      <text:p text:style-name="P4">
为了夺回家园，几周前，基辅在得到西方盟国的武器援助后，宣布开展反攻行动。但俄军同时也在南部和东部建设了稳固的防御壁垒，以致乌军反攻行动进展并未如外界此前预期那般迅捷。</text:p>
      <text:p text:style-name="P4">
马尔亚尔说，乌军正在东部重镇巴赫穆特周围与俄军激烈的战斗。不过，乌方南部部队在通往梅利托波尔和别尔江斯克区的战线上取得了“成功”。</text:p>
      <text:p text:style-name="P4">
Source: <text:a xlink:type="simple" xlink:href="https://www.zaobao.com.sg/realtime/world/story20230703-1410279" text:style-name="Internet_20_link" text:visited-style-name="Visited_20_Internet_20_Link">
https://www.zaobao.com.sg/realtime/world/story20230703-1410279</text:a>
</text:p>
      <!--NEWS-->
      <text:h text:style-name="P10" text:outline-level="1">
<text:span text:style-name="T4">
中国海军护航编队造访尼日利亚 医院船将赴太平洋岛国 力图扩大海外影响力</text:span>
</text:h>
      <text:p text:style-name="P4">
Author: chinese@voanews.com (杨安)</text:p>
      <text:p text:style-name="P4">
Publisher: 美国之音中文网 (Type: NewsMediaOrganization)</text:p>
      <text:p text:style-name="P4">
Published Time: 2023-07-03T17:32:22+08:00</text:p>
      <text:p text:style-name="P4">
Modified Time: 2023-07-03 09:32:22Z</text:p>
      <text:p text:style-name="P4">
Description: 路透社报道，中国海军“南宁舰”及护航编队罕见造访西非国家尼日利亚，颇有在几内亚湾扩张其影响力的意味；另一方面，中国海军“和平方舟”号医院船即将启航前往5个太平洋岛国，开展人道主义医疗服务，强调其负责任大国形象。</text:p>
      <text:p text:style-name="P4">
Videos: []</text:p>
      <text:p text:style-name="P4">
Images: []</text:p>
      <text:p text:style-name="P4">
Categories: ['中国', '军事']</text:p>
      <text:p text:style-name="P4">
Type: None</text:p>
      <!--METADATA-->
      <text:p text:style-name="P4">
NoneNone</text:p>
      <text:p text:style-name="P4">
Source: <text:a xlink:type="simple" xlink:href="https://www.voachinese.com/a/chinese-naval-ships-overseas-visits-20230703/7164516.html" text:style-name="Internet_20_link" text:visited-style-name="Visited_20_Internet_20_Link">
https://www.voachinese.com/a/chinese-naval-ships-overseas-visits-20230703/7164516.html</text:a>
</text:p>
      <!--NEWS-->
      <text:h text:style-name="P10" text:outline-level="1">
<text:span text:style-name="T4">
因经济增长回升 印尼重新位列中等收入偏上国家行列</text:span>
</text:h>
      <text:p text:style-name="P4">
Author: 联合早报 (Person)</text:p>
      <text:p text:style-name="P4">
Publisher: 联合早报 (Organization)</text:p>
      <text:p text:style-name="P4">
Published Time: 2023-07-03T17:51</text:p>
      <text:p text:style-name="P4">
Modified Time: 2023-07-03T19:27</text:p>
      <text:p text:style-name="P4">
Description: 世界银行指出，印度尼西亚的经济发展在后疫情环境中强劲回升，使印尼重新位列中上收入国家行列。彭博社星期一（7月3日）报道，世界银行公布数据称，由于印尼的国民人均总收入上涨至4580美...</text:p>
      <text:p text:style-name="P4">
Videos: []</text:p>
      <text:p text:style-name="P4">
Audios: []</text:p>
      <text:p text:style-name="P4">
Images: []</text:p>
      <text:p text:style-name="P4">
Type: NewsArticle</text:p>
      <text:p text:style-name="P4">
Breadcrumbs: ['即时', '国际']</text:p>
      <text:p text:style-name="P4">
Keywords: ['印尼', '经济复苏']</text:p>
      <!--METADATA-->
      <text:p text:style-name="P4">
世界银行指出，印度尼西亚的经济发展在后疫情环境中强劲回升，使印尼重新位列中上收入国家行列。</text:p>
      <text:p text:style-name="P4">
彭博社星期一（7月3日）报道，世界银行公布数据称，由于印尼的国民人均总收入上涨至4580美元（约6193新元），较之前的4140美元增加了440美元，使印尼得以在今年重新挤入中上收入国行列。</text:p>
      <text:p text:style-name="P4">
世界银行说：“印尼的经济发展在后疫情中强劲复苏，而该国的实际国内生产总值增长了5.3%。”据了解，印尼2022年的国内生产总值是以九年来最快的速度扩张。</text:p>
      <text:p text:style-name="P4">
2020年，印尼作为东南亚最大的经济体之一，首次位列中上收入国行列，但因冠病疫情肆虐，印尼在2021年遭到降级。疫情降温后，印尼经济在2022年逐渐恢复，随着消费和就业的重启，印尼再次成为全球大宗商品主要生产国之一，出口增长也连带提振国家收入。</text:p>
      <text:p text:style-name="P4">
报道称，印尼能重新位列中上收入国，将激励印尼希望在2045年成为高收入国的雄心。</text:p>
      <text:p text:style-name="P4">
印尼的目标是到了2045年将人均国内生产总值翻一番，达1万美元（约1万3500新元），可以更靠近世界银行的高收入经济体门槛。</text:p>
      <text:p text:style-name="P4">
分析指出，过去数十年来，印尼一直依赖原材料进口，但这样的经济战略其实容易出现所谓的资源诅咒，即矿产资源丰富的国家能在繁荣时期吸引矿业投资，在大宗商品价格暴跌时却会遭受冲击。</text:p>
      <text:p text:style-name="P4">
印尼的新经济路线图将从今年在国内对更多石油和天然气进行加工开始，随后会把焦点放在渔业上。未来，印尼将只出口精炼棕榈油、椰子产品、木材、海藻，甚至盐，以此吸引多达逾5000亿美元的投资，这相当于该国名义国内生产总值的一半。</text:p>
      <text:p text:style-name="P4">
Source: <text:a xlink:type="simple" xlink:href="https://www.zaobao.com.sg/realtime/world/story20230703-1410304" text:style-name="Internet_20_link" text:visited-style-name="Visited_20_Internet_20_Link">
https://www.zaobao.com.sg/realtime/world/story20230703-1410304</text:a>
</text:p>
      <!--NEWS-->
      <text:h text:style-name="P10" text:outline-level="1">
<text:span text:style-name="T4">
中国防长李尚福会见俄罗斯海军总司令 寻求加强军事联系与美西方抗衡</text:span>
</text:h>
      <text:p text:style-name="P4">
Author: chinese@voanews.com (金谷)</text:p>
      <text:p text:style-name="P4">
Publisher: 美国之音中文网 (Type: NewsMediaOrganization)</text:p>
      <text:p text:style-name="P4">
Published Time: 2023-07-03T18:13:55+08:00</text:p>
      <text:p text:style-name="P4">
Modified Time: 2023-07-03 10:13:55Z</text:p>
      <text:p text:style-name="P4">
Description: 近期两艘俄罗斯舰艇被发现在日本冲绳岛附近海域及台湾东部沿海海域巡弋后，中国国务委员兼国防部长李尚福周一（7月3日）在北京会见俄罗斯海军总司令尼古拉∙叶夫梅诺夫（Nikolai Yevmenov），中俄在军事方面的联系继续向前推进。</text:p>
      <text:p text:style-name="P4">
Videos: []</text:p>
      <text:p text:style-name="P4">
Images: []</text:p>
      <text:p text:style-name="P4">
Categories: ['中国', '欧洲', '军事']</text:p>
      <text:p text:style-name="P4">
Type: None</text:p>
      <!--METADATA-->
      <text:p text:style-name="P4">
NoneNone</text:p>
      <text:p text:style-name="P4">
Source: <text:a xlink:type="simple" xlink:href="https://www.voachinese.com/a/china-steps-military-tie-with-russia-20230703/7164552.html" text:style-name="Internet_20_link" text:visited-style-name="Visited_20_Internet_20_Link">
https://www.voachinese.com/a/china-steps-military-tie-with-russia-20230703/7164552.html</text:a>
</text:p>
      <!--NEWS-->
      <text:h text:style-name="P10" text:outline-level="1">
<text:span text:style-name="T4">
俄官员：俄罗斯将在8月每天减产50万桶原油</text:span>
</text:h>
      <text:p text:style-name="P4">
Author: 联合早报 (Person)</text:p>
      <text:p text:style-name="P4">
Publisher: 联合早报 (Organization)</text:p>
      <text:p text:style-name="P4">
Published Time: 2023-07-03T18:40</text:p>
      <text:p text:style-name="P4">
Modified Time: 2023-07-03T20:27</text:p>
      <text:p text:style-name="P4">
Description: 俄罗斯副总理诺瓦克宣布，俄罗斯将在8月每天减产50万桶原油。路透社报道，诺瓦克（Alexander Novak）星期一（7月3日）发声明说：“为了确保石油市场保持平衡，俄罗斯将自愿...</text:p>
      <text:p text:style-name="P4">
Videos: []</text:p>
      <text:p text:style-name="P4">
Audios: []</text:p>
      <text:p text:style-name="P4">
Images: []</text:p>
      <text:p text:style-name="P4">
Type: NewsArticle</text:p>
      <text:p text:style-name="P4">
Breadcrumbs: ['即时', '国际']</text:p>
      <text:p text:style-name="P4">
Keywords: ['俄罗斯', '石油']</text:p>
      <!--METADATA-->
      <text:p text:style-name="P4">
俄罗斯副总理诺瓦克宣布，俄罗斯将在8月每天减产50万桶原油。</text:p>
      <text:p text:style-name="P4">
路透社报道，诺瓦克（Alexander Novak）星期一（7月3日）发声明说：“为了确保石油市场保持平衡，俄罗斯将自愿在8月每天减少供应50万桶石油。”</text:p>
      <text:p text:style-name="P4">
分析指出，这是莫斯科为推动全球油价上涨的另一举措。</text:p>
      <text:p text:style-name="P4">
俄财政部星期一说，俄罗斯乌拉尔原油6月的价格平均为每桶55.28美元（约74.75新元），比2022年同期的87.25美元少了31.97美元；此外，55.28美元的均价也低于西方设定的价格上限。</text:p>
      <text:p text:style-name="P4">
诺瓦克的发言人拒绝透露，俄罗斯的原油产量是否也会以同样的数量下降。</text:p>
      <text:p text:style-name="P4">
今年3月，俄罗斯决定在2月平均开采水平的基础上每天减产50万桶石油，此后该决定被延长至6月，后又延长至年底。本次新的决定是减少出口量而不是产量。</text:p>
      <text:p text:style-name="P4">
俄能源巨头俄罗斯国有石油公司（Rosneft）负责人谢钦（IgorSechin）6月说，由于俄原油产量的出口份额较小，俄罗斯正在输给其他油盟+（Opec+）的国家。    谢钦指出，一些油盟+国家的原油出口量高达其产量的90%，而俄罗斯仅以其产量的一半供应全球市场。</text:p>
      <text:p text:style-name="P4">
Source: <text:a xlink:type="simple" xlink:href="https://www.zaobao.com.sg/realtime/world/story20230703-1410316" text:style-name="Internet_20_link" text:visited-style-name="Visited_20_Internet_20_Link">
https://www.zaobao.com.sg/realtime/world/story20230703-1410316</text:a>
</text:p>
      <!--NEWS-->
      <text:h text:style-name="P10" text:outline-level="1">
<text:span text:style-name="T4">
聿文视界：欧洲“战略自主”很可能反噬中国</text:span>
</text:h>
      <text:p text:style-name="P4">
Author: chinese@voanews.com (邓聿文)</text:p>
      <text:p text:style-name="P4">
Publisher: 美国之音中文网 (Type: NewsMediaOrganization)</text:p>
      <text:p text:style-name="P4">
Published Time: 2023-07-03T18:53:11+08:00</text:p>
      <text:p text:style-name="P4">
Modified Time: 2023-07-03 10:53:11Z</text:p>
      <text:p text:style-name="P4">
Description: 在上周举行的欧盟峰会上，尽管中国不是欧盟各国讨论的关键议题，但中国最关注的“去风险”概念正式登场，该概念将成为今后欧盟制定对华战略的指导思想，一旦形成统一的对华政策，欧盟成员国就需遵守。而荷兰在此期间出台的新出口管制禁令，可谓是在欧盟内部针对中国的“去风险”打响了第一枪。</text:p>
      <text:p text:style-name="P4">
Videos: []</text:p>
      <text:p text:style-name="P4">
Images: []</text:p>
      <text:p text:style-name="P4">
Categories: ['特约时评', '欧洲', '中国']</text:p>
      <text:p text:style-name="P4">
Type: None</text:p>
      <!--METADATA-->
      <text:p text:style-name="P4">
NoneNone</text:p>
      <text:p text:style-name="P4">
Source: <text:a xlink:type="simple" xlink:href="https://www.voachinese.com/a/deng-yuwen-on-eu-china-relation-20230703/7164576.html" text:style-name="Internet_20_link" text:visited-style-name="Visited_20_Internet_20_Link">
https://www.voachinese.com/a/deng-yuwen-on-eu-china-relation-20230703/7164576.html</text:a>
</text:p>
      <!--NEWS-->
      <text:h text:style-name="P10" text:outline-level="1">
<text:span text:style-name="T4">
消息：缅甸最高法院本周审理翁山淑枝上诉案</text:span>
</text:h>
      <text:p text:style-name="P4">
Author: 联合早报 (Person)</text:p>
      <text:p text:style-name="P4">
Publisher: 联合早报 (Organization)</text:p>
      <text:p text:style-name="P4">
Published Time: 2023-07-03T19:08</text:p>
      <text:p text:style-name="P4">
Modified Time: 2023-07-03T19:08</text:p>
      <text:p text:style-name="P4">
Description: 一名知情人透露，缅甸军政府将在本周听取民主派领袖翁山淑枝对两项定罪的上诉，以减少军政府在连串指控下，宣判的33年累计监禁刑期。路透社报道，知情人星期一（7月3日）说，最高法院已经宣...</text:p>
      <text:p text:style-name="P4">
Videos: []</text:p>
      <text:p text:style-name="P4">
Audios: []</text:p>
      <text:p text:style-name="P4">
Images: []</text:p>
      <text:p text:style-name="P4">
Type: NewsArticle</text:p>
      <text:p text:style-name="P4">
Breadcrumbs: ['即时', '国际']</text:p>
      <text:p text:style-name="P4">
Keywords: ['缅甸', '翁山淑枝']</text:p>
      <!--METADATA-->
      <text:p text:style-name="P4">
一名知情人透露，缅甸军政府将在本周听取民主派领袖翁山淑枝对两项定罪的上诉，以减少军政府在连串指控下，宣判的33年累计监禁刑期。</text:p>
      <text:p text:style-name="P4">
路透社报道，知情人星期一（7月3日）说，最高法院已经宣布，将于星期三（5日）听取针对翁山淑枝违反官方保密法和选举欺诈两项定罪的上诉。鉴于两项针对翁山淑枝案件的敏感性，知情人补充说，法院或须两个月时间才会作出最终决定。</text:p>
      <text:p text:style-name="P4">
现年78岁的翁山淑枝领导的民选政府，在2021年2月的军事政变中被推翻。她之后遭缅军囚禁及面对连串提控，累计监禁的刑期高达33年。</text:p>
      <text:p text:style-name="P4">
缅军政府发言人尚未对此作出回应。</text:p>
      <text:p text:style-name="P4">
缅军方坚持认为，翁山淑枝是在独立司法机构的审判下被定罪，并反驳人权组织对军政府秘密审判或监禁多名民主运动成员说法，同时也否认曾对相关人士进行非法处决。</text:p>
      <text:p text:style-name="P4">
今年6月，翁山淑枝小儿子阿里斯曾公开呼吁缅军释放他的母亲，并敦促国际社会加大向军方的施压。阿里斯声称，缅军从未向他提供母亲的消息，也没有透露她的身体状况。他曾向缅甸大使馆、英国外交部及国际红十字会求助，但大家都无能为力。</text:p>
      <text:p text:style-name="P4">
Source: <text:a xlink:type="simple" xlink:href="https://www.zaobao.com.sg/realtime/world/story20230703-1410318" text:style-name="Internet_20_link" text:visited-style-name="Visited_20_Internet_20_Link">
https://www.zaobao.com.sg/realtime/world/story20230703-1410318</text:a>
</text:p>
      <!--NEWS-->
      <text:h text:style-name="P10" text:outline-level="1">
<text:span text:style-name="T4">
马国正式废除强制死刑法令 明日生效</text:span>
</text:h>
      <text:p text:style-name="P4">
Author: 联合早报 (Person)</text:p>
      <text:p text:style-name="P4">
Publisher: 联合早报 (Organization)</text:p>
      <text:p text:style-name="P4">
Published Time: 2023-07-03T20:42</text:p>
      <text:p text:style-name="P4">
Modified Time: 2023-07-03T20:42</text:p>
      <text:p text:style-name="P4">
Description: 马来西亚政府将从星期二（7月4日）起，正式废除强制死刑法令，既846法令。《东方日报》报道，马国总检察署网站发布联邦公告宣布这一消息，并由首相署的法律及体制改革部长阿莎丽娜在公告上...</text:p>
      <text:p text:style-name="P4">
Videos: []</text:p>
      <text:p text:style-name="P4">
Audios: []</text:p>
      <text:p text:style-name="P4">
Images: []</text:p>
      <text:p text:style-name="P4">
Type: NewsArticle</text:p>
      <text:p text:style-name="P4">
Breadcrumbs: ['即时', '国际']</text:p>
      <text:p text:style-name="P4">
Keywords: ['马来西亚', '死刑']</text:p>
      <!--METADATA-->
      <text:p text:style-name="P4">
马来西亚政府将从星期二（7月4日）起，正式废除强制死刑法令，既846法令。</text:p>
      <text:p text:style-name="P4">
《东方日报》报道，马国总检察署网站发布联邦公告宣布这一消息，并由首相署的法律及体制改革部长阿莎丽娜在公告上署名。</text:p>
      <text:p text:style-name="P4">
公告内文指出：“在行使2023年废除强制死刑法令（846法令）第1（2）条文所赋予的权力，部长决定此法令从2023年7月4日开始生效。”</text:p>
      <text:p text:style-name="P4">
4月3日，马国国会下议院通过2023年废除强制死刑法案，旨在废除强制死刑，修改无期徒刑和鞭笞的刑罚。</text:p>
      <text:p text:style-name="P4">
在这项法律之下，法庭拥有酌量权决定判处谋杀罪犯死刑，或监禁不少于30年及不超过40年，以及鞭笞不少于12下。</text:p>
      <text:p text:style-name="P4">
Source: <text:a xlink:type="simple" xlink:href="https://www.zaobao.com.sg/realtime/world/story20230703-1410344" text:style-name="Internet_20_link" text:visited-style-name="Visited_20_Internet_20_Link">
https://www.zaobao.com.sg/realtime/world/story20230703-1410344</text:a>
</text:p>
      <!--NEWS-->
      <text:h text:style-name="P10" text:outline-level="1">
<text:span text:style-name="T4">
开空难玩笑遭轰声名大噪 Jocelyn Chia：“感谢马国”</text:span>
</text:h>
      <text:p text:style-name="P4">
Author: 联合早报 (Person)</text:p>
      <text:p text:style-name="P4">
Publisher: 联合早报 (Organization)</text:p>
      <text:p text:style-name="P4">
Published Time: 2023-07-03T20:58</text:p>
      <text:p text:style-name="P4">
Modified Time: 2023-07-03T20:58</text:p>
      <text:p text:style-name="P4">
Description: 脱口秀演员乔斯林谢（Jocelyn Chia）日前拿马航MH370失联开玩笑后遭马来西亚网民和政客挞伐，但她说，“感谢”马国让她声名大噪。《东方日报》星期一（7月3日）报道，乔斯林...</text:p>
      <text:p text:style-name="P4">
Videos: []</text:p>
      <text:p text:style-name="P4">
Audios: []</text:p>
      <text:p text:style-name="P4">
Images: []</text:p>
      <text:p text:style-name="P4">
Type: NewsArticle</text:p>
      <text:p text:style-name="P4">
Breadcrumbs: ['即时', '国际']</text:p>
      <text:p text:style-name="P4">
Keywords: ['MH370', '马来西亚', '马航']</text:p>
      <!--METADATA-->
      <text:p text:style-name="P4">
脱口秀演员乔斯林谢（Jocelyn Chia）日前拿马航MH370失联开玩笑后遭马来西亚网民和政客挞伐，但她说，“感谢”马国让她声名大噪。</text:p>
      <text:p text:style-name="P4">
《东方日报》星期一（7月3日）报道，乔斯林谢近日在推特开心分享道，美国《新闻周刊》（NEWSWEEK）邀请她成为客座专栏作家，指她儿时的第一志愿就是成为一名记者，特别是专栏作家。</text:p>
      <text:p text:style-name="P4">
她说，能在20年后间接实现儿时的梦想，“说真的，这让我有点感谢马来西亚，哈哈哈”。</text:p>
      <text:p text:style-name="P4">
7月1日，乔斯林谢在《新闻周刊》上发表了一篇名为《我因一个玩笑被“取消”了》的文章，描写她在开MH370空难玩笑及辱骂马来西亚后遭大批网民挞伐、许多商演和节目邀约被取消的心路历程。</text:p>
      <text:p text:style-name="P4">
她在文章中说，虽然这场风波使她失去了很多工作，但她也因此事得到更多关注，知名度暴涨，还因此收到更多的节目和演出邀约。</text:p>
      <text:p text:style-name="P4">
她直言，尽管许多人认为其职业生涯将就此止步，但她本身并不这么认为，称“只要相信我是对的，我就会坚持我的立场”。</text:p>
      <text:p text:style-name="P4">
马航MH370客机2014年3月8日从吉隆坡飞往北京时，在起飞两小时后就与控制塔失去联系。当时机上载有227名乘客和12名机组人员。马国民航局2015年1月29日宣布客机失事，并推定机上所有人员遇难。飞机至今仍下落不明。</text:p>
      <text:p text:style-name="P4">
Source: <text:a xlink:type="simple" xlink:href="https://www.zaobao.com.sg/realtime/world/story20230703-1410350" text:style-name="Internet_20_link" text:visited-style-name="Visited_20_Internet_20_Link">
https://www.zaobao.com.sg/realtime/world/story20230703-1410350</text:a>
</text:p>
      <!--NEWS-->
      <text:h text:style-name="P10" text:outline-level="1">
<text:span text:style-name="T4">
周一美市盘前小幅波动 重点谈科技巨头苹果市值超越3万亿美元</text:span>
</text:h>
      <text:p text:style-name="P4">
Author: 李可爱 (Person)</text:p>
      <text:p text:style-name="P4">
Publisher: 联合早报 (Organization)</text:p>
      <text:p text:style-name="P4">
Published Time: 2023-07-03T21:09</text:p>
      <text:p text:style-name="P4">
Modified Time: 2023-07-03T23:56</text:p>
      <text:p text:style-name="P4">
Description: 美国华尔街股市主要股指期货星期一（7月3日）起落不定，走势不明确。今晚也就是在独立日假期的前一天，股市将提前三个小时结束交易，也就是在美国东部时间下午1点结束交易。在7时截稿时，标...</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text:p text:style-name="P4">
Type: NewsArticle</text:p>
      <text:p text:style-name="P4">
Breadcrumbs: ['即时', '国际']</text:p>
      <text:p text:style-name="P4">
Keywords: ['美国股市', '美市', '财经即时', '苹果']</text:p>
      <!--METADATA-->
      <text:p text:style-name="P4">
星期一（7月3日）重点：</text:p>
      <ul>
        <li>
美国华尔街股市主要股指期货星期一（7月3日）起落不定，走势不明确。今晚也就是在独立日假期的前一天，股市将提前三个小时结束交易，也就是在美国东部时间下午1点结束交易。   * 在7时截稿时，标准与普尔500指数期货微起1.30点或0.03％，报4451.70点；纳斯达克100指数期货也起27.80点或0.18％，报15207.00点；道琼斯指数期货则退低34.60点，报34373.00点。   * 华尔街股市的三大股指在上星期五（6月30日）稳步上涨，其中以科技股为主的纳斯达克指数更是创下40年来最大的上半年涨幅。因为美国通胀有降温迹象，苹果公司也首次以3万亿美元的市值收盘，让整个股市的交易气氛非常乐观。   * 标准与普尔500指数上星期五上升53.94点，闭市报4450.38点。重量级的道琼斯指数则起了285.18点，闭市报34407.60点。以科技股为主的纳斯达克100指数也升高1.60％或239.26点，以15179.21点收市。   * 美国股市上星期五的交易一般，交易所的总成交量是103亿6000万股，比过去20天的112亿9000万股平均成交量少。</li>
      </ul>
      <text:p text:style-name="P4">
盘前交易重点：</text:p>
      <ul>
        <li>
中国财政部表示，美国财政部长耶伦将从星期四（6日）开始对华进行四天的访问，讨论两国重要的金融和经济事务。今晚盘前许多在美国挂牌的中概股，如拼多多、京东和百度等都上涨，截稿时，它们的升幅普遍都在3％左右。   * 中资电动车股票价格也在今晚盘前普遍上升。截稿时，蔚来（NIO）起了5.68％，理想汽车（Li Auto）也上涨6.67％，小鹏汽车（XPeng）股价更是飙高9.24％。这三家电动车都刚刚发布了6月份的交货数字，它们分别交付了1万零707辆、3万2575辆和8620辆电动车。</li>
      </ul>
      <text:p text:style-name="P4">
<draw:frame draw:style-name="fr1" draw:name="Image324" text:anchor-type="as-char" svg:width="6.9236in" svg:height="4.615733in" draw:z-index="0">
<draw:image xlink:href="../Images/zaobao world/2023-07-03T21-09/000000.png" xlink:type="simple" xlink:show="embed" xlink:actuate="onLoad" draw:mime-type="image/png"/>
</draw:frame>
 图为蔚来NIO ES8电动车。（彭博社）</text:p>
      <ul>
        <li>
特斯拉（Tesla）股价在今晚盘前也上涨6.49％，截稿时报278.77美元。特斯拉第二季度的交货量创纪录，达到46万6140辆，超出了华尔街分析师的普遍预测。截至上星期五收盘为止，特斯拉股今年迄今已上涨142.16％，是该股有史以来第三好的半年开局。   * 星期一下文我们来谈谈科技巨头苹果公司（Apple）市值超过3万亿美元。今晚盘前该股微退0.52美元，截稿时报193.45美元。   * 盘前活跃股按序：特斯拉、维珍银河（Virgin Galactic）、苹果、Palantir Technologies和Carnival Corp。截稿时，除了苹果股价微跌之外，其他四只活跃股的股价全部上升。</li>
      </ul>
      <text:p text:style-name="P4">
<draw:frame draw:style-name="fr1" draw:name="Image325" text:anchor-type="as-char" svg:width="6.9236in" svg:height="4.615733in" draw:z-index="0">
<draw:image xlink:href="../Images/zaobao world/2023-07-03T21-09/000001.png" xlink:type="simple" xlink:show="embed" xlink:actuate="onLoad" draw:mime-type="image/png"/>
</draw:frame>
苹果股价的韧性，在很大程度上要归功于iPhone的实力。根据苹果在最新季度业绩，单单是iPhone的销量就占苹果年销量的约一半。（法新社）</text:p>
      <text:h text:style-name="P13" text:outline-level="4">
<text:span text:style-name="T4">
苹果公司（Apple Inc）（纳斯达克证券交易所代码：AAPL）</text:span>
</text:h>
      <text:p text:style-name="P4">
科技巨头苹果公司上星期五（6月30日）成为全球第一家市值超越3万亿美元的公司。这个里程碑反映了苹果iPhone对全球市场的持久影响力和韧性。苹果这款产品不仅继续称霸全球手机市场，更是持续改变世界各地的生活和商业方式。</text:p>
      <text:p text:style-name="P4">
在印度等新兴市场的新需求强劲，以及苹果近十年首次发布Apple VisionPro新产品的推动下，公司的股价在今年稳步上涨。开年至今，苹果股价已上涨了55％，轻易的超越了纳斯达克综合指数约32％的涨幅。</text:p>
      <text:p text:style-name="P4">
<draw:frame draw:style-name="fr1" draw:name="Image326" text:anchor-type="as-char" svg:width="6.9236in" svg:height="4.615733in" draw:z-index="0">
<draw:image xlink:href="../Images/zaobao world/2023-07-03T21-09/000002.png" xlink:type="simple" xlink:show="embed" xlink:actuate="onLoad" draw:mime-type="image/png"/>
</draw:frame>
 苹果在近十年来首次发布新产品Apple VisionPro。（法新社）</text:p>
      <text:p text:style-name="P4">
苹果公司之前是用了42年的时间才在2018年达到1万亿美元市值的。但之后，它很快地用了两年时间，在2020年冲到2万亿美元市值大关。之后大约三年，苹果又率先达到3万亿美元市值。</text:p>
      <text:p text:style-name="P4">
回顾苹果股票的走势，该股在2022年1月盘中交易中曾一度飙升至3万亿美元市值以上，但是在收市时却无法守住这个地盘。直至上星期五，该股闭市时报193.97美元，全日上涨2.3％，这时苹果估值终于才稳站在3.05万亿美元。</text:p>
      <text:p text:style-name="P4">
苹果股价的韧性，在很大程度上要归功于iPhone的实力。根据苹果在最新季度业绩，单是iPhone的营业额就占苹果年营业额的约一半。自2007年推出以来，公司已售出超过20亿台iPhone手机。虽然iPhone出货量不再有快速增长，但苹果在2019年推出的iPhonePro系列，确实为自己打开了另一个高价位iPhone的领域，不仅提振了整体销量，也拉高的平均销售价。</text:p>
      <text:p text:style-name="P4">
<draw:frame draw:style-name="fr1" draw:name="Image327" text:anchor-type="as-char" svg:width="6.9236in" svg:height="4.615733in" draw:z-index="0">
<draw:image xlink:href="../Images/zaobao world/2023-07-03T21-09/000003.png" xlink:type="simple" xlink:show="embed" xlink:actuate="onLoad" draw:mime-type="image/png"/>
</draw:frame>
今年iPhone业务在印度、印度尼西亚、拉丁美洲和中东等新兴市场明显增长强劲，市场投资者对苹果公司的信心做了180度的改变。（路透社）</text:p>
      <text:p text:style-name="P4">
去年底，因为中国对疫情限制措施而面对严重供应链中断，以至在假期旺季无法满足市场对苹果最高端iPhone14的需求，而导致股价在去年底下跌近30％，一直到今年iPhone业务在印度、印度尼西亚、拉丁美洲和中东等新兴市场明显增长强劲，市场投资者对苹果公司的信心做了180度的改变。</text:p>
      <text:p text:style-name="P4">
在Tipranks的31名分析师中，有24名给予苹果股“买进”评级，七名给予“持守”评级。不过，他们给出的一年期限平均目标价是192.93美元。</text:p>
      <text:p text:style-name="P4">
Source: <text:a xlink:type="simple" xlink:href="https://www.zaobao.com.sg/realtime/world/story20230703-1410355" text:style-name="Internet_20_link" text:visited-style-name="Visited_20_Internet_20_Link">
https://www.zaobao.com.sg/realtime/world/story20230703-1410355</text:a>
</text:p>
      <!--NEWS-->
      <text:h text:style-name="P10" text:outline-level="1">
<text:span text:style-name="T4">
巴尔的摩发生大规模枪击事件 多数受害者是青少年</text:span>
</text:h>
      <text:p text:style-name="P4">
Author: chinese@voanews.com (美国之音)</text:p>
      <text:p text:style-name="P4">
Publisher: 美国之音中文网 (Type: NewsMediaOrganization)</text:p>
      <text:p text:style-name="P4">
Published Time: 2023-07-03T21:10:52+08:00</text:p>
      <text:p text:style-name="P4">
Modified Time: 2023-07-03 13:49:48Z</text:p>
      <text:p text:style-name="P4">
Description: 星期日凌晨，美国东部马里兰州巴尔的摩的街区派对中有30人遭到枪击。一名18岁的女子和一名20岁的男子死亡。其余28人中有一些被送往医院，另一些人是走到附近医院的。大多数受伤者是青少年。三名伤者情况危急。</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most-victims-of-baltimore-mass-shooting-are-teens-20230703/7164612.html" text:style-name="Internet_20_link" text:visited-style-name="Visited_20_Internet_20_Link">
https://www.voachinese.com/a/most-victims-of-baltimore-mass-shooting-are-teens-20230703/7164612.html</text:a>
</text:p>
      <!--NEWS-->
      <text:h text:style-name="P10" text:outline-level="1">
<text:span text:style-name="T4">
英国6月遭遇创纪录酷暑 气象局称高温将愈发频繁</text:span>
</text:h>
      <text:p text:style-name="P4">
Author: 联合早报 (Person)</text:p>
      <text:p text:style-name="P4">
Publisher: 联合早报 (Organization)</text:p>
      <text:p text:style-name="P4">
Published Time: 2023-07-03T21:30</text:p>
      <text:p text:style-name="P4">
Modified Time: 2023-07-03T21:43</text:p>
      <text:p text:style-name="P4">
Description: 英国在6月遭遇有史以来最炎热的天气，英国国家气象局警告，人为引起的气候变化正在使高温天气愈发频繁。路透社报道，英气象局星期一（7月3日）说，6月的平均气温为15.8摄氏度，是近14...</text:p>
      <text:p text:style-name="P4">
Videos: []</text:p>
      <text:p text:style-name="P4">
Audios: []</text:p>
      <text:p text:style-name="P4">
Images: []</text:p>
      <text:p text:style-name="P4">
Type: NewsArticle</text:p>
      <text:p text:style-name="P4">
Breadcrumbs: ['即时', '国际']</text:p>
      <text:p text:style-name="P4">
Keywords: ['英国', '高温', '气候变化']</text:p>
      <!--METADATA-->
      <text:p text:style-name="P4">
英国在6月遭遇有史以来最炎热的天气，英国国家气象局警告，人为引起的气候变化正在使高温天气愈发频繁。</text:p>
      <text:p text:style-name="P4">
路透社报道，英气象局星期一（7月3日）说，6月的平均气温为15.8摄氏度，是近140年来的最高纪录，超过了在1940年和1976年创造的14.9摄氏度的纪录。</text:p>
      <text:p text:style-name="P4">
2022年，英国也创下了有史以来最热的一天，气温首次突破40摄氏度大关，造成机场和铁路等基础设施的中断，并引发了野火。</text:p>
      <text:p text:style-name="P4">
英气象局将最新记录描述为带有“气候变化的指纹”，称气象专家的一项研究发现，自1940年以来，英国每年6月迎来平均气温超过14.9摄氏度的几率至少增加了一倍。</text:p>
      <text:p text:style-name="P4">
英气象局气候极端事件首席研究员戴维斯（PaulDavies）说：“除了自然变化之外，人类引起的气候变化导致地球大气层变暖，也增加了达到创纪录高温的可能性。”</text:p>
      <text:p text:style-name="P4">
本月早些时候，英国供水商东南水务公司在英国肯特郡（Kent）和苏塞克斯郡（Sussex）推出了一项临时禁令，由于高温天气推升人们对饮用水的需求，因此禁止用户使用水管和洒水器。</text:p>
      <text:p text:style-name="P4">
英气象局还说，影响北大西洋的海洋热浪在提高英国陆地温度方面也发挥了潜在作用，指6月的降雨量只有平均水平的68%。</text:p>
      <text:p text:style-name="P4">
Source: <text:a xlink:type="simple" xlink:href="https://www.zaobao.com.sg/realtime/world/story20230703-1410359" text:style-name="Internet_20_link" text:visited-style-name="Visited_20_Internet_20_Link">
https://www.zaobao.com.sg/realtime/world/story20230703-1410359</text:a>
</text:p>
      <!--NEWS-->
      <text:h text:style-name="P10" text:outline-level="1">
<text:span text:style-name="T4">
港警效仿中共长臂管辖？通缉海外八位香港活动人士</text:span>
</text:h>
      <text:p text:style-name="P4">
Author: chinese@voanews.com (美国之音)</text:p>
      <text:p text:style-name="P4">
Publisher: 美国之音中文网 (Type: NewsMediaOrganization)</text:p>
      <text:p text:style-name="P4">
Published Time: 2023-07-03T21:41:11+08:00</text:p>
      <text:p text:style-name="P4">
Modified Time: 2023-07-03 15:12:22Z</text:p>
      <text:p text:style-name="P4">
Description: 香港警察国安处星期一（7月3日）指控八位流亡海外的香港活动人士触犯“港版国安法”，并发出通缉，分别悬红100万港币，希望公众提供导致这些人士被捕的消息。</text:p>
      <text:p text:style-name="P4">
Videos: []</text:p>
      <text:p text:style-name="P4">
Images: []</text:p>
      <text:p text:style-name="P4">
Categories: ['港澳', '人权', '法律']</text:p>
      <text:p text:style-name="P4">
Type: None</text:p>
      <!--METADATA-->
      <text:p text:style-name="P4">
NoneNone</text:p>
      <text:p text:style-name="P4">
Source: <text:a xlink:type="simple" xlink:href="https://www.voachinese.com/a/hong-kong-police-issue-arrest-warrants-for-eight-overseas-activists-20230703/7164634.html" text:style-name="Internet_20_link" text:visited-style-name="Visited_20_Internet_20_Link">
https://www.voachinese.com/a/hong-kong-police-issue-arrest-warrants-for-eight-overseas-activists-20230703/7164634.html</text:a>
</text:p>
      <!--NEWS-->
      <text:h text:style-name="P10" text:outline-level="1">
<text:span text:style-name="T4">
盖洛普调查：在七国集团中，美国和英国公民对政府信心最低</text:span>
</text:h>
      <text:p text:style-name="P4">
Author: chinese@voanews.com (美国之音)</text:p>
      <text:p text:style-name="P4">
Publisher: 美国之音中文网 (Type: NewsMediaOrganization)</text:p>
      <text:p text:style-name="P4">
Published Time: 2023-07-03T21:44:35+08:00</text:p>
      <text:p text:style-name="P4">
Modified Time: 2023-07-03 13:44:35Z</text:p>
      <text:p text:style-name="P4">
Description: 星期一公布的一项调查显示，在主要工业化国家中，美国和英国公民对其政府的信心程度最低。盖洛普表示，在2022年，31%的美国成年人对其政府有信心，而英国的数字为33%。</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gallup-survey-finds-citizen-confidence-in-us-uk-governments-lowest-among-g7-20230703/7164616.html" text:style-name="Internet_20_link" text:visited-style-name="Visited_20_Internet_20_Link">
https://www.voachinese.com/a/gallup-survey-finds-citizen-confidence-in-us-uk-governments-lowest-among-g7-20230703/7164616.html</text:a>
</text:p>
      <!--NEWS-->
      <text:h text:style-name="P10" text:outline-level="1">
<text:span text:style-name="T4">
印度一些炼油厂用人民币支付部分从俄罗斯进口的原油</text:span>
</text:h>
      <text:p text:style-name="P4">
Author: chinese@voanews.com (美国之音)</text:p>
      <text:p text:style-name="P4">
Publisher: 美国之音中文网 (Type: NewsMediaOrganization)</text:p>
      <text:p text:style-name="P4">
Published Time: 2023-07-03T23:24:22+08:00</text:p>
      <text:p text:style-name="P4">
Modified Time: 2023-07-03 15:24:22Z</text:p>
      <text:p text:style-name="P4">
Description: 随着西方的经济制裁迫使莫斯科及其贸易客户寻找替代美元的支付方式，知情人士表示，印度的炼油厂已经开始用人民币支付部分从俄罗斯进口的石油。</text:p>
      <text:p text:style-name="P4">
Videos: []</text:p>
      <text:p text:style-name="P4">
Images: []</text:p>
      <text:p text:style-name="P4">
Categories: ['经济·金融·贸易', '亚太', '中国']</text:p>
      <text:p text:style-name="P4">
Type: None</text:p>
      <!--METADATA-->
      <text:p text:style-name="P4">
NoneNone</text:p>
      <text:p text:style-name="P4">
Source: <text:a xlink:type="simple" xlink:href="https://www.voachinese.com/a/india-refiners-start-yuan-payments-for-russian-oil-imports-20230703/7164648.html" text:style-name="Internet_20_link" text:visited-style-name="Visited_20_Internet_20_Link">
https://www.voachinese.com/a/india-refiners-start-yuan-payments-for-russian-oil-imports-20230703/7164648.html</text:a>
</text:p>
      <!--NEWS-->
      <text:h text:style-name="P10" text:outline-level="1">
<text:span text:style-name="T4">
瓦格纳兵变平息后，普京本周将首次与习近平、莫迪等视频会晤</text:span>
</text:h>
      <text:p text:style-name="P4">
Author: chinese@voanews.com (松仁)</text:p>
      <text:p text:style-name="P4">
Publisher: 美国之音中文网 (Type: NewsMediaOrganization)</text:p>
      <text:p text:style-name="P4">
Published Time: 2023-07-04T00:20:44+08:00</text:p>
      <text:p text:style-name="P4">
Modified Time: 2023-07-03 16:21:09Z</text:p>
      <text:p text:style-name="P4">
Description: 俄罗斯总统普京在瓦格纳集团雇佣军兵变被平息后，本周将通过视频首次出席一场国际峰会，并与中国国家主席习近平和印度总理纳伦德拉·莫迪（Narendra Modi）等举行会晤。</text:p>
      <text:p text:style-name="P4">
Videos: []</text:p>
      <text:p text:style-name="P4">
Images: []</text:p>
      <text:p text:style-name="P4">
Categories: ['乌克兰局势', '亚太', '欧洲', '中国']</text:p>
      <text:p text:style-name="P4">
Type: None</text:p>
      <!--METADATA-->
      <text:p text:style-name="P4">
NoneNone</text:p>
      <text:p text:style-name="P4">
Source: <text:a xlink:type="simple" xlink:href="https://www.voachinese.com/a/putin-will-speak-with-leaders-of-china-and-india-in-his-first-summit-since-the-wagner-insurrection-20230703/7164682.html" text:style-name="Internet_20_link" text:visited-style-name="Visited_20_Internet_20_Link">
https://www.voachinese.com/a/putin-will-speak-with-leaders-of-china-and-india-in-his-first-summit-since-the-wagner-insurrection-20230703/7164682.html</text:a>
</text:p>
      <!--NEWS-->
      <text:h text:style-name="P10" text:outline-level="1">
<text:span text:style-name="T4">
台湾邀请英国前首相特拉斯访台曾付费及耗资11.4万美元</text:span>
</text:h>
      <text:p text:style-name="P4">
Author: chinese@voanews.com (松仁)</text:p>
      <text:p text:style-name="P4">
Publisher: 美国之音中文网 (Type: NewsMediaOrganization)</text:p>
      <text:p text:style-name="P4">
Published Time: 2023-07-04T00:36:46+08:00</text:p>
      <text:p text:style-name="P4">
Modified Time: 2023-07-03 19:37:32Z</text:p>
      <text:p text:style-name="P4">
Description: 英国前首相利兹·特拉斯（Liz Truss）今年五月访问台湾期间，曾经从台湾获取价值九万英镑（约合11.4万美元）的收入。特拉斯目前担任英国下议院议员。</text:p>
      <text:p text:style-name="P4">
Videos: []</text:p>
      <text:p text:style-name="P4">
Images: []</text:p>
      <text:p text:style-name="P4">
Categories: ['欧洲', '台湾']</text:p>
      <text:p text:style-name="P4">
Type: None</text:p>
      <!--METADATA-->
      <text:p text:style-name="P4">
NoneNone</text:p>
      <text:p text:style-name="P4">
Source: <text:a xlink:type="simple" xlink:href="https://www.voachinese.com/a/former-uk-pm-liz-truss-was-paid-over-nt-3-58-million-for-4-day-taiwan-visit-20230703/7164653.html" text:style-name="Internet_20_link" text:visited-style-name="Visited_20_Internet_20_Link">
https://www.voachinese.com/a/former-uk-pm-liz-truss-was-paid-over-nt-3-58-million-for-4-day-taiwan-visit-20230703/7164653.html</text:a>
</text:p>
      <!--NEWS-->
      <text:h text:style-name="P10" text:outline-level="1">
<text:span text:style-name="T4">
英国外交大臣抨击香港悬赏缉拿海外香港活动人士</text:span>
</text:h>
      <text:p text:style-name="P4">
Author: chinese@voanews.com (美国之音)</text:p>
      <text:p text:style-name="P4">
Publisher: 美国之音中文网 (Type: NewsMediaOrganization)</text:p>
      <text:p text:style-name="P4">
Published Time: 2023-07-04T03:31:16+08:00</text:p>
      <text:p text:style-name="P4">
Modified Time: 2023-07-03 19:39:35Z</text:p>
      <text:p text:style-name="P4">
Description: 英国周一（7月3日）向中国发出警告，此前香港警方悬赏100万港币，希望公众提供可用来逮捕因《国安法》被通缉的海外民主活动人士的信息。</text:p>
      <text:p text:style-name="P4">
Videos: []</text:p>
      <text:p text:style-name="P4">
Images: []</text:p>
      <text:p text:style-name="P4">
Categories: ['港澳', '欧洲', '人权', '法律']</text:p>
      <text:p text:style-name="P4">
Type: None</text:p>
      <!--METADATA-->
      <text:p text:style-name="P4">
NoneNone</text:p>
      <text:p text:style-name="P4">
Source: <text:a xlink:type="simple" xlink:href="https://www.voachinese.com/a/uk-warns-china-over-bounty-for-hong-king-dissidents-20230703/7165298.html" text:style-name="Internet_20_link" text:visited-style-name="Visited_20_Internet_20_Link">
https://www.voachinese.com/a/uk-warns-china-over-bounty-for-hong-king-dissidents-20230703/7165298.html</text:a>
</text:p>
      <!--NEWS-->
      <text:h text:style-name="P10" text:outline-level="1">
<text:span text:style-name="T4">
因任意执法和出境禁令，美国政府就前往中国的旅行发布警告</text:span>
</text:h>
      <text:p text:style-name="P4">
Author: chinese@voanews.com (美国之音)</text:p>
      <text:p text:style-name="P4">
Publisher: 美国之音中文网 (Type: NewsMediaOrganization)</text:p>
      <text:p text:style-name="P4">
Published Time: 2023-07-04T03:43:51+08:00</text:p>
      <text:p text:style-name="P4">
Modified Time: 2023-07-03 19:43:51Z</text:p>
      <text:p text:style-name="P4">
Description: 美国政府建议美国人重新考虑前往中国的旅行，原因是中国境内存在任意执法和禁止出境的做法以及不当拘押的风险。</text:p>
      <text:p text:style-name="P4">
Videos: []</text:p>
      <text:p text:style-name="P4">
Images: []</text:p>
      <text:p text:style-name="P4">
Categories: ['美中关系', '中国']</text:p>
      <text:p text:style-name="P4">
Type: None</text:p>
      <!--METADATA-->
      <text:p text:style-name="P4">
NoneNone</text:p>
      <text:p text:style-name="P4">
Source: <text:a xlink:type="simple" xlink:href="https://www.voachinese.com/a/us-recommends-americans-reconsider-traveling-to-china-due-to-arbitrary-law-enforcement-exit-bans-20230703/7165321.html" text:style-name="Internet_20_link" text:visited-style-name="Visited_20_Internet_20_Link">
https://www.voachinese.com/a/us-recommends-americans-reconsider-traveling-to-china-due-to-arbitrary-law-enforcement-exit-bans-20230703/7165321.html</text:a>
</text:p>
      <!--NEWS-->
      <text:h text:style-name="P10" text:outline-level="1">
<text:span text:style-name="T4">
以色列攻击西岸打死8人，打伤50人</text:span>
</text:h>
      <text:p text:style-name="P4">
Author: chinese@voanews.com (美国之音)</text:p>
      <text:p text:style-name="P4">
Publisher: 美国之音中文网 (Type: NewsMediaOrganization)</text:p>
      <text:p text:style-name="P4">
Published Time: 2023-07-04T04:04:11+08:00</text:p>
      <text:p text:style-name="P4">
Modified Time: 2023-07-03 20:04:11Z</text:p>
      <text:p text:style-name="P4">
Description: 以色列星期一上午对西岸占领区一个激进分子据点发动无人机攻击，巴勒斯坦卫生官员说，至少有8名巴勒斯坦人被打死，50人被打伤。</text:p>
      <text:p text:style-name="P4">
Videos: []</text:p>
      <text:p text:style-name="P4">
Images: []</text:p>
      <text:p text:style-name="P4">
Categories: ['中东', '军事']</text:p>
      <text:p text:style-name="P4">
Type: None</text:p>
      <!--METADATA-->
      <text:p text:style-name="P4">
NoneNone</text:p>
      <text:p text:style-name="P4">
Source: <text:a xlink:type="simple" xlink:href="https://www.voachinese.com/a/israel-raids-west-bank-20230703/7165318.html" text:style-name="Internet_20_link" text:visited-style-name="Visited_20_Internet_20_Link">
https://www.voachinese.com/a/israel-raids-west-bank-20230703/7165318.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